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7326in"/>
    </style:style>
    <style:style style:name="Table1.B" style:family="table-column">
      <style:table-column-properties style:column-width="4.9583in"/>
    </style:style>
    <style:style style:name="Table1.C" style:family="table-column">
      <style:table-column-properties style:column-width="0.809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4" style:family="table-cell">
      <style:table-cell-properties fo:padding-left="0.0833in" fo:padding-right="0.0799in" fo:padding-top="0in" fo:padding-bottom="0in" fo:border-left="0.5pt solid #00000a" fo:border-right="0.5pt solid #00000a" fo:border-top="none" fo:border-bottom="0.5pt solid #00000a"/>
    </style:style>
    <style:style style:name="Table3" style:family="table">
      <style:table-properties style:width="6.4597in" table:align="left" style:may-break-between-rows="false" style:writing-mode="lr-tb"/>
    </style:style>
    <style:style style:name="Table3.A" style:family="table-column">
      <style:table-column-properties style:column-width="0.8083in"/>
    </style:style>
    <style:style style:name="Table3.B" style:family="table-column">
      <style:table-column-properties style:column-width="1.1264in"/>
    </style:style>
    <style:style style:name="Table3.C" style:family="table-column">
      <style:table-column-properties style:column-width="1.1271in"/>
    </style:style>
    <style:style style:name="Table3.D" style:family="table-column">
      <style:table-column-properties style:column-width="1.4076in"/>
    </style:style>
    <style:style style:name="Table3.E" style:family="table-column">
      <style:table-column-properties style:column-width="1.990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2.1861in"/>
    </style:style>
    <style:style style:name="Table2.B" style:family="table-column">
      <style:table-column-properties style:column-width="0.9958in"/>
    </style:style>
    <style:style style:name="Table2.C" style:family="table-column">
      <style:table-column-properties style:column-width="3.3181in"/>
    </style:style>
    <style:style style:name="Table2.1" style:family="table-row">
      <style:table-row-properties fo:keep-together="auto"/>
    </style:style>
    <style:style style:name="Table2.A1" style:family="table-cell">
      <style:table-cell-properties style:vertical-align="middle" fo:padding-left="0.0833in" fo:padding-right="0.0799in" fo:padding-top="0in" fo:padding-bottom="0in" fo:border="0.5pt solid #00000a"/>
    </style:style>
    <style:style style:name="Table2.A3" style:family="table-cell">
      <style:table-cell-properties style:vertical-align="middle" fo:padding-left="0.0833in" fo:padding-right="0.0799in" fo:padding-top="0in" fo:padding-bottom="0in" fo:border-left="0.5pt solid #00000a" fo:border-right="0.5pt solid #00000a" fo:border-top="none" fo:border-bottom="0.5pt solid #00000a"/>
    </style:style>
    <style:style style:name="Table4" style:family="table">
      <style:table-properties style:width="6.5in" table:align="margins" fo:keep-with-next="always" style:may-break-between-rows="false" style:writing-mode="lr-tb"/>
    </style:style>
    <style:style style:name="Table4.A" style:family="table-column">
      <style:table-column-properties style:column-width="0.8729in" style:rel-column-width="8801*"/>
    </style:style>
    <style:style style:name="Table4.B" style:family="table-column">
      <style:table-column-properties style:column-width="0.691in" style:rel-column-width="6966*"/>
    </style:style>
    <style:style style:name="Table4.C" style:family="table-column">
      <style:table-column-properties style:column-width="1.2451in" style:rel-column-width="12553*"/>
    </style:style>
    <style:style style:name="Table4.D" style:family="table-column">
      <style:table-column-properties style:column-width="3.691in" style:rel-column-width="3721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fo:keep-with-next="always" style:may-break-between-rows="false" style:writing-mode="lr-tb"/>
    </style:style>
    <style:style style:name="Table6.A" style:family="table-column">
      <style:table-column-properties style:column-width="1in" style:rel-column-width="10082*"/>
    </style:style>
    <style:style style:name="Table6.B" style:family="table-column">
      <style:table-column-properties style:column-width="0.691in" style:rel-column-width="6966*"/>
    </style:style>
    <style:style style:name="Table6.C" style:family="table-column">
      <style:table-column-properties style:column-width="0.9361in" style:rel-column-width="9438*"/>
    </style:style>
    <style:style style:name="Table6.D" style:family="table-column">
      <style:table-column-properties style:column-width="3.8729in" style:rel-column-width="39049*"/>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Body">
      <style:text-properties officeooo:rsid="0217c8b6" officeooo:paragraph-rsid="0427976d"/>
    </style:style>
    <style:style style:name="P2" style:family="paragraph" style:parent-style-name="Body">
      <style:text-properties officeooo:rsid="0217c8b6" officeooo:paragraph-rsid="0217c8b6"/>
    </style:style>
    <style:style style:name="P3" style:family="paragraph" style:parent-style-name="Text_20_body">
      <style:text-properties fo:font-size="9pt" style:font-size-asian="9pt" style:font-size-complex="9pt"/>
    </style:style>
    <style:style style:name="P4" style:family="paragraph" style:parent-style-name="Standard">
      <style:paragraph-properties fo:margin-top="0.0417in" fo:margin-bottom="0.0417in" loext:contextual-spacing="false" fo:text-align="center" style:justify-single-word="false" fo:keep-with-next="always"/>
      <style:text-properties officeooo:paragraph-rsid="035263fa"/>
    </style:style>
    <style:style style:name="P5" style:family="paragraph" style:parent-style-name="Standard">
      <style:text-properties officeooo:rsid="021f7a44" officeooo:paragraph-rsid="021f7a44"/>
    </style:style>
    <style:style style:name="P6" style:family="paragraph" style:parent-style-name="Standard">
      <style:text-properties officeooo:paragraph-rsid="02737181"/>
    </style:style>
    <style:style style:name="P7" style:family="paragraph" style:parent-style-name="Body">
      <style:text-properties officeooo:rsid="02737181" officeooo:paragraph-rsid="02737181"/>
    </style:style>
    <style:style style:name="P8" style:family="paragraph" style:parent-style-name="Body">
      <style:text-properties officeooo:rsid="0273a4be" officeooo:paragraph-rsid="0273a4be"/>
    </style:style>
    <style:style style:name="P9" style:family="paragraph" style:parent-style-name="List_20_Bullet" style:list-style-name="WWNum32"/>
    <style:style style:name="P10" style:family="paragraph" style:parent-style-name="Body">
      <style:text-properties officeooo:rsid="0275a4b8" officeooo:paragraph-rsid="042829d0"/>
    </style:style>
    <style:style style:name="P11" style:family="paragraph" style:parent-style-name="Body">
      <style:text-properties officeooo:rsid="0275a4b8" officeooo:paragraph-rsid="0275a4b8"/>
    </style:style>
    <style:style style:name="P12" style:family="paragraph" style:parent-style-name="Body">
      <style:text-properties officeooo:rsid="02761282" officeooo:paragraph-rsid="042a2329"/>
    </style:style>
    <style:style style:name="P13" style:family="paragraph" style:parent-style-name="Heading_20_2">
      <style:text-properties officeooo:rsid="02768a76" officeooo:paragraph-rsid="02768a76"/>
    </style:style>
    <style:style style:name="P14" style:family="paragraph" style:parent-style-name="Body">
      <style:text-properties officeooo:rsid="02825b59" officeooo:paragraph-rsid="02825b59"/>
    </style:style>
    <style:style style:name="P15" style:family="paragraph" style:parent-style-name="Standard">
      <style:text-properties officeooo:rsid="02825b59" officeooo:paragraph-rsid="042baec1"/>
    </style:style>
    <style:style style:name="P16" style:family="paragraph" style:parent-style-name="Heading_20_4">
      <style:text-properties officeooo:paragraph-rsid="042baec1"/>
    </style:style>
    <style:style style:name="P17" style:family="paragraph" style:parent-style-name="Body">
      <style:text-properties officeooo:rsid="0283ac84" officeooo:paragraph-rsid="0283ac84"/>
    </style:style>
    <style:style style:name="P18" style:family="paragraph" style:parent-style-name="Standard">
      <style:text-properties officeooo:rsid="0283ac84" officeooo:paragraph-rsid="0283ac84"/>
    </style:style>
    <style:style style:name="P19" style:family="paragraph" style:parent-style-name="Standard">
      <style:text-properties officeooo:rsid="0283b9fd" officeooo:paragraph-rsid="0283b9fd"/>
    </style:style>
    <style:style style:name="P20" style:family="paragraph" style:parent-style-name="Body">
      <style:text-properties officeooo:rsid="028a5074" officeooo:paragraph-rsid="028a5074"/>
    </style:style>
    <style:style style:name="P21" style:family="paragraph" style:parent-style-name="Standard">
      <style:text-properties officeooo:rsid="022a889a" officeooo:paragraph-rsid="03452d6c"/>
    </style:style>
    <style:style style:name="P22" style:family="paragraph" style:parent-style-name="Standard">
      <style:text-properties officeooo:paragraph-rsid="04344033"/>
    </style:style>
    <style:style style:name="P23" style:family="paragraph" style:parent-style-name="Standard">
      <style:text-properties officeooo:paragraph-rsid="034a8a7a"/>
    </style:style>
    <style:style style:name="P24" style:family="paragraph" style:parent-style-name="Standard">
      <style:text-properties officeooo:rsid="02281659" officeooo:paragraph-rsid="02281659"/>
    </style:style>
    <style:style style:name="P25" style:family="paragraph" style:parent-style-name="Standard">
      <style:text-properties officeooo:rsid="0235fd3e" officeooo:paragraph-rsid="034bcafc"/>
    </style:style>
    <style:style style:name="P26" style:family="paragraph" style:parent-style-name="Standard">
      <style:text-properties officeooo:rsid="0237ac82" officeooo:paragraph-rsid="0237ac82"/>
    </style:style>
    <style:style style:name="P27" style:family="paragraph" style:parent-style-name="List_20_Bullet" style:list-style-name="WWNum32">
      <style:text-properties officeooo:rsid="0237ac82"/>
    </style:style>
    <style:style style:name="P28" style:family="paragraph" style:parent-style-name="Heading_20_3">
      <style:text-properties officeooo:paragraph-rsid="034c3f8e"/>
    </style:style>
    <style:style style:name="P29" style:family="paragraph" style:parent-style-name="Standard">
      <style:text-properties officeooo:rsid="022ab484" officeooo:paragraph-rsid="03556865"/>
    </style:style>
    <style:style style:name="P30" style:family="paragraph" style:parent-style-name="Standard">
      <style:text-properties officeooo:rsid="0230f928" officeooo:paragraph-rsid="034c3f8e"/>
    </style:style>
    <style:style style:name="P31" style:family="paragraph" style:parent-style-name="Standard">
      <style:text-properties officeooo:rsid="033da4e4" officeooo:paragraph-rsid="034c3f8e"/>
    </style:style>
    <style:style style:name="P32" style:family="paragraph" style:parent-style-name="Body">
      <style:text-properties officeooo:rsid="03d79920" officeooo:paragraph-rsid="03d79920"/>
    </style:style>
    <style:style style:name="P33" style:family="paragraph" style:parent-style-name="Standard">
      <style:text-properties officeooo:rsid="023b3c70" officeooo:paragraph-rsid="023b3c70"/>
    </style:style>
    <style:style style:name="P34" style:family="paragraph" style:parent-style-name="Body">
      <style:text-properties officeooo:rsid="02409fde" officeooo:paragraph-rsid="02409fde"/>
    </style:style>
    <style:style style:name="P35" style:family="paragraph" style:parent-style-name="Body">
      <style:text-properties officeooo:rsid="02b18f13" officeooo:paragraph-rsid="02b18f13"/>
    </style:style>
    <style:style style:name="P36" style:family="paragraph" style:parent-style-name="List_20_Bullet" style:list-style-name="WWNum32">
      <style:text-properties officeooo:paragraph-rsid="02b27670"/>
    </style:style>
    <style:style style:name="P37" style:family="paragraph" style:parent-style-name="Body">
      <style:text-properties officeooo:rsid="02b27670" officeooo:paragraph-rsid="02b27670"/>
    </style:style>
    <style:style style:name="P38" style:family="paragraph" style:parent-style-name="Body">
      <style:text-properties officeooo:rsid="02415a20" officeooo:paragraph-rsid="02415a20"/>
    </style:style>
    <style:style style:name="P39" style:family="paragraph" style:parent-style-name="List_20_Bullet" style:list-style-name="WWNum32">
      <style:text-properties officeooo:rsid="0441cfff"/>
    </style:style>
    <style:style style:name="P40" style:family="paragraph" style:parent-style-name="List_20_Bullet" style:list-style-name="WWNum32">
      <style:text-properties officeooo:rsid="0440c6ce"/>
    </style:style>
    <style:style style:name="P41" style:family="paragraph" style:parent-style-name="Body">
      <style:text-properties officeooo:rsid="02b18f13" officeooo:paragraph-rsid="02b27670"/>
    </style:style>
    <style:style style:name="P42" style:family="paragraph" style:parent-style-name="List_20_Bullet" style:list-style-name="WWNum32">
      <style:text-properties officeooo:rsid="02bc8bca" officeooo:paragraph-rsid="02bc8bca"/>
    </style:style>
    <style:style style:name="P43" style:family="paragraph" style:parent-style-name="Body">
      <style:text-properties officeooo:rsid="02bfc0d4" officeooo:paragraph-rsid="02bfc0d4"/>
    </style:style>
    <style:style style:name="P44" style:family="paragraph" style:parent-style-name="List_20_Number" style:list-style-name="Numbering_20_1"/>
    <style:style style:name="P45" style:family="paragraph" style:parent-style-name="Body">
      <style:text-properties officeooo:rsid="02c38cce" officeooo:paragraph-rsid="02c38cce"/>
    </style:style>
    <style:style style:name="P46" style:family="paragraph" style:parent-style-name="Standard">
      <style:text-properties officeooo:rsid="02c45428" officeooo:paragraph-rsid="02c45428"/>
    </style:style>
    <style:style style:name="P47" style:family="paragraph" style:parent-style-name="Standard">
      <style:text-properties officeooo:rsid="02c4b81e" officeooo:paragraph-rsid="037e6136"/>
    </style:style>
    <style:style style:name="P48" style:family="paragraph" style:parent-style-name="List_20_Bullet" style:list-style-name="WWNum32">
      <style:text-properties officeooo:rsid="037e2bc1" officeooo:paragraph-rsid="044dee37"/>
    </style:style>
    <style:style style:name="P49" style:family="paragraph" style:parent-style-name="Standard">
      <style:text-properties officeooo:rsid="02c4b81e" officeooo:paragraph-rsid="02c4b81e"/>
    </style:style>
    <style:style style:name="P50" style:family="paragraph" style:parent-style-name="Standard">
      <style:text-properties officeooo:rsid="02dce953" officeooo:paragraph-rsid="04175c36"/>
    </style:style>
    <style:style style:name="P51" style:family="paragraph" style:parent-style-name="Standard">
      <style:text-properties officeooo:rsid="039ae579" officeooo:paragraph-rsid="04175c36"/>
    </style:style>
    <style:style style:name="P52" style:family="paragraph" style:parent-style-name="Standard">
      <style:text-properties officeooo:rsid="039db0c7" officeooo:paragraph-rsid="039db0c7"/>
    </style:style>
    <style:style style:name="P53" style:family="paragraph" style:parent-style-name="Standard">
      <style:text-properties officeooo:paragraph-rsid="039dffb1"/>
    </style:style>
    <style:style style:name="P54" style:family="paragraph" style:parent-style-name="Standard">
      <style:text-properties officeooo:rsid="03a2263d" officeooo:paragraph-rsid="03a2263d"/>
    </style:style>
    <style:style style:name="P55" style:family="paragraph" style:parent-style-name="Standard">
      <style:text-properties officeooo:paragraph-rsid="03a2263d"/>
    </style:style>
    <style:style style:name="P56" style:family="paragraph" style:parent-style-name="Body">
      <style:text-properties officeooo:rsid="02d9131c" officeooo:paragraph-rsid="045f234d"/>
    </style:style>
    <style:style style:name="P57" style:family="paragraph" style:parent-style-name="List_20_Bullet" style:list-style-name="WWNum32">
      <style:text-properties officeooo:paragraph-rsid="045f234d"/>
    </style:style>
    <style:style style:name="P58" style:family="paragraph" style:parent-style-name="Code">
      <style:text-properties fo:font-size="11pt" style:font-size-asian="11pt" style:font-size-complex="11pt"/>
    </style:style>
    <style:style style:name="P59" style:family="paragraph" style:parent-style-name="Body">
      <style:text-properties officeooo:rsid="02da5f6d" officeooo:paragraph-rsid="02da5f6d"/>
    </style:style>
    <style:style style:name="P60" style:family="paragraph" style:parent-style-name="Body">
      <style:text-properties officeooo:paragraph-rsid="02cfd644"/>
    </style:style>
    <style:style style:name="P61" style:family="paragraph" style:parent-style-name="Body">
      <style:text-properties officeooo:rsid="03d05e42" officeooo:paragraph-rsid="03d05e42"/>
    </style:style>
    <style:style style:name="P62" style:family="paragraph" style:parent-style-name="Body">
      <style:text-properties officeooo:rsid="02d080c1" officeooo:paragraph-rsid="03d05e42"/>
    </style:style>
    <style:style style:name="P63" style:family="paragraph" style:parent-style-name="Standard">
      <style:text-properties officeooo:rsid="02dbaf0f" officeooo:paragraph-rsid="02dbaf0f"/>
    </style:style>
    <style:style style:name="P64" style:family="paragraph" style:parent-style-name="Body">
      <style:text-properties officeooo:rsid="03bfd171" officeooo:paragraph-rsid="03c6a8bb"/>
    </style:style>
    <style:style style:name="P65" style:family="paragraph" style:parent-style-name="Body">
      <style:text-properties officeooo:rsid="02e41504" officeooo:paragraph-rsid="02e5dc02"/>
    </style:style>
    <style:style style:name="P66" style:family="paragraph" style:parent-style-name="Standard">
      <style:text-properties officeooo:rsid="03c8f286" officeooo:paragraph-rsid="03ccf4ee"/>
    </style:style>
    <style:style style:name="P67" style:family="paragraph" style:parent-style-name="Standard">
      <style:text-properties officeooo:rsid="03ccf4ee" officeooo:paragraph-rsid="03ccf4ee"/>
    </style:style>
    <style:style style:name="P68" style:family="paragraph" style:parent-style-name="Standard">
      <style:text-properties officeooo:rsid="03cd5ed4" officeooo:paragraph-rsid="03cd5ed4"/>
    </style:style>
    <style:style style:name="P69" style:family="paragraph" style:parent-style-name="Standard">
      <style:text-properties officeooo:rsid="02e747c2" officeooo:paragraph-rsid="02e747c2"/>
    </style:style>
    <style:style style:name="P70" style:family="paragraph" style:parent-style-name="Standard">
      <style:text-properties officeooo:rsid="02e8bf15" officeooo:paragraph-rsid="02e8bf15"/>
    </style:style>
    <style:style style:name="P71" style:family="paragraph" style:parent-style-name="Standard">
      <style:text-properties officeooo:rsid="02e987ac" officeooo:paragraph-rsid="02ea6572"/>
    </style:style>
    <style:style style:name="P72" style:family="paragraph" style:parent-style-name="Standard">
      <style:text-properties officeooo:rsid="02eb0e41" officeooo:paragraph-rsid="02eb0e41"/>
    </style:style>
    <style:style style:name="P73" style:family="paragraph" style:parent-style-name="Standard">
      <style:text-properties officeooo:rsid="0426c596" officeooo:paragraph-rsid="0426c596"/>
    </style:style>
    <style:style style:name="P74" style:family="paragraph" style:parent-style-name="Standard">
      <style:text-properties officeooo:rsid="02eb58b3" officeooo:paragraph-rsid="02eb58b3"/>
    </style:style>
    <style:style style:name="P75" style:family="paragraph" style:parent-style-name="Body">
      <style:text-properties officeooo:rsid="02eb58b3" officeooo:paragraph-rsid="02eb58b3"/>
    </style:style>
    <style:style style:name="P76" style:family="paragraph" style:parent-style-name="Code">
      <style:text-properties fo:font-size="11pt" officeooo:rsid="02ee680f" officeooo:paragraph-rsid="02ee680f" style:font-size-asian="11pt" style:font-size-complex="11pt"/>
    </style:style>
    <style:style style:name="P77" style:family="paragraph" style:parent-style-name="Body">
      <style:text-properties officeooo:rsid="0350e2fc" officeooo:paragraph-rsid="0350e2fc"/>
    </style:style>
    <style:style style:name="P78" style:family="paragraph" style:parent-style-name="Code">
      <style:text-properties fo:font-size="11pt" officeooo:rsid="02ee680f" officeooo:paragraph-rsid="0350e2fc" style:font-size-asian="11pt" style:font-size-complex="11pt"/>
    </style:style>
    <style:style style:name="P79" style:family="paragraph" style:parent-style-name="Code">
      <style:text-properties officeooo:rsid="02ee680f" officeooo:paragraph-rsid="0350e2fc"/>
    </style:style>
    <style:style style:name="P80" style:family="paragraph" style:parent-style-name="Standard">
      <style:text-properties officeooo:paragraph-rsid="028d9e68"/>
    </style:style>
    <style:style style:name="P81" style:family="paragraph" style:parent-style-name="Standard">
      <style:text-properties officeooo:rsid="028d9e68" officeooo:paragraph-rsid="046da9df"/>
    </style:style>
    <style:style style:name="P82" style:family="paragraph" style:parent-style-name="Code">
      <style:text-properties officeooo:paragraph-rsid="046da9df"/>
    </style:style>
    <style:style style:name="P83" style:family="paragraph" style:parent-style-name="Standard">
      <style:text-properties officeooo:rsid="028d9e68" officeooo:paragraph-rsid="028eb425"/>
    </style:style>
    <style:style style:name="P84" style:family="paragraph" style:parent-style-name="Standard">
      <style:text-properties officeooo:rsid="028f8487" officeooo:paragraph-rsid="02f85fad"/>
    </style:style>
    <style:style style:name="P85" style:family="paragraph" style:parent-style-name="Standard">
      <style:text-properties officeooo:rsid="029224d0" officeooo:paragraph-rsid="02925ccd"/>
    </style:style>
    <style:style style:name="P86" style:family="paragraph" style:parent-style-name="Heading_20_3">
      <style:text-properties officeooo:rsid="029429d8" officeooo:paragraph-rsid="029429d8"/>
    </style:style>
    <style:style style:name="P87" style:family="paragraph" style:parent-style-name="Standard">
      <style:text-properties officeooo:rsid="029429d8" officeooo:paragraph-rsid="029429d8"/>
    </style:style>
    <style:style style:name="P88" style:family="paragraph" style:parent-style-name="Standard">
      <style:text-properties officeooo:rsid="0295b1b9" officeooo:paragraph-rsid="0295b1b9"/>
    </style:style>
    <style:style style:name="P89" style:family="paragraph" style:parent-style-name="Standard">
      <style:text-properties officeooo:rsid="0294bb42" officeooo:paragraph-rsid="0294bb42"/>
    </style:style>
    <style:style style:name="P90" style:family="paragraph" style:parent-style-name="Heading_20_3">
      <style:text-properties officeooo:rsid="02977377" officeooo:paragraph-rsid="029429d8"/>
    </style:style>
    <style:style style:name="P91" style:family="paragraph" style:parent-style-name="Standard">
      <style:text-properties officeooo:rsid="0304cd8e" officeooo:paragraph-rsid="0304cd8e"/>
    </style:style>
    <style:style style:name="P92" style:family="paragraph" style:parent-style-name="Heading_20_3">
      <style:text-properties officeooo:rsid="03e518b7" officeooo:paragraph-rsid="03e518b7"/>
    </style:style>
    <style:style style:name="P93" style:family="paragraph" style:parent-style-name="Body">
      <style:text-properties officeooo:rsid="03e518b7" officeooo:paragraph-rsid="048e6495"/>
    </style:style>
    <style:style style:name="P94" style:family="paragraph" style:parent-style-name="Body">
      <style:text-properties officeooo:rsid="03e64d99" officeooo:paragraph-rsid="049280c5"/>
    </style:style>
    <style:style style:name="P95" style:family="paragraph" style:parent-style-name="Heading_20_4">
      <style:text-properties officeooo:rsid="049882b3"/>
    </style:style>
    <style:style style:name="P96" style:family="paragraph" style:parent-style-name="Standard">
      <style:text-properties officeooo:rsid="02a33bee" officeooo:paragraph-rsid="02a33bee"/>
    </style:style>
    <style:style style:name="P97" style:family="paragraph" style:parent-style-name="Body">
      <style:text-properties officeooo:rsid="0217c8b6" officeooo:paragraph-rsid="0427976d"/>
    </style:style>
    <style:style style:name="P98" style:family="paragraph" style:parent-style-name="Body">
      <style:text-properties officeooo:rsid="0217c8b6" officeooo:paragraph-rsid="0217c8b6"/>
    </style:style>
    <style:style style:name="P99" style:family="paragraph" style:parent-style-name="Body">
      <style:text-properties officeooo:rsid="02737181" officeooo:paragraph-rsid="02737181"/>
    </style:style>
    <style:style style:name="P100" style:family="paragraph" style:parent-style-name="Body">
      <style:text-properties officeooo:rsid="0273a4be" officeooo:paragraph-rsid="0273a4be"/>
    </style:style>
    <style:style style:name="P101" style:family="paragraph" style:parent-style-name="Body">
      <style:text-properties officeooo:rsid="0275a4b8" officeooo:paragraph-rsid="042829d0"/>
    </style:style>
    <style:style style:name="P102" style:family="paragraph" style:parent-style-name="Body">
      <style:text-properties officeooo:rsid="0275a4b8" officeooo:paragraph-rsid="0275a4b8"/>
    </style:style>
    <style:style style:name="P103" style:family="paragraph" style:parent-style-name="Body">
      <style:text-properties officeooo:rsid="02761282" officeooo:paragraph-rsid="042a2329"/>
    </style:style>
    <style:style style:name="P104" style:family="paragraph" style:parent-style-name="Body">
      <style:text-properties officeooo:rsid="02761282" officeooo:paragraph-rsid="02761282"/>
    </style:style>
    <style:style style:name="P105" style:family="paragraph" style:parent-style-name="Body">
      <style:text-properties officeooo:rsid="02825b59"/>
    </style:style>
    <style:style style:name="P106" style:family="paragraph" style:parent-style-name="Body">
      <style:text-properties officeooo:rsid="02825b59" officeooo:paragraph-rsid="02825b59"/>
    </style:style>
    <style:style style:name="P107" style:family="paragraph" style:parent-style-name="Body">
      <style:text-properties officeooo:rsid="0283ac84" officeooo:paragraph-rsid="0283ac84"/>
    </style:style>
    <style:style style:name="P108" style:family="paragraph" style:parent-style-name="Body">
      <style:text-properties officeooo:rsid="028a5074" officeooo:paragraph-rsid="028a5074"/>
    </style:style>
    <style:style style:name="P109" style:family="paragraph" style:parent-style-name="Body">
      <style:text-properties officeooo:rsid="03d79920" officeooo:paragraph-rsid="03d79920"/>
    </style:style>
    <style:style style:name="P110" style:family="paragraph" style:parent-style-name="Body">
      <style:text-properties officeooo:rsid="02409fde" officeooo:paragraph-rsid="02409fde"/>
    </style:style>
    <style:style style:name="P111" style:family="paragraph" style:parent-style-name="Body">
      <style:text-properties officeooo:rsid="02b18f13" officeooo:paragraph-rsid="02b18f13"/>
    </style:style>
    <style:style style:name="P112" style:family="paragraph" style:parent-style-name="Body">
      <style:text-properties officeooo:rsid="02b18f13" officeooo:paragraph-rsid="02b27670"/>
    </style:style>
    <style:style style:name="P113" style:family="paragraph" style:parent-style-name="Body">
      <style:text-properties officeooo:rsid="02b27670" officeooo:paragraph-rsid="02b27670"/>
    </style:style>
    <style:style style:name="P114" style:family="paragraph" style:parent-style-name="Body">
      <style:text-properties officeooo:rsid="02b27670" officeooo:paragraph-rsid="0440c6ce"/>
    </style:style>
    <style:style style:name="P115" style:family="paragraph" style:parent-style-name="Body">
      <style:text-properties officeooo:rsid="02415a20" officeooo:paragraph-rsid="02415a20"/>
    </style:style>
    <style:style style:name="P116" style:family="paragraph" style:parent-style-name="Body">
      <style:text-properties officeooo:rsid="02bfc0d4" officeooo:paragraph-rsid="02bfc0d4"/>
    </style:style>
    <style:style style:name="P117" style:family="paragraph" style:parent-style-name="Body">
      <style:text-properties officeooo:rsid="02c38cce" officeooo:paragraph-rsid="02c38cce"/>
    </style:style>
    <style:style style:name="P118" style:family="paragraph" style:parent-style-name="Body">
      <style:text-properties officeooo:rsid="02d9131c" officeooo:paragraph-rsid="045f234d"/>
    </style:style>
    <style:style style:name="P119" style:family="paragraph" style:parent-style-name="Body">
      <style:text-properties officeooo:rsid="02da5f6d" officeooo:paragraph-rsid="02da5f6d"/>
    </style:style>
    <style:style style:name="P120" style:family="paragraph" style:parent-style-name="Body">
      <style:text-properties officeooo:paragraph-rsid="02cfd644"/>
    </style:style>
    <style:style style:name="P121" style:family="paragraph" style:parent-style-name="Body">
      <style:text-properties officeooo:rsid="03d05e42" officeooo:paragraph-rsid="03d05e42"/>
    </style:style>
    <style:style style:name="P122" style:family="paragraph" style:parent-style-name="Body">
      <style:text-properties officeooo:rsid="02d080c1" officeooo:paragraph-rsid="02d080c1"/>
    </style:style>
    <style:style style:name="P123" style:family="paragraph" style:parent-style-name="Body">
      <style:text-properties officeooo:rsid="03bfd171" officeooo:paragraph-rsid="03c6a8bb"/>
    </style:style>
    <style:style style:name="P124" style:family="paragraph" style:parent-style-name="Body">
      <style:text-properties officeooo:rsid="02e41504" officeooo:paragraph-rsid="02e5dc02"/>
    </style:style>
    <style:style style:name="P125" style:family="paragraph" style:parent-style-name="Body">
      <style:text-properties officeooo:rsid="02eb58b3" officeooo:paragraph-rsid="02eb58b3"/>
    </style:style>
    <style:style style:name="P126" style:family="paragraph" style:parent-style-name="Body">
      <style:text-properties officeooo:rsid="0350e2fc" officeooo:paragraph-rsid="0350e2fc"/>
    </style:style>
    <style:style style:name="P127" style:family="paragraph" style:parent-style-name="Body">
      <style:text-properties officeooo:rsid="03e518b7" officeooo:paragraph-rsid="048e6495"/>
    </style:style>
    <style:style style:name="P128" style:family="paragraph" style:parent-style-name="Body">
      <style:text-properties officeooo:rsid="03e64d99" officeooo:paragraph-rsid="049280c5"/>
    </style:style>
    <style:style style:name="P129" style:family="paragraph" style:parent-style-name="Body">
      <style:text-properties officeooo:rsid="03e64d99" officeooo:paragraph-rsid="049882b3"/>
    </style:style>
    <style:style style:name="P130" style:family="paragraph" style:parent-style-name="Body">
      <style:text-properties officeooo:rsid="0264d7bb" officeooo:paragraph-rsid="03627aec"/>
    </style:style>
    <style:style style:name="P131" style:family="paragraph" style:parent-style-name="Body">
      <style:text-properties officeooo:rsid="0264d7bb" officeooo:paragraph-rsid="0264d7bb"/>
    </style:style>
    <style:style style:name="P132" style:family="paragraph" style:parent-style-name="Body">
      <style:text-properties officeooo:rsid="0264d7bb" officeooo:paragraph-rsid="02bdf09f"/>
    </style:style>
    <style:style style:name="P133" style:family="paragraph" style:parent-style-name="Body">
      <style:text-properties officeooo:rsid="0264d7bb" officeooo:paragraph-rsid="02bfc0d4"/>
    </style:style>
    <style:style style:name="P134" style:family="paragraph" style:parent-style-name="Body">
      <style:text-properties officeooo:paragraph-rsid="031714da"/>
    </style:style>
    <style:style style:name="P135" style:family="paragraph" style:parent-style-name="Body">
      <style:text-properties officeooo:paragraph-rsid="02d52e16"/>
    </style:style>
    <style:style style:name="P136" style:family="paragraph" style:parent-style-name="Body">
      <style:text-properties officeooo:rsid="03be42c4" officeooo:paragraph-rsid="03be42c4"/>
    </style:style>
    <style:style style:name="P137" style:family="paragraph" style:parent-style-name="Body">
      <style:text-properties officeooo:paragraph-rsid="03c6a8bb"/>
    </style:style>
    <style:style style:name="P138" style:family="paragraph" style:parent-style-name="Body">
      <style:text-properties officeooo:rsid="0219669b" officeooo:paragraph-rsid="0219669b"/>
    </style:style>
    <style:style style:name="P139" style:family="paragraph" style:parent-style-name="Body">
      <style:text-properties officeooo:paragraph-rsid="02395bf8"/>
    </style:style>
    <style:style style:name="P140" style:family="paragraph" style:parent-style-name="Body">
      <style:text-properties officeooo:rsid="02725607" officeooo:paragraph-rsid="02737181"/>
    </style:style>
    <style:style style:name="P141" style:family="paragraph" style:parent-style-name="Body">
      <style:text-properties officeooo:rsid="02768a76" officeooo:paragraph-rsid="02768a76"/>
    </style:style>
    <style:style style:name="P142" style:family="paragraph" style:parent-style-name="Body">
      <style:text-properties officeooo:rsid="0244ac55" officeooo:paragraph-rsid="02b27670"/>
    </style:style>
    <style:style style:name="P143" style:family="paragraph" style:parent-style-name="Body">
      <style:text-properties officeooo:rsid="02b364b3" officeooo:paragraph-rsid="02b364b3"/>
    </style:style>
    <style:style style:name="P144" style:family="paragraph" style:parent-style-name="Body">
      <style:text-properties officeooo:rsid="02c06e65" officeooo:paragraph-rsid="02c06e65"/>
    </style:style>
    <style:style style:name="P145" style:family="paragraph" style:parent-style-name="Body">
      <style:text-properties officeooo:rsid="0315cbee" officeooo:paragraph-rsid="0315cbee"/>
    </style:style>
    <style:style style:name="P146" style:family="paragraph" style:parent-style-name="Body">
      <style:text-properties officeooo:paragraph-rsid="034c3f8e"/>
    </style:style>
    <style:style style:name="P147" style:family="paragraph" style:parent-style-name="Body">
      <style:text-properties officeooo:rsid="03541a30" officeooo:paragraph-rsid="03541a30"/>
    </style:style>
    <style:style style:name="P148" style:family="paragraph" style:parent-style-name="Body">
      <style:text-properties officeooo:rsid="03596442" officeooo:paragraph-rsid="03596442"/>
    </style:style>
    <style:style style:name="P149" style:family="paragraph" style:parent-style-name="Body">
      <style:text-properties officeooo:rsid="0370ad92" officeooo:paragraph-rsid="0370ad92"/>
    </style:style>
    <style:style style:name="P150" style:family="paragraph" style:parent-style-name="Body">
      <style:text-properties officeooo:rsid="0370ad92" officeooo:paragraph-rsid="0391fbce"/>
    </style:style>
    <style:style style:name="P151" style:family="paragraph" style:parent-style-name="Body">
      <style:text-properties officeooo:rsid="03720e6e" officeooo:paragraph-rsid="03720e6e"/>
    </style:style>
    <style:style style:name="P152" style:family="paragraph" style:parent-style-name="Body">
      <style:text-properties officeooo:paragraph-rsid="0373b85d"/>
    </style:style>
    <style:style style:name="P153" style:family="paragraph" style:parent-style-name="Body">
      <style:text-properties officeooo:rsid="038664aa" officeooo:paragraph-rsid="038664aa"/>
    </style:style>
    <style:style style:name="P154" style:family="paragraph" style:parent-style-name="Body">
      <style:text-properties officeooo:rsid="03875757" officeooo:paragraph-rsid="03875757"/>
    </style:style>
    <style:style style:name="P155" style:family="paragraph" style:parent-style-name="Body">
      <style:text-properties officeooo:rsid="03875757" officeooo:paragraph-rsid="0389d472"/>
    </style:style>
    <style:style style:name="P156" style:family="paragraph" style:parent-style-name="Body">
      <style:text-properties officeooo:rsid="038929dc" officeooo:paragraph-rsid="038929dc"/>
    </style:style>
    <style:style style:name="P157" style:family="paragraph" style:parent-style-name="Body">
      <style:text-properties officeooo:rsid="038b2b60" officeooo:paragraph-rsid="038b2b60"/>
    </style:style>
    <style:style style:name="P158" style:family="paragraph" style:parent-style-name="Body">
      <style:text-properties officeooo:rsid="039a1090" officeooo:paragraph-rsid="039a1090"/>
    </style:style>
    <style:style style:name="P159" style:family="paragraph" style:parent-style-name="Body">
      <style:text-properties officeooo:rsid="02dba4a0" officeooo:paragraph-rsid="02dba4a0"/>
    </style:style>
    <style:style style:name="P160" style:family="paragraph" style:parent-style-name="Body">
      <style:text-properties officeooo:rsid="03a49483" officeooo:paragraph-rsid="03a49483"/>
    </style:style>
    <style:style style:name="P161" style:family="paragraph" style:parent-style-name="Body">
      <style:text-properties officeooo:rsid="03a75660" officeooo:paragraph-rsid="03a75660"/>
    </style:style>
    <style:style style:name="P162" style:family="paragraph" style:parent-style-name="Body">
      <style:text-properties officeooo:rsid="03a98ad9" officeooo:paragraph-rsid="03a98ad9"/>
    </style:style>
    <style:style style:name="P163" style:family="paragraph" style:parent-style-name="Body">
      <style:text-properties officeooo:rsid="03ab6505" officeooo:paragraph-rsid="03ab6505"/>
    </style:style>
    <style:style style:name="P164" style:family="paragraph" style:parent-style-name="Body">
      <style:text-properties officeooo:rsid="03ac9d61" officeooo:paragraph-rsid="03ac9d61"/>
    </style:style>
    <style:style style:name="P165" style:family="paragraph" style:parent-style-name="Body">
      <style:text-properties officeooo:paragraph-rsid="03afab1b"/>
    </style:style>
    <style:style style:name="P166" style:family="paragraph" style:parent-style-name="Body">
      <style:text-properties officeooo:rsid="03b0dbfa" officeooo:paragraph-rsid="03b0dbfa"/>
    </style:style>
    <style:style style:name="P167" style:family="paragraph" style:parent-style-name="Body">
      <style:text-properties officeooo:rsid="03b0dbfa" officeooo:paragraph-rsid="03b2208e"/>
    </style:style>
    <style:style style:name="P168" style:family="paragraph" style:parent-style-name="Body">
      <style:text-properties officeooo:rsid="03b5cdb2" officeooo:paragraph-rsid="03b5cdb2"/>
    </style:style>
    <style:style style:name="P169" style:family="paragraph" style:parent-style-name="Body">
      <style:text-properties officeooo:rsid="03beb1a3" officeooo:paragraph-rsid="03beb1a3"/>
    </style:style>
    <style:style style:name="P170" style:family="paragraph" style:parent-style-name="Body">
      <style:text-properties officeooo:paragraph-rsid="03beb1a3"/>
    </style:style>
    <style:style style:name="P171" style:family="paragraph" style:parent-style-name="Body">
      <style:text-properties officeooo:rsid="03bfcca7" officeooo:paragraph-rsid="03bfcca7"/>
    </style:style>
    <style:style style:name="P172" style:family="paragraph" style:parent-style-name="Body">
      <style:text-properties officeooo:rsid="03c7be0c" officeooo:paragraph-rsid="03c7be0c"/>
    </style:style>
    <style:style style:name="P173" style:family="paragraph" style:parent-style-name="Body">
      <style:text-properties officeooo:rsid="03c8f286" officeooo:paragraph-rsid="03c8f286"/>
    </style:style>
    <style:style style:name="P174" style:family="paragraph" style:parent-style-name="Body">
      <style:text-properties officeooo:rsid="03de0a67" officeooo:paragraph-rsid="03de0a67"/>
    </style:style>
    <style:style style:name="P175" style:family="paragraph" style:parent-style-name="Body">
      <style:text-properties officeooo:rsid="03e8036e" officeooo:paragraph-rsid="03e8036e"/>
    </style:style>
    <style:style style:name="P176" style:family="paragraph" style:parent-style-name="Body">
      <style:text-properties officeooo:rsid="03e9399c" officeooo:paragraph-rsid="03e9399c"/>
    </style:style>
    <style:style style:name="P177" style:family="paragraph" style:parent-style-name="Body">
      <style:text-properties fo:color="#000000" officeooo:rsid="040be38f" officeooo:paragraph-rsid="040be38f" style:font-name-complex="Arial2"/>
    </style:style>
    <style:style style:name="P178" style:family="paragraph" style:parent-style-name="Body">
      <style:text-properties officeooo:rsid="043745d7" officeooo:paragraph-rsid="043745d7"/>
    </style:style>
    <style:style style:name="P179" style:family="paragraph" style:parent-style-name="Body">
      <style:text-properties officeooo:paragraph-rsid="04393621"/>
    </style:style>
    <style:style style:name="P180" style:family="paragraph" style:parent-style-name="Body">
      <style:text-properties officeooo:rsid="043e1386" officeooo:paragraph-rsid="043e1386"/>
    </style:style>
    <style:style style:name="P181" style:family="paragraph" style:parent-style-name="Body">
      <style:text-properties officeooo:rsid="036e1b09" officeooo:paragraph-rsid="0440c6ce"/>
    </style:style>
    <style:style style:name="P182" style:family="paragraph" style:parent-style-name="Body">
      <style:text-properties officeooo:rsid="02bdf09f" officeooo:paragraph-rsid="02bdf09f"/>
    </style:style>
    <style:style style:name="P183" style:family="paragraph" style:parent-style-name="Body">
      <style:text-properties officeooo:rsid="04471710" officeooo:paragraph-rsid="04471710"/>
    </style:style>
    <style:style style:name="P184" style:family="paragraph" style:parent-style-name="Body">
      <style:text-properties officeooo:rsid="04491f9b" officeooo:paragraph-rsid="04491f9b"/>
    </style:style>
    <style:style style:name="P185" style:family="paragraph" style:parent-style-name="Body">
      <style:text-properties officeooo:rsid="0457b81c" officeooo:paragraph-rsid="0457b81c"/>
    </style:style>
    <style:style style:name="P186" style:family="paragraph" style:parent-style-name="Body">
      <style:text-properties officeooo:rsid="046cd639" officeooo:paragraph-rsid="046cd639"/>
    </style:style>
    <style:style style:name="P187" style:family="paragraph" style:parent-style-name="Body">
      <style:text-properties officeooo:rsid="0477c675" officeooo:paragraph-rsid="0477c675"/>
    </style:style>
    <style:style style:name="P188" style:family="paragraph" style:parent-style-name="Body">
      <style:text-properties officeooo:rsid="0478056b" officeooo:paragraph-rsid="0478056b"/>
    </style:style>
    <style:style style:name="P189" style:family="paragraph" style:parent-style-name="Body">
      <style:text-properties officeooo:rsid="048e6495" officeooo:paragraph-rsid="048e6495"/>
    </style:style>
    <style:style style:name="P190" style:family="paragraph" style:parent-style-name="Body">
      <style:text-properties officeooo:rsid="048ff035" officeooo:paragraph-rsid="048ff035"/>
    </style:style>
    <style:style style:name="P191" style:family="paragraph" style:parent-style-name="Body">
      <style:text-properties officeooo:rsid="049382c7" officeooo:paragraph-rsid="0494e509"/>
    </style:style>
    <style:style style:name="P192" style:family="paragraph" style:parent-style-name="Body">
      <style:text-properties officeooo:rsid="049382c7" officeooo:paragraph-rsid="0496811b"/>
    </style:style>
    <style:style style:name="P193" style:family="paragraph" style:parent-style-name="Body">
      <style:text-properties officeooo:rsid="0494e509" officeooo:paragraph-rsid="0494e509"/>
    </style:style>
    <style:style style:name="P194" style:family="paragraph" style:parent-style-name="Body">
      <style:text-properties officeooo:rsid="0496811b" officeooo:paragraph-rsid="0496811b"/>
    </style:style>
    <style:style style:name="P195" style:family="paragraph" style:parent-style-name="Body">
      <style:text-properties officeooo:rsid="0496ec9a" officeooo:paragraph-rsid="0496ec9a"/>
    </style:style>
    <style:style style:name="P196" style:family="paragraph" style:parent-style-name="Body">
      <style:text-properties officeooo:rsid="049882b3" officeooo:paragraph-rsid="049882b3"/>
    </style:style>
    <style:style style:name="P197" style:family="paragraph" style:parent-style-name="Body">
      <style:text-properties officeooo:rsid="049a6c9b" officeooo:paragraph-rsid="049a6c9b"/>
    </style:style>
    <style:style style:name="P198" style:family="paragraph" style:parent-style-name="Body">
      <style:text-properties officeooo:rsid="049f1be8" officeooo:paragraph-rsid="049f1be8"/>
    </style:style>
    <style:style style:name="P199" style:family="paragraph" style:parent-style-name="Text_20_body">
      <style:text-properties fo:font-size="9pt" style:font-size-asian="9pt" style:font-size-complex="9pt"/>
    </style:style>
    <style:style style:name="P200" style:family="paragraph" style:parent-style-name="Text_20_body">
      <style:text-properties fo:font-size="9pt" officeooo:rsid="031de3c0" officeooo:paragraph-rsid="031de3c0" style:font-size-asian="9pt" style:font-size-complex="9pt"/>
    </style:style>
    <style:style style:name="P201" style:family="paragraph" style:parent-style-name="Text_20_body">
      <style:text-properties fo:font-size="9pt" fo:font-weight="bold" style:font-size-asian="9pt" style:font-weight-asian="bold" style:font-size-complex="9pt" style:font-weight-complex="bold"/>
    </style:style>
    <style:style style:name="P202" style:family="paragraph" style:parent-style-name="Text_20_body">
      <style:text-properties officeooo:rsid="02395bf8" officeooo:paragraph-rsid="02395bf8"/>
    </style:style>
    <style:style style:name="P203" style:family="paragraph" style:parent-style-name="Text_20_body">
      <style:text-properties officeooo:rsid="023b3c70" officeooo:paragraph-rsid="023b3c70"/>
    </style:style>
    <style:style style:name="P204" style:family="paragraph" style:parent-style-name="Text_20_body">
      <style:text-properties officeooo:rsid="02bc8bca" officeooo:paragraph-rsid="02bc8bca"/>
    </style:style>
    <style:style style:name="P205" style:family="paragraph" style:parent-style-name="Standard">
      <style:text-properties officeooo:rsid="021f7a44" officeooo:paragraph-rsid="021f7a44"/>
    </style:style>
    <style:style style:name="P206" style:family="paragraph" style:parent-style-name="Standard">
      <style:text-properties officeooo:paragraph-rsid="02737181"/>
    </style:style>
    <style:style style:name="P207" style:family="paragraph" style:parent-style-name="Standard">
      <style:text-properties officeooo:rsid="02825b59" officeooo:paragraph-rsid="042baec1"/>
    </style:style>
    <style:style style:name="P208" style:family="paragraph" style:parent-style-name="Standard">
      <style:text-properties officeooo:rsid="0283ac84" officeooo:paragraph-rsid="0283ac84"/>
    </style:style>
    <style:style style:name="P209" style:family="paragraph" style:parent-style-name="Standard">
      <style:text-properties officeooo:rsid="0283b9fd" officeooo:paragraph-rsid="0283b9fd"/>
    </style:style>
    <style:style style:name="P210" style:family="paragraph" style:parent-style-name="Standard">
      <style:text-properties officeooo:rsid="022a889a" officeooo:paragraph-rsid="03452d6c"/>
    </style:style>
    <style:style style:name="P211" style:family="paragraph" style:parent-style-name="Standard">
      <style:text-properties officeooo:paragraph-rsid="04344033"/>
    </style:style>
    <style:style style:name="P212" style:family="paragraph" style:parent-style-name="Standard">
      <style:text-properties officeooo:paragraph-rsid="034a8a7a"/>
    </style:style>
    <style:style style:name="P213" style:family="paragraph" style:parent-style-name="Standard">
      <style:text-properties officeooo:rsid="02281659" officeooo:paragraph-rsid="02281659"/>
    </style:style>
    <style:style style:name="P214" style:family="paragraph" style:parent-style-name="Standard">
      <style:text-properties officeooo:rsid="0235fd3e" officeooo:paragraph-rsid="034bcafc"/>
    </style:style>
    <style:style style:name="P215" style:family="paragraph" style:parent-style-name="Standard">
      <style:text-properties officeooo:rsid="0235fd3e" officeooo:paragraph-rsid="0235fd3e"/>
    </style:style>
    <style:style style:name="P216" style:family="paragraph" style:parent-style-name="Standard">
      <style:text-properties officeooo:rsid="0237ac82" officeooo:paragraph-rsid="0237ac82"/>
    </style:style>
    <style:style style:name="P217" style:family="paragraph" style:parent-style-name="Standard">
      <style:text-properties officeooo:rsid="022ab484" officeooo:paragraph-rsid="03556865"/>
    </style:style>
    <style:style style:name="P218" style:family="paragraph" style:parent-style-name="Standard">
      <style:text-properties officeooo:rsid="0230f928" officeooo:paragraph-rsid="034c3f8e"/>
    </style:style>
    <style:style style:name="P219" style:family="paragraph" style:parent-style-name="Standard">
      <style:text-properties officeooo:rsid="0230f928" officeooo:paragraph-rsid="0230f928"/>
    </style:style>
    <style:style style:name="P220" style:family="paragraph" style:parent-style-name="Standard">
      <style:text-properties officeooo:rsid="033da4e4" officeooo:paragraph-rsid="034c3f8e"/>
    </style:style>
    <style:style style:name="P221" style:family="paragraph" style:parent-style-name="Standard">
      <style:text-properties officeooo:rsid="023b3c70" officeooo:paragraph-rsid="023b3c70"/>
    </style:style>
    <style:style style:name="P222" style:family="paragraph" style:parent-style-name="Standard">
      <style:text-properties officeooo:rsid="02c45428" officeooo:paragraph-rsid="02c45428"/>
    </style:style>
    <style:style style:name="P223" style:family="paragraph" style:parent-style-name="Standard">
      <style:text-properties officeooo:rsid="02c45428" officeooo:paragraph-rsid="044ad346"/>
    </style:style>
    <style:style style:name="P224" style:family="paragraph" style:parent-style-name="Standard">
      <style:text-properties officeooo:rsid="02c4b81e" officeooo:paragraph-rsid="037e6136"/>
    </style:style>
    <style:style style:name="P225" style:family="paragraph" style:parent-style-name="Standard">
      <style:text-properties officeooo:rsid="02c4b81e" officeooo:paragraph-rsid="02c4b81e"/>
    </style:style>
    <style:style style:name="P226" style:family="paragraph" style:parent-style-name="Standard">
      <style:text-properties officeooo:rsid="02c4b81e" officeooo:paragraph-rsid="02c4e4d8"/>
    </style:style>
    <style:style style:name="P227" style:family="paragraph" style:parent-style-name="Standard">
      <style:text-properties officeooo:rsid="039db0c7" officeooo:paragraph-rsid="039db0c7"/>
    </style:style>
    <style:style style:name="P228" style:family="paragraph" style:parent-style-name="Standard">
      <style:text-properties officeooo:rsid="039db0c7" officeooo:paragraph-rsid="047884be"/>
    </style:style>
    <style:style style:name="P229" style:family="paragraph" style:parent-style-name="Standard">
      <style:text-properties officeooo:paragraph-rsid="039dffb1"/>
    </style:style>
    <style:style style:name="P230" style:family="paragraph" style:parent-style-name="Standard">
      <style:text-properties officeooo:rsid="03a2263d" officeooo:paragraph-rsid="03a2263d"/>
    </style:style>
    <style:style style:name="P231" style:family="paragraph" style:parent-style-name="Standard">
      <style:text-properties officeooo:paragraph-rsid="03a2263d"/>
    </style:style>
    <style:style style:name="P232" style:family="paragraph" style:parent-style-name="Standard">
      <style:text-properties officeooo:rsid="02dbaf0f" officeooo:paragraph-rsid="02dbaf0f"/>
    </style:style>
    <style:style style:name="P233" style:family="paragraph" style:parent-style-name="Standard">
      <style:text-properties officeooo:rsid="03c8f286" officeooo:paragraph-rsid="03ccf4ee"/>
    </style:style>
    <style:style style:name="P234" style:family="paragraph" style:parent-style-name="Standard">
      <style:text-properties officeooo:rsid="03c8f286" officeooo:paragraph-rsid="03c8f286"/>
    </style:style>
    <style:style style:name="P235" style:family="paragraph" style:parent-style-name="Standard">
      <style:text-properties officeooo:rsid="03c8f286" officeooo:paragraph-rsid="03cd5ed4"/>
    </style:style>
    <style:style style:name="P236" style:family="paragraph" style:parent-style-name="Standard">
      <style:text-properties officeooo:rsid="03ccf4ee" officeooo:paragraph-rsid="03ccf4ee"/>
    </style:style>
    <style:style style:name="P237" style:family="paragraph" style:parent-style-name="Standard">
      <style:text-properties officeooo:rsid="03cd5ed4" officeooo:paragraph-rsid="03cd5ed4"/>
    </style:style>
    <style:style style:name="P238" style:family="paragraph" style:parent-style-name="Standard">
      <style:text-properties officeooo:rsid="02e747c2" officeooo:paragraph-rsid="02e747c2"/>
    </style:style>
    <style:style style:name="P239" style:family="paragraph" style:parent-style-name="Standard">
      <style:text-properties officeooo:rsid="02e8bf15" officeooo:paragraph-rsid="02e8bf15"/>
    </style:style>
    <style:style style:name="P240" style:family="paragraph" style:parent-style-name="Standard">
      <style:text-properties officeooo:rsid="02e987ac" officeooo:paragraph-rsid="02ea6572"/>
    </style:style>
    <style:style style:name="P241" style:family="paragraph" style:parent-style-name="Standard">
      <style:text-properties officeooo:rsid="02eb0e41" officeooo:paragraph-rsid="02eb0e41"/>
    </style:style>
    <style:style style:name="P242" style:family="paragraph" style:parent-style-name="Standard">
      <style:text-properties officeooo:rsid="0426c596" officeooo:paragraph-rsid="0426c596"/>
    </style:style>
    <style:style style:name="P243" style:family="paragraph" style:parent-style-name="Standard">
      <style:text-properties officeooo:rsid="02eb58b3" officeooo:paragraph-rsid="02eb58b3"/>
    </style:style>
    <style:style style:name="P244" style:family="paragraph" style:parent-style-name="Standard">
      <style:text-properties officeooo:paragraph-rsid="028d9e68"/>
    </style:style>
    <style:style style:name="P245" style:family="paragraph" style:parent-style-name="Standard">
      <style:text-properties officeooo:rsid="028d9e68" officeooo:paragraph-rsid="046da9df"/>
    </style:style>
    <style:style style:name="P246" style:family="paragraph" style:parent-style-name="Standard">
      <style:text-properties officeooo:rsid="028d9e68" officeooo:paragraph-rsid="028eb425"/>
    </style:style>
    <style:style style:name="P247" style:family="paragraph" style:parent-style-name="Standard">
      <style:text-properties officeooo:rsid="028d9e68" officeooo:paragraph-rsid="028d9e68"/>
    </style:style>
    <style:style style:name="P248" style:family="paragraph" style:parent-style-name="Standard">
      <style:text-properties officeooo:rsid="028f8487" officeooo:paragraph-rsid="02f85fad"/>
    </style:style>
    <style:style style:name="P249" style:family="paragraph" style:parent-style-name="Standard">
      <style:text-properties officeooo:rsid="028f8487" officeooo:paragraph-rsid="028f8487"/>
    </style:style>
    <style:style style:name="P250" style:family="paragraph" style:parent-style-name="Standard">
      <style:text-properties officeooo:rsid="028f8487" officeooo:paragraph-rsid="029083bc"/>
    </style:style>
    <style:style style:name="P251" style:family="paragraph" style:parent-style-name="Standard">
      <style:text-properties officeooo:rsid="029224d0" officeooo:paragraph-rsid="02925ccd"/>
    </style:style>
    <style:style style:name="P252" style:family="paragraph" style:parent-style-name="Standard">
      <style:text-properties officeooo:rsid="029429d8" officeooo:paragraph-rsid="029429d8"/>
    </style:style>
    <style:style style:name="P253" style:family="paragraph" style:parent-style-name="Standard">
      <style:text-properties officeooo:rsid="0295b1b9" officeooo:paragraph-rsid="0295b1b9"/>
    </style:style>
    <style:style style:name="P254" style:family="paragraph" style:parent-style-name="Standard">
      <style:text-properties officeooo:rsid="0294bb42" officeooo:paragraph-rsid="0294bb42"/>
    </style:style>
    <style:style style:name="P255" style:family="paragraph" style:parent-style-name="Standard">
      <style:text-properties officeooo:rsid="0304cd8e" officeooo:paragraph-rsid="0304cd8e"/>
    </style:style>
    <style:style style:name="P256" style:family="paragraph" style:parent-style-name="Standard">
      <style:text-properties officeooo:rsid="02a33bee" officeooo:paragraph-rsid="02a33bee"/>
    </style:style>
    <style:style style:name="P257" style:family="paragraph" style:parent-style-name="Standard">
      <style:text-properties officeooo:rsid="02a33bee" officeooo:paragraph-rsid="03092a11"/>
    </style:style>
    <style:style style:name="P258" style:family="paragraph" style:parent-style-name="Standard">
      <style:text-properties officeooo:rsid="022f32c0" officeooo:paragraph-rsid="022f32c0"/>
    </style:style>
    <style:style style:name="P259" style:family="paragraph" style:parent-style-name="Standard">
      <style:text-properties officeooo:rsid="033ea6f3" officeooo:paragraph-rsid="034c3f8e"/>
    </style:style>
    <style:style style:name="P260" style:family="paragraph" style:parent-style-name="Standard">
      <style:text-properties officeooo:rsid="03414b5c" officeooo:paragraph-rsid="034c3f8e"/>
    </style:style>
    <style:style style:name="P261" style:family="paragraph" style:parent-style-name="Standard">
      <style:text-properties officeooo:rsid="0231f025" officeooo:paragraph-rsid="034c3f8e"/>
    </style:style>
    <style:style style:name="P262" style:family="paragraph" style:parent-style-name="Standard">
      <style:text-properties officeooo:rsid="03c6e24d" officeooo:paragraph-rsid="03c6e24d"/>
    </style:style>
    <style:style style:name="P263" style:family="paragraph" style:parent-style-name="Standard">
      <style:text-properties officeooo:rsid="02e34551" officeooo:paragraph-rsid="03ccf4ee"/>
    </style:style>
    <style:style style:name="P264" style:family="paragraph" style:parent-style-name="Standard">
      <style:text-properties officeooo:rsid="02ea6572" officeooo:paragraph-rsid="02ea6572"/>
    </style:style>
    <style:style style:name="P265" style:family="paragraph" style:parent-style-name="Standard">
      <style:text-properties officeooo:rsid="0426427d" officeooo:paragraph-rsid="0426c596"/>
    </style:style>
    <style:style style:name="P266" style:family="paragraph" style:parent-style-name="Standard">
      <style:text-properties officeooo:rsid="029776af" officeooo:paragraph-rsid="0304cd8e"/>
    </style:style>
    <style:style style:name="P267" style:family="paragraph" style:parent-style-name="Standard">
      <style:text-properties officeooo:rsid="029776af" officeooo:paragraph-rsid="029776af"/>
    </style:style>
    <style:style style:name="P268" style:family="paragraph" style:parent-style-name="Standard">
      <style:text-properties officeooo:rsid="02997624" officeooo:paragraph-rsid="0304cd8e"/>
    </style:style>
    <style:style style:name="P269" style:family="paragraph" style:parent-style-name="Standard">
      <style:text-properties officeooo:rsid="02997624" officeooo:paragraph-rsid="02997624"/>
    </style:style>
    <style:style style:name="P270" style:family="paragraph" style:parent-style-name="Standard">
      <style:text-properties officeooo:rsid="029d0416" officeooo:paragraph-rsid="03fb34f5"/>
    </style:style>
    <style:style style:name="P271" style:family="paragraph" style:parent-style-name="Standard">
      <style:text-properties officeooo:rsid="03070d5e" officeooo:paragraph-rsid="03070d5e"/>
    </style:style>
    <style:style style:name="P272" style:family="paragraph" style:parent-style-name="Standard">
      <style:text-properties officeooo:rsid="029ef1cf" officeooo:paragraph-rsid="029ef1cf"/>
    </style:style>
    <style:style style:name="P273" style:family="paragraph" style:parent-style-name="Standard">
      <style:text-properties officeooo:paragraph-rsid="03f5d615"/>
    </style:style>
    <style:style style:name="P274" style:family="paragraph" style:parent-style-name="Standard">
      <style:text-properties officeooo:rsid="02a651d7" officeooo:paragraph-rsid="02a651d7"/>
    </style:style>
    <style:style style:name="P275" style:family="paragraph" style:parent-style-name="Standard">
      <style:text-properties officeooo:rsid="02a651d7" officeooo:paragraph-rsid="02aae47d"/>
    </style:style>
    <style:style style:name="P276" style:family="paragraph" style:parent-style-name="Standard">
      <style:text-properties officeooo:rsid="02a85203" officeooo:paragraph-rsid="03845967"/>
    </style:style>
    <style:style style:name="P277" style:family="paragraph" style:parent-style-name="Standard">
      <style:text-properties officeooo:rsid="02a85203" officeooo:paragraph-rsid="038664aa"/>
    </style:style>
    <style:style style:name="P278" style:family="paragraph" style:parent-style-name="Standard">
      <style:text-properties officeooo:rsid="02a85863" officeooo:paragraph-rsid="02a85863"/>
    </style:style>
    <style:style style:name="P279" style:family="paragraph" style:parent-style-name="Standard">
      <style:text-properties officeooo:rsid="02a9ff24" officeooo:paragraph-rsid="02a9ff24"/>
    </style:style>
    <style:style style:name="P280" style:family="paragraph" style:parent-style-name="Standard">
      <style:text-properties officeooo:rsid="02ac0e7b" officeooo:paragraph-rsid="02ac0e7b"/>
    </style:style>
    <style:style style:name="P281" style:family="paragraph" style:parent-style-name="Standard">
      <style:text-properties officeooo:rsid="02ac0e7b" officeooo:paragraph-rsid="02ad9635"/>
    </style:style>
    <style:style style:name="P282" style:family="paragraph" style:parent-style-name="Standard">
      <style:text-properties officeooo:rsid="02ad9635" officeooo:paragraph-rsid="02ad9635"/>
    </style:style>
    <style:style style:name="P283" style:family="paragraph" style:parent-style-name="Standard">
      <style:text-properties officeooo:rsid="02e2ebbf" officeooo:paragraph-rsid="03c6bbfd"/>
    </style:style>
    <style:style style:name="P284" style:family="paragraph" style:parent-style-name="Standard">
      <style:text-properties officeooo:rsid="028eb425" officeooo:paragraph-rsid="028eb425"/>
    </style:style>
    <style:style style:name="P285" style:family="paragraph" style:parent-style-name="Standard">
      <style:text-properties officeooo:rsid="03039b6c" officeooo:paragraph-rsid="03039b6c"/>
    </style:style>
    <style:style style:name="P286" style:family="paragraph" style:parent-style-name="Standard">
      <style:paragraph-properties fo:text-align="center" style:justify-single-word="false"/>
      <style:text-properties fo:font-size="14pt" officeooo:paragraph-rsid="0213e52b" style:font-size-asian="14pt" style:font-size-complex="14pt"/>
    </style:style>
    <style:style style:name="P287" style:family="paragraph" style:parent-style-name="Standard">
      <style:text-properties fo:font-size="14pt" officeooo:paragraph-rsid="0213e52b" style:font-size-asian="14pt" style:font-size-complex="14pt"/>
    </style:style>
    <style:style style:name="P288" style:family="paragraph" style:parent-style-name="Standard">
      <style:text-properties fo:color="#ff0000" fo:font-weight="bold" officeooo:paragraph-rsid="0213e52b" style:font-weight-asian="bold"/>
    </style:style>
    <style:style style:name="P289" style:family="paragraph" style:parent-style-name="Standard">
      <style:text-properties fo:color="#ff0000" fo:font-weight="bold" officeooo:paragraph-rsid="02683914" style:font-weight-asian="bold"/>
    </style:style>
    <style:style style:name="P290" style:family="paragraph" style:parent-style-name="Standard">
      <style:text-properties fo:color="#ff0000" fo:font-size="22pt" fo:font-style="italic" fo:font-weight="bold" officeooo:rsid="034a8a7a" officeooo:paragraph-rsid="034a8a7a" style:font-size-asian="22pt" style:font-style-asian="italic" style:font-weight-asian="bold" style:font-style-complex="italic"/>
    </style:style>
    <style:style style:name="P291" style:family="paragraph" style:parent-style-name="Standard">
      <style:text-properties officeooo:paragraph-rsid="0213e52b"/>
    </style:style>
    <style:style style:name="P292"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293" style:family="paragraph" style:parent-style-name="Standard">
      <style:text-properties officeooo:paragraph-rsid="021bf619"/>
    </style:style>
    <style:style style:name="P294" style:family="paragraph" style:parent-style-name="Standard">
      <style:text-properties officeooo:rsid="021fc01f" officeooo:paragraph-rsid="021fc01f"/>
    </style:style>
    <style:style style:name="P295" style:family="paragraph" style:parent-style-name="Standard">
      <style:text-properties officeooo:rsid="022247d8" officeooo:paragraph-rsid="022247d8"/>
    </style:style>
    <style:style style:name="P296" style:family="paragraph" style:parent-style-name="Standard">
      <style:text-properties officeooo:rsid="022247d8" officeooo:paragraph-rsid="03541a30"/>
    </style:style>
    <style:style style:name="P297" style:family="paragraph" style:parent-style-name="Standard">
      <style:text-properties officeooo:rsid="02227529" officeooo:paragraph-rsid="02227529"/>
    </style:style>
    <style:style style:name="P298" style:family="paragraph" style:parent-style-name="Standard">
      <style:text-properties officeooo:rsid="02287a20" officeooo:paragraph-rsid="0237ac82"/>
    </style:style>
    <style:style style:name="P299" style:family="paragraph" style:parent-style-name="Standard">
      <style:text-properties officeooo:rsid="02287a20" officeooo:paragraph-rsid="023d97ee"/>
    </style:style>
    <style:style style:name="P300" style:family="paragraph" style:parent-style-name="Standard">
      <style:text-properties officeooo:rsid="022894e8" officeooo:paragraph-rsid="022894e8"/>
    </style:style>
    <style:style style:name="P301" style:family="paragraph" style:parent-style-name="Standard">
      <style:text-properties officeooo:rsid="022b220f" officeooo:paragraph-rsid="022b220f"/>
    </style:style>
    <style:style style:name="P302" style:family="paragraph" style:parent-style-name="Standard">
      <style:text-properties officeooo:rsid="02737181" officeooo:paragraph-rsid="02737181"/>
    </style:style>
    <style:style style:name="P303" style:family="paragraph" style:parent-style-name="Standard">
      <style:text-properties fo:font-weight="normal" officeooo:rsid="02825b59" officeooo:paragraph-rsid="02825b59" style:font-weight-asian="normal" style:font-weight-complex="normal"/>
    </style:style>
    <style:style style:name="P304" style:family="paragraph" style:parent-style-name="Standard">
      <style:text-properties officeooo:rsid="0282acf6" officeooo:paragraph-rsid="0282acf6"/>
    </style:style>
    <style:style style:name="P305" style:family="paragraph" style:parent-style-name="Standard">
      <style:text-properties officeooo:rsid="02857f57" officeooo:paragraph-rsid="02857f57"/>
    </style:style>
    <style:style style:name="P306" style:family="paragraph" style:parent-style-name="Standard">
      <style:text-properties officeooo:rsid="028a5074" officeooo:paragraph-rsid="028a5074"/>
    </style:style>
    <style:style style:name="P307" style:family="paragraph" style:parent-style-name="Standard">
      <style:text-properties officeooo:rsid="029083bc" officeooo:paragraph-rsid="029083bc"/>
    </style:style>
    <style:style style:name="P308" style:family="paragraph" style:parent-style-name="Standard">
      <style:text-properties officeooo:rsid="02925ccd" officeooo:paragraph-rsid="02925ccd"/>
    </style:style>
    <style:style style:name="P309" style:family="paragraph" style:parent-style-name="Standard">
      <style:text-properties officeooo:rsid="02977377" officeooo:paragraph-rsid="02977377"/>
    </style:style>
    <style:style style:name="P310" style:family="paragraph" style:parent-style-name="Standard">
      <style:text-properties officeooo:rsid="02a12a5f" officeooo:paragraph-rsid="02a12a5f"/>
    </style:style>
    <style:style style:name="P311" style:family="paragraph" style:parent-style-name="Standard">
      <style:text-properties officeooo:rsid="02a12a5f" officeooo:paragraph-rsid="02a33bee"/>
    </style:style>
    <style:style style:name="P312" style:family="paragraph" style:parent-style-name="Standard">
      <style:text-properties officeooo:rsid="02b27670" officeooo:paragraph-rsid="02b27670"/>
    </style:style>
    <style:style style:name="P313" style:family="paragraph" style:parent-style-name="Standard">
      <style:text-properties officeooo:rsid="02465609" officeooo:paragraph-rsid="02e5dc02"/>
    </style:style>
    <style:style style:name="P314" style:family="paragraph" style:parent-style-name="Standard">
      <style:text-properties officeooo:rsid="02465609" officeooo:paragraph-rsid="032bf899"/>
    </style:style>
    <style:style style:name="P315" style:family="paragraph" style:parent-style-name="Standard">
      <style:text-properties officeooo:rsid="02c7cd41" officeooo:paragraph-rsid="02c7cd41"/>
    </style:style>
    <style:style style:name="P316" style:family="paragraph" style:parent-style-name="Standard">
      <style:text-properties officeooo:rsid="02f0d031" officeooo:paragraph-rsid="02f0d031"/>
    </style:style>
    <style:style style:name="P317" style:family="paragraph" style:parent-style-name="Standard">
      <style:text-properties officeooo:rsid="02f42ff2" officeooo:paragraph-rsid="02f42ff2"/>
    </style:style>
    <style:style style:name="P318" style:family="paragraph" style:parent-style-name="Standard">
      <style:text-properties officeooo:rsid="02fe1252" officeooo:paragraph-rsid="02925ccd"/>
    </style:style>
    <style:style style:name="P319" style:family="paragraph" style:parent-style-name="Standard">
      <style:text-properties officeooo:rsid="02a614d7" officeooo:paragraph-rsid="03092a11"/>
    </style:style>
    <style:style style:name="P320" style:family="paragraph" style:parent-style-name="Standard">
      <style:text-properties officeooo:rsid="033bc30c" officeooo:paragraph-rsid="033bc30c"/>
    </style:style>
    <style:style style:name="P321" style:family="paragraph" style:parent-style-name="Standard">
      <style:text-properties officeooo:rsid="033bc30c" officeooo:paragraph-rsid="034c3f8e"/>
    </style:style>
    <style:style style:name="P322" style:family="paragraph" style:parent-style-name="Standard">
      <style:text-properties officeooo:rsid="0346bd36" officeooo:paragraph-rsid="0346bd36"/>
    </style:style>
    <style:style style:name="P323" style:family="paragraph" style:parent-style-name="Standard">
      <style:text-properties officeooo:paragraph-rsid="034874a7"/>
    </style:style>
    <style:style style:name="P324" style:family="paragraph" style:parent-style-name="Standard">
      <style:text-properties officeooo:rsid="03492dc5" officeooo:paragraph-rsid="03492dc5"/>
    </style:style>
    <style:style style:name="P325" style:family="paragraph" style:parent-style-name="Standard">
      <style:text-properties officeooo:rsid="023d97ee" officeooo:paragraph-rsid="023d97ee"/>
    </style:style>
    <style:style style:name="P326" style:family="paragraph" style:parent-style-name="Standard">
      <style:text-properties officeooo:rsid="035f9b20" officeooo:paragraph-rsid="035f9b20"/>
    </style:style>
    <style:style style:name="P327" style:family="paragraph" style:parent-style-name="Standard">
      <style:text-properties officeooo:rsid="036c2cbe" officeooo:paragraph-rsid="036c2cbe"/>
    </style:style>
    <style:style style:name="P328" style:family="paragraph" style:parent-style-name="Standard">
      <style:text-properties officeooo:rsid="03757bd9" officeooo:paragraph-rsid="03757bd9"/>
    </style:style>
    <style:style style:name="P329" style:family="paragraph" style:parent-style-name="Standard">
      <style:text-properties officeooo:rsid="03763201" officeooo:paragraph-rsid="03763201"/>
    </style:style>
    <style:style style:name="P330" style:family="paragraph" style:parent-style-name="Standard">
      <style:text-properties officeooo:rsid="037ac9ff" officeooo:paragraph-rsid="037ac9ff"/>
    </style:style>
    <style:style style:name="P331" style:family="paragraph" style:parent-style-name="Standard">
      <style:text-properties officeooo:rsid="037c63d6" officeooo:paragraph-rsid="037c63d6"/>
    </style:style>
    <style:style style:name="P332" style:family="paragraph" style:parent-style-name="Standard">
      <style:text-properties officeooo:rsid="03861846" officeooo:paragraph-rsid="03861846"/>
    </style:style>
    <style:style style:name="P333" style:family="paragraph" style:parent-style-name="Standard">
      <style:text-properties officeooo:rsid="03861846" officeooo:paragraph-rsid="038664aa"/>
    </style:style>
    <style:style style:name="P334" style:family="paragraph" style:parent-style-name="Standard">
      <style:text-properties officeooo:rsid="038d4fbc" officeooo:paragraph-rsid="038d4fbc"/>
    </style:style>
    <style:style style:name="P335" style:family="paragraph" style:parent-style-name="Standard">
      <style:text-properties officeooo:rsid="03936598" officeooo:paragraph-rsid="03936598"/>
    </style:style>
    <style:style style:name="P336" style:family="paragraph" style:parent-style-name="Standard">
      <style:text-properties officeooo:rsid="0394e07d" officeooo:paragraph-rsid="0394e07d"/>
    </style:style>
    <style:style style:name="P337" style:family="paragraph" style:parent-style-name="Standard">
      <style:text-properties officeooo:rsid="0396cfd4" officeooo:paragraph-rsid="0396cfd4"/>
    </style:style>
    <style:style style:name="P338" style:family="paragraph" style:parent-style-name="Standard">
      <style:text-properties officeooo:rsid="039c7c88" officeooo:paragraph-rsid="039c7c88"/>
    </style:style>
    <style:style style:name="P339" style:family="paragraph" style:parent-style-name="Standard">
      <style:text-properties officeooo:rsid="039dffb1" officeooo:paragraph-rsid="039dffb1"/>
    </style:style>
    <style:style style:name="P340" style:family="paragraph" style:parent-style-name="Standard">
      <style:text-properties officeooo:rsid="039f89cb" officeooo:paragraph-rsid="039f89cb"/>
    </style:style>
    <style:style style:name="P341" style:family="paragraph" style:parent-style-name="Standard">
      <style:text-properties officeooo:paragraph-rsid="039f89cb"/>
    </style:style>
    <style:style style:name="P342" style:family="paragraph" style:parent-style-name="Standard">
      <style:text-properties officeooo:rsid="03a130fb" officeooo:paragraph-rsid="03a130fb"/>
    </style:style>
    <style:style style:name="P343" style:family="paragraph" style:parent-style-name="Standard">
      <style:text-properties officeooo:paragraph-rsid="03a130fb"/>
    </style:style>
    <style:style style:name="P344" style:family="paragraph" style:parent-style-name="Standard">
      <style:text-properties officeooo:rsid="03c6bbfd" officeooo:paragraph-rsid="03c6bbfd"/>
    </style:style>
    <style:style style:name="P345" style:family="paragraph" style:parent-style-name="Standard">
      <style:text-properties officeooo:rsid="03875757" officeooo:paragraph-rsid="0389d472"/>
    </style:style>
    <style:style style:name="P346" style:family="paragraph" style:parent-style-name="Standard">
      <style:text-properties officeooo:rsid="03ec1f0f" officeooo:paragraph-rsid="03ec1f0f"/>
    </style:style>
    <style:style style:name="P347" style:family="paragraph" style:parent-style-name="Standard">
      <style:text-properties officeooo:rsid="03f5d615" officeooo:paragraph-rsid="03f5d615"/>
    </style:style>
    <style:style style:name="P348" style:family="paragraph" style:parent-style-name="Standard">
      <style:text-properties officeooo:rsid="03f65067" officeooo:paragraph-rsid="03f65067"/>
    </style:style>
    <style:style style:name="P349" style:family="paragraph" style:parent-style-name="Standard">
      <style:text-properties officeooo:rsid="03f8006e" officeooo:paragraph-rsid="03f8006e"/>
    </style:style>
    <style:style style:name="P350" style:family="paragraph" style:parent-style-name="Standard">
      <style:text-properties officeooo:rsid="04032670" officeooo:paragraph-rsid="04032670"/>
    </style:style>
    <style:style style:name="P351" style:family="paragraph" style:parent-style-name="Standard">
      <style:text-properties officeooo:rsid="02a04474" officeooo:paragraph-rsid="03f3e1d8"/>
    </style:style>
    <style:style style:name="P352" style:family="paragraph" style:parent-style-name="Standard">
      <style:text-properties officeooo:rsid="0440207b" officeooo:paragraph-rsid="0440207b"/>
    </style:style>
    <style:style style:name="P353" style:family="paragraph" style:parent-style-name="Standard">
      <style:text-properties officeooo:paragraph-rsid="044ad346"/>
    </style:style>
    <style:style style:name="P354" style:family="paragraph" style:parent-style-name="Standard">
      <style:text-properties officeooo:rsid="046cd639" officeooo:paragraph-rsid="046cd639"/>
    </style:style>
    <style:style style:name="P355" style:family="paragraph" style:parent-style-name="Standard">
      <style:text-properties officeooo:rsid="04765870" officeooo:paragraph-rsid="04765870"/>
    </style:style>
    <style:style style:name="P356" style:family="paragraph" style:parent-style-name="Standard">
      <style:text-properties officeooo:rsid="0480dd6c" officeooo:paragraph-rsid="0480dd6c"/>
    </style:style>
    <style:style style:name="P357" style:family="paragraph" style:parent-style-name="Standard">
      <style:text-properties officeooo:rsid="0482c3cf" officeooo:paragraph-rsid="0482c3cf"/>
    </style:style>
    <style:style style:name="P358" style:family="paragraph" style:parent-style-name="Standard">
      <style:text-properties officeooo:rsid="0482c3cf" officeooo:paragraph-rsid="048360e0"/>
    </style:style>
    <style:style style:name="P359" style:family="paragraph" style:parent-style-name="Code">
      <style:text-properties fo:font-size="11pt" style:font-size-asian="11pt" style:font-size-complex="11pt"/>
    </style:style>
    <style:style style:name="P360" style:family="paragraph" style:parent-style-name="Code">
      <style:text-properties fo:font-size="11pt" officeooo:rsid="02ee680f" officeooo:paragraph-rsid="02ee680f" style:font-size-asian="11pt" style:font-size-complex="11pt"/>
    </style:style>
    <style:style style:name="P361" style:family="paragraph" style:parent-style-name="Code">
      <style:text-properties fo:font-size="11pt" officeooo:rsid="02ee680f" officeooo:paragraph-rsid="0350e2fc" style:font-size-asian="11pt" style:font-size-complex="11pt"/>
    </style:style>
    <style:style style:name="P362" style:family="paragraph" style:parent-style-name="Code">
      <style:text-properties fo:font-size="11pt" officeooo:rsid="02dba4a0" officeooo:paragraph-rsid="02dba4a0" style:font-size-asian="11pt" style:font-size-complex="11pt"/>
    </style:style>
    <style:style style:name="P363" style:family="paragraph" style:parent-style-name="Code">
      <style:text-properties fo:font-size="11pt" officeooo:rsid="0304cd8e" officeooo:paragraph-rsid="0304cd8e" style:font-size-asian="11pt" style:font-size-complex="11pt"/>
    </style:style>
    <style:style style:name="P364" style:family="paragraph" style:parent-style-name="Code">
      <style:text-properties fo:font-size="11pt" officeooo:rsid="03070d5e" officeooo:paragraph-rsid="03070d5e" style:font-size-asian="11pt" style:font-size-complex="11pt"/>
    </style:style>
    <style:style style:name="P365" style:family="paragraph" style:parent-style-name="Code">
      <style:text-properties fo:font-size="11pt" style:text-underline-style="none" officeooo:paragraph-rsid="045e60cb" style:font-size-asian="11pt" style:font-size-complex="11pt"/>
    </style:style>
    <style:style style:name="P366" style:family="paragraph" style:parent-style-name="Code">
      <style:text-properties officeooo:rsid="02ee680f" officeooo:paragraph-rsid="0350e2fc"/>
    </style:style>
    <style:style style:name="P367" style:family="paragraph" style:parent-style-name="Code">
      <style:text-properties officeooo:paragraph-rsid="046da9df"/>
    </style:style>
    <style:style style:name="P368" style:family="paragraph" style:parent-style-name="Code">
      <style:text-properties officeooo:paragraph-rsid="035a029b"/>
    </style:style>
    <style:style style:name="P369" style:family="paragraph" style:parent-style-name="Code">
      <style:text-properties officeooo:paragraph-rsid="034c3f8e"/>
    </style:style>
    <style:style style:name="P370" style:family="paragraph" style:parent-style-name="Code">
      <style:text-properties officeooo:rsid="033ffe22" officeooo:paragraph-rsid="034c3f8e"/>
    </style:style>
    <style:style style:name="P371" style:family="paragraph" style:parent-style-name="Code">
      <style:text-properties officeooo:paragraph-rsid="0389d472"/>
    </style:style>
    <style:style style:name="P372" style:family="paragraph" style:parent-style-name="Code">
      <style:text-properties officeooo:rsid="03986431" officeooo:paragraph-rsid="03986431"/>
    </style:style>
    <style:style style:name="P373" style:family="paragraph" style:parent-style-name="Code">
      <style:text-properties officeooo:rsid="039a1090" officeooo:paragraph-rsid="039a1090"/>
    </style:style>
    <style:style style:name="P374" style:family="paragraph" style:parent-style-name="Code">
      <style:text-properties officeooo:rsid="039a1090" officeooo:paragraph-rsid="039c7c88"/>
    </style:style>
    <style:style style:name="P375" style:family="paragraph" style:parent-style-name="Code">
      <style:text-properties officeooo:paragraph-rsid="03a49483"/>
    </style:style>
    <style:style style:name="P376" style:family="paragraph" style:parent-style-name="Code">
      <style:text-properties officeooo:rsid="03ae0528" officeooo:paragraph-rsid="03ae0528"/>
    </style:style>
    <style:style style:name="P377" style:family="paragraph" style:parent-style-name="Code">
      <style:text-properties officeooo:rsid="03bfcca7" officeooo:paragraph-rsid="03bfcca7"/>
    </style:style>
    <style:style style:name="P378" style:family="paragraph" style:parent-style-name="Code">
      <style:text-properties officeooo:rsid="03c5e2d7" officeooo:paragraph-rsid="03c6a8bb"/>
    </style:style>
    <style:style style:name="P379" style:family="paragraph" style:parent-style-name="Code">
      <style:text-properties officeooo:rsid="03c5e2d7" officeooo:paragraph-rsid="03c6bbfd"/>
    </style:style>
    <style:style style:name="P380" style:family="paragraph" style:parent-style-name="Code">
      <style:text-properties fo:font-size="10pt" style:font-size-asian="10pt" style:font-size-complex="10pt"/>
    </style:style>
    <style:style style:name="P381" style:family="paragraph" style:parent-style-name="Code">
      <style:text-properties officeooo:paragraph-rsid="03f65067"/>
    </style:style>
    <style:style style:name="P382" style:family="paragraph" style:parent-style-name="Code">
      <style:text-properties officeooo:rsid="0478056b"/>
    </style:style>
    <style:style style:name="P383" style:family="paragraph" style:parent-style-name="Body" style:master-page-name="">
      <style:paragraph-properties style:page-number="auto" fo:keep-with-next="auto"/>
      <style:text-properties officeooo:rsid="03a49483" officeooo:paragraph-rsid="03a49483"/>
    </style:style>
    <style:style style:name="P384" style:family="paragraph" style:parent-style-name="Body" style:master-page-name="">
      <style:paragraph-properties style:page-number="auto" fo:keep-with-next="always"/>
      <style:text-properties officeooo:rsid="02dba4a0" officeooo:paragraph-rsid="02dba4a0"/>
    </style:style>
    <style:style style:name="P385" style:family="paragraph" style:parent-style-name="Body" style:master-page-name="">
      <style:paragraph-properties style:page-number="auto" fo:keep-with-next="always"/>
      <style:text-properties officeooo:rsid="02c06e65" officeooo:paragraph-rsid="02c06e65"/>
    </style:style>
    <style:style style:name="P386" style:family="paragraph" style:parent-style-name="Standard" style:master-page-name="">
      <style:paragraph-properties style:page-number="auto" fo:keep-with-next="always"/>
      <style:text-properties officeooo:rsid="022f32c0" officeooo:paragraph-rsid="022f32c0"/>
    </style:style>
    <style:style style:name="P387" style:family="paragraph" style:parent-style-name="Code" style:master-page-name="">
      <style:paragraph-properties style:page-number="auto"/>
      <style:text-properties officeooo:paragraph-rsid="03b5e5e3"/>
    </style:style>
    <style:style style:name="P388" style:family="paragraph" style:parent-style-name="Table_20_Contents">
      <style:text-properties officeooo:rsid="02e13a9c" officeooo:paragraph-rsid="03c188f3"/>
    </style:style>
    <style:style style:name="P389" style:family="paragraph" style:parent-style-name="Table_20_Contents">
      <style:text-properties officeooo:rsid="02e13a9c" officeooo:paragraph-rsid="02e13a9c"/>
    </style:style>
    <style:style style:name="P390" style:family="paragraph" style:parent-style-name="Table_20_Contents">
      <style:text-properties officeooo:rsid="02e13a9c" officeooo:paragraph-rsid="03c1b734"/>
    </style:style>
    <style:style style:name="P391" style:family="paragraph" style:parent-style-name="Table_20_Contents">
      <style:text-properties officeooo:rsid="02e13a9c" officeooo:paragraph-rsid="0441fa0f"/>
    </style:style>
    <style:style style:name="P392" style:family="paragraph" style:parent-style-name="Table_20_Contents">
      <style:text-properties fo:font-size="11pt" officeooo:rsid="02e13a9c" officeooo:paragraph-rsid="02e13a9c" style:font-size-asian="11pt" style:font-size-complex="11pt"/>
    </style:style>
    <style:style style:name="P393" style:family="paragraph" style:parent-style-name="Table_20_Contents">
      <style:text-properties fo:font-size="11pt" officeooo:rsid="02e13a9c" officeooo:paragraph-rsid="03c25d61" style:font-size-asian="11pt" style:font-size-complex="11pt"/>
    </style:style>
    <style:style style:name="P394" style:family="paragraph" style:parent-style-name="Table_20_Contents">
      <style:text-properties fo:font-size="11pt" officeooo:rsid="02e13a9c" officeooo:paragraph-rsid="03c4a6e2" style:font-size-asian="11pt" style:font-size-complex="11pt"/>
    </style:style>
    <style:style style:name="P395" style:family="paragraph" style:parent-style-name="Table_20_Contents">
      <style:text-properties fo:font-size="11pt" officeooo:rsid="03c1b734" officeooo:paragraph-rsid="03c1b734" style:font-size-asian="11pt" style:font-size-complex="11pt"/>
    </style:style>
    <style:style style:name="P396" style:family="paragraph" style:parent-style-name="Table_20_Contents">
      <style:text-properties fo:font-size="11pt" officeooo:rsid="03c1b734" officeooo:paragraph-rsid="02e13a9c" style:font-size-asian="11pt" style:font-size-complex="11pt"/>
    </style:style>
    <style:style style:name="P397" style:family="paragraph" style:parent-style-name="Table_20_Contents">
      <style:text-properties fo:font-size="11pt" officeooo:rsid="03bfd171" officeooo:paragraph-rsid="03bfd171" style:font-size-asian="11pt" style:font-size-complex="11pt"/>
    </style:style>
    <style:style style:name="P398" style:family="paragraph" style:parent-style-name="Table_20_Contents">
      <style:text-properties fo:font-size="11pt" officeooo:rsid="03c25d61" officeooo:paragraph-rsid="03c25d61" style:font-size-asian="11pt" style:font-size-complex="11pt"/>
    </style:style>
    <style:style style:name="P399" style:family="paragraph" style:parent-style-name="Table_20_Contents">
      <style:text-properties fo:font-size="11pt" officeooo:rsid="03c4a6e2" officeooo:paragraph-rsid="03c4a6e2" style:font-size-asian="11pt" style:font-size-complex="11pt"/>
    </style:style>
    <style:style style:name="P400" style:family="paragraph" style:parent-style-name="Table_20_Contents">
      <style:text-properties fo:font-size="11pt" officeooo:rsid="03c56652" officeooo:paragraph-rsid="03c56652" style:font-size-asian="11pt" style:font-size-complex="11pt"/>
    </style:style>
    <style:style style:name="P401" style:family="paragraph" style:parent-style-name="Table_20_Contents">
      <style:text-properties fo:font-size="11pt" officeooo:rsid="0441fa0f" officeooo:paragraph-rsid="0441fa0f" style:font-size-asian="11pt" style:font-size-complex="11pt"/>
    </style:style>
    <style:style style:name="P402" style:family="paragraph" style:parent-style-name="Table_20_Contents">
      <style:text-properties officeooo:rsid="03bfd171" officeooo:paragraph-rsid="03bfd171"/>
    </style:style>
    <style:style style:name="P403" style:family="paragraph" style:parent-style-name="Table_20_Contents">
      <style:text-properties officeooo:rsid="03bfd171" officeooo:paragraph-rsid="03c4a6e2"/>
    </style:style>
    <style:style style:name="P404" style:family="paragraph" style:parent-style-name="Table_20_Contents">
      <style:text-properties officeooo:rsid="03bfd171" officeooo:paragraph-rsid="0441fa0f"/>
    </style:style>
    <style:style style:name="P405" style:family="paragraph" style:parent-style-name="Table_20_Contents">
      <style:text-properties officeooo:rsid="03c56652" officeooo:paragraph-rsid="03c4a6e2"/>
    </style:style>
    <style:style style:name="P406" style:family="paragraph" style:parent-style-name="Table_20_Contents">
      <style:text-properties officeooo:rsid="0441fa0f" officeooo:paragraph-rsid="0441fa0f"/>
    </style:style>
    <style:style style:name="P407" style:family="paragraph" style:parent-style-name="Table_20_Contents">
      <style:text-properties officeooo:rsid="0441fa0f" officeooo:paragraph-rsid="0442e8b0"/>
    </style:style>
    <style:style style:name="P408" style:family="paragraph" style:parent-style-name="IndentHang">
      <style:text-properties officeooo:rsid="037c63d6" officeooo:paragraph-rsid="037c63d6"/>
    </style:style>
    <style:style style:name="P409" style:family="paragraph" style:parent-style-name="IndentHang">
      <style:text-properties officeooo:paragraph-rsid="039c7c88"/>
    </style:style>
    <style:style style:name="P410" style:family="paragraph" style:parent-style-name="IndentHang">
      <style:text-properties officeooo:paragraph-rsid="047884be"/>
    </style:style>
    <style:style style:name="P411"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412" style:family="paragraph" style:parent-style-name="Standard">
      <style:paragraph-properties fo:margin-top="0in" fo:margin-bottom="0in" loext:contextual-spacing="false"/>
      <style:text-properties fo:font-size="7pt" officeooo:rsid="02683914" officeooo:paragraph-rsid="02683914" style:font-size-asian="7pt" style:font-size-complex="7pt"/>
    </style:style>
    <style:style style:name="P413" style:family="paragraph" style:parent-style-name="Standard">
      <style:paragraph-properties fo:margin-top="0in" fo:margin-bottom="0in" loext:contextual-spacing="false"/>
      <style:text-properties fo:font-size="7pt" officeooo:rsid="028ad7b0" officeooo:paragraph-rsid="028ad7b0" style:font-size-asian="7pt" style:font-size-complex="7pt"/>
    </style:style>
    <style:style style:name="P414" style:family="paragraph" style:parent-style-name="Standard">
      <style:paragraph-properties fo:margin-top="0in" fo:margin-bottom="0in" loext:contextual-spacing="false"/>
      <style:text-properties fo:font-size="7pt" officeooo:rsid="02af0edf" officeooo:paragraph-rsid="02af0edf" style:font-size-asian="7pt" style:font-size-complex="7pt"/>
    </style:style>
    <style:style style:name="P415" style:family="paragraph" style:parent-style-name="Standard">
      <style:paragraph-properties fo:margin-top="0in" fo:margin-bottom="0in" loext:contextual-spacing="false"/>
      <style:text-properties fo:font-size="7pt" officeooo:rsid="030d0b07" officeooo:paragraph-rsid="030d0b07" style:font-size-asian="7pt" style:font-size-complex="7pt"/>
    </style:style>
    <style:style style:name="P416" style:family="paragraph" style:parent-style-name="Standard">
      <style:paragraph-properties fo:margin-top="0in" fo:margin-bottom="0in" loext:contextual-spacing="false"/>
      <style:text-properties fo:font-size="7pt" officeooo:rsid="030eac6e" officeooo:paragraph-rsid="030eac6e" style:font-size-asian="7pt" style:font-size-complex="7pt"/>
    </style:style>
    <style:style style:name="P417" style:family="paragraph" style:parent-style-name="Standard">
      <style:paragraph-properties fo:margin-top="0in" fo:margin-bottom="0in" loext:contextual-spacing="false"/>
      <style:text-properties fo:font-size="7pt" officeooo:rsid="031bb5f1" officeooo:paragraph-rsid="031bb5f1" style:font-size-asian="7pt" style:font-size-complex="7pt"/>
    </style:style>
    <style:style style:name="P418" style:family="paragraph" style:parent-style-name="Standard">
      <style:paragraph-properties fo:margin-top="0in" fo:margin-bottom="0in" loext:contextual-spacing="false"/>
      <style:text-properties fo:font-size="7pt" officeooo:rsid="03348abe" officeooo:paragraph-rsid="03348abe" style:font-size-asian="7pt" style:font-size-complex="7pt"/>
    </style:style>
    <style:style style:name="P419" style:family="paragraph" style:parent-style-name="Standard">
      <style:paragraph-properties fo:margin-top="0in" fo:margin-bottom="0in" loext:contextual-spacing="false"/>
      <style:text-properties fo:font-size="7pt" officeooo:rsid="035174b6" officeooo:paragraph-rsid="035174b6" style:font-size-asian="7pt" style:font-size-complex="7pt"/>
    </style:style>
    <style:style style:name="P420" style:family="paragraph" style:parent-style-name="Standard">
      <style:paragraph-properties fo:margin-top="0in" fo:margin-bottom="0in" loext:contextual-spacing="false"/>
      <style:text-properties fo:font-size="7pt" officeooo:rsid="04866f75" officeooo:paragraph-rsid="04866f75" style:font-size-asian="7pt" style:font-size-complex="7pt"/>
    </style:style>
    <style:style style:name="P421" style:family="paragraph" style:parent-style-name="Standard">
      <style:paragraph-properties fo:margin-top="0in" fo:margin-bottom="0in" loext:contextual-spacing="false" fo:orphans="0" fo:widows="0"/>
      <style:text-properties officeooo:paragraph-rsid="0213e52b"/>
    </style:style>
    <style:style style:name="P422" style:family="paragraph" style:parent-style-name="Standard">
      <style:paragraph-properties fo:margin-top="0in" fo:margin-bottom="0in" loext:contextual-spacing="false"/>
      <style:text-properties officeooo:paragraph-rsid="0213e52b"/>
    </style:style>
    <style:style style:name="P423" style:family="paragraph" style:parent-style-name="Standard">
      <style:paragraph-properties fo:margin-top="0in" fo:margin-bottom="0in" loext:contextual-spacing="false"/>
      <style:text-properties officeooo:rsid="0217c8b6" officeooo:paragraph-rsid="0217c8b6"/>
    </style:style>
    <style:style style:name="P424"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425" style:family="paragraph" style:parent-style-name="Standard">
      <style:paragraph-properties fo:keep-with-next="always"/>
      <style:text-properties officeooo:rsid="021bf619" officeooo:paragraph-rsid="021bf619"/>
    </style:style>
    <style:style style:name="P426" style:family="paragraph" style:parent-style-name="Standard">
      <style:paragraph-properties fo:text-align="center" style:justify-single-word="false" fo:keep-with-next="always"/>
      <style:text-properties officeooo:rsid="031de3c0" officeooo:paragraph-rsid="031de3c0"/>
    </style:style>
    <style:style style:name="P427" style:family="paragraph" style:parent-style-name="Standard">
      <style:paragraph-properties fo:text-align="center" style:justify-single-word="false" fo:keep-with-next="always"/>
      <style:text-properties officeooo:rsid="031f60c5" officeooo:paragraph-rsid="031f60c5"/>
    </style:style>
    <style:style style:name="P428" style:family="paragraph" style:parent-style-name="Standard">
      <style:paragraph-properties fo:keep-with-next="always"/>
      <style:text-properties officeooo:rsid="031f60c5" officeooo:paragraph-rsid="021bf619"/>
    </style:style>
    <style:style style:name="P429" style:family="paragraph" style:parent-style-name="Standard">
      <style:paragraph-properties fo:margin-top="0in" fo:margin-bottom="0.1665in" loext:contextual-spacing="false"/>
      <style:text-properties officeooo:paragraph-rsid="0213e52b"/>
    </style:style>
    <style:style style:name="P430" style:family="paragraph" style:parent-style-name="Body">
      <style:paragraph-properties fo:margin-top="0.0555in" fo:margin-bottom="0.1665in" loext:contextual-spacing="false"/>
      <style:text-properties officeooo:paragraph-rsid="0213e52b"/>
    </style:style>
    <style:style style:name="P431" style:family="paragraph" style:parent-style-name="Contents_20_1">
      <style:paragraph-properties fo:text-align="center" style:justify-single-word="false" fo:break-before="page"/>
      <style:text-properties officeooo:paragraph-rsid="0213e52b"/>
    </style:style>
    <style:style style:name="P432" style:family="paragraph" style:parent-style-name="Table_20_Heading">
      <style:text-properties fo:font-size="11pt" officeooo:rsid="02e13a9c" officeooo:paragraph-rsid="02e13a9c" style:font-size-asian="11pt" style:font-size-complex="11pt"/>
    </style:style>
    <style:style style:name="P433" style:family="paragraph" style:parent-style-name="Table_20_Heading">
      <style:text-properties fo:font-size="11pt" officeooo:rsid="02e13a9c" officeooo:paragraph-rsid="0441fa0f" style:font-size-asian="11pt" style:font-size-complex="11pt"/>
    </style:style>
    <style:style style:name="P434" style:family="paragraph" style:parent-style-name="Table_20_Heading">
      <style:paragraph-properties fo:text-align="center" style:justify-single-word="false"/>
      <style:text-properties fo:font-size="11pt" style:font-size-asian="11pt" style:font-size-complex="11pt"/>
    </style:style>
    <style:style style:name="P435" style:family="paragraph" style:parent-style-name="Table_20_Heading">
      <style:text-properties fo:font-size="11pt" officeooo:rsid="0441fa0f" officeooo:paragraph-rsid="0441fa0f" style:font-size-asian="11pt" style:font-size-complex="11pt"/>
    </style:style>
    <style:style style:name="P436" style:family="paragraph" style:parent-style-name="Table_20_Heading">
      <style:paragraph-properties fo:text-align="center" style:justify-single-word="false"/>
      <style:text-properties fo:font-size="11pt" fo:font-weight="bold" style:font-size-asian="11pt" style:font-weight-asian="bold" style:font-size-complex="11pt" style:font-weight-complex="bold"/>
    </style:style>
    <style:style style:name="P437" style:family="paragraph" style:parent-style-name="Table_20_Heading">
      <style:paragraph-properties fo:text-align="center" style:justify-single-word="false"/>
    </style:style>
    <style:style style:name="P438" style:family="paragraph" style:parent-style-name="Standard">
      <style:paragraph-properties fo:margin-top="0.05in" fo:margin-bottom="0.05in" loext:contextual-spacing="false" fo:text-align="start" style:justify-single-word="false" fo:orphans="2" fo:widows="2" style:writing-mode="lr-tb"/>
      <style:text-properties officeooo:rsid="033ac55b" officeooo:paragraph-rsid="033bc30c"/>
    </style:style>
    <style:style style:name="P439" style:family="paragraph" style:parent-style-name="Standard">
      <style:paragraph-properties fo:margin-top="0.05in" fo:margin-bottom="0.05in" loext:contextual-spacing="false" fo:text-align="start" style:justify-single-word="false" fo:orphans="2" fo:widows="2" style:writing-mode="lr-tb"/>
      <style:text-properties officeooo:rsid="033bc30c" officeooo:paragraph-rsid="033bc30c"/>
    </style:style>
    <style:style style:name="P440" style:family="paragraph" style:parent-style-name="Standard">
      <style:paragraph-properties fo:margin-top="0.0417in" fo:margin-bottom="0.0417in" loext:contextual-spacing="false" fo:text-align="center" style:justify-single-word="false" fo:keep-with-next="always"/>
      <style:text-properties officeooo:paragraph-rsid="035263fa"/>
    </style:style>
    <style:style style:name="P441" style:family="paragraph" style:parent-style-name="IndentHang">
      <style:paragraph-properties fo:margin-left="0in" fo:margin-right="0in" fo:text-indent="0in" style:auto-text-indent="false"/>
      <style:text-properties officeooo:rsid="039c7c88" officeooo:paragraph-rsid="047884be"/>
    </style:style>
    <style:style style:name="P442" style:family="paragraph" style:parent-style-name="Table_20_Caption_20__28_before_29_">
      <style:text-properties officeooo:rsid="03fd4d1c" officeooo:paragraph-rsid="03fd4d1c"/>
    </style:style>
    <style:style style:name="P443" style:family="paragraph" style:parent-style-name="Contents_20_3">
      <style:paragraph-properties>
        <style:tab-stops>
          <style:tab-stop style:position="6.5in" style:type="right" style:leader-style="dotted" style:leader-text="."/>
        </style:tab-stops>
      </style:paragraph-properties>
    </style:style>
    <style:style style:name="P444" style:family="paragraph" style:parent-style-name="List_20_3" style:list-style-name="L1"/>
    <style:style style:name="P445" style:family="paragraph" style:parent-style-name="Text_20_body">
      <style:text-properties fo:font-size="9pt" style:font-size-asian="9pt" style:font-size-complex="9pt"/>
    </style:style>
    <style:style style:name="P446" style:family="paragraph" style:parent-style-name="Heading_20_3">
      <style:text-properties officeooo:paragraph-rsid="034c3f8e"/>
    </style:style>
    <style:style style:name="P447" style:family="paragraph" style:parent-style-name="Heading_20_3">
      <style:text-properties officeooo:rsid="029429d8" officeooo:paragraph-rsid="029429d8"/>
    </style:style>
    <style:style style:name="P448" style:family="paragraph" style:parent-style-name="Heading_20_3">
      <style:text-properties officeooo:rsid="02977377" officeooo:paragraph-rsid="029429d8"/>
    </style:style>
    <style:style style:name="P449" style:family="paragraph" style:parent-style-name="Heading_20_3">
      <style:text-properties officeooo:rsid="03e518b7" officeooo:paragraph-rsid="03e518b7"/>
    </style:style>
    <style:style style:name="P450" style:family="paragraph" style:parent-style-name="Heading_20_3">
      <style:text-properties officeooo:rsid="02825b59" officeooo:paragraph-rsid="02825b59"/>
    </style:style>
    <style:style style:name="P451" style:family="paragraph" style:parent-style-name="Heading_20_3">
      <style:text-properties officeooo:rsid="027c3837" officeooo:paragraph-rsid="02825b59"/>
    </style:style>
    <style:style style:name="P452" style:family="paragraph" style:parent-style-name="Heading_20_3">
      <style:text-properties officeooo:rsid="0283ac84" officeooo:paragraph-rsid="0283ac84"/>
    </style:style>
    <style:style style:name="P453" style:family="paragraph" style:parent-style-name="Heading_20_3">
      <style:text-properties officeooo:rsid="02857f57" officeooo:paragraph-rsid="02857f57"/>
    </style:style>
    <style:style style:name="P454" style:family="paragraph" style:parent-style-name="Heading_20_3">
      <style:text-properties officeooo:rsid="023b3c70" officeooo:paragraph-rsid="023b3c70"/>
    </style:style>
    <style:style style:name="P455" style:family="paragraph" style:parent-style-name="Heading_20_3">
      <style:text-properties officeooo:rsid="0480dd6c" officeooo:paragraph-rsid="0480dd6c"/>
    </style:style>
    <style:style style:name="P456" style:family="paragraph" style:parent-style-name="Heading_20_3">
      <style:text-properties officeooo:rsid="03830699" officeooo:paragraph-rsid="03830699"/>
    </style:style>
    <style:style style:name="P457" style:family="paragraph" style:parent-style-name="Heading_20_3">
      <style:text-properties officeooo:rsid="0370ad92" officeooo:paragraph-rsid="0370ad92"/>
    </style:style>
    <style:style style:name="P458" style:family="paragraph" style:parent-style-name="Heading_20_3">
      <style:text-properties officeooo:rsid="02465609" officeooo:paragraph-rsid="02465609"/>
    </style:style>
    <style:style style:name="P459" style:family="paragraph" style:parent-style-name="Heading_20_3">
      <style:text-properties officeooo:rsid="02465609" officeooo:paragraph-rsid="02d82421"/>
    </style:style>
    <style:style style:name="P460" style:family="paragraph" style:parent-style-name="Heading_20_3">
      <style:text-properties officeooo:rsid="03c8f286" officeooo:paragraph-rsid="03c8f286"/>
    </style:style>
    <style:style style:name="P461" style:family="paragraph" style:parent-style-name="Heading_20_3">
      <style:text-properties officeooo:rsid="028eb425"/>
    </style:style>
    <style:style style:name="P462" style:family="paragraph" style:parent-style-name="Heading_20_3">
      <style:text-properties officeooo:rsid="029224d0" officeooo:paragraph-rsid="029224d0"/>
    </style:style>
    <style:style style:name="P463" style:family="paragraph" style:parent-style-name="Heading_20_3">
      <style:text-properties officeooo:rsid="02a0a385" officeooo:paragraph-rsid="02a0a385"/>
    </style:style>
    <style:style style:name="P464" style:family="paragraph" style:parent-style-name="Heading_20_3">
      <style:text-properties officeooo:rsid="02ad9635" officeooo:paragraph-rsid="02ad9635"/>
    </style:style>
    <style:style style:name="P465" style:family="paragraph" style:parent-style-name="Heading_20_2">
      <style:text-properties officeooo:rsid="02768a76" officeooo:paragraph-rsid="02768a76"/>
    </style:style>
    <style:style style:name="P466" style:family="paragraph" style:parent-style-name="Heading_20_2">
      <style:text-properties officeooo:rsid="02725607" officeooo:paragraph-rsid="02725607"/>
    </style:style>
    <style:style style:name="P467" style:family="paragraph" style:parent-style-name="Heading_20_2">
      <style:text-properties officeooo:rsid="022247d8" officeooo:paragraph-rsid="022247d8"/>
    </style:style>
    <style:style style:name="P468" style:family="paragraph" style:parent-style-name="Heading_20_2">
      <style:text-properties officeooo:rsid="02b27670" officeooo:paragraph-rsid="02b27670"/>
    </style:style>
    <style:style style:name="P469" style:family="paragraph" style:parent-style-name="Heading_20_2">
      <style:text-properties officeooo:rsid="02273681" officeooo:paragraph-rsid="02273681"/>
    </style:style>
    <style:style style:name="P470" style:family="paragraph" style:parent-style-name="Heading_20_2">
      <style:text-properties officeooo:paragraph-rsid="02273681"/>
    </style:style>
    <style:style style:name="P471" style:family="paragraph" style:parent-style-name="List_20_Number" style:list-style-name="Numbering_20_1"/>
    <style:style style:name="P472" style:family="paragraph" style:parent-style-name="List_20_Number">
      <style:text-properties officeooo:paragraph-rsid="02ce3115"/>
    </style:style>
    <style:style style:name="P473" style:family="paragraph" style:parent-style-name="Body">
      <style:text-properties officeooo:rsid="02761282" officeooo:paragraph-rsid="042a2329"/>
    </style:style>
    <style:style style:name="P474" style:family="paragraph" style:parent-style-name="Body">
      <style:text-properties officeooo:rsid="03d05e42" officeooo:paragraph-rsid="03d05e42"/>
    </style:style>
    <style:style style:name="P475" style:family="paragraph" style:parent-style-name="Body">
      <style:text-properties officeooo:rsid="02d080c1" officeooo:paragraph-rsid="03d05e42"/>
    </style:style>
    <style:style style:name="P476" style:family="paragraph" style:parent-style-name="Body">
      <style:text-properties officeooo:rsid="0217c8b6" officeooo:paragraph-rsid="0427976d"/>
    </style:style>
    <style:style style:name="P477" style:family="paragraph" style:parent-style-name="Body">
      <style:text-properties officeooo:rsid="0217c8b6" officeooo:paragraph-rsid="0217c8b6"/>
    </style:style>
    <style:style style:name="P478" style:family="paragraph" style:parent-style-name="Body">
      <style:text-properties officeooo:rsid="02737181" officeooo:paragraph-rsid="02737181"/>
    </style:style>
    <style:style style:name="P479" style:family="paragraph" style:parent-style-name="Body">
      <style:text-properties officeooo:rsid="0273a4be" officeooo:paragraph-rsid="0273a4be"/>
    </style:style>
    <style:style style:name="P480" style:family="paragraph" style:parent-style-name="Body">
      <style:text-properties officeooo:rsid="0275a4b8" officeooo:paragraph-rsid="042829d0"/>
    </style:style>
    <style:style style:name="P481" style:family="paragraph" style:parent-style-name="Body">
      <style:text-properties officeooo:rsid="0275a4b8" officeooo:paragraph-rsid="0275a4b8"/>
    </style:style>
    <style:style style:name="P482" style:family="paragraph" style:parent-style-name="Body">
      <style:text-properties officeooo:rsid="02825b59" officeooo:paragraph-rsid="02825b59"/>
    </style:style>
    <style:style style:name="P483" style:family="paragraph" style:parent-style-name="Body">
      <style:text-properties officeooo:rsid="0283ac84" officeooo:paragraph-rsid="0283ac84"/>
    </style:style>
    <style:style style:name="P484" style:family="paragraph" style:parent-style-name="Body">
      <style:text-properties officeooo:rsid="028a5074" officeooo:paragraph-rsid="028a5074"/>
    </style:style>
    <style:style style:name="P485" style:family="paragraph" style:parent-style-name="Body">
      <style:text-properties officeooo:rsid="03d79920" officeooo:paragraph-rsid="03d79920"/>
    </style:style>
    <style:style style:name="P486" style:family="paragraph" style:parent-style-name="Body">
      <style:text-properties officeooo:rsid="02409fde" officeooo:paragraph-rsid="02409fde"/>
    </style:style>
    <style:style style:name="P487" style:family="paragraph" style:parent-style-name="Body">
      <style:text-properties officeooo:rsid="02b18f13" officeooo:paragraph-rsid="02b18f13"/>
    </style:style>
    <style:style style:name="P488" style:family="paragraph" style:parent-style-name="Body">
      <style:text-properties officeooo:rsid="02b18f13" officeooo:paragraph-rsid="02b27670"/>
    </style:style>
    <style:style style:name="P489" style:family="paragraph" style:parent-style-name="Body">
      <style:text-properties officeooo:rsid="02b27670" officeooo:paragraph-rsid="02b27670"/>
    </style:style>
    <style:style style:name="P490" style:family="paragraph" style:parent-style-name="Body">
      <style:text-properties officeooo:rsid="02415a20" officeooo:paragraph-rsid="02415a20"/>
    </style:style>
    <style:style style:name="P491" style:family="paragraph" style:parent-style-name="Body">
      <style:text-properties officeooo:rsid="02bfc0d4" officeooo:paragraph-rsid="02bfc0d4"/>
    </style:style>
    <style:style style:name="P492" style:family="paragraph" style:parent-style-name="Body">
      <style:text-properties officeooo:rsid="02c38cce" officeooo:paragraph-rsid="02c38cce"/>
    </style:style>
    <style:style style:name="P493" style:family="paragraph" style:parent-style-name="Body">
      <style:text-properties officeooo:rsid="02d9131c" officeooo:paragraph-rsid="045f234d"/>
    </style:style>
    <style:style style:name="P494" style:family="paragraph" style:parent-style-name="Body">
      <style:text-properties officeooo:rsid="02da5f6d" officeooo:paragraph-rsid="02da5f6d"/>
    </style:style>
    <style:style style:name="P495" style:family="paragraph" style:parent-style-name="Body">
      <style:text-properties officeooo:paragraph-rsid="02cfd644"/>
    </style:style>
    <style:style style:name="P496" style:family="paragraph" style:parent-style-name="Body">
      <style:text-properties officeooo:rsid="03bfd171" officeooo:paragraph-rsid="03c6a8bb"/>
    </style:style>
    <style:style style:name="P497" style:family="paragraph" style:parent-style-name="Body">
      <style:text-properties officeooo:rsid="02e41504" officeooo:paragraph-rsid="02e5dc02"/>
    </style:style>
    <style:style style:name="P498" style:family="paragraph" style:parent-style-name="Body">
      <style:text-properties officeooo:rsid="02eb58b3" officeooo:paragraph-rsid="02eb58b3"/>
    </style:style>
    <style:style style:name="P499" style:family="paragraph" style:parent-style-name="Body">
      <style:text-properties officeooo:rsid="0350e2fc" officeooo:paragraph-rsid="0350e2fc"/>
    </style:style>
    <style:style style:name="P500" style:family="paragraph" style:parent-style-name="Body">
      <style:text-properties officeooo:rsid="03e518b7" officeooo:paragraph-rsid="048e6495"/>
    </style:style>
    <style:style style:name="P501" style:family="paragraph" style:parent-style-name="Body">
      <style:text-properties officeooo:rsid="03e64d99" officeooo:paragraph-rsid="049280c5"/>
    </style:style>
    <style:style style:name="P502" style:family="paragraph" style:parent-style-name="Heading_20_4">
      <style:text-properties officeooo:paragraph-rsid="042baec1"/>
    </style:style>
    <style:style style:name="P503" style:family="paragraph" style:parent-style-name="Heading_20_4">
      <style:text-properties officeooo:rsid="038664aa" officeooo:paragraph-rsid="038664aa"/>
    </style:style>
    <style:style style:name="P504" style:family="paragraph" style:parent-style-name="Heading_20_4">
      <style:text-properties officeooo:rsid="039a1090" officeooo:paragraph-rsid="039a1090"/>
    </style:style>
    <style:style style:name="P505" style:family="paragraph" style:parent-style-name="Heading_20_4">
      <style:text-properties officeooo:rsid="02d82421" officeooo:paragraph-rsid="02d82421"/>
    </style:style>
    <style:style style:name="P506" style:family="paragraph" style:parent-style-name="Heading_20_4">
      <style:text-properties officeooo:rsid="03a98ad9" officeooo:paragraph-rsid="03a98ad9"/>
    </style:style>
    <style:style style:name="P507" style:family="paragraph" style:parent-style-name="Heading_20_4">
      <style:text-properties officeooo:rsid="02c92945" officeooo:paragraph-rsid="02c92945"/>
    </style:style>
    <style:style style:name="P508" style:family="paragraph" style:parent-style-name="Heading_20_4">
      <style:text-properties officeooo:rsid="03be42c4" officeooo:paragraph-rsid="03be42c4"/>
    </style:style>
    <style:style style:name="P509" style:family="paragraph" style:parent-style-name="Heading_20_4">
      <style:text-properties officeooo:rsid="02e5dc02"/>
    </style:style>
    <style:style style:name="P510" style:family="paragraph" style:parent-style-name="Heading_20_4">
      <style:text-properties officeooo:rsid="049382c7" officeooo:paragraph-rsid="049382c7"/>
    </style:style>
    <style:style style:name="P511" style:family="paragraph" style:parent-style-name="Heading_20_4">
      <style:text-properties officeooo:rsid="049882b3"/>
    </style:style>
    <style:style style:name="P512" style:family="paragraph" style:parent-style-name="Heading_20_4">
      <style:text-properties officeooo:rsid="02ac0e7b"/>
    </style:style>
    <style:style style:name="P513" style:family="paragraph" style:parent-style-name="Heading_20_4">
      <style:paragraph-properties fo:break-before="page"/>
    </style:style>
    <style:style style:name="P514" style:family="paragraph" style:parent-style-name="Contents_20_2">
      <style:paragraph-properties>
        <style:tab-stops>
          <style:tab-stop style:position="6.5in" style:type="right" style:leader-style="dotted" style:leader-text="."/>
        </style:tab-stops>
      </style:paragraph-properties>
    </style:style>
    <style:style style:name="P515" style:family="paragraph" style:parent-style-name="List_20_Bullet" style:list-style-name="WWNum32"/>
    <style:style style:name="P516" style:family="paragraph" style:parent-style-name="List_20_Bullet" style:list-style-name="WWNum32">
      <style:text-properties officeooo:paragraph-rsid="02b27670"/>
    </style:style>
    <style:style style:name="P517" style:family="paragraph" style:parent-style-name="List_20_Bullet" style:list-style-name="WWNum32">
      <style:text-properties officeooo:paragraph-rsid="045f234d"/>
    </style:style>
    <style:style style:name="P518" style:family="paragraph" style:parent-style-name="List_20_Bullet">
      <style:text-properties officeooo:rsid="0237ac82"/>
    </style:style>
    <style:style style:name="P519" style:family="paragraph" style:parent-style-name="List_20_Bullet" style:list-style-name="WWNum32">
      <style:text-properties officeooo:rsid="0237ac82"/>
    </style:style>
    <style:style style:name="P520" style:family="paragraph" style:parent-style-name="List_20_Bullet" style:list-style-name="WWNum32">
      <style:text-properties officeooo:rsid="0441cfff"/>
    </style:style>
    <style:style style:name="P521" style:family="paragraph" style:parent-style-name="List_20_Bullet" style:list-style-name="WWNum32">
      <style:text-properties officeooo:rsid="0440c6ce"/>
    </style:style>
    <style:style style:name="P522" style:family="paragraph" style:parent-style-name="List_20_Bullet" style:list-style-name="WWNum32">
      <style:text-properties officeooo:rsid="02bc8bca" officeooo:paragraph-rsid="02bc8bca"/>
    </style:style>
    <style:style style:name="P523" style:family="paragraph" style:parent-style-name="List_20_Bullet">
      <style:text-properties officeooo:rsid="02bc8bca" officeooo:paragraph-rsid="02bc8bca"/>
    </style:style>
    <style:style style:name="P524" style:family="paragraph" style:parent-style-name="List_20_Bullet" style:list-style-name="WWNum32">
      <style:text-properties officeooo:rsid="037e2bc1" officeooo:paragraph-rsid="044dee37"/>
    </style:style>
    <style:style style:name="P525" style:family="paragraph" style:parent-style-name="List_20_Bullet">
      <style:text-properties officeooo:rsid="037e2bc1" officeooo:paragraph-rsid="044dee37"/>
    </style:style>
    <style:style style:name="P526" style:family="paragraph" style:parent-style-name="List_20_Bullet">
      <style:text-properties officeooo:rsid="0275a4b8" officeooo:paragraph-rsid="0275a4b8"/>
    </style:style>
    <style:style style:name="P527" style:family="paragraph" style:parent-style-name="List_20_Bullet">
      <style:text-properties officeooo:paragraph-rsid="027d2424"/>
    </style:style>
    <style:style style:name="P528" style:family="paragraph" style:parent-style-name="List_20_Bullet">
      <style:text-properties officeooo:rsid="0282acf6" officeooo:paragraph-rsid="0282acf6"/>
    </style:style>
    <style:style style:name="P529" style:family="paragraph" style:parent-style-name="List_20_Bullet">
      <style:text-properties officeooo:paragraph-rsid="0430cbf1"/>
    </style:style>
    <style:style style:name="P530" style:family="paragraph" style:parent-style-name="List_20_Bullet">
      <style:text-properties officeooo:rsid="022a889a" officeooo:paragraph-rsid="022a889a"/>
    </style:style>
    <style:style style:name="P531" style:family="paragraph" style:parent-style-name="List_20_Bullet">
      <style:text-properties officeooo:rsid="02555aac" officeooo:paragraph-rsid="02555aac"/>
    </style:style>
    <style:style style:name="P532" style:family="paragraph" style:parent-style-name="List_20_Bullet">
      <style:text-properties officeooo:rsid="043a4cc3" officeooo:paragraph-rsid="043a4cc3"/>
    </style:style>
    <style:style style:name="P533" style:family="paragraph" style:parent-style-name="List_20_Bullet">
      <style:text-properties officeooo:rsid="02397b92" officeooo:paragraph-rsid="02397b92"/>
    </style:style>
    <style:style style:name="P534" style:family="paragraph" style:parent-style-name="List_20_Bullet">
      <style:text-properties officeooo:rsid="035ab45b" officeooo:paragraph-rsid="035ab45b"/>
    </style:style>
    <style:style style:name="P535" style:family="paragraph" style:parent-style-name="List_20_Bullet">
      <style:text-properties officeooo:paragraph-rsid="035ab45b"/>
    </style:style>
    <style:style style:name="P536" style:family="paragraph" style:parent-style-name="List_20_Bullet">
      <style:text-properties officeooo:paragraph-rsid="02b27670"/>
    </style:style>
    <style:style style:name="P537" style:family="paragraph" style:parent-style-name="List_20_Bullet">
      <style:text-properties officeooo:rsid="043fb4f7" officeooo:paragraph-rsid="043fb4f7"/>
    </style:style>
    <style:style style:name="P538" style:family="paragraph" style:parent-style-name="List_20_Bullet">
      <style:text-properties officeooo:rsid="04456dd2" officeooo:paragraph-rsid="04456dd2"/>
    </style:style>
    <style:style style:name="P539" style:family="paragraph" style:parent-style-name="List_20_Bullet">
      <style:text-properties officeooo:rsid="044dee37" officeooo:paragraph-rsid="044dee37"/>
    </style:style>
    <style:style style:name="P540" style:family="paragraph" style:parent-style-name="List_20_Bullet">
      <style:text-properties officeooo:rsid="044dee37" officeooo:paragraph-rsid="044f740e"/>
    </style:style>
    <style:style style:name="P541" style:family="paragraph" style:parent-style-name="List_20_Bullet">
      <style:text-properties officeooo:rsid="044f740e" officeooo:paragraph-rsid="044f740e"/>
    </style:style>
    <style:style style:name="P542" style:family="paragraph" style:parent-style-name="List_20_Bullet">
      <style:text-properties officeooo:paragraph-rsid="044dee37"/>
    </style:style>
    <style:style style:name="P543" style:family="paragraph" style:parent-style-name="List_20_Bullet">
      <style:text-properties officeooo:paragraph-rsid="044f740e"/>
    </style:style>
    <style:style style:name="P544" style:family="paragraph" style:parent-style-name="List_20_Bullet">
      <style:text-properties officeooo:rsid="0452d022" officeooo:paragraph-rsid="0452d022"/>
    </style:style>
    <style:style style:name="P545" style:family="paragraph" style:parent-style-name="List_20_Bullet">
      <style:text-properties officeooo:rsid="02d080c1" officeooo:paragraph-rsid="02d080c1"/>
    </style:style>
    <style:style style:name="P546" style:family="paragraph" style:parent-style-name="List_20_Bullet">
      <style:text-properties officeooo:rsid="0394e07d" officeooo:paragraph-rsid="0394e07d"/>
    </style:style>
    <style:style style:name="P547" style:family="paragraph" style:parent-style-name="List_20_Bullet">
      <style:text-properties officeooo:paragraph-rsid="045f234d"/>
    </style:style>
    <style:style style:name="P548" style:family="paragraph" style:parent-style-name="List_20_Bullet">
      <style:text-properties officeooo:rsid="029224d0" officeooo:paragraph-rsid="029224d0"/>
    </style:style>
    <style:style style:name="P549" style:family="paragraph" style:parent-style-name="List_20_Bullet">
      <style:text-properties officeooo:rsid="048ff035" officeooo:paragraph-rsid="048ff035"/>
    </style:style>
    <style:style style:name="P550" style:family="paragraph" style:parent-style-name="List_20_Bullet">
      <style:text-properties officeooo:rsid="049882b3" officeooo:paragraph-rsid="049882b3"/>
    </style:style>
    <style:style style:name="P551" style:family="paragraph" style:parent-style-name="List_20_Bullet">
      <style:text-properties officeooo:rsid="049a6c9b" officeooo:paragraph-rsid="049a6c9b"/>
    </style:style>
    <style:style style:name="P552" style:family="paragraph" style:parent-style-name="List_20_Bullet">
      <style:paragraph-properties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553" style:family="paragraph" style:parent-style-name="Contents_20_1">
      <style:paragraph-properties>
        <style:tab-stops>
          <style:tab-stop style:position="6.5in" style:type="right" style:leader-style="dotted" style:leader-text="."/>
        </style:tab-stops>
      </style:paragraph-properties>
    </style:style>
    <style:style style:name="P554" style:family="paragraph" style:parent-style-name="Code">
      <style:text-properties fo:font-size="11pt" style:font-size-asian="11pt" style:font-size-complex="11pt"/>
    </style:style>
    <style:style style:name="P555" style:family="paragraph" style:parent-style-name="Code">
      <style:text-properties fo:font-size="11pt" officeooo:rsid="02ee680f" officeooo:paragraph-rsid="02ee680f" style:font-size-asian="11pt" style:font-size-complex="11pt"/>
    </style:style>
    <style:style style:name="P556" style:family="paragraph" style:parent-style-name="Code">
      <style:text-properties fo:font-size="11pt" officeooo:rsid="02ee680f" officeooo:paragraph-rsid="0350e2fc" style:font-size-asian="11pt" style:font-size-complex="11pt"/>
    </style:style>
    <style:style style:name="P557" style:family="paragraph" style:parent-style-name="Code">
      <style:text-properties officeooo:rsid="02ee680f" officeooo:paragraph-rsid="0350e2fc"/>
    </style:style>
    <style:style style:name="P558" style:family="paragraph" style:parent-style-name="Code">
      <style:text-properties officeooo:paragraph-rsid="046da9df"/>
    </style:style>
    <style:style style:name="P559" style:family="paragraph" style:parent-style-name="Standard">
      <style:text-properties officeooo:rsid="02281659" officeooo:paragraph-rsid="02281659"/>
    </style:style>
    <style:style style:name="P560" style:family="paragraph" style:parent-style-name="Standard">
      <style:text-properties officeooo:rsid="0235fd3e" officeooo:paragraph-rsid="034bcafc"/>
    </style:style>
    <style:style style:name="P561" style:family="paragraph" style:parent-style-name="Standard">
      <style:text-properties officeooo:rsid="0230f928" officeooo:paragraph-rsid="034c3f8e"/>
    </style:style>
    <style:style style:name="P562" style:family="paragraph" style:parent-style-name="Standard">
      <style:text-properties officeooo:rsid="03a2263d" officeooo:paragraph-rsid="03a2263d"/>
    </style:style>
    <style:style style:name="P563" style:family="paragraph" style:parent-style-name="Standard">
      <style:text-properties officeooo:rsid="02c45428" officeooo:paragraph-rsid="02c45428"/>
    </style:style>
    <style:style style:name="P564" style:family="paragraph" style:parent-style-name="Standard">
      <style:text-properties officeooo:rsid="039ae579" officeooo:paragraph-rsid="04175c36"/>
    </style:style>
    <style:style style:name="P565" style:family="paragraph" style:parent-style-name="Standard">
      <style:text-properties officeooo:rsid="02dce953" officeooo:paragraph-rsid="04175c36"/>
    </style:style>
    <style:style style:name="P566" style:family="paragraph" style:parent-style-name="Standard">
      <style:text-properties officeooo:rsid="021f7a44" officeooo:paragraph-rsid="021f7a44"/>
    </style:style>
    <style:style style:name="P567" style:family="paragraph" style:parent-style-name="Standard">
      <style:text-properties officeooo:paragraph-rsid="02737181"/>
    </style:style>
    <style:style style:name="P568" style:family="paragraph" style:parent-style-name="Standard">
      <style:text-properties officeooo:rsid="02825b59" officeooo:paragraph-rsid="042baec1"/>
    </style:style>
    <style:style style:name="P569" style:family="paragraph" style:parent-style-name="Standard">
      <style:text-properties officeooo:rsid="0283ac84" officeooo:paragraph-rsid="0283ac84"/>
    </style:style>
    <style:style style:name="P570" style:family="paragraph" style:parent-style-name="Standard">
      <style:text-properties officeooo:rsid="0283b9fd" officeooo:paragraph-rsid="0283b9fd"/>
    </style:style>
    <style:style style:name="P571" style:family="paragraph" style:parent-style-name="Standard">
      <style:text-properties officeooo:rsid="022a889a" officeooo:paragraph-rsid="03452d6c"/>
    </style:style>
    <style:style style:name="P572" style:family="paragraph" style:parent-style-name="Standard">
      <style:text-properties officeooo:paragraph-rsid="04344033"/>
    </style:style>
    <style:style style:name="P573" style:family="paragraph" style:parent-style-name="Standard">
      <style:text-properties officeooo:paragraph-rsid="034a8a7a"/>
    </style:style>
    <style:style style:name="P574" style:family="paragraph" style:parent-style-name="Standard">
      <style:text-properties officeooo:rsid="0237ac82" officeooo:paragraph-rsid="0237ac82"/>
    </style:style>
    <style:style style:name="P575" style:family="paragraph" style:parent-style-name="Standard">
      <style:text-properties officeooo:rsid="022ab484" officeooo:paragraph-rsid="03556865"/>
    </style:style>
    <style:style style:name="P576" style:family="paragraph" style:parent-style-name="Standard">
      <style:text-properties officeooo:rsid="033da4e4" officeooo:paragraph-rsid="034c3f8e"/>
    </style:style>
    <style:style style:name="P577" style:family="paragraph" style:parent-style-name="Standard">
      <style:text-properties officeooo:rsid="023b3c70" officeooo:paragraph-rsid="023b3c70"/>
    </style:style>
    <style:style style:name="P578" style:family="paragraph" style:parent-style-name="Standard">
      <style:text-properties officeooo:rsid="02c4b81e" officeooo:paragraph-rsid="037e6136"/>
    </style:style>
    <style:style style:name="P579" style:family="paragraph" style:parent-style-name="Standard">
      <style:text-properties officeooo:rsid="02c4b81e" officeooo:paragraph-rsid="02c4b81e"/>
    </style:style>
    <style:style style:name="P580" style:family="paragraph" style:parent-style-name="Standard">
      <style:text-properties officeooo:rsid="039db0c7" officeooo:paragraph-rsid="039db0c7"/>
    </style:style>
    <style:style style:name="P581" style:family="paragraph" style:parent-style-name="Standard">
      <style:text-properties officeooo:paragraph-rsid="039dffb1"/>
    </style:style>
    <style:style style:name="P582" style:family="paragraph" style:parent-style-name="Standard">
      <style:text-properties officeooo:paragraph-rsid="03a2263d"/>
    </style:style>
    <style:style style:name="P583" style:family="paragraph" style:parent-style-name="Standard">
      <style:text-properties officeooo:rsid="02dbaf0f" officeooo:paragraph-rsid="02dbaf0f"/>
    </style:style>
    <style:style style:name="P584" style:family="paragraph" style:parent-style-name="Standard">
      <style:text-properties officeooo:rsid="03c8f286" officeooo:paragraph-rsid="03ccf4ee"/>
    </style:style>
    <style:style style:name="P585" style:family="paragraph" style:parent-style-name="Standard">
      <style:text-properties officeooo:rsid="03ccf4ee" officeooo:paragraph-rsid="03ccf4ee"/>
    </style:style>
    <style:style style:name="P586" style:family="paragraph" style:parent-style-name="Standard">
      <style:text-properties officeooo:rsid="03cd5ed4" officeooo:paragraph-rsid="03cd5ed4"/>
    </style:style>
    <style:style style:name="P587" style:family="paragraph" style:parent-style-name="Standard">
      <style:text-properties officeooo:rsid="02e747c2" officeooo:paragraph-rsid="02e747c2"/>
    </style:style>
    <style:style style:name="P588" style:family="paragraph" style:parent-style-name="Standard">
      <style:text-properties officeooo:rsid="02e8bf15" officeooo:paragraph-rsid="02e8bf15"/>
    </style:style>
    <style:style style:name="P589" style:family="paragraph" style:parent-style-name="Standard">
      <style:text-properties officeooo:rsid="02e987ac" officeooo:paragraph-rsid="02ea6572"/>
    </style:style>
    <style:style style:name="P590" style:family="paragraph" style:parent-style-name="Standard">
      <style:text-properties officeooo:rsid="02eb0e41" officeooo:paragraph-rsid="02eb0e41"/>
    </style:style>
    <style:style style:name="P591" style:family="paragraph" style:parent-style-name="Standard">
      <style:text-properties officeooo:rsid="0426c596" officeooo:paragraph-rsid="0426c596"/>
    </style:style>
    <style:style style:name="P592" style:family="paragraph" style:parent-style-name="Standard">
      <style:text-properties officeooo:rsid="02eb58b3" officeooo:paragraph-rsid="02eb58b3"/>
    </style:style>
    <style:style style:name="P593" style:family="paragraph" style:parent-style-name="Standard">
      <style:text-properties officeooo:paragraph-rsid="028d9e68"/>
    </style:style>
    <style:style style:name="P594" style:family="paragraph" style:parent-style-name="Standard">
      <style:text-properties officeooo:rsid="028d9e68" officeooo:paragraph-rsid="046da9df"/>
    </style:style>
    <style:style style:name="P595" style:family="paragraph" style:parent-style-name="Standard">
      <style:text-properties officeooo:rsid="028d9e68" officeooo:paragraph-rsid="028eb425"/>
    </style:style>
    <style:style style:name="P596" style:family="paragraph" style:parent-style-name="Standard">
      <style:text-properties officeooo:rsid="028f8487" officeooo:paragraph-rsid="02f85fad"/>
    </style:style>
    <style:style style:name="P597" style:family="paragraph" style:parent-style-name="Standard">
      <style:text-properties officeooo:rsid="029224d0" officeooo:paragraph-rsid="02925ccd"/>
    </style:style>
    <style:style style:name="P598" style:family="paragraph" style:parent-style-name="Standard">
      <style:text-properties officeooo:rsid="029429d8" officeooo:paragraph-rsid="029429d8"/>
    </style:style>
    <style:style style:name="P599" style:family="paragraph" style:parent-style-name="Standard">
      <style:text-properties officeooo:rsid="0295b1b9" officeooo:paragraph-rsid="0295b1b9"/>
    </style:style>
    <style:style style:name="P600" style:family="paragraph" style:parent-style-name="Standard">
      <style:text-properties officeooo:rsid="0294bb42" officeooo:paragraph-rsid="0294bb42"/>
    </style:style>
    <style:style style:name="P601" style:family="paragraph" style:parent-style-name="Standard">
      <style:text-properties officeooo:rsid="0304cd8e" officeooo:paragraph-rsid="0304cd8e"/>
    </style:style>
    <style:style style:name="P602" style:family="paragraph" style:parent-style-name="Standard">
      <style:text-properties officeooo:rsid="02a33bee" officeooo:paragraph-rsid="02a33bee"/>
    </style:style>
    <style:style style:name="P603" style:family="paragraph" style:parent-style-name="Standard" style:master-page-name="Standard">
      <style:paragraph-properties fo:text-align="center" style:justify-single-word="false" style:page-number="auto"/>
      <style:text-properties officeooo:paragraph-rsid="0213e52b"/>
    </style:style>
    <style:style style:name="P604" style:family="paragraph" style:parent-style-name="Standard">
      <style:paragraph-properties fo:margin-top="0in" fo:margin-bottom="0in" loext:contextual-spacing="false"/>
      <style:text-properties fo:font-size="7pt" officeooo:rsid="04a1a2b6" officeooo:paragraph-rsid="04a1a2b6" style:font-size-asian="7pt" style:font-size-complex="7pt"/>
    </style:style>
    <style:style style:name="P605" style:family="paragraph" style:parent-style-name="Standard">
      <style:paragraph-properties fo:margin-top="0.0417in" fo:margin-bottom="0.0417in" loext:contextual-spacing="false" fo:text-align="center" style:justify-single-word="false" fo:keep-with-next="always"/>
      <style:text-properties officeooo:paragraph-rsid="035263fa"/>
    </style:style>
    <style:style style:name="P606" style:family="paragraph" style:parent-style-name="Heading_20_1">
      <style:text-properties officeooo:rsid="021f7a44" officeooo:paragraph-rsid="021f7a44"/>
    </style:style>
    <style:style style:name="P607" style:family="paragraph" style:parent-style-name="Heading_20_1">
      <style:text-properties officeooo:rsid="02281659"/>
    </style:style>
    <style:style style:name="T1" style:family="text">
      <style:text-properties officeooo:rsid="0252a19d"/>
    </style:style>
    <style:style style:name="T2" style:family="text">
      <style:text-properties fo:font-size="11pt" officeooo:rsid="04b6a82c" style:font-size-asian="11pt" style:font-size-complex="11pt"/>
    </style:style>
    <style:style style:name="T3" style:family="text">
      <style:text-properties fo:font-size="11pt" officeooo:rsid="035263fa" style:font-size-asian="11pt" style:font-size-complex="11pt"/>
    </style:style>
    <style:style style:name="T4" style:family="text">
      <style:text-properties officeooo:rsid="02737181"/>
    </style:style>
    <style:style style:name="T5" style:family="text">
      <style:text-properties officeooo:rsid="02761282"/>
    </style:style>
    <style:style style:name="T6" style:family="text">
      <style:text-properties officeooo:rsid="0353f09f"/>
    </style:style>
    <style:style style:name="T7" style:family="text">
      <style:text-properties officeooo:rsid="03b9149c"/>
    </style:style>
    <style:style style:name="T8" style:family="text">
      <style:text-properties officeooo:rsid="042baec1"/>
    </style:style>
    <style:style style:name="T9" style:family="text">
      <style:text-properties officeooo:rsid="027fd680"/>
    </style:style>
    <style:style style:name="T10" style:family="text">
      <style:text-properties officeooo:rsid="02825b59"/>
    </style:style>
    <style:style style:name="T11" style:family="text">
      <style:text-properties officeooo:rsid="0280bfb9"/>
    </style:style>
    <style:style style:name="T12" style:family="text">
      <style:text-properties officeooo:rsid="042c1922"/>
    </style:style>
    <style:style style:name="T13" style:family="text">
      <style:text-properties officeooo:rsid="03382cc9"/>
    </style:style>
    <style:style style:name="T14" style:family="text">
      <style:text-properties officeooo:rsid="0338a8f6"/>
    </style:style>
    <style:style style:name="T15" style:family="text">
      <style:text-properties officeooo:rsid="02575b45"/>
    </style:style>
    <style:style style:name="T16" style:family="text">
      <style:text-properties officeooo:rsid="0434da93"/>
    </style:style>
    <style:style style:name="T17" style:family="text">
      <style:text-properties officeooo:rsid="02281659"/>
    </style:style>
    <style:style style:name="T18" style:family="text">
      <style:text-properties officeooo:rsid="034a8a7a"/>
    </style:style>
    <style:style style:name="T19" style:family="text">
      <style:text-properties officeooo:rsid="0235fd3e"/>
    </style:style>
    <style:style style:name="T20" style:family="text">
      <style:text-properties officeooo:rsid="033da4e4"/>
    </style:style>
    <style:style style:name="T21" style:family="text">
      <style:text-properties officeooo:rsid="0230f928"/>
    </style:style>
    <style:style style:name="T22" style:family="text">
      <style:text-properties officeooo:rsid="033ea6f3"/>
    </style:style>
    <style:style style:name="T23" style:family="text">
      <style:text-properties officeooo:rsid="02412c05"/>
    </style:style>
    <style:style style:name="T24" style:family="text">
      <style:text-properties officeooo:rsid="02b27670"/>
    </style:style>
    <style:style style:name="T25" style:family="text">
      <style:text-properties officeooo:rsid="0440c6ce"/>
    </style:style>
    <style:style style:name="T26" style:family="text">
      <style:text-properties officeooo:rsid="02c45428"/>
    </style:style>
    <style:style style:name="T27" style:family="text">
      <style:text-properties officeooo:rsid="02b364b3"/>
    </style:style>
    <style:style style:name="T28" style:family="text">
      <style:text-properties officeooo:rsid="0335b9b6"/>
    </style:style>
    <style:style style:name="T29" style:family="text">
      <style:text-properties officeooo:rsid="03785e4e"/>
    </style:style>
    <style:style style:name="T30" style:family="text">
      <style:text-properties officeooo:rsid="02c6ac9d"/>
    </style:style>
    <style:style style:name="T31" style:family="text">
      <style:text-properties fo:font-style="italic" style:font-style-asian="italic" style:font-style-complex="italic"/>
    </style:style>
    <style:style style:name="T32" style:family="text">
      <style:text-properties officeooo:rsid="03251a1d"/>
    </style:style>
    <style:style style:name="T33" style:family="text">
      <style:text-properties officeooo:rsid="02c7cd41"/>
    </style:style>
    <style:style style:name="T34" style:family="text">
      <style:text-properties officeooo:rsid="02e2ebbf"/>
    </style:style>
    <style:style style:name="T35" style:family="text">
      <style:text-properties officeooo:rsid="03a2263d"/>
    </style:style>
    <style:style style:name="T36" style:family="text">
      <style:text-properties officeooo:rsid="02d9a7f7"/>
    </style:style>
    <style:style style:name="T37" style:family="text">
      <style:text-properties fo:font-style="italic" officeooo:rsid="02d9a7f7" style:font-style-asian="italic" style:font-style-complex="italic"/>
    </style:style>
    <style:style style:name="T38" style:family="text">
      <style:text-properties officeooo:rsid="03a49483"/>
    </style:style>
    <style:style style:name="T39" style:family="text">
      <style:text-properties officeooo:rsid="0328433c"/>
    </style:style>
    <style:style style:name="T40" style:family="text"/>
    <style:style style:name="T41" style:family="text">
      <style:text-properties officeooo:rsid="02ce3115"/>
    </style:style>
    <style:style style:name="T42" style:family="text">
      <style:text-properties officeooo:rsid="02cfd644"/>
    </style:style>
    <style:style style:name="T43" style:family="text">
      <style:text-properties style:text-underline-style="none" officeooo:rsid="02cfd644"/>
    </style:style>
    <style:style style:name="T44" style:family="text">
      <style:text-properties style:text-underline-style="none" officeooo:rsid="02d080c1"/>
    </style:style>
    <style:style style:name="T45" style:family="text">
      <style:text-properties style:text-underline-style="none" officeooo:rsid="02d42336"/>
    </style:style>
    <style:style style:name="T46" style:family="text">
      <style:text-properties style:text-underline-style="none" officeooo:rsid="02ce3115"/>
    </style:style>
    <style:style style:name="T47" style:family="text">
      <style:text-properties style:text-underline-style="none" officeooo:rsid="02d6f971"/>
    </style:style>
    <style:style style:name="T48" style:family="text">
      <style:text-properties fo:font-style="italic" officeooo:rsid="03c7be0c" style:font-style-asian="italic" style:font-style-complex="italic"/>
    </style:style>
    <style:style style:name="T49" style:family="text">
      <style:text-properties officeooo:rsid="03c7be0c"/>
    </style:style>
    <style:style style:name="T50" style:family="text">
      <style:text-properties officeooo:rsid="03c9dd86"/>
    </style:style>
    <style:style style:name="T51" style:family="text">
      <style:text-properties officeooo:rsid="032bf899"/>
    </style:style>
    <style:style style:name="T52" style:family="text">
      <style:text-properties style:font-name="Courier New" fo:font-size="12pt" fo:font-weight="bold" officeooo:rsid="006d968d" fo:background-color="transparent" loext:char-shading-value="0" style:font-size-asian="10pt" style:font-size-complex="12pt"/>
    </style:style>
    <style:style style:name="T53" style:family="text">
      <style:text-properties officeooo:rsid="02ec7d0f"/>
    </style:style>
    <style:style style:name="T54" style:family="text">
      <style:text-properties officeooo:rsid="03e0420b"/>
    </style:style>
    <style:style style:name="T55" style:family="text">
      <style:text-properties style:font-name="Courier New" fo:font-weight="bold"/>
    </style:style>
    <style:style style:name="T56" style:family="text">
      <style:text-properties officeooo:rsid="0350e2fc"/>
    </style:style>
    <style:style style:name="T57" style:family="text">
      <style:text-properties fo:font-size="11pt" style:font-size-asian="11pt" style:font-size-complex="11pt"/>
    </style:style>
    <style:style style:name="T58" style:family="text">
      <style:text-properties fo:font-size="11pt" officeooo:rsid="0350e2fc" style:font-size-asian="11pt" style:font-size-complex="11pt"/>
    </style:style>
    <style:style style:name="T59" style:family="text">
      <style:text-properties style:font-name="Courier New" fo:font-size="11pt" fo:font-weight="bold" style:font-size-asian="11pt" style:font-size-complex="11pt"/>
    </style:style>
    <style:style style:name="T60" style:family="text">
      <style:text-properties officeooo:rsid="02f3b4e6"/>
    </style:style>
    <style:style style:name="T61" style:family="text">
      <style:text-properties officeooo:rsid="028eb425"/>
    </style:style>
    <style:style style:name="T62" style:family="text">
      <style:text-properties officeooo:rsid="02f85fad"/>
    </style:style>
    <style:style style:name="T63" style:family="text">
      <style:text-properties officeooo:rsid="02f9a420"/>
    </style:style>
    <style:style style:name="T64" style:family="text">
      <style:text-properties officeooo:rsid="030232be"/>
    </style:style>
    <style:style style:name="T65" style:family="text">
      <style:text-properties officeooo:rsid="03039b6c"/>
    </style:style>
    <style:style style:name="T66" style:family="text">
      <style:text-properties officeooo:rsid="02977377"/>
    </style:style>
    <style:style style:name="T67" style:family="text">
      <style:text-properties fo:font-style="italic" officeooo:rsid="03039b6c" style:font-style-asian="italic" style:font-style-complex="italic"/>
    </style:style>
    <style:style style:name="T68" style:family="text">
      <style:text-properties officeooo:rsid="03006d1d"/>
    </style:style>
    <style:style style:name="T69" style:family="text">
      <style:text-properties officeooo:rsid="02a51a3a"/>
    </style:style>
    <style:style style:name="T70" style:family="text">
      <style:text-properties officeooo:rsid="03348abe"/>
    </style:style>
    <style:style style:name="T71" style:family="text">
      <style:text-properties officeooo:rsid="0252a19d"/>
    </style:style>
    <style:style style:name="T72" style:family="text">
      <style:text-properties officeooo:rsid="02737181"/>
    </style:style>
    <style:style style:name="T73" style:family="text">
      <style:text-properties officeooo:rsid="02761282"/>
    </style:style>
    <style:style style:name="T74" style:family="text">
      <style:text-properties officeooo:rsid="0353f09f"/>
    </style:style>
    <style:style style:name="T75" style:family="text">
      <style:text-properties officeooo:rsid="03b9149c"/>
    </style:style>
    <style:style style:name="T76" style:family="text">
      <style:text-properties officeooo:rsid="042baec1"/>
    </style:style>
    <style:style style:name="T77" style:family="text">
      <style:text-properties officeooo:rsid="027fd680"/>
    </style:style>
    <style:style style:name="T78" style:family="text">
      <style:text-properties officeooo:rsid="02825b59"/>
    </style:style>
    <style:style style:name="T79" style:family="text">
      <style:text-properties officeooo:rsid="0280bfb9"/>
    </style:style>
    <style:style style:name="T80" style:family="text">
      <style:text-properties officeooo:rsid="042c1922"/>
    </style:style>
    <style:style style:name="T81" style:family="text">
      <style:text-properties officeooo:rsid="03382cc9"/>
    </style:style>
    <style:style style:name="T82" style:family="text">
      <style:text-properties officeooo:rsid="0338a8f6"/>
    </style:style>
    <style:style style:name="T83" style:family="text">
      <style:text-properties officeooo:rsid="02575b45"/>
    </style:style>
    <style:style style:name="T84" style:family="text">
      <style:text-properties officeooo:rsid="0434da93"/>
    </style:style>
    <style:style style:name="T85" style:family="text">
      <style:text-properties officeooo:rsid="02281659"/>
    </style:style>
    <style:style style:name="T86" style:family="text">
      <style:text-properties officeooo:rsid="034a8a7a"/>
    </style:style>
    <style:style style:name="T87" style:family="text">
      <style:text-properties officeooo:rsid="0235fd3e"/>
    </style:style>
    <style:style style:name="T88" style:family="text">
      <style:text-properties officeooo:rsid="033da4e4"/>
    </style:style>
    <style:style style:name="T89" style:family="text">
      <style:text-properties officeooo:rsid="0230f928"/>
    </style:style>
    <style:style style:name="T90" style:family="text">
      <style:text-properties officeooo:rsid="033ea6f3"/>
    </style:style>
    <style:style style:name="T91" style:family="text">
      <style:text-properties officeooo:rsid="02412c05"/>
    </style:style>
    <style:style style:name="T92" style:family="text">
      <style:text-properties officeooo:rsid="02b27670"/>
    </style:style>
    <style:style style:name="T93" style:family="text">
      <style:text-properties officeooo:rsid="0440c6ce"/>
    </style:style>
    <style:style style:name="T94" style:family="text">
      <style:text-properties officeooo:rsid="02c45428"/>
    </style:style>
    <style:style style:name="T95" style:family="text">
      <style:text-properties officeooo:rsid="02b364b3"/>
    </style:style>
    <style:style style:name="T96" style:family="text">
      <style:text-properties officeooo:rsid="0335b9b6"/>
    </style:style>
    <style:style style:name="T97" style:family="text">
      <style:text-properties officeooo:rsid="03785e4e"/>
    </style:style>
    <style:style style:name="T98" style:family="text">
      <style:text-properties officeooo:rsid="02c6ac9d"/>
    </style:style>
    <style:style style:name="T99" style:family="text">
      <style:text-properties fo:font-style="italic" style:font-style-asian="italic" style:font-style-complex="italic"/>
    </style:style>
    <style:style style:name="T100" style:family="text">
      <style:text-properties fo:font-style="italic" officeooo:rsid="02d9a7f7" style:font-style-asian="italic" style:font-style-complex="italic"/>
    </style:style>
    <style:style style:name="T101" style:family="text">
      <style:text-properties fo:font-style="italic" officeooo:rsid="03c7be0c" style:font-style-asian="italic" style:font-style-complex="italic"/>
    </style:style>
    <style:style style:name="T102" style:family="text">
      <style:text-properties fo:font-style="italic" officeooo:rsid="03039b6c" style:font-style-asian="italic" style:font-style-complex="italic"/>
    </style:style>
    <style:style style:name="T103" style:family="text">
      <style:text-properties fo:font-style="italic" officeooo:rsid="035a029b" style:font-style-asian="italic" style:font-style-complex="italic"/>
    </style:style>
    <style:style style:name="T104" style:family="text">
      <style:text-properties fo:font-style="italic" officeooo:rsid="028eb425" style:font-style-asian="italic" style:font-style-complex="italic"/>
    </style:style>
    <style:style style:name="T105" style:family="text">
      <style:text-properties fo:font-style="italic" officeooo:rsid="025ef840" style:font-style-asian="italic" style:font-style-complex="italic"/>
    </style:style>
    <style:style style:name="T106" style:family="text">
      <style:text-properties fo:font-style="italic" officeooo:rsid="0262bf29" style:font-style-asian="italic" style:font-style-complex="italic"/>
    </style:style>
    <style:style style:name="T107" style:family="text">
      <style:text-properties fo:font-style="italic" officeooo:rsid="02725607" style:font-style-asian="italic" style:font-style-complex="italic"/>
    </style:style>
    <style:style style:name="T108" style:family="text">
      <style:text-properties fo:font-style="italic" officeooo:rsid="02ce3115" style:font-style-asian="italic" style:font-style-complex="italic"/>
    </style:style>
    <style:style style:name="T109" style:family="text">
      <style:text-properties fo:font-style="italic" officeooo:rsid="02f3b4e6" style:font-style-asian="italic" style:font-style-complex="italic"/>
    </style:style>
    <style:style style:name="T110" style:family="text">
      <style:text-properties fo:font-style="italic" officeooo:rsid="02f5a6e6" style:font-style-asian="italic" style:font-style-complex="italic"/>
    </style:style>
    <style:style style:name="T111" style:family="text">
      <style:text-properties fo:font-style="italic" officeooo:rsid="02d1d882" style:font-style-asian="italic" style:font-style-complex="italic"/>
    </style:style>
    <style:style style:name="T112" style:family="text">
      <style:text-properties fo:font-style="italic" officeooo:rsid="03001187" style:font-style-asian="italic" style:font-style-complex="italic"/>
    </style:style>
    <style:style style:name="T113" style:family="text">
      <style:text-properties fo:font-style="italic" officeooo:rsid="03541a30" style:font-style-asian="italic" style:font-style-complex="italic"/>
    </style:style>
    <style:style style:name="T114" style:family="text">
      <style:text-properties fo:font-style="italic" officeooo:rsid="03875757" style:font-style-asian="italic" style:font-style-complex="italic"/>
    </style:style>
    <style:style style:name="T115" style:family="text">
      <style:text-properties fo:font-style="italic" officeooo:rsid="038218a4" style:font-style-asian="italic" style:font-style-complex="italic"/>
    </style:style>
    <style:style style:name="T116" style:family="text">
      <style:text-properties fo:font-style="italic" officeooo:rsid="02e41504" style:font-style-asian="italic" style:font-style-complex="italic"/>
    </style:style>
    <style:style style:name="T117" style:family="text">
      <style:text-properties fo:font-style="italic" officeooo:rsid="03afab1b" style:font-style-asian="italic" style:font-style-complex="italic"/>
    </style:style>
    <style:style style:name="T118" style:family="text">
      <style:text-properties fo:font-style="italic" officeooo:rsid="03c25d61" style:font-style-asian="italic" style:font-style-complex="italic"/>
    </style:style>
    <style:style style:name="T119" style:family="text">
      <style:text-properties fo:font-style="italic" officeooo:rsid="02cfd644" style:font-style-asian="italic" style:font-style-complex="italic"/>
    </style:style>
    <style:style style:name="T120" style:family="text">
      <style:text-properties fo:font-style="italic" officeooo:rsid="03d810c6" style:font-style-asian="italic" style:font-style-complex="italic"/>
    </style:style>
    <style:style style:name="T121" style:family="text">
      <style:text-properties fo:font-style="italic" officeooo:rsid="03f5d615" style:font-style-asian="italic" style:font-style-complex="italic"/>
    </style:style>
    <style:style style:name="T122" style:family="text">
      <style:text-properties fo:font-style="italic" officeooo:rsid="022a889a" style:font-style-asian="italic" style:font-style-complex="italic"/>
    </style:style>
    <style:style style:name="T123" style:family="text">
      <style:text-properties fo:font-style="italic" officeooo:rsid="03633800" style:font-style-asian="italic" style:font-style-complex="italic"/>
    </style:style>
    <style:style style:name="T124" style:family="text">
      <style:text-properties fo:font-style="italic" officeooo:rsid="045f234d" style:font-style-asian="italic" style:font-style-complex="italic"/>
    </style:style>
    <style:style style:name="T125" style:family="text">
      <style:text-properties fo:font-style="italic" officeooo:rsid="0460785d" style:font-style-asian="italic" style:font-style-complex="italic"/>
    </style:style>
    <style:style style:name="T126" style:family="text">
      <style:text-properties fo:font-style="italic" officeooo:rsid="0328433c" style:font-style-asian="italic" style:font-style-complex="italic"/>
    </style:style>
    <style:style style:name="T127" style:family="text">
      <style:text-properties fo:font-style="italic" officeooo:rsid="0465c99c" style:font-style-asian="italic" style:font-style-complex="italic"/>
    </style:style>
    <style:style style:name="T128" style:family="text">
      <style:text-properties fo:font-style="italic" officeooo:rsid="02e5dc02" style:font-style-asian="italic" style:font-style-complex="italic"/>
    </style:style>
    <style:style style:name="T129" style:family="text">
      <style:text-properties fo:font-style="italic" officeooo:rsid="046ecbec" style:font-style-asian="italic" style:font-style-complex="italic"/>
    </style:style>
    <style:style style:name="T130" style:family="text">
      <style:text-properties fo:font-style="italic" officeooo:rsid="048e6495" style:font-style-asian="italic" style:font-style-complex="italic"/>
    </style:style>
    <style:style style:name="T131" style:family="text">
      <style:text-properties fo:font-style="italic" style:font-style-asian="italic" style:font-weight-asian="normal" style:font-style-complex="italic" style:font-weight-complex="normal"/>
    </style:style>
    <style:style style:name="T132" style:family="text">
      <style:text-properties fo:font-style="italic" officeooo:rsid="03875757" style:font-style-asian="italic" style:font-weight-asian="normal" style:font-style-complex="italic" style:font-weight-complex="normal"/>
    </style:style>
    <style:style style:name="T133" style:family="text">
      <style:text-properties fo:font-style="italic" fo:font-weight="bold" style:font-style-asian="italic" style:font-weight-asian="bold" style:font-style-complex="italic" style:font-weight-complex="bold"/>
    </style:style>
    <style:style style:name="T134" style:family="text">
      <style:text-properties fo:font-style="italic" fo:font-weight="bold" officeooo:rsid="02204276" style:font-style-asian="italic" style:font-weight-asian="bold" style:font-style-complex="italic" style:font-weight-complex="bold"/>
    </style:style>
    <style:style style:name="T135" style:family="text">
      <style:text-properties fo:font-style="italic" fo:font-weight="bold" officeooo:rsid="02a1bf35" style:font-style-asian="italic" style:font-weight-asian="bold" style:font-style-complex="italic" style:font-weight-complex="bold"/>
    </style:style>
    <style:style style:name="T136" style:family="text">
      <style:text-properties fo:font-style="italic" fo:font-weight="bold" officeooo:rsid="02737181" style:font-style-asian="italic" style:font-weight-asian="bold" style:font-style-complex="italic" style:font-weight-complex="bold"/>
    </style:style>
    <style:style style:name="T137" style:family="text">
      <style:text-properties fo:font-style="italic" style:text-underline-style="none" officeooo:rsid="02d080c1" style:font-style-asian="italic" style:font-style-complex="italic"/>
    </style:style>
    <style:style style:name="T138" style:family="text">
      <style:text-properties fo:font-style="italic" style:text-underline-style="none" officeooo:rsid="0328433c" style:font-style-asian="italic" style:font-style-complex="italic"/>
    </style:style>
    <style:style style:name="T139" style:family="text">
      <style:text-properties fo:font-style="italic" style:text-underline-style="none" officeooo:rsid="045c9964" style:font-style-asian="italic" style:font-style-complex="italic"/>
    </style:style>
    <style:style style:name="T140" style:family="text">
      <style:text-properties fo:font-style="italic" fo:font-weight="normal" style:font-style-asian="italic" style:font-weight-asian="normal" style:font-style-complex="italic" style:font-weight-complex="normal"/>
    </style:style>
    <style:style style:name="T141" style:family="text">
      <style:text-properties fo:font-style="italic" fo:font-weight="normal" officeooo:rsid="049da789" style:font-style-asian="italic" style:font-weight-asian="normal" style:font-style-complex="italic" style:font-weight-complex="normal"/>
    </style:style>
    <style:style style:name="T14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3" style:family="text">
      <style:text-properties fo:font-style="italic" style:text-underline-style="solid" style:text-underline-width="auto" style:text-underline-color="font-color" officeooo:rsid="048e6495" style:font-style-asian="italic" style:font-style-complex="italic"/>
    </style:style>
    <style:style style:name="T144" style:family="text">
      <style:text-properties officeooo:rsid="03251a1d"/>
    </style:style>
    <style:style style:name="T145" style:family="text">
      <style:text-properties officeooo:rsid="02c7cd41"/>
    </style:style>
    <style:style style:name="T146" style:family="text">
      <style:text-properties officeooo:rsid="02e2ebbf"/>
    </style:style>
    <style:style style:name="T147" style:family="text">
      <style:text-properties officeooo:rsid="03a2263d"/>
    </style:style>
    <style:style style:name="T148" style:family="text">
      <style:text-properties officeooo:rsid="02d9a7f7"/>
    </style:style>
    <style:style style:name="T149" style:family="text">
      <style:text-properties officeooo:rsid="03a49483"/>
    </style:style>
    <style:style style:name="T150" style:family="text">
      <style:text-properties officeooo:rsid="0328433c"/>
    </style:style>
    <style:style style:name="T151" style:family="text">
      <style:text-properties officeooo:rsid="02ce3115"/>
    </style:style>
    <style:style style:name="T152" style:family="text">
      <style:text-properties officeooo:rsid="02cfd644"/>
    </style:style>
    <style:style style:name="T153" style:family="text">
      <style:text-properties style:text-underline-style="none"/>
    </style:style>
    <style:style style:name="T154" style:family="text">
      <style:text-properties style:text-underline-style="none" officeooo:rsid="02cfd644"/>
    </style:style>
    <style:style style:name="T155" style:family="text">
      <style:text-properties style:text-underline-style="none" officeooo:rsid="02d080c1"/>
    </style:style>
    <style:style style:name="T156" style:family="text">
      <style:text-properties style:text-underline-style="none" officeooo:rsid="02d42336"/>
    </style:style>
    <style:style style:name="T157" style:family="text">
      <style:text-properties style:text-underline-style="none" officeooo:rsid="02ce3115"/>
    </style:style>
    <style:style style:name="T158" style:family="text">
      <style:text-properties style:text-underline-style="none" officeooo:rsid="02d6f971"/>
    </style:style>
    <style:style style:name="T159" style:family="text">
      <style:text-properties style:text-underline-style="none" officeooo:rsid="03abed9d"/>
    </style:style>
    <style:style style:name="T160" style:family="text">
      <style:text-properties style:text-underline-style="none" officeooo:rsid="03ac922d"/>
    </style:style>
    <style:style style:name="T161" style:family="text">
      <style:text-properties style:text-underline-style="none" officeooo:rsid="03ae0528"/>
    </style:style>
    <style:style style:name="T162" style:family="text">
      <style:text-properties style:text-underline-style="none" officeooo:rsid="03d05e42"/>
    </style:style>
    <style:style style:name="T163" style:family="text">
      <style:text-properties style:text-underline-style="none" officeooo:rsid="045c9964"/>
    </style:style>
    <style:style style:name="T164" style:family="text">
      <style:text-properties officeooo:rsid="03c7be0c"/>
    </style:style>
    <style:style style:name="T165" style:family="text">
      <style:text-properties officeooo:rsid="03c9dd86"/>
    </style:style>
    <style:style style:name="T166" style:family="text">
      <style:text-properties officeooo:rsid="032bf899"/>
    </style:style>
    <style:style style:name="T167" style:family="text">
      <style:text-properties style:font-name="Courier New" fo:font-size="12pt" fo:font-weight="bold" officeooo:rsid="006d968d" fo:background-color="transparent" loext:char-shading-value="0" style:font-size-asian="10pt" style:font-size-complex="12pt"/>
    </style:style>
    <style:style style:name="T168" style:family="text">
      <style:text-properties style:font-name="Courier New" fo:font-weight="bold"/>
    </style:style>
    <style:style style:name="T169" style:family="text">
      <style:text-properties style:font-name="Courier New" fo:font-size="11pt" fo:font-weight="bold" style:font-size-asian="11pt" style:font-size-complex="11pt"/>
    </style:style>
    <style:style style:name="T170" style:family="text">
      <style:text-properties style:font-name="Courier New" fo:font-size="11pt" fo:font-weight="bold" officeooo:rsid="03b5e5e3" style:font-size-asian="11pt" style:font-size-complex="11pt"/>
    </style:style>
    <style:style style:name="T171" style:family="text">
      <style:text-properties officeooo:rsid="02ec7d0f"/>
    </style:style>
    <style:style style:name="T172" style:family="text">
      <style:text-properties officeooo:rsid="03e0420b"/>
    </style:style>
    <style:style style:name="T173" style:family="text">
      <style:text-properties officeooo:rsid="0350e2fc"/>
    </style:style>
    <style:style style:name="T174" style:family="text">
      <style:text-properties fo:font-size="11pt" style:font-size-asian="11pt" style:font-size-complex="11pt"/>
    </style:style>
    <style:style style:name="T175" style:family="text">
      <style:text-properties fo:font-size="11pt" officeooo:rsid="0350e2fc" style:font-size-asian="11pt" style:font-size-complex="11pt"/>
    </style:style>
    <style:style style:name="T176" style:family="text">
      <style:text-properties fo:font-size="11pt" officeooo:rsid="03b5e5e3" style:font-size-asian="11pt" style:font-size-complex="11pt"/>
    </style:style>
    <style:style style:name="T177" style:family="text">
      <style:text-properties fo:font-size="11pt" officeooo:rsid="04b6a82c" style:font-size-asian="11pt" style:font-size-complex="11pt"/>
    </style:style>
    <style:style style:name="T178" style:family="text">
      <style:text-properties fo:font-size="11pt" officeooo:rsid="035263fa" style:font-size-asian="11pt" style:font-size-complex="11pt"/>
    </style:style>
    <style:style style:name="T179" style:family="text">
      <style:text-properties fo:font-size="11pt" officeooo:rsid="03a49483" style:font-size-asian="11pt" style:font-size-complex="11pt"/>
    </style:style>
    <style:style style:name="T180" style:family="text">
      <style:text-properties fo:font-size="11pt" officeooo:rsid="03bfcca7" style:font-size-asian="11pt" style:font-size-complex="11pt"/>
    </style:style>
    <style:style style:name="T181" style:family="text">
      <style:text-properties fo:font-size="11pt" officeooo:rsid="03c1b734" style:font-size-asian="11pt" style:font-size-complex="11pt"/>
    </style:style>
    <style:style style:name="T182" style:family="text">
      <style:text-properties fo:font-size="11pt" officeooo:rsid="03c188f3" style:font-size-asian="11pt" style:font-size-complex="11pt"/>
    </style:style>
    <style:style style:name="T183" style:family="text">
      <style:text-properties fo:font-size="11pt" officeooo:rsid="03c25d61" style:font-size-asian="11pt" style:font-size-complex="11pt"/>
    </style:style>
    <style:style style:name="T184" style:family="text">
      <style:text-properties fo:font-size="11pt" officeooo:rsid="03c4a6e2" style:font-size-asian="11pt" style:font-size-complex="11pt"/>
    </style:style>
    <style:style style:name="T185" style:family="text">
      <style:text-properties fo:font-size="11pt" officeooo:rsid="03c56652" style:font-size-asian="11pt" style:font-size-complex="11pt"/>
    </style:style>
    <style:style style:name="T186" style:family="text">
      <style:text-properties fo:font-size="11pt" officeooo:rsid="03c7be0c" style:font-size-asian="11pt" style:font-size-complex="11pt"/>
    </style:style>
    <style:style style:name="T187" style:family="text">
      <style:text-properties fo:font-size="11pt" officeooo:rsid="0441fa0f" style:font-size-asian="11pt" style:font-size-complex="11pt"/>
    </style:style>
    <style:style style:name="T188" style:family="text">
      <style:text-properties fo:font-size="11pt" officeooo:rsid="0442e8b0" style:font-size-asian="11pt" style:font-size-complex="11pt"/>
    </style:style>
    <style:style style:name="T189" style:family="text">
      <style:text-properties fo:font-size="11pt" officeooo:rsid="0444c9b1" style:font-size-asian="11pt" style:font-size-complex="11pt"/>
    </style:style>
    <style:style style:name="T190" style:family="text">
      <style:text-properties fo:font-size="11pt" officeooo:rsid="0457b81c" style:font-size-asian="11pt" style:font-size-complex="11pt"/>
    </style:style>
    <style:style style:name="T191" style:family="text">
      <style:text-properties fo:font-size="11pt" officeooo:rsid="047a7647" style:font-size-asian="11pt" style:font-size-complex="11pt"/>
    </style:style>
    <style:style style:name="T192" style:family="text">
      <style:text-properties fo:font-size="11pt" officeooo:rsid="04a35672" style:font-size-asian="11pt" style:font-size-complex="11pt"/>
    </style:style>
    <style:style style:name="T193" style:family="text">
      <style:text-properties fo:font-size="11pt" fo:font-style="italic" style:font-size-asian="11pt" style:font-style-asian="italic" style:font-size-complex="11pt" style:font-style-complex="italic"/>
    </style:style>
    <style:style style:name="T194" style:family="text">
      <style:text-properties officeooo:rsid="02f3b4e6"/>
    </style:style>
    <style:style style:name="T195" style:family="text">
      <style:text-properties officeooo:rsid="028eb425"/>
    </style:style>
    <style:style style:name="T196" style:family="text">
      <style:text-properties officeooo:rsid="02f85fad"/>
    </style:style>
    <style:style style:name="T197" style:family="text">
      <style:text-properties officeooo:rsid="02f9a420"/>
    </style:style>
    <style:style style:name="T198" style:family="text">
      <style:text-properties officeooo:rsid="030232be"/>
    </style:style>
    <style:style style:name="T199" style:family="text">
      <style:text-properties officeooo:rsid="03039b6c"/>
    </style:style>
    <style:style style:name="T200" style:family="text">
      <style:text-properties officeooo:rsid="02977377"/>
    </style:style>
    <style:style style:name="T201" style:family="text">
      <style:text-properties officeooo:rsid="03006d1d"/>
    </style:style>
    <style:style style:name="T202" style:family="text">
      <style:text-properties officeooo:rsid="02a51a3a"/>
    </style:style>
    <style:style style:name="T203" style:family="text">
      <style:text-properties officeooo:rsid="035263fa"/>
    </style:style>
    <style:style style:name="T204" style:family="text">
      <style:text-properties officeooo:rsid="034bcafc"/>
    </style:style>
    <style:style style:name="T205" style:family="text">
      <style:text-properties officeooo:rsid="03414b5c"/>
    </style:style>
    <style:style style:name="T206" style:family="text">
      <style:text-properties officeooo:rsid="035a029b"/>
    </style:style>
    <style:style style:name="T207" style:family="text">
      <style:text-properties officeooo:rsid="025b744e"/>
    </style:style>
    <style:style style:name="T208" style:family="text">
      <style:text-properties officeooo:rsid="035ab45b"/>
    </style:style>
    <style:style style:name="T209" style:family="text">
      <style:text-properties officeooo:rsid="02c1d877"/>
    </style:style>
    <style:style style:name="T210" style:family="text">
      <style:text-properties officeooo:rsid="0315cbee"/>
    </style:style>
    <style:style style:name="T211" style:family="text">
      <style:text-properties officeooo:rsid="031714da"/>
    </style:style>
    <style:style style:name="T212" style:family="text">
      <style:text-properties officeooo:rsid="02c4ad5e"/>
    </style:style>
    <style:style style:name="T213" style:family="text">
      <style:text-properties officeooo:rsid="02d080c1"/>
    </style:style>
    <style:style style:name="T214" style:family="text">
      <style:text-properties officeooo:rsid="03a774cc"/>
    </style:style>
    <style:style style:name="T215" style:family="text">
      <style:text-properties officeooo:rsid="02d1d882"/>
    </style:style>
    <style:style style:name="T216" style:family="text">
      <style:text-properties officeooo:rsid="02d52e16"/>
    </style:style>
    <style:style style:name="T217" style:family="text">
      <style:text-properties officeooo:rsid="02d82421"/>
    </style:style>
    <style:style style:name="T218" style:family="text">
      <style:text-properties officeooo:rsid="02dba4a0"/>
    </style:style>
    <style:style style:name="T219" style:family="text">
      <style:text-properties officeooo:rsid="02dce953"/>
    </style:style>
    <style:style style:name="T220" style:family="text">
      <style:text-properties officeooo:rsid="02e34551"/>
    </style:style>
    <style:style style:name="T221" style:family="text">
      <style:text-properties officeooo:rsid="02e5dc02"/>
    </style:style>
    <style:style style:name="T222" style:family="text">
      <style:text-properties officeooo:rsid="02e987ac"/>
    </style:style>
    <style:style style:name="T223" style:family="text">
      <style:text-properties officeooo:rsid="02997624"/>
    </style:style>
    <style:style style:name="T224" style:family="text">
      <style:text-properties officeooo:rsid="02a04474"/>
    </style:style>
    <style:style style:name="T225" style:family="text">
      <style:text-properties officeooo:rsid="03092bea"/>
    </style:style>
    <style:style style:name="T226" style:family="text">
      <style:text-properties officeooo:rsid="03fb34f5"/>
    </style:style>
    <style:style style:name="T227" style:family="text">
      <style:text-properties style:font-style-asian="normal" style:font-weight-asian="normal" style:font-style-complex="normal" style:font-weight-complex="normal"/>
    </style:style>
    <style:style style:name="T228" style:family="text">
      <style:text-properties fo:font-style="normal" fo:font-weight="normal" style:font-style-asian="normal" style:font-weight-asian="normal" style:font-style-complex="normal" style:font-weight-complex="normal"/>
    </style:style>
    <style:style style:name="T229" style:family="text">
      <style:text-properties fo:font-style="normal" fo:font-weight="normal" officeooo:rsid="041560b9" style:font-style-asian="normal" style:font-weight-asian="normal" style:font-style-complex="normal" style:font-weight-complex="normal"/>
    </style:style>
    <style:style style:name="T230" style:family="text">
      <style:text-properties fo:font-style="normal" fo:font-weight="normal" officeooo:rsid="001d679a" style:font-style-asian="normal" style:font-weight-asian="normal" style:font-style-complex="normal" style:font-weight-complex="normal"/>
    </style:style>
    <style:style style:name="T231" style:family="text">
      <style:text-properties fo:font-style="normal" fo:font-weight="normal" officeooo:rsid="04b91154" style:font-style-asian="normal" style:font-weight-asian="normal" style:font-style-complex="normal" style:font-weight-complex="normal"/>
    </style:style>
    <style:style style:name="T232" style:family="text">
      <style:text-properties fo:font-style="normal" fo:font-weight="normal" officeooo:rsid="03da1065" style:font-style-asian="normal" style:font-weight-asian="normal" style:font-style-complex="normal" style:font-weight-complex="normal"/>
    </style:style>
    <style:style style:name="T233" style:family="text">
      <style:text-properties fo:font-style="normal" fo:font-weight="normal" officeooo:rsid="049c1c45" style:font-style-asian="normal" style:font-weight-asian="normal" style:font-style-complex="normal" style:font-weight-complex="normal"/>
    </style:style>
    <style:style style:name="T234" style:family="text">
      <style:text-properties fo:font-style="normal" fo:font-weight="normal" officeooo:rsid="049da789" style:font-style-asian="normal" style:font-weight-asian="normal" style:font-style-complex="normal" style:font-weight-complex="normal"/>
    </style:style>
    <style:style style:name="T235" style:family="text">
      <style:text-properties fo:font-style="normal" fo:font-weight="normal" officeooo:rsid="03fd4d1c" style:font-style-asian="normal" style:font-weight-asian="normal" style:font-style-complex="normal" style:font-weight-complex="normal"/>
    </style:style>
    <style:style style:name="T236" style:family="text">
      <style:text-properties fo:font-style="normal" style:font-style-asian="normal" style:font-style-complex="normal"/>
    </style:style>
    <style:style style:name="T237" style:family="text">
      <style:text-properties fo:font-style="normal" style:font-style-asian="normal" style:font-weight-asian="normal" style:font-style-complex="normal" style:font-weight-complex="normal"/>
    </style:style>
    <style:style style:name="T238" style:family="text">
      <style:text-properties fo:font-weight="normal" style:font-weight-asian="normal" style:font-weight-complex="normal"/>
    </style:style>
    <style:style style:name="T239" style:family="text">
      <style:text-properties officeooo:rsid="03149701"/>
    </style:style>
    <style:style style:name="T240" style:family="text">
      <style:text-properties officeooo:rsid="030c72f0"/>
    </style:style>
    <style:style style:name="T241" style:family="text">
      <style:text-properties officeooo:rsid="02b0fea7"/>
    </style:style>
    <style:style style:name="T242" style:family="text">
      <style:text-properties officeooo:rsid="02aae47d"/>
    </style:style>
    <style:style style:name="T243" style:family="text">
      <style:text-properties officeooo:rsid="02ad9635"/>
    </style:style>
    <style:style style:name="T244" style:family="text">
      <style:text-properties officeooo:rsid="02273681"/>
    </style:style>
    <style:style style:name="T245" style:family="text">
      <style:text-properties fo:color="#000000" style:font-name-complex="Arial2"/>
    </style:style>
    <style:style style:name="T246" style:family="text">
      <style:text-properties fo:color="#000000" officeooo:rsid="01a8d50f" style:font-name-complex="Arial2"/>
    </style:style>
    <style:style style:name="T247" style:family="text">
      <style:text-properties officeooo:rsid="02b8a341"/>
    </style:style>
    <style:style style:name="T248" style:family="text">
      <style:text-properties officeooo:rsid="03bfd171"/>
    </style:style>
    <style:style style:name="T249" style:family="text">
      <style:text-properties fo:font-weight="bold" style:font-weight-asian="bold"/>
    </style:style>
    <style:style style:name="T250" style:family="text">
      <style:text-properties fo:font-weight="bold" style:font-weight-asian="bold" style:font-weight-complex="bold"/>
    </style:style>
    <style:style style:name="T251" style:family="text">
      <style:text-properties fo:font-weight="bold" officeooo:rsid="027fd680" style:font-weight-asian="bold" style:font-weight-complex="bold"/>
    </style:style>
    <style:style style:name="T252" style:family="text">
      <style:text-properties fo:font-weight="bold" officeooo:rsid="01a8d50f" style:font-weight-asian="bold"/>
    </style:style>
    <style:style style:name="T253" style:family="text">
      <style:text-properties fo:font-size="28pt" fo:font-weight="bold" style:font-size-asian="28pt" style:font-weight-asian="bold" style:font-size-complex="28pt"/>
    </style:style>
    <style:style style:name="T254" style:family="text">
      <style:text-properties fo:font-size="28pt" fo:font-weight="bold" officeooo:rsid="0217c8b6" style:font-size-asian="28pt" style:font-weight-asian="bold" style:font-size-complex="28pt"/>
    </style:style>
    <style:style style:name="T255" style:family="text">
      <style:text-properties fo:font-size="7pt" style:font-size-asian="7pt" style:font-size-complex="7pt"/>
    </style:style>
    <style:style style:name="T256" style:family="text">
      <style:text-properties fo:font-size="7pt" officeooo:rsid="02157b68" style:font-size-asian="7pt" style:font-size-complex="7pt"/>
    </style:style>
    <style:style style:name="T257" style:family="text">
      <style:text-properties fo:font-size="7pt" officeooo:rsid="0217c8b6" style:font-size-asian="7pt" style:font-size-complex="7pt"/>
    </style:style>
    <style:style style:name="T258" style:family="text">
      <style:text-properties officeooo:rsid="0219669b"/>
    </style:style>
    <style:style style:name="T259" style:family="text">
      <style:text-properties officeooo:rsid="02198c4e"/>
    </style:style>
    <style:style style:name="T260" style:family="text">
      <style:text-properties officeooo:rsid="021bf619"/>
    </style:style>
    <style:style style:name="T261" style:family="text">
      <style:text-properties officeooo:rsid="021eea12"/>
    </style:style>
    <style:style style:name="T262" style:family="text">
      <style:text-properties officeooo:rsid="021fc01f"/>
    </style:style>
    <style:style style:name="T263" style:family="text">
      <style:text-properties officeooo:rsid="02204276"/>
    </style:style>
    <style:style style:name="T264" style:family="text">
      <style:text-properties officeooo:rsid="022089d0"/>
    </style:style>
    <style:style style:name="T265" style:family="text">
      <style:text-properties officeooo:rsid="02227529"/>
    </style:style>
    <style:style style:name="T266" style:family="text">
      <style:text-properties officeooo:rsid="022399c1"/>
    </style:style>
    <style:style style:name="T267" style:family="text">
      <style:text-properties officeooo:rsid="0225b4b3"/>
    </style:style>
    <style:style style:name="T268" style:family="text">
      <style:text-properties officeooo:rsid="02287a20"/>
    </style:style>
    <style:style style:name="T269" style:family="text">
      <style:text-properties officeooo:rsid="022a889a"/>
    </style:style>
    <style:style style:name="T270" style:family="text">
      <style:text-properties officeooo:rsid="022ab484"/>
    </style:style>
    <style:style style:name="T271" style:family="text">
      <style:text-properties officeooo:rsid="022b220f"/>
    </style:style>
    <style:style style:name="T272" style:family="text">
      <style:text-properties officeooo:rsid="022d98dd"/>
    </style:style>
    <style:style style:name="T273" style:family="text">
      <style:text-properties officeooo:rsid="0237ac82"/>
    </style:style>
    <style:style style:name="T274" style:family="text">
      <style:text-properties officeooo:rsid="02395bf8"/>
    </style:style>
    <style:style style:name="T275" style:family="text">
      <style:text-properties officeooo:rsid="023d97ee"/>
    </style:style>
    <style:style style:name="T276" style:family="text">
      <style:text-properties officeooo:rsid="023f8bbe"/>
    </style:style>
    <style:style style:name="T277" style:family="text">
      <style:text-properties officeooo:rsid="02409fde"/>
    </style:style>
    <style:style style:name="T278" style:family="text">
      <style:text-properties officeooo:rsid="0244ac55"/>
    </style:style>
    <style:style style:name="T279" style:family="text">
      <style:text-properties officeooo:rsid="0247caaa"/>
    </style:style>
    <style:style style:name="T280" style:family="text">
      <style:text-properties officeooo:rsid="02538434"/>
    </style:style>
    <style:style style:name="T281" style:family="text">
      <style:text-properties officeooo:rsid="0253cad6"/>
    </style:style>
    <style:style style:name="T282" style:family="text">
      <style:text-properties officeooo:rsid="02555aac"/>
    </style:style>
    <style:style style:name="T283" style:family="text">
      <style:text-properties officeooo:rsid="01770161"/>
    </style:style>
    <style:style style:name="T284" style:family="text">
      <style:text-properties officeooo:rsid="02570714"/>
    </style:style>
    <style:style style:name="T285" style:family="text">
      <style:text-properties officeooo:rsid="0257822e"/>
    </style:style>
    <style:style style:name="T286" style:family="text">
      <style:text-properties officeooo:rsid="025aca05"/>
    </style:style>
    <style:style style:name="T287" style:family="text">
      <style:text-properties officeooo:rsid="025d095f"/>
    </style:style>
    <style:style style:name="T288" style:family="text">
      <style:text-properties officeooo:rsid="025ef840"/>
    </style:style>
    <style:style style:name="T289" style:family="text">
      <style:text-properties officeooo:rsid="0261fba7"/>
    </style:style>
    <style:style style:name="T290" style:family="text">
      <style:text-properties officeooo:rsid="0262bf29"/>
    </style:style>
    <style:style style:name="T291" style:family="text">
      <style:text-properties officeooo:rsid="026ce12d"/>
    </style:style>
    <style:style style:name="T292" style:family="text">
      <style:text-properties officeooo:rsid="026e8bf5"/>
    </style:style>
    <style:style style:name="T293" style:family="text">
      <style:text-properties officeooo:rsid="02703c76"/>
    </style:style>
    <style:style style:name="T294" style:family="text">
      <style:text-properties officeooo:rsid="02710c6d"/>
    </style:style>
    <style:style style:name="T295" style:family="text">
      <style:text-properties officeooo:rsid="0273a4be"/>
    </style:style>
    <style:style style:name="T296" style:family="text">
      <style:text-properties officeooo:rsid="027418f8"/>
    </style:style>
    <style:style style:name="T297" style:family="text">
      <style:text-properties officeooo:rsid="0277fa82"/>
    </style:style>
    <style:style style:name="T298" style:family="text">
      <style:text-properties officeooo:rsid="027a500c"/>
    </style:style>
    <style:style style:name="T299" style:family="text">
      <style:text-properties officeooo:rsid="027d2424"/>
    </style:style>
    <style:style style:name="T300" style:family="text">
      <style:text-properties officeooo:rsid="0282acf6"/>
    </style:style>
    <style:style style:name="T301" style:family="text">
      <style:text-properties officeooo:rsid="02857f57"/>
    </style:style>
    <style:style style:name="T302" style:family="text">
      <style:text-properties officeooo:rsid="0286547a"/>
    </style:style>
    <style:style style:name="T303" style:family="text">
      <style:text-properties officeooo:rsid="0287c726"/>
    </style:style>
    <style:style style:name="T304" style:family="text">
      <style:text-properties officeooo:rsid="0287f5f7"/>
    </style:style>
    <style:style style:name="T305" style:family="text">
      <style:text-properties officeooo:rsid="028ef620"/>
    </style:style>
    <style:style style:name="T306" style:family="text">
      <style:text-properties officeooo:rsid="029083bc"/>
    </style:style>
    <style:style style:name="T307" style:family="text">
      <style:text-properties officeooo:rsid="02925ccd"/>
    </style:style>
    <style:style style:name="T308" style:family="text">
      <style:text-properties officeooo:rsid="029429d8"/>
    </style:style>
    <style:style style:name="T309" style:family="text">
      <style:text-properties officeooo:rsid="029776af"/>
    </style:style>
    <style:style style:name="T310" style:family="text">
      <style:text-properties officeooo:rsid="029d0416"/>
    </style:style>
    <style:style style:name="T311" style:family="text">
      <style:text-properties officeooo:rsid="029ef1cf"/>
    </style:style>
    <style:style style:name="T312" style:family="text">
      <style:text-properties officeooo:rsid="02a1bf35"/>
    </style:style>
    <style:style style:name="T313" style:family="text">
      <style:text-properties officeooo:rsid="02a33bee"/>
    </style:style>
    <style:style style:name="T314" style:family="text">
      <style:text-properties officeooo:rsid="02a614d7"/>
    </style:style>
    <style:style style:name="T315" style:family="text">
      <style:text-properties officeooo:rsid="02a72b27"/>
    </style:style>
    <style:style style:name="T316" style:family="text">
      <style:text-properties officeooo:rsid="02adfb69"/>
    </style:style>
    <style:style style:name="T317" style:family="text">
      <style:text-properties officeooo:rsid="02b422ce"/>
    </style:style>
    <style:style style:name="T318" style:family="text">
      <style:text-properties officeooo:rsid="02b58a77"/>
    </style:style>
    <style:style style:name="T319" style:family="text">
      <style:text-properties officeooo:rsid="02b6a30c"/>
    </style:style>
    <style:style style:name="T320" style:family="text">
      <style:text-properties officeooo:rsid="02b7a56b"/>
    </style:style>
    <style:style style:name="T321" style:family="text">
      <style:text-properties officeooo:rsid="02baa27f"/>
    </style:style>
    <style:style style:name="T322" style:family="text">
      <style:text-properties officeooo:rsid="02bdf09f"/>
    </style:style>
    <style:style style:name="T323" style:family="text">
      <style:text-properties officeooo:rsid="02bfc0d4"/>
    </style:style>
    <style:style style:name="T324" style:family="text">
      <style:text-properties officeooo:rsid="02c06e65"/>
    </style:style>
    <style:style style:name="T325" style:family="text">
      <style:text-properties officeooo:rsid="02c38cce"/>
    </style:style>
    <style:style style:name="T326" style:family="text">
      <style:text-properties officeooo:rsid="02c4e4d8"/>
    </style:style>
    <style:style style:name="T327" style:family="text">
      <style:text-properties officeooo:rsid="02c82b36"/>
    </style:style>
    <style:style style:name="T328" style:family="text">
      <style:text-properties style:font-weight-asian="normal" style:font-weight-complex="normal"/>
    </style:style>
    <style:style style:name="T329" style:family="text">
      <style:text-properties officeooo:rsid="02cc7510"/>
    </style:style>
    <style:style style:name="T330" style:family="text">
      <style:text-properties officeooo:rsid="02f42ff2"/>
    </style:style>
    <style:style style:name="T331" style:family="text">
      <style:text-properties officeooo:rsid="02f5a6e6"/>
    </style:style>
    <style:style style:name="T332" style:family="text">
      <style:text-properties officeooo:rsid="02f724a5"/>
    </style:style>
    <style:style style:name="T333" style:family="text">
      <style:text-properties officeooo:rsid="02f86e2b"/>
    </style:style>
    <style:style style:name="T334" style:family="text">
      <style:text-properties officeooo:rsid="03001187"/>
    </style:style>
    <style:style style:name="T335" style:family="text">
      <style:text-properties officeooo:rsid="03045ad8"/>
    </style:style>
    <style:style style:name="T336" style:family="text">
      <style:text-properties officeooo:rsid="0304cd8e"/>
    </style:style>
    <style:style style:name="T337" style:family="text">
      <style:text-properties officeooo:rsid="0305b788"/>
    </style:style>
    <style:style style:name="T338" style:family="text">
      <style:text-properties officeooo:rsid="03070d5e"/>
    </style:style>
    <style:style style:name="T339" style:family="text">
      <style:text-properties officeooo:rsid="03084fb0"/>
    </style:style>
    <style:style style:name="T340" style:family="text">
      <style:text-properties officeooo:rsid="03092a11"/>
    </style:style>
    <style:style style:name="T341" style:family="text">
      <style:text-properties officeooo:rsid="030eac6e"/>
    </style:style>
    <style:style style:name="T342" style:family="text">
      <style:text-properties officeooo:rsid="031d1811"/>
    </style:style>
    <style:style style:name="T343" style:family="text">
      <style:text-properties officeooo:rsid="031de3c0"/>
    </style:style>
    <style:style style:name="T344" style:family="text">
      <style:text-properties officeooo:rsid="0326ac76"/>
    </style:style>
    <style:style style:name="T345" style:family="text">
      <style:text-properties officeooo:rsid="032c875f"/>
    </style:style>
    <style:style style:name="T346" style:family="text">
      <style:text-properties officeooo:rsid="032e1a49"/>
    </style:style>
    <style:style style:name="T347" style:family="text">
      <style:text-properties officeooo:rsid="032fa270"/>
    </style:style>
    <style:style style:name="T348" style:family="text">
      <style:text-properties officeooo:rsid="0335c27a"/>
    </style:style>
    <style:style style:name="T349" style:family="text">
      <style:text-properties style:font-style-asian="italic" style:font-weight-asian="bold" style:font-style-complex="italic" style:font-weight-complex="bold"/>
    </style:style>
    <style:style style:name="T350" style:family="text">
      <style:text-properties officeooo:rsid="0336fe1c"/>
    </style:style>
    <style:style style:name="T351" style:family="text">
      <style:text-properties officeooo:rsid="03372f9e"/>
    </style:style>
    <style:style style:name="T352" style:family="text">
      <style:text-properties officeooo:rsid="03391c76"/>
    </style:style>
    <style:style style:name="T353" style:family="text">
      <style:text-properties officeooo:rsid="03396f48"/>
    </style:style>
    <style:style style:name="T354" style:family="text">
      <style:text-properties officeooo:rsid="033a8fdb"/>
    </style:style>
    <style:style style:name="T355" style:family="text">
      <style:text-properties officeooo:rsid="033bc30c"/>
    </style:style>
    <style:style style:name="T356" style:family="text">
      <style:text-properties officeooo:rsid="03429f92"/>
    </style:style>
    <style:style style:name="T357" style:family="text">
      <style:text-properties officeooo:rsid="03452d6c"/>
    </style:style>
    <style:style style:name="T358" style:family="text">
      <style:text-properties officeooo:rsid="0345487a"/>
    </style:style>
    <style:style style:name="T359" style:family="text">
      <style:text-properties officeooo:rsid="0346bd36"/>
    </style:style>
    <style:style style:name="T360" style:family="text">
      <style:text-properties officeooo:rsid="034874a7"/>
    </style:style>
    <style:style style:name="T361" style:family="text">
      <style:text-properties officeooo:rsid="03492dc5"/>
    </style:style>
    <style:style style:name="T362" style:family="text">
      <style:text-properties officeooo:rsid="0352a924"/>
    </style:style>
    <style:style style:name="T363" style:family="text">
      <style:text-properties officeooo:rsid="03541a30"/>
    </style:style>
    <style:style style:name="T364" style:family="text">
      <style:text-properties officeooo:rsid="0357503e"/>
    </style:style>
    <style:style style:name="T365" style:family="text">
      <style:text-properties officeooo:rsid="0358a298"/>
    </style:style>
    <style:style style:name="T366" style:family="text">
      <style:text-properties officeooo:rsid="023b3c70"/>
    </style:style>
    <style:style style:name="T367" style:family="text">
      <style:text-properties officeooo:rsid="035b9b03"/>
    </style:style>
    <style:style style:name="T368" style:family="text">
      <style:text-properties officeooo:rsid="0360c209"/>
    </style:style>
    <style:style style:name="T369" style:family="text">
      <style:text-properties officeooo:rsid="0360174d"/>
    </style:style>
    <style:style style:name="T370" style:family="text">
      <style:text-properties officeooo:rsid="03633800"/>
    </style:style>
    <style:style style:name="T371" style:family="text">
      <style:text-properties officeooo:rsid="02e41504"/>
    </style:style>
    <style:style style:name="T372" style:family="text">
      <style:text-properties officeooo:rsid="03720e6e"/>
    </style:style>
    <style:style style:name="T373" style:family="text">
      <style:text-properties officeooo:rsid="0373b85d"/>
    </style:style>
    <style:style style:name="T374" style:family="text">
      <style:text-properties officeooo:rsid="03763201"/>
    </style:style>
    <style:style style:name="T375" style:family="text">
      <style:text-properties officeooo:rsid="0379248a"/>
    </style:style>
    <style:style style:name="T376" style:family="text">
      <style:text-properties officeooo:rsid="037ac9ff"/>
    </style:style>
    <style:style style:name="T377" style:family="text">
      <style:text-properties officeooo:rsid="037c63d6"/>
    </style:style>
    <style:style style:name="T378" style:family="text">
      <style:text-properties officeooo:rsid="02e6fe10"/>
    </style:style>
    <style:style style:name="T379" style:family="text">
      <style:text-properties officeooo:rsid="037e6136"/>
    </style:style>
    <style:style style:name="T380" style:family="text">
      <style:text-properties officeooo:rsid="037eaa41"/>
    </style:style>
    <style:style style:name="T381" style:family="text">
      <style:text-properties officeooo:rsid="0381d778"/>
    </style:style>
    <style:style style:name="T382" style:family="text">
      <style:text-properties officeooo:rsid="038218a4"/>
    </style:style>
    <style:style style:name="T383" style:family="text">
      <style:text-properties officeooo:rsid="03845967"/>
    </style:style>
    <style:style style:name="T384" style:family="text">
      <style:text-properties officeooo:rsid="03861846"/>
    </style:style>
    <style:style style:name="T385" style:family="text">
      <style:text-properties officeooo:rsid="038664aa"/>
    </style:style>
    <style:style style:name="T386" style:family="text">
      <style:text-properties officeooo:rsid="03875757"/>
    </style:style>
    <style:style style:name="T387" style:family="text">
      <style:text-properties officeooo:rsid="0388b312"/>
    </style:style>
    <style:style style:name="T388" style:family="text">
      <style:text-properties officeooo:rsid="0389d472"/>
    </style:style>
    <style:style style:name="T389" style:family="text">
      <style:text-properties officeooo:rsid="038b2b60"/>
    </style:style>
    <style:style style:name="T390" style:family="text">
      <style:text-properties officeooo:rsid="03904253"/>
    </style:style>
    <style:style style:name="T391" style:family="text">
      <style:text-properties officeooo:rsid="03965b1a"/>
    </style:style>
    <style:style style:name="T392" style:family="text">
      <style:text-properties officeooo:rsid="039ae579"/>
    </style:style>
    <style:style style:name="T393" style:family="text">
      <style:text-properties officeooo:rsid="039c7c88"/>
    </style:style>
    <style:style style:name="T394" style:family="text">
      <style:text-properties officeooo:rsid="039dffb1"/>
    </style:style>
    <style:style style:name="T395" style:family="text">
      <style:text-properties officeooo:rsid="039f89cb"/>
    </style:style>
    <style:style style:name="T396" style:family="text">
      <style:text-properties officeooo:rsid="03a130fb"/>
    </style:style>
    <style:style style:name="T397" style:family="text">
      <style:text-properties officeooo:rsid="03a198f6"/>
    </style:style>
    <style:style style:name="T398" style:family="text">
      <style:text-properties officeooo:rsid="03a46f0c"/>
    </style:style>
    <style:style style:name="T399" style:family="text">
      <style:text-properties officeooo:rsid="03ab6505"/>
    </style:style>
    <style:style style:name="T400" style:family="text">
      <style:text-properties officeooo:rsid="03abed9d"/>
    </style:style>
    <style:style style:name="T401" style:family="text">
      <style:text-properties officeooo:rsid="03afab1b"/>
    </style:style>
    <style:style style:name="T402" style:family="text">
      <style:text-properties officeooo:rsid="03b2208e"/>
    </style:style>
    <style:style style:name="T403" style:family="text">
      <style:text-properties officeooo:rsid="03b3f46a"/>
    </style:style>
    <style:style style:name="T404" style:family="text">
      <style:text-properties officeooo:rsid="03b5e5e3"/>
    </style:style>
    <style:style style:name="T405" style:family="text">
      <style:text-properties officeooo:rsid="03beb1a3"/>
    </style:style>
    <style:style style:name="T406" style:family="text">
      <style:text-properties officeooo:rsid="03bfcca7"/>
    </style:style>
    <style:style style:name="T407" style:family="text">
      <style:text-properties officeooo:rsid="03c1b734"/>
    </style:style>
    <style:style style:name="T408" style:family="text">
      <style:text-properties officeooo:rsid="03c25d61"/>
    </style:style>
    <style:style style:name="T409" style:family="text">
      <style:text-properties officeooo:rsid="03c4a6e2"/>
    </style:style>
    <style:style style:name="T410" style:family="text">
      <style:text-properties officeooo:rsid="03c5e2d7"/>
    </style:style>
    <style:style style:name="T411" style:family="text">
      <style:text-properties officeooo:rsid="03c6a8bb"/>
    </style:style>
    <style:style style:name="T412" style:family="text">
      <style:text-properties officeooo:rsid="03c6bbfd"/>
    </style:style>
    <style:style style:name="T413" style:family="text">
      <style:text-properties officeooo:rsid="03c6e24d"/>
    </style:style>
    <style:style style:name="T414" style:family="text">
      <style:text-properties officeooo:rsid="03ccf4ee"/>
    </style:style>
    <style:style style:name="T415" style:family="text">
      <style:text-properties officeooo:rsid="03cd5ed4"/>
    </style:style>
    <style:style style:name="T416" style:family="text">
      <style:text-properties officeooo:rsid="03cf54d4"/>
    </style:style>
    <style:style style:name="T417" style:family="text">
      <style:text-properties officeooo:rsid="03d24cf5"/>
    </style:style>
    <style:style style:name="T418" style:family="text">
      <style:text-properties officeooo:rsid="03d3c4b1"/>
    </style:style>
    <style:style style:name="T419" style:family="text">
      <style:text-properties officeooo:rsid="03d4830d"/>
    </style:style>
    <style:style style:name="T420" style:family="text">
      <style:text-properties officeooo:rsid="03d546bc"/>
    </style:style>
    <style:style style:name="T421" style:family="text">
      <style:text-properties officeooo:rsid="03d810c6"/>
    </style:style>
    <style:style style:name="T422" style:family="text">
      <style:text-properties officeooo:rsid="03dd6bd8"/>
    </style:style>
    <style:style style:name="T423" style:family="text">
      <style:text-properties officeooo:rsid="03e8036e"/>
    </style:style>
    <style:style style:name="T424" style:family="text">
      <style:text-properties officeooo:rsid="03ec1f0f"/>
    </style:style>
    <style:style style:name="T425" style:family="text">
      <style:text-properties officeooo:rsid="03f26a0d"/>
    </style:style>
    <style:style style:name="T426" style:family="text">
      <style:text-properties officeooo:rsid="03f3e1d8"/>
    </style:style>
    <style:style style:name="T427" style:family="text">
      <style:text-properties officeooo:rsid="03f5d615"/>
    </style:style>
    <style:style style:name="T428" style:family="text">
      <style:text-properties style:font-name="Courier New1" officeooo:rsid="03f5d615"/>
    </style:style>
    <style:style style:name="T429" style:family="text">
      <style:text-properties officeooo:rsid="03f65067"/>
    </style:style>
    <style:style style:name="T430" style:family="text">
      <style:text-properties officeooo:rsid="03f8006e"/>
    </style:style>
    <style:style style:name="T431" style:family="text">
      <style:text-properties officeooo:rsid="03f88815"/>
    </style:style>
    <style:style style:name="T432" style:family="text">
      <style:text-properties officeooo:rsid="03f905f2"/>
    </style:style>
    <style:style style:name="T433" style:family="text">
      <style:text-properties officeooo:rsid="03fcdbd2"/>
    </style:style>
    <style:style style:name="T434" style:family="text">
      <style:text-properties officeooo:rsid="03fd4d1c"/>
    </style:style>
    <style:style style:name="T435" style:family="text">
      <style:text-properties officeooo:rsid="03ff34d2"/>
    </style:style>
    <style:style style:name="T436" style:family="text">
      <style:text-properties officeooo:rsid="04005445"/>
    </style:style>
    <style:style style:name="T437" style:family="text">
      <style:text-properties officeooo:rsid="0401e86b"/>
    </style:style>
    <style:style style:name="T438" style:family="text">
      <style:text-properties officeooo:rsid="04045241"/>
    </style:style>
    <style:style style:name="T439" style:family="text">
      <style:text-properties officeooo:rsid="040539f6"/>
    </style:style>
    <style:style style:name="T440" style:family="text">
      <style:text-properties officeooo:rsid="04071c45"/>
    </style:style>
    <style:style style:name="T441" style:family="text">
      <style:text-properties officeooo:rsid="0408f285"/>
    </style:style>
    <style:style style:name="T442" style:family="text">
      <style:text-properties officeooo:rsid="04093ccb"/>
    </style:style>
    <style:style style:name="T443" style:family="text">
      <style:text-properties officeooo:rsid="01a8d50f"/>
    </style:style>
    <style:style style:name="T444" style:family="text">
      <style:text-properties officeooo:rsid="040c5b16"/>
    </style:style>
    <style:style style:name="T445" style:family="text">
      <style:text-properties officeooo:rsid="02eb58b3"/>
    </style:style>
    <style:style style:name="T446" style:family="text">
      <style:text-properties officeooo:rsid="04229ece"/>
    </style:style>
    <style:style style:name="T447" style:family="text">
      <style:text-properties officeooo:rsid="0423705b"/>
    </style:style>
    <style:style style:name="T448" style:family="text">
      <style:text-properties officeooo:rsid="0423ec3a"/>
    </style:style>
    <style:style style:name="T449" style:family="text">
      <style:text-properties officeooo:rsid="0424f2d1"/>
    </style:style>
    <style:style style:name="T450" style:family="text">
      <style:text-properties officeooo:rsid="0426c596"/>
    </style:style>
    <style:style style:name="T451" style:family="text">
      <style:text-properties officeooo:rsid="03ab8840"/>
    </style:style>
    <style:style style:name="T452" style:family="text">
      <style:text-properties officeooo:rsid="0427976d"/>
    </style:style>
    <style:style style:name="T453" style:family="text">
      <style:text-properties officeooo:rsid="042829d0"/>
    </style:style>
    <style:style style:name="T454" style:family="text">
      <style:text-properties officeooo:rsid="03515796"/>
    </style:style>
    <style:style style:name="T455" style:family="text">
      <style:text-properties officeooo:rsid="04285772"/>
    </style:style>
    <style:style style:name="T456" style:family="text">
      <style:text-properties officeooo:rsid="042a2329"/>
    </style:style>
    <style:style style:name="T457" style:family="text">
      <style:text-properties officeooo:rsid="042b6791"/>
    </style:style>
    <style:style style:name="T458" style:family="text">
      <style:text-properties officeooo:rsid="03b60390"/>
    </style:style>
    <style:style style:name="T459" style:family="text">
      <style:text-properties officeooo:rsid="042d1526"/>
    </style:style>
    <style:style style:name="T460" style:family="text">
      <style:text-properties officeooo:rsid="042d95a7"/>
    </style:style>
    <style:style style:name="T461" style:family="text">
      <style:text-properties officeooo:rsid="042f03a6"/>
    </style:style>
    <style:style style:name="T462" style:family="text">
      <style:text-properties officeooo:rsid="0430cbf1"/>
    </style:style>
    <style:style style:name="T463" style:family="text">
      <style:text-properties officeooo:rsid="04326f43"/>
    </style:style>
    <style:style style:name="T464" style:family="text">
      <style:text-properties officeooo:rsid="035fc3a9"/>
    </style:style>
    <style:style style:name="T465" style:family="text">
      <style:text-properties officeooo:rsid="043745d7"/>
    </style:style>
    <style:style style:name="T466" style:family="text">
      <style:text-properties officeooo:rsid="0438e008"/>
    </style:style>
    <style:style style:name="T467" style:family="text">
      <style:text-properties officeooo:rsid="0438edc7"/>
    </style:style>
    <style:style style:name="T468" style:family="text">
      <style:text-properties officeooo:rsid="04393621"/>
    </style:style>
    <style:style style:name="T469" style:family="text">
      <style:text-properties officeooo:rsid="043a4cc3"/>
    </style:style>
    <style:style style:name="T470" style:family="text">
      <style:text-properties officeooo:rsid="043af2a0"/>
    </style:style>
    <style:style style:name="T471" style:family="text">
      <style:text-properties officeooo:rsid="043cd7b8"/>
    </style:style>
    <style:style style:name="T472" style:family="text">
      <style:text-properties officeooo:rsid="043dff18"/>
    </style:style>
    <style:style style:name="T473" style:family="text">
      <style:text-properties officeooo:rsid="043e1386"/>
    </style:style>
    <style:style style:name="T474" style:family="text">
      <style:text-properties officeooo:rsid="043fb4f7"/>
    </style:style>
    <style:style style:name="T475" style:family="text">
      <style:text-properties officeooo:rsid="0441fa0f"/>
    </style:style>
    <style:style style:name="T476" style:family="text">
      <style:text-properties officeooo:rsid="04456dd2"/>
    </style:style>
    <style:style style:name="T477" style:family="text">
      <style:text-properties officeooo:rsid="0448dbd1"/>
    </style:style>
    <style:style style:name="T478" style:family="text">
      <style:text-properties officeooo:rsid="04491f9b"/>
    </style:style>
    <style:style style:name="T479" style:family="text">
      <style:text-properties officeooo:rsid="044ad346"/>
    </style:style>
    <style:style style:name="T480" style:family="text">
      <style:text-properties officeooo:rsid="045146dc"/>
    </style:style>
    <style:style style:name="T481" style:family="text">
      <style:text-properties officeooo:rsid="04549d4f"/>
    </style:style>
    <style:style style:name="T482" style:family="text">
      <style:text-properties officeooo:rsid="04561248"/>
    </style:style>
    <style:style style:name="T483" style:family="text">
      <style:text-properties officeooo:rsid="0457b81c"/>
    </style:style>
    <style:style style:name="T484" style:family="text">
      <style:text-properties officeooo:rsid="045ab117"/>
    </style:style>
    <style:style style:name="T485" style:family="text">
      <style:text-properties officeooo:rsid="045c9964"/>
    </style:style>
    <style:style style:name="T486" style:family="text">
      <style:text-properties officeooo:rsid="038b5fbe"/>
    </style:style>
    <style:style style:name="T487" style:family="text">
      <style:text-properties officeooo:rsid="045f234d"/>
    </style:style>
    <style:style style:name="T488" style:family="text">
      <style:text-properties officeooo:rsid="0461466b"/>
    </style:style>
    <style:style style:name="T489" style:family="text">
      <style:text-properties officeooo:rsid="04628b6b"/>
    </style:style>
    <style:style style:name="T490" style:family="text">
      <style:text-properties officeooo:rsid="0464c4fe"/>
    </style:style>
    <style:style style:name="T491" style:family="text">
      <style:text-properties officeooo:rsid="0465c99c"/>
    </style:style>
    <style:style style:name="T492" style:family="text">
      <style:text-properties officeooo:rsid="0469279f"/>
    </style:style>
    <style:style style:name="T493" style:family="text">
      <style:text-properties officeooo:rsid="0469dfc3"/>
    </style:style>
    <style:style style:name="T494" style:family="text">
      <style:text-properties officeooo:rsid="046b1256"/>
    </style:style>
    <style:style style:name="T495" style:family="text">
      <style:text-properties officeooo:rsid="046cd639"/>
    </style:style>
    <style:style style:name="T496" style:family="text">
      <style:text-properties officeooo:rsid="03a29fd3"/>
    </style:style>
    <style:style style:name="T497" style:family="text">
      <style:text-properties officeooo:rsid="046da9df"/>
    </style:style>
    <style:style style:name="T498" style:family="text">
      <style:text-properties officeooo:rsid="046ecbec"/>
    </style:style>
    <style:style style:name="T499" style:family="text">
      <style:text-properties officeooo:rsid="047068f6"/>
    </style:style>
    <style:style style:name="T500" style:family="text">
      <style:text-properties officeooo:rsid="047229ef"/>
    </style:style>
    <style:style style:name="T501" style:family="text">
      <style:text-properties officeooo:rsid="04741651"/>
    </style:style>
    <style:style style:name="T502" style:family="text">
      <style:text-properties officeooo:rsid="0475464e"/>
    </style:style>
    <style:style style:name="T503" style:family="text">
      <style:text-properties officeooo:rsid="0478056b"/>
    </style:style>
    <style:style style:name="T504" style:family="text">
      <style:text-properties officeooo:rsid="04785bb9"/>
    </style:style>
    <style:style style:name="T505" style:family="text">
      <style:text-properties officeooo:rsid="047884be"/>
    </style:style>
    <style:style style:name="T506" style:family="text">
      <style:text-properties officeooo:rsid="047a7647"/>
    </style:style>
    <style:style style:name="T507" style:family="text">
      <style:text-properties officeooo:rsid="047f0cd9"/>
    </style:style>
    <style:style style:name="T508" style:family="text">
      <style:text-properties officeooo:rsid="048360e0"/>
    </style:style>
    <style:style style:name="T509" style:family="text">
      <style:text-properties officeooo:rsid="0484c158"/>
    </style:style>
    <style:style style:name="T510" style:family="text">
      <style:text-properties officeooo:rsid="04881d1f"/>
    </style:style>
    <style:style style:name="T511" style:family="text">
      <style:text-properties officeooo:rsid="048e6495"/>
    </style:style>
    <style:style style:name="T512" style:family="text">
      <style:text-properties officeooo:rsid="048ff035"/>
    </style:style>
    <style:style style:name="T513" style:family="text">
      <style:text-properties officeooo:rsid="049096c1"/>
    </style:style>
    <style:style style:name="T514" style:family="text">
      <style:text-properties officeooo:rsid="049280c5"/>
    </style:style>
    <style:style style:name="T515" style:family="text">
      <style:text-properties officeooo:rsid="0494e509"/>
    </style:style>
    <style:style style:name="T516" style:family="text">
      <style:text-properties officeooo:rsid="0496811b"/>
    </style:style>
    <style:style style:name="T517" style:family="text">
      <style:text-properties officeooo:rsid="0496ec9a"/>
    </style:style>
    <style:style style:name="T518" style:family="text">
      <style:text-properties officeooo:rsid="049882b3"/>
    </style:style>
    <style:style style:name="T519" style:family="text">
      <style:text-properties officeooo:rsid="049a6c9b"/>
    </style:style>
    <style:style style:name="T520" style:family="text">
      <style:text-properties officeooo:rsid="049c629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140560812962336" text:id="ct140560812962336">
          <text:insertion>
            <office:change-info>
              <dc:creator>James Kulp</dc:creator>
              <dc:date>2017-06-15T13:02:57</dc:date>
            </office:change-info>
          </text:insertion>
        </text:changed-region>
        <text:changed-region xml:id="ct140560781343344" text:id="ct140560781343344">
          <text:insertion>
            <office:change-info>
              <dc:creator>James Kulp</dc:creator>
              <dc:date>2017-06-15T13:03:02</dc:date>
            </office:change-info>
          </text:insertion>
        </text:changed-region>
        <text:changed-region xml:id="ct140560391628352" text:id="ct140560391628352">
          <text:insertion>
            <office:change-info>
              <dc:creator>James Kulp</dc:creator>
              <dc:date>2017-06-15T13:04:02</dc:date>
            </office:change-info>
          </text:insertion>
        </text:changed-region>
        <text:changed-region xml:id="ct140560391871520" text:id="ct140560391871520">
          <text:insertion>
            <office:change-info>
              <dc:creator>James Kulp</dc:creator>
              <dc:date>2017-06-15T13:03:15</dc:date>
            </office:change-info>
          </text:insertion>
        </text:changed-region>
        <text:changed-region xml:id="ct140560420256240" text:id="ct140560420256240">
          <text:insertion>
            <office:change-info>
              <dc:creator>James Kulp</dc:creator>
              <dc:date>2017-07-28T08:56:43</dc:date>
            </office:change-info>
          </text:insertion>
        </text:changed-region>
        <text:changed-region xml:id="ct140560320119440" text:id="ct140560320119440">
          <text:insertion>
            <office:change-info>
              <dc:creator>James Kulp</dc:creator>
              <dc:date>2017-07-28T08:56:45</dc:date>
            </office:change-info>
          </text:insertion>
        </text:changed-region>
        <text:changed-region xml:id="ct140560320717040" text:id="ct140560320717040">
          <text:insertion>
            <office:change-info>
              <dc:creator>James Kulp</dc:creator>
              <dc:date>2017-07-28T08:56:51</dc:date>
            </office:change-info>
          </text:insertion>
        </text:changed-region>
        <text:changed-region xml:id="ct140560769437872" text:id="ct140560769437872">
          <text:insertion>
            <office:change-info>
              <dc:creator>James Kulp</dc:creator>
              <dc:date>2017-06-13T17:36:25</dc:date>
            </office:change-info>
          </text:insertion>
        </text:changed-region>
        <text:changed-region xml:id="ct140560691391968" text:id="ct140560691391968">
          <text:deletion>
            <office:change-info>
              <dc:creator>James Kulp</dc:creator>
              <dc:date>2017-06-13T17:36:46</dc:date>
            </office:change-info>
            <text:p text:style-name="P1">This document describes how to enable OpenCPI components and applications to run on new platforms.</text:p>
          </text:deletion>
        </text:changed-region>
        <text:changed-region xml:id="ct140560772657248" text:id="ct140560772657248">
          <text:deletion>
            <office:change-info>
              <dc:creator>James Kulp</dc:creator>
              <dc:date>2017-06-13T17:37:35</dc:date>
            </office:change-info>
            <text:p text:style-name="P1">component</text:p>
          </text:deletion>
        </text:changed-region>
        <text:changed-region xml:id="ct140560391767840" text:id="ct140560391767840">
          <text:insertion>
            <office:change-info>
              <dc:creator>James Kulp</dc:creator>
              <dc:date>2017-06-13T17:37:35</dc:date>
            </office:change-info>
          </text:insertion>
        </text:changed-region>
        <text:changed-region xml:id="ct140560691277088" text:id="ct140560691277088">
          <text:deletion>
            <office:change-info>
              <dc:creator>James Kulp</dc:creator>
              <dc:date>2017-06-13T17:37:40</dc:date>
            </office:change-info>
            <text:p text:style-name="P1">application</text:p>
          </text:deletion>
        </text:changed-region>
        <text:changed-region xml:id="ct140560772530592" text:id="ct140560772530592">
          <text:insertion>
            <office:change-info>
              <dc:creator>James Kulp</dc:creator>
              <dc:date>2017-06-13T17:37:40</dc:date>
            </office:change-info>
          </text:insertion>
        </text:changed-region>
        <text:changed-region xml:id="ct140560768923648" text:id="ct140560768923648">
          <text:insertion>
            <office:change-info>
              <dc:creator>James Kulp</dc:creator>
              <dc:date>2017-06-13T17:37:55</dc:date>
            </office:change-info>
          </text:insertion>
        </text:changed-region>
        <text:changed-region xml:id="ct140560772449696" text:id="ct140560772449696">
          <text:deletion>
            <office:change-info>
              <dc:creator>James Kulp</dc:creator>
              <dc:date>2017-06-13T17:38:03</dc:date>
            </office:change-info>
            <text:p text:style-name="P2"><text:s/><text:span text:style-name="T1">vs.</text:span> development</text:p>
          </text:deletion>
        </text:changed-region>
        <text:changed-region xml:id="ct140560772555504" text:id="ct140560772555504">
          <text:insertion>
            <office:change-info>
              <dc:creator>James Kulp</dc:creator>
              <dc:date>2017-06-14T08:43:31</dc:date>
            </office:change-info>
          </text:insertion>
        </text:changed-region>
        <text:changed-region xml:id="ct140560768862608" text:id="ct140560768862608">
          <text:deletion>
            <office:change-info>
              <dc:creator>James Kulp</dc:creator>
              <dc:date>2017-06-14T08:43:31</dc:date>
            </office:change-info>
            <text:p text:style-name="P3">-</text:p>
          </text:deletion>
        </text:changed-region>
        <text:changed-region xml:id="ct140560813464192" text:id="ct140560813464192">
          <text:insertion>
            <office:change-info>
              <dc:creator>James Kulp</dc:creator>
              <dc:date>2017-06-14T14:08:24</dc:date>
            </office:change-info>
          </text:insertion>
        </text:changed-region>
        <text:changed-region xml:id="ct140560844333104" text:id="ct140560844333104">
          <text:deletion>
            <office:change-info>
              <dc:creator>James Kulp</dc:creator>
              <dc:date>2017-07-28T08:57:56</dc:date>
            </office:change-info>
            <text:p text:style-name="P4"><text:a xlink:type="simple" xlink:href="https://github.com/opencpi/opencpi/raw/2017.Q1/doc/pdf/OpenCPI_Overview.pdf" text:style-name="Internet_20_link" text:visited-style-name="Visited_20_Internet_20_Link"><text:span text:style-name="T2">https://github.com/opencpi/opencpi/raw/2017.Q1/doc/pdf/OpenCPI_Overview.pdf</text:span></text:a></text:p>
          </text:deletion>
        </text:changed-region>
        <text:changed-region xml:id="ct140560372050064" text:id="ct140560372050064">
          <text:insertion>
            <office:change-info>
              <dc:creator>James Kulp</dc:creator>
              <dc:date>2017-07-28T08:57:56</dc:date>
            </office:change-info>
          </text:insertion>
        </text:changed-region>
        <text:changed-region xml:id="ct140560376378688" text:id="ct140560376378688">
          <text:deletion>
            <office:change-info>
              <dc:creator>James Kulp</dc:creator>
              <dc:date>2017-07-28T08:58:10</dc:date>
            </office:change-info>
            <text:p text:style-name="P4"><text:a xlink:type="simple" xlink:href="https://github.com/opencpi/opencpi/raw/2017.Q1/doc/pdf/OpenCPI_Installation.pdf" text:style-name="Internet_20_link" text:visited-style-name="Visited_20_Internet_20_Link"><text:span text:style-name="T3">https://github.com/opencpi/opencpi/raw/2017.Q1/doc/pdf/OpenCPI_Installation.pdf</text:span></text:a></text:p>
          </text:deletion>
        </text:changed-region>
        <text:changed-region xml:id="ct140560320668896" text:id="ct140560320668896">
          <text:insertion>
            <office:change-info>
              <dc:creator>James Kulp</dc:creator>
              <dc:date>2017-07-28T08:58:10</dc:date>
            </office:change-info>
          </text:insertion>
        </text:changed-region>
        <text:changed-region xml:id="ct140560849756768" text:id="ct140560849756768">
          <text:deletion>
            <office:change-info>
              <dc:creator>James Kulp</dc:creator>
              <dc:date>2017-07-28T08:58:21</dc:date>
            </office:change-info>
            <text:p text:style-name="P4"><text:a xlink:type="simple" xlink:href="https://github.com/opencpi/opencpi/raw/2017.Q1/doc/pdf/OpenCPI_Component_Development.pdf" text:style-name="Internet_20_link" text:visited-style-name="Visited_20_Internet_20_Link"><text:span text:style-name="T2">https://github.com/opencpi/opencpi/raw/2017.Q1/doc/pdf/OpenCPI_Component_Development.pdf</text:span></text:a></text:p>
          </text:deletion>
        </text:changed-region>
        <text:changed-region xml:id="ct140560320698224" text:id="ct140560320698224">
          <text:insertion>
            <office:change-info>
              <dc:creator>James Kulp</dc:creator>
              <dc:date>2017-07-28T08:58:21</dc:date>
            </office:change-info>
          </text:insertion>
        </text:changed-region>
        <text:changed-region xml:id="ct140560320458304" text:id="ct140560320458304">
          <text:deletion>
            <office:change-info>
              <dc:creator>James Kulp</dc:creator>
              <dc:date>2017-07-28T08:58:33</dc:date>
            </office:change-info>
            <text:p text:style-name="P4"><text:a xlink:type="simple" xlink:href="https://github.com/opencpi/opencpi/raw/2017.Q1/doc/pdf/OpenCPI_Application_Development.pdf" text:style-name="Internet_20_link" text:visited-style-name="Visited_20_Internet_20_Link"><text:span text:style-name="T3">https://github.com/opencpi/opencpi/raw/2017.Q1/doc/pdf/OpenCPI_Application_Development.pdf</text:span></text:a></text:p>
          </text:deletion>
        </text:changed-region>
        <text:changed-region xml:id="ct140560367052288" text:id="ct140560367052288">
          <text:insertion>
            <office:change-info>
              <dc:creator>James Kulp</dc:creator>
              <dc:date>2017-07-28T08:58:33</dc:date>
            </office:change-info>
          </text:insertion>
        </text:changed-region>
        <text:changed-region xml:id="ct140560813394224" text:id="ct140560813394224">
          <text:deletion>
            <office:change-info>
              <dc:creator>James Kulp</dc:creator>
              <dc:date>2017-06-15T09:52:12</dc:date>
            </office:change-info>
            <text:p text:style-name="P5">We call t</text:p>
          </text:deletion>
        </text:changed-region>
        <text:changed-region xml:id="ct140560769723792" text:id="ct140560769723792">
          <text:insertion>
            <office:change-info>
              <dc:creator>James Kulp</dc:creator>
              <dc:date>2017-06-15T09:52:12</dc:date>
            </office:change-info>
          </text:insertion>
        </text:changed-region>
        <text:changed-region xml:id="ct140560691574800" text:id="ct140560691574800">
          <text:insertion>
            <office:change-info>
              <dc:creator>James Kulp</dc:creator>
              <dc:date>2017-06-15T09:52:18</dc:date>
            </office:change-info>
          </text:insertion>
        </text:changed-region>
        <text:changed-region xml:id="ct140560813377456" text:id="ct140560813377456">
          <text:deletion>
            <office:change-info>
              <dc:creator>James Kulp</dc:creator>
              <dc:date>2017-06-13T17:40:13</dc:date>
            </office:change-info>
            <text:p text:style-name="P6"><text:span text:style-name="T4">ly attached</text:span></text:p>
          </text:deletion>
        </text:changed-region>
        <text:changed-region xml:id="ct140560812964960" text:id="ct140560812964960">
          <text:insertion>
            <office:change-info>
              <dc:creator>James Kulp</dc:creator>
              <dc:date>2017-06-13T17:39:53</dc:date>
            </office:change-info>
          </text:insertion>
        </text:changed-region>
        <text:changed-region xml:id="ct140560812947712" text:id="ct140560812947712">
          <text:insertion>
            <office:change-info>
              <dc:creator>James Kulp</dc:creator>
              <dc:date>2017-06-13T17:40:00</dc:date>
            </office:change-info>
          </text:insertion>
        </text:changed-region>
        <text:changed-region xml:id="ct140560843534096" text:id="ct140560843534096">
          <text:deletion>
            <office:change-info>
              <dc:creator>James Kulp</dc:creator>
              <dc:date>2017-06-13T17:38:58</dc:date>
            </office:change-info>
            <text:p text:style-name="P6"><text:span text:style-name="FirstEmphasis"><text:span text:style-name="T4">.</text:span></text:span></text:p>
          </text:deletion>
        </text:changed-region>
        <text:changed-region xml:id="ct140560813414400" text:id="ct140560813414400">
          <text:insertion>
            <office:change-info>
              <dc:creator>James Kulp</dc:creator>
              <dc:date>2017-06-15T09:38:53</dc:date>
            </office:change-info>
          </text:insertion>
        </text:changed-region>
        <text:changed-region xml:id="ct140560813472368" text:id="ct140560813472368">
          <text:insertion>
            <office:change-info>
              <dc:creator>James Kulp</dc:creator>
              <dc:date>2017-06-15T09:40:04</dc:date>
            </office:change-info>
          </text:insertion>
        </text:changed-region>
        <text:changed-region xml:id="ct140560781577168" text:id="ct140560781577168">
          <text:deletion>
            <office:change-info>
              <dc:creator>James Kulp</dc:creator>
              <dc:date>2017-06-15T09:40:07</dc:date>
            </office:change-info>
            <text:p text:style-name="P7">add</text:p>
          </text:deletion>
        </text:changed-region>
        <text:changed-region xml:id="ct140560769094800" text:id="ct140560769094800">
          <text:insertion>
            <office:change-info>
              <dc:creator>James Kulp</dc:creator>
              <dc:date>2017-06-15T09:40:10</dc:date>
            </office:change-info>
          </text:insertion>
        </text:changed-region>
        <text:changed-region xml:id="ct140560813178976" text:id="ct140560813178976">
          <text:deletion>
            <office:change-info>
              <dc:creator>James Kulp</dc:creator>
              <dc:date>2017-06-15T09:40:58</dc:date>
            </office:change-info>
            <text:p text:style-name="P8">on</text:p>
          </text:deletion>
        </text:changed-region>
        <text:changed-region xml:id="ct140560812966896" text:id="ct140560812966896">
          <text:insertion>
            <office:change-info>
              <dc:creator>James Kulp</dc:creator>
              <dc:date>2017-06-15T09:40:58</dc:date>
            </office:change-info>
          </text:insertion>
        </text:changed-region>
        <text:changed-region xml:id="ct140560813041856" text:id="ct140560813041856">
          <text:deletion>
            <office:change-info>
              <dc:creator>James Kulp</dc:creator>
              <dc:date>2017-06-15T09:41:11</dc:date>
            </office:change-info>
            <text:list xml:id="list3153834886" text:style-name="WWNum32">
              <text:list-item>
                <text:p text:style-name="P9">.</text:p>
              </text:list-item>
            </text:list>
          </text:deletion>
        </text:changed-region>
        <text:changed-region xml:id="ct140560813289952" text:id="ct140560813289952">
          <text:insertion>
            <office:change-info>
              <dc:creator>James Kulp</dc:creator>
              <dc:date>2017-06-15T09:41:11</dc:date>
            </office:change-info>
          </text:insertion>
        </text:changed-region>
        <text:changed-region xml:id="ct140560813173568" text:id="ct140560813173568">
          <text:insertion>
            <office:change-info>
              <dc:creator>James Kulp</dc:creator>
              <dc:date>2017-06-14T10:10:54</dc:date>
            </office:change-info>
          </text:insertion>
        </text:changed-region>
        <text:changed-region xml:id="ct140560812914672" text:id="ct140560812914672">
          <text:insertion>
            <office:change-info>
              <dc:creator>James Kulp</dc:creator>
              <dc:date>2017-06-14T10:11:09</dc:date>
            </office:change-info>
          </text:insertion>
        </text:changed-region>
        <text:changed-region xml:id="ct140560781712912" text:id="ct140560781712912">
          <text:insertion>
            <office:change-info>
              <dc:creator>James Kulp</dc:creator>
              <dc:date>2017-06-14T10:12:06</dc:date>
            </office:change-info>
          </text:insertion>
        </text:changed-region>
        <text:changed-region xml:id="ct140560781663808" text:id="ct140560781663808">
          <text:insertion>
            <office:change-info>
              <dc:creator>James Kulp</dc:creator>
              <dc:date>2017-06-14T10:13:00</dc:date>
            </office:change-info>
          </text:insertion>
        </text:changed-region>
        <text:changed-region xml:id="ct140560781711232" text:id="ct140560781711232">
          <text:insertion>
            <office:change-info>
              <dc:creator>James Kulp</dc:creator>
              <dc:date>2017-06-14T10:15:44</dc:date>
            </office:change-info>
          </text:insertion>
        </text:changed-region>
        <text:changed-region xml:id="ct140560781709088" text:id="ct140560781709088">
          <text:insertion>
            <office:change-info>
              <dc:creator>James Kulp</dc:creator>
              <dc:date>2017-06-14T10:16:06</dc:date>
            </office:change-info>
          </text:insertion>
        </text:changed-region>
        <text:changed-region xml:id="ct140560781381056" text:id="ct140560781381056">
          <text:insertion>
            <office:change-info>
              <dc:creator>James Kulp</dc:creator>
              <dc:date>2017-06-13T17:42:51</dc:date>
            </office:change-info>
          </text:insertion>
        </text:changed-region>
        <text:changed-region xml:id="ct140560781620992" text:id="ct140560781620992">
          <text:deletion>
            <office:change-info>
              <dc:creator>James Kulp</dc:creator>
              <dc:date>2017-06-13T17:42:59</dc:date>
            </office:change-info>
            <text:p text:style-name="P10"><text:s/>common</text:p>
          </text:deletion>
        </text:changed-region>
        <text:changed-region xml:id="ct140560781633072" text:id="ct140560781633072">
          <text:deletion>
            <office:change-info>
              <dc:creator>James Kulp</dc:creator>
              <dc:date>2017-06-13T17:43:27</dc:date>
            </office:change-info>
            <text:p text:style-name="P10">likely</text:p>
          </text:deletion>
        </text:changed-region>
        <text:changed-region xml:id="ct140560782285888" text:id="ct140560782285888">
          <text:insertion>
            <office:change-info>
              <dc:creator>James Kulp</dc:creator>
              <dc:date>2017-06-13T17:43:27</dc:date>
            </office:change-info>
          </text:insertion>
        </text:changed-region>
        <text:changed-region xml:id="ct140560781340320" text:id="ct140560781340320">
          <text:insertion>
            <office:change-info>
              <dc:creator>James Kulp</dc:creator>
              <dc:date>2017-06-13T17:43:58</dc:date>
            </office:change-info>
          </text:insertion>
        </text:changed-region>
        <text:changed-region xml:id="ct140560782218464" text:id="ct140560782218464">
          <text:deletion>
            <office:change-info>
              <dc:creator>James Kulp</dc:creator>
              <dc:date>2017-06-13T17:46:16</dc:date>
            </office:change-info>
            <text:p text:style-name="P10">i</text:p>
          </text:deletion>
        </text:changed-region>
        <text:changed-region xml:id="ct140560782051328" text:id="ct140560782051328">
          <text:deletion>
            <office:change-info>
              <dc:creator>James Kulp</dc:creator>
              <dc:date>2017-06-13T17:44:08</dc:date>
            </office:change-info>
            <text:p text:style-name="P10">n a particular situation,</text:p>
          </text:deletion>
        </text:changed-region>
        <text:changed-region xml:id="ct140560782265696" text:id="ct140560782265696">
          <text:deletion>
            <office:change-info>
              <dc:creator>James Kulp</dc:creator>
              <dc:date>2017-06-13T17:46:16</dc:date>
            </office:change-info>
            <text:p text:style-name="P10"><text:s/></text:p>
          </text:deletion>
        </text:changed-region>
        <text:changed-region xml:id="ct140560812771968" text:id="ct140560812771968">
          <text:insertion>
            <office:change-info>
              <dc:creator>James Kulp</dc:creator>
              <dc:date>2017-06-13T17:44:32</dc:date>
            </office:change-info>
          </text:insertion>
        </text:changed-region>
        <text:changed-region xml:id="ct140560812931584" text:id="ct140560812931584">
          <text:deletion>
            <office:change-info>
              <dc:creator>James Kulp</dc:creator>
              <dc:date>2017-06-13T17:45:04</dc:date>
            </office:change-info>
            <text:p text:style-name="P10">their use is outside</text:p>
          </text:deletion>
        </text:changed-region>
        <text:changed-region xml:id="ct140560769004416" text:id="ct140560769004416">
          <text:insertion>
            <office:change-info>
              <dc:creator>James Kulp</dc:creator>
              <dc:date>2017-06-13T17:48:16</dc:date>
            </office:change-info>
          </text:insertion>
        </text:changed-region>
        <text:changed-region xml:id="ct140560813060432" text:id="ct140560813060432">
          <text:insertion>
            <office:change-info>
              <dc:creator>James Kulp</dc:creator>
              <dc:date>2017-06-13T17:47:58</dc:date>
            </office:change-info>
          </text:insertion>
        </text:changed-region>
        <text:changed-region xml:id="ct140560391957184" text:id="ct140560391957184">
          <text:insertion>
            <office:change-info>
              <dc:creator>James Kulp</dc:creator>
              <dc:date>2017-06-13T17:48:01</dc:date>
            </office:change-info>
          </text:insertion>
        </text:changed-region>
        <text:changed-region xml:id="ct140560391630016" text:id="ct140560391630016">
          <text:insertion>
            <office:change-info>
              <dc:creator>James Kulp</dc:creator>
              <dc:date>2017-06-13T17:48:27</dc:date>
            </office:change-info>
          </text:insertion>
        </text:changed-region>
        <text:changed-region xml:id="ct140560781864336" text:id="ct140560781864336">
          <text:insertion>
            <office:change-info>
              <dc:creator>James Kulp</dc:creator>
              <dc:date>2017-06-13T17:54:22</dc:date>
            </office:change-info>
          </text:insertion>
        </text:changed-region>
        <text:changed-region xml:id="ct140560782069856" text:id="ct140560782069856">
          <text:deletion>
            <office:change-info>
              <dc:creator>James Kulp</dc:creator>
              <dc:date>2017-06-13T17:54:35</dc:date>
            </office:change-info>
            <text:p text:style-name="P11"><text:span text:style-name="T5">require</text:span></text:p>
          </text:deletion>
        </text:changed-region>
        <text:changed-region xml:id="ct140560843364512" text:id="ct140560843364512">
          <text:insertion>
            <office:change-info>
              <dc:creator>James Kulp</dc:creator>
              <dc:date>2017-06-13T17:55:28</dc:date>
            </office:change-info>
          </text:insertion>
        </text:changed-region>
        <text:changed-region xml:id="ct140560781662624" text:id="ct140560781662624">
          <text:deletion>
            <office:change-info>
              <dc:creator>James Kulp</dc:creator>
              <dc:date>2017-06-13T17:54:44</dc:date>
            </office:change-info>
            <text:p text:style-name="P11"><text:span text:style-name="T5">support as well as</text:span></text:p>
          </text:deletion>
        </text:changed-region>
        <text:changed-region xml:id="ct140560781930528" text:id="ct140560781930528">
          <text:insertion>
            <office:change-info>
              <dc:creator>James Kulp</dc:creator>
              <dc:date>2017-06-13T17:54:44</dc:date>
            </office:change-info>
          </text:insertion>
        </text:changed-region>
        <text:changed-region xml:id="ct140560772595568" text:id="ct140560772595568">
          <text:deletion>
            <office:change-info>
              <dc:creator>James Kulp</dc:creator>
              <dc:date>2017-06-13T17:54:50</dc:date>
            </office:change-info>
            <text:p text:style-name="P11"><text:span text:style-name="T5"><text:s/>support</text:span></text:p>
          </text:deletion>
        </text:changed-region>
        <text:changed-region xml:id="ct140560769525808" text:id="ct140560769525808">
          <text:insertion>
            <office:change-info>
              <dc:creator>James Kulp</dc:creator>
              <dc:date>2017-06-13T17:55:00</dc:date>
            </office:change-info>
          </text:insertion>
        </text:changed-region>
        <text:changed-region xml:id="ct140560843651904" text:id="ct140560843651904">
          <text:deletion>
            <office:change-info>
              <dc:creator>James Kulp</dc:creator>
              <dc:date>2017-06-13T17:55:15</dc:date>
            </office:change-info>
            <text:p text:style-name="P11"><text:span text:style-name="T5">require only</text:span></text:p>
          </text:deletion>
        </text:changed-region>
        <text:changed-region xml:id="ct140560772707456" text:id="ct140560772707456">
          <text:deletion>
            <office:change-info>
              <dc:creator>James Kulp</dc:creator>
              <dc:date>2017-06-13T17:55:18</dc:date>
            </office:change-info>
            <text:p text:style-name="P11"><text:span text:style-name="T5">support</text:span></text:p>
          </text:deletion>
        </text:changed-region>
        <text:changed-region xml:id="ct140560843538960" text:id="ct140560843538960">
          <text:insertion>
            <office:change-info>
              <dc:creator>James Kulp</dc:creator>
              <dc:date>2017-06-13T17:57:02</dc:date>
            </office:change-info>
          </text:insertion>
        </text:changed-region>
        <text:changed-region xml:id="ct140560843625344" text:id="ct140560843625344">
          <text:insertion>
            <office:change-info>
              <dc:creator>James Kulp</dc:creator>
              <dc:date>2017-06-13T17:59:45</dc:date>
            </office:change-info>
          </text:insertion>
        </text:changed-region>
        <text:changed-region xml:id="ct140560843647088" text:id="ct140560843647088">
          <text:deletion>
            <office:change-info>
              <dc:creator>James Kulp</dc:creator>
              <dc:date>2017-06-13T18:00:05</dc:date>
            </office:change-info>
            <text:p text:style-name="P12">although this usually results in unnecessary extra overhead.</text:p>
          </text:deletion>
        </text:changed-region>
        <text:changed-region xml:id="ct140560781512848" text:id="ct140560781512848">
          <text:deletion>
            <office:change-info>
              <dc:creator>James Kulp</dc:creator>
              <dc:date>2017-06-14T09:43:18</dc:date>
            </office:change-info>
            <text:h text:style-name="P13" text:outline-level="2">A </text:h>
          </text:deletion>
        </text:changed-region>
        <text:changed-region xml:id="ct140560781662912" text:id="ct140560781662912">
          <text:deletion>
            <office:change-info>
              <dc:creator>James Kulp</dc:creator>
              <dc:date>2017-06-14T09:43:25</dc:date>
            </office:change-info>
            <text:h text:style-name="P13" text:outline-level="2">.</text:h>
          </text:deletion>
        </text:changed-region>
        <text:changed-region xml:id="ct140560772712016" text:id="ct140560772712016">
          <text:insertion>
            <office:change-info>
              <dc:creator>James Kulp</dc:creator>
              <dc:date>2017-06-14T08:17:13</dc:date>
            </office:change-info>
          </text:insertion>
        </text:changed-region>
        <text:changed-region xml:id="ct140560813443504" text:id="ct140560813443504">
          <text:insertion>
            <office:change-info>
              <dc:creator>James Kulp</dc:creator>
              <dc:date>2017-06-14T08:18:25</dc:date>
            </office:change-info>
          </text:insertion>
        </text:changed-region>
        <text:changed-region xml:id="ct140560813006544" text:id="ct140560813006544">
          <text:deletion>
            <office:change-info>
              <dc:creator>James Kulp</dc:creator>
              <dc:date>2017-06-14T17:10:11</dc:date>
            </office:change-info>
            <text:p text:style-name="Body">Collect sufficient information to d</text:p>
          </text:deletion>
        </text:changed-region>
        <text:changed-region xml:id="ct140560781938864" text:id="ct140560781938864">
          <text:insertion>
            <office:change-info>
              <dc:creator>James Kulp</dc:creator>
              <dc:date>2017-06-14T17:10:11</dc:date>
            </office:change-info>
          </text:insertion>
        </text:changed-region>
        <text:changed-region xml:id="ct140560772072848" text:id="ct140560772072848">
          <text:insertion>
            <office:change-info>
              <dc:creator>James Kulp</dc:creator>
              <dc:date>2017-06-14T17:10:49</dc:date>
            </office:change-info>
          </text:insertion>
        </text:changed-region>
        <text:changed-region xml:id="ct140560769420672" text:id="ct140560769420672">
          <text:deletion>
            <office:change-info>
              <dc:creator>James Kulp</dc:creator>
              <dc:date>2017-06-13T18:07:35</dc:date>
            </office:change-info>
            <text:p text:style-name="P14">The result is a list of system elements that need to be assessed, specifically identified as to the devices involved. <text:s/></text:p>
          </text:deletion>
        </text:changed-region>
        <text:changed-region xml:id="ct140560391704336" text:id="ct140560391704336">
          <text:insertion>
            <office:change-info>
              <dc:creator>James Kulp</dc:creator>
              <dc:date>2017-06-13T18:07:40</dc:date>
            </office:change-info>
          </text:insertion>
        </text:changed-region>
        <text:changed-region xml:id="ct140560812819104" text:id="ct140560812819104">
          <text:deletion>
            <office:change-info>
              <dc:creator>James Kulp</dc:creator>
              <dc:date>2017-06-13T18:07:52</dc:date>
            </office:change-info>
            <text:p text:style-name="P14">T</text:p>
          </text:deletion>
        </text:changed-region>
        <text:changed-region xml:id="ct140560781512496" text:id="ct140560781512496">
          <text:deletion>
            <office:change-info>
              <dc:creator>James Kulp</dc:creator>
              <dc:date>2017-06-13T18:08:10</dc:date>
            </office:change-info>
            <text:p text:style-name="P14">should not take more than a week unless</text:p>
          </text:deletion>
        </text:changed-region>
        <text:changed-region xml:id="ct140560781285040" text:id="ct140560781285040">
          <text:insertion>
            <office:change-info>
              <dc:creator>James Kulp</dc:creator>
              <dc:date>2017-06-13T18:08:10</dc:date>
            </office:change-info>
          </text:insertion>
        </text:changed-region>
        <text:changed-region xml:id="ct140560781436944" text:id="ct140560781436944">
          <text:insertion>
            <office:change-info>
              <dc:creator>James Kulp</dc:creator>
              <dc:date>2017-06-13T18:09:45</dc:date>
            </office:change-info>
          </text:insertion>
        </text:changed-region>
        <text:changed-region xml:id="ct140560769636496" text:id="ct140560769636496">
          <text:deletion>
            <office:change-info>
              <dc:creator>James Kulp</dc:creator>
              <dc:date>2017-06-13T18:11:05</dc:date>
            </office:change-info>
            <text:p text:style-name="P15">already in</text:p>
          </text:deletion>
        </text:changed-region>
        <text:changed-region xml:id="ct140560781436208" text:id="ct140560781436208">
          <text:insertion>
            <office:change-info>
              <dc:creator>James Kulp</dc:creator>
              <dc:date>2017-06-13T18:11:05</dc:date>
            </office:change-info>
          </text:insertion>
        </text:changed-region>
        <text:changed-region xml:id="ct140560813305520" text:id="ct140560813305520">
          <text:deletion>
            <office:change-info>
              <dc:creator>James Kulp</dc:creator>
              <dc:date>2017-06-13T18:11:13</dc:date>
            </office:change-info>
            <text:p text:style-name="P15">what</text:p>
          </text:deletion>
        </text:changed-region>
        <text:changed-region xml:id="ct140560772730736" text:id="ct140560772730736">
          <text:insertion>
            <office:change-info>
              <dc:creator>James Kulp</dc:creator>
              <dc:date>2017-06-13T18:11:13</dc:date>
            </office:change-info>
          </text:insertion>
        </text:changed-region>
        <text:changed-region xml:id="ct140560772732176" text:id="ct140560772732176">
          <text:insertion>
            <office:change-info>
              <dc:creator>James Kulp</dc:creator>
              <dc:date>2017-06-13T18:13:45</dc:date>
            </office:change-info>
          </text:insertion>
        </text:changed-region>
        <text:changed-region xml:id="ct140560813344736" text:id="ct140560813344736">
          <text:deletion>
            <office:change-info>
              <dc:creator>James Kulp</dc:creator>
              <dc:date>2017-06-13T18:13:55</dc:date>
            </office:change-info>
            <text:h text:style-name="P16" text:outline-level="4"><text:span text:style-name="T6">whether it is already supported in OpenCPI, needs some incremental/enhanced support, or needs entirely new support. <text:s/>The categories are:</text:span></text:h>
          </text:deletion>
        </text:changed-region>
        <text:changed-region xml:id="ct140560781411936" text:id="ct140560781411936">
          <text:deletion>
            <office:change-info>
              <dc:creator>James Kulp</dc:creator>
              <dc:date>2017-06-13T18:14:08</dc:date>
            </office:change-info>
            <text:list xml:id="list85853471510824" text:continue-numbering="true" text:style-name="WWNum32">
              <text:list-item>
                <text:p text:style-name="P9">Already</text:p>
              </text:list-item>
            </text:list>
          </text:deletion>
        </text:changed-region>
        <text:changed-region xml:id="ct140560781998000" text:id="ct140560781998000">
          <text:insertion>
            <office:change-info>
              <dc:creator>James Kulp</dc:creator>
              <dc:date>2017-06-13T18:14:08</dc:date>
            </office:change-info>
          </text:insertion>
        </text:changed-region>
        <text:changed-region xml:id="ct140560691412976" text:id="ct140560691412976">
          <text:insertion>
            <office:change-info>
              <dc:creator>James Kulp</dc:creator>
              <dc:date>2017-06-13T18:14:46</dc:date>
            </office:change-info>
          </text:insertion>
        </text:changed-region>
        <text:changed-region xml:id="ct140560843911968" text:id="ct140560843911968">
          <text:deletion>
            <office:change-info>
              <dc:creator>James Kulp</dc:creator>
              <dc:date>2017-06-13T18:14:59</dc:date>
            </office:change-info>
            <text:h text:style-name="P16" text:outline-level="4"><text:span text:style-name="T7">determine whether new tools are required that have not been integrated with OpenCPI before. <text:s/>Categories are</text:span></text:h>
          </text:deletion>
        </text:changed-region>
        <text:changed-region xml:id="ct140560391376080" text:id="ct140560391376080">
          <text:deletion>
            <office:change-info>
              <dc:creator>James Kulp</dc:creator>
              <dc:date>2017-06-13T18:15:08</dc:date>
            </office:change-info>
            <text:list xml:id="list85854428329803" text:continue-numbering="true" text:style-name="WWNum32">
              <text:list-item>
                <text:p text:style-name="P9">Tools are already</text:p>
              </text:list-item>
            </text:list>
          </text:deletion>
        </text:changed-region>
        <text:changed-region xml:id="ct140560781621232" text:id="ct140560781621232">
          <text:insertion>
            <office:change-info>
              <dc:creator>James Kulp</dc:creator>
              <dc:date>2017-06-13T18:15:08</dc:date>
            </office:change-info>
          </text:insertion>
        </text:changed-region>
        <text:changed-region xml:id="ct140560813515248" text:id="ct140560813515248">
          <text:insertion>
            <office:change-info>
              <dc:creator>James Kulp</dc:creator>
              <dc:date>2017-06-13T18:15:23</dc:date>
            </office:change-info>
          </text:insertion>
        </text:changed-region>
        <text:changed-region xml:id="ct140560781616560" text:id="ct140560781616560">
          <text:deletion>
            <office:change-info>
              <dc:creator>James Kulp</dc:creator>
              <dc:date>2017-06-13T18:15:23</dc:date>
            </office:change-info>
            <text:list xml:id="list85855119651256" text:continue-numbering="true" text:style-name="WWNum32">
              <text:list-item>
                <text:p text:style-name="P9"><text:span text:style-name="T8">Tools r</text:span></text:p>
              </text:list-item>
            </text:list>
          </text:deletion>
        </text:changed-region>
        <text:changed-region xml:id="ct140560781706032" text:id="ct140560781706032">
          <text:insertion>
            <office:change-info>
              <dc:creator>James Kulp</dc:creator>
              <dc:date>2017-06-13T18:15:27</dc:date>
            </office:change-info>
          </text:insertion>
        </text:changed-region>
        <text:changed-region xml:id="ct140560768873536" text:id="ct140560768873536">
          <text:deletion>
            <office:change-info>
              <dc:creator>James Kulp</dc:creator>
              <dc:date>2017-06-13T18:15:36</dc:date>
            </office:change-info>
            <text:list xml:id="list85854130170710" text:continue-numbering="true" text:style-name="WWNum32">
              <text:list-item>
                <text:p text:style-name="P9">already</text:p>
              </text:list-item>
            </text:list>
          </text:deletion>
        </text:changed-region>
        <text:changed-region xml:id="ct140560781708304" text:id="ct140560781708304">
          <text:insertion>
            <office:change-info>
              <dc:creator>James Kulp</dc:creator>
              <dc:date>2017-06-13T18:15:36</dc:date>
            </office:change-info>
          </text:insertion>
        </text:changed-region>
        <text:changed-region xml:id="ct140560391820032" text:id="ct140560391820032">
          <text:deletion>
            <office:change-info>
              <dc:creator>James Kulp</dc:creator>
              <dc:date>2017-06-13T18:15:45</dc:date>
            </office:change-info>
            <text:list xml:id="list85853727396329" text:continue-numbering="true" text:style-name="WWNum32">
              <text:list-item>
                <text:p text:style-name="P9">Tools are completely new and n</text:p>
              </text:list-item>
            </text:list>
          </text:deletion>
        </text:changed-region>
        <text:changed-region xml:id="ct140560782300016" text:id="ct140560782300016">
          <text:insertion>
            <office:change-info>
              <dc:creator>James Kulp</dc:creator>
              <dc:date>2017-06-13T18:15:45</dc:date>
            </office:change-info>
          </text:insertion>
        </text:changed-region>
        <text:changed-region xml:id="ct140560813247248" text:id="ct140560813247248">
          <text:deletion>
            <office:change-info>
              <dc:creator>James Kulp</dc:creator>
              <dc:date>2017-06-13T18:16:03</dc:date>
            </office:change-info>
            <text:list xml:id="list85855165219439" text:continue-numbering="true" text:style-name="WWNum32">
              <text:list-item>
                <text:p text:style-name="P9">yet</text:p>
              </text:list-item>
            </text:list>
          </text:deletion>
        </text:changed-region>
        <text:changed-region xml:id="ct140560813064608" text:id="ct140560813064608">
          <text:insertion>
            <office:change-info>
              <dc:creator>James Kulp</dc:creator>
              <dc:date>2017-06-13T18:16:03</dc:date>
            </office:change-info>
          </text:insertion>
        </text:changed-region>
        <text:changed-region xml:id="ct140560781710416" text:id="ct140560781710416">
          <text:deletion>
            <office:change-info>
              <dc:creator>James Kulp</dc:creator>
              <dc:date>2017-06-13T18:16:19</dc:date>
            </office:change-info>
            <text:h text:style-name="Heading_20_4" text:outline-level="4"><text:span text:style-name="T9">. <text:s/>Categories are</text:span></text:h>
          </text:deletion>
        </text:changed-region>
        <text:changed-region xml:id="ct140560769005696" text:id="ct140560769005696">
          <text:deletion>
            <office:change-info>
              <dc:creator>James Kulp</dc:creator>
              <dc:date>2017-06-13T18:16:30</dc:date>
            </office:change-info>
            <text:list xml:id="list85854878810777" text:continue-numbering="true" text:style-name="WWNum32">
              <text:list-item>
                <text:p text:style-name="P9">Interconnect is already</text:p>
              </text:list-item>
            </text:list>
          </text:deletion>
        </text:changed-region>
        <text:changed-region xml:id="ct140560391376336" text:id="ct140560391376336">
          <text:insertion>
            <office:change-info>
              <dc:creator>James Kulp</dc:creator>
              <dc:date>2017-06-13T18:16:30</dc:date>
            </office:change-info>
          </text:insertion>
        </text:changed-region>
        <text:changed-region xml:id="ct140560781343584" text:id="ct140560781343584">
          <text:deletion>
            <office:change-info>
              <dc:creator>James Kulp</dc:creator>
              <dc:date>2017-06-13T18:16:47</dc:date>
            </office:change-info>
            <text:list xml:id="list85853776751612" text:continue-numbering="true" text:style-name="WWNum32">
              <text:list-item>
                <text:p text:style-name="P9"><text:s/>adequately in OpenCPI</text:p>
              </text:list-item>
            </text:list>
          </text:deletion>
        </text:changed-region>
        <text:changed-region xml:id="ct140560691735280" text:id="ct140560691735280">
          <text:deletion>
            <office:change-info>
              <dc:creator>James Kulp</dc:creator>
              <dc:date>2017-06-13T18:16:56</dc:date>
            </office:change-info>
            <text:list xml:id="list85855349659617" text:continue-numbering="true" text:style-name="WWNum32">
              <text:list-item>
                <text:p text:style-name="P9">Interconnect support r</text:p>
              </text:list-item>
            </text:list>
          </text:deletion>
        </text:changed-region>
        <text:changed-region xml:id="ct140560769672224" text:id="ct140560769672224">
          <text:insertion>
            <office:change-info>
              <dc:creator>James Kulp</dc:creator>
              <dc:date>2017-06-13T18:16:56</dc:date>
            </office:change-info>
          </text:insertion>
        </text:changed-region>
        <text:changed-region xml:id="ct140560691377792" text:id="ct140560691377792">
          <text:insertion>
            <office:change-info>
              <dc:creator>James Kulp</dc:creator>
              <dc:date>2017-06-13T18:17:03</dc:date>
            </office:change-info>
          </text:insertion>
        </text:changed-region>
        <text:changed-region xml:id="ct140560813329248" text:id="ct140560813329248">
          <text:deletion>
            <office:change-info>
              <dc:creator>James Kulp</dc:creator>
              <dc:date>2017-06-13T18:17:16</dc:date>
            </office:change-info>
            <text:list xml:id="list85854672929826" text:continue-numbering="true" text:style-name="WWNum32">
              <text:list-item>
                <text:p text:style-name="P9">Interconnect support missing</text:p>
              </text:list-item>
            </text:list>
          </text:deletion>
        </text:changed-region>
        <text:changed-region xml:id="ct140560781443056" text:id="ct140560781443056">
          <text:insertion>
            <office:change-info>
              <dc:creator>James Kulp</dc:creator>
              <dc:date>2017-06-13T18:17:16</dc:date>
            </office:change-info>
          </text:insertion>
        </text:changed-region>
        <text:changed-region xml:id="ct140560812797264" text:id="ct140560812797264">
          <text:insertion>
            <office:change-info>
              <dc:creator>James Kulp</dc:creator>
              <dc:date>2017-06-13T18:17:37</dc:date>
            </office:change-info>
          </text:insertion>
        </text:changed-region>
        <text:changed-region xml:id="ct140560781328848" text:id="ct140560781328848">
          <text:deletion>
            <office:change-info>
              <dc:creator>James Kulp</dc:creator>
              <dc:date>2017-06-13T18:17:57</dc:date>
            </office:change-info>
            <text:h text:style-name="Heading_20_4" text:outline-level="4"><text:span text:style-name="T10">evaluate the state</text:span></text:h>
          </text:deletion>
        </text:changed-region>
        <text:changed-region xml:id="ct140560691159328" text:id="ct140560691159328">
          <text:insertion>
            <office:change-info>
              <dc:creator>James Kulp</dc:creator>
              <dc:date>2017-06-13T18:17:57</dc:date>
            </office:change-info>
          </text:insertion>
        </text:changed-region>
        <text:changed-region xml:id="ct140560843436416" text:id="ct140560843436416">
          <text:insertion>
            <office:change-info>
              <dc:creator>James Kulp</dc:creator>
              <dc:date>2017-06-13T18:18:00</dc:date>
            </office:change-info>
          </text:insertion>
        </text:changed-region>
        <text:changed-region xml:id="ct140560691238240" text:id="ct140560691238240">
          <text:deletion>
            <office:change-info>
              <dc:creator>James Kulp</dc:creator>
              <dc:date>2017-06-13T18:18:10</dc:date>
            </office:change-info>
            <text:h text:style-name="Heading_20_4" text:outline-level="4">already in</text:h>
          </text:deletion>
        </text:changed-region>
        <text:changed-region xml:id="ct140560781569728" text:id="ct140560781569728">
          <text:insertion>
            <office:change-info>
              <dc:creator>James Kulp</dc:creator>
              <dc:date>2017-06-13T18:18:10</dc:date>
            </office:change-info>
          </text:insertion>
        </text:changed-region>
        <text:changed-region xml:id="ct140560813410288" text:id="ct140560813410288">
          <text:deletion>
            <office:change-info>
              <dc:creator>James Kulp</dc:creator>
              <dc:date>2017-06-13T18:18:19</dc:date>
            </office:change-info>
            <text:h text:style-name="Heading_20_4" text:outline-level="4">what</text:h>
          </text:deletion>
        </text:changed-region>
        <text:changed-region xml:id="ct140560781411200" text:id="ct140560781411200">
          <text:insertion>
            <office:change-info>
              <dc:creator>James Kulp</dc:creator>
              <dc:date>2017-06-13T18:18:19</dc:date>
            </office:change-info>
          </text:insertion>
        </text:changed-region>
        <text:changed-region xml:id="ct140560781616288" text:id="ct140560781616288">
          <text:deletion>
            <office:change-info>
              <dc:creator>James Kulp</dc:creator>
              <dc:date>2017-06-13T18:18:46</dc:date>
            </office:change-info>
            <text:h text:style-name="Heading_20_4" text:outline-level="4"><text:s/>are</text:h>
          </text:deletion>
        </text:changed-region>
        <text:changed-region xml:id="ct140560781326144" text:id="ct140560781326144">
          <text:deletion>
            <office:change-info>
              <dc:creator>James Kulp</dc:creator>
              <dc:date>2017-06-13T18:18:56</dc:date>
            </office:change-info>
            <text:h text:style-name="Heading_20_4" text:outline-level="4">, as it will be attached to its processor.</text:h>
          </text:deletion>
        </text:changed-region>
        <text:changed-region xml:id="ct140560812862800" text:id="ct140560812862800">
          <text:deletion>
            <office:change-info>
              <dc:creator>James Kulp</dc:creator>
              <dc:date>2017-06-15T09:43:55</dc:date>
            </office:change-info>
            <text:h text:style-name="Heading_20_4" text:outline-level="4"/>
            <text:h text:style-name="Heading_20_4" text:outline-level="4"/>
          </text:deletion>
        </text:changed-region>
        <text:changed-region xml:id="ct140560781627520" text:id="ct140560781627520">
          <text:deletion>
            <office:change-info>
              <dc:creator>James Kulp</dc:creator>
              <dc:date>2017-06-13T18:20:11</dc:date>
            </office:change-info>
            <text:h text:style-name="Heading_20_4" text:outline-level="4"><text:span text:style-name="T10">Determine</text:span> whether it is already supported in OpenCPI, needs some incremental/enhanced support, or entirely new support. <text:s/>The categories are:</text:h>
            <text:p text:style-name="Body">For each device attached to a processor, or on a required card, determine whether ex<text:span text:style-name="T11">i</text:span>sting OpenCPI support is adequate. <text:s/>Categories are:</text:p>
          </text:deletion>
        </text:changed-region>
        <text:changed-region xml:id="ct140560769023152" text:id="ct140560769023152">
          <text:deletion>
            <office:change-info>
              <dc:creator>James Kulp</dc:creator>
              <dc:date>2017-06-13T18:20:18</dc:date>
            </office:change-info>
            <text:list xml:id="list85854647270578" text:continue-numbering="true" text:style-name="WWNum32">
              <text:list-item>
                <text:p text:style-name="P9">Device is already</text:p>
              </text:list-item>
            </text:list>
          </text:deletion>
        </text:changed-region>
        <text:changed-region xml:id="ct140560843694048" text:id="ct140560843694048">
          <text:insertion>
            <office:change-info>
              <dc:creator>James Kulp</dc:creator>
              <dc:date>2017-06-13T18:20:18</dc:date>
            </office:change-info>
          </text:insertion>
        </text:changed-region>
        <text:changed-region xml:id="ct140560781305632" text:id="ct140560781305632">
          <text:insertion>
            <office:change-info>
              <dc:creator>James Kulp</dc:creator>
              <dc:date>2017-06-13T18:20:27</dc:date>
            </office:change-info>
          </text:insertion>
        </text:changed-region>
        <text:changed-region xml:id="ct140560813562256" text:id="ct140560813562256">
          <text:deletion>
            <office:change-info>
              <dc:creator>James Kulp</dc:creator>
              <dc:date>2017-06-13T18:20:27</dc:date>
            </office:change-info>
            <text:list xml:id="list85854463326607" text:continue-numbering="true" text:style-name="WWNum32">
              <text:list-item>
                <text:p text:style-name="P9"><text:span text:style-name="T12">Device support r</text:span></text:p>
              </text:list-item>
            </text:list>
          </text:deletion>
        </text:changed-region>
        <text:changed-region xml:id="ct140560781476336" text:id="ct140560781476336">
          <text:deletion>
            <office:change-info>
              <dc:creator>James Kulp</dc:creator>
              <dc:date>2017-06-13T18:20:37</dc:date>
            </office:change-info>
            <text:list xml:id="list85853887632963" text:continue-numbering="true" text:style-name="WWNum32">
              <text:list-item>
                <text:p text:style-name="P9">Device support not present</text:p>
              </text:list-item>
            </text:list>
          </text:deletion>
        </text:changed-region>
        <text:changed-region xml:id="ct140560781282208" text:id="ct140560781282208">
          <text:insertion>
            <office:change-info>
              <dc:creator>James Kulp</dc:creator>
              <dc:date>2017-06-13T18:20:37</dc:date>
            </office:change-info>
          </text:insertion>
        </text:changed-region>
        <text:changed-region xml:id="ct140560781435488" text:id="ct140560781435488">
          <text:insertion>
            <office:change-info>
              <dc:creator>James Kulp</dc:creator>
              <dc:date>2017-06-13T18:20:48</dc:date>
            </office:change-info>
          </text:insertion>
        </text:changed-region>
        <text:changed-region xml:id="ct140560781788608" text:id="ct140560781788608">
          <text:deletion>
            <office:change-info>
              <dc:creator>James Kulp</dc:creator>
              <dc:date>2017-06-13T18:20:56</dc:date>
            </office:change-info>
            <text:list xml:id="list85854244790766" text:continue-numbering="true" text:style-name="WWNum32">
              <text:list-item>
                <text:p text:style-name="P9"><text:span text:style-name="T12">Device is</text:span></text:p>
              </text:list-item>
            </text:list>
          </text:deletion>
        </text:changed-region>
        <text:changed-region xml:id="ct140560782012288" text:id="ct140560782012288">
          <text:insertion>
            <office:change-info>
              <dc:creator>James Kulp</dc:creator>
              <dc:date>2017-06-14T07:53:58</dc:date>
            </office:change-info>
          </text:insertion>
        </text:changed-region>
        <text:changed-region xml:id="ct140560781330816" text:id="ct140560781330816">
          <text:insertion>
            <office:change-info>
              <dc:creator>James Kulp</dc:creator>
              <dc:date>2017-06-14T07:54:01</dc:date>
            </office:change-info>
          </text:insertion>
        </text:changed-region>
        <text:changed-region xml:id="ct140560781327920" text:id="ct140560781327920">
          <text:insertion>
            <office:change-info>
              <dc:creator>James Kulp</dc:creator>
              <dc:date>2017-06-14T07:55:00</dc:date>
            </office:change-info>
          </text:insertion>
        </text:changed-region>
        <text:changed-region xml:id="ct140560781434368" text:id="ct140560781434368">
          <text:deletion>
            <office:change-info>
              <dc:creator>James Kulp</dc:creator>
              <dc:date>2017-06-14T07:56:27</dc:date>
            </office:change-info>
            <text:p text:style-name="P17"><text:span text:style-name="T13">d</text:span>o</text:p>
          </text:deletion>
        </text:changed-region>
        <text:changed-region xml:id="ct140560768941024" text:id="ct140560768941024">
          <text:insertion>
            <office:change-info>
              <dc:creator>James Kulp</dc:creator>
              <dc:date>2017-06-14T07:56:27</dc:date>
            </office:change-info>
          </text:insertion>
        </text:changed-region>
        <text:changed-region xml:id="ct140560813212784" text:id="ct140560813212784">
          <text:insertion>
            <office:change-info>
              <dc:creator>James Kulp</dc:creator>
              <dc:date>2017-06-14T07:58:02</dc:date>
            </office:change-info>
          </text:insertion>
        </text:changed-region>
        <text:changed-region xml:id="ct140560813645248" text:id="ct140560813645248">
          <text:insertion>
            <office:change-info>
              <dc:creator>James Kulp</dc:creator>
              <dc:date>2017-06-14T07:57:24</dc:date>
            </office:change-info>
          </text:insertion>
        </text:changed-region>
        <text:changed-region xml:id="ct140560813401440" text:id="ct140560813401440">
          <text:deletion>
            <office:change-info>
              <dc:creator>James Kulp</dc:creator>
              <dc:date>2017-06-14T07:57:50</dc:date>
            </office:change-info>
            <text:p text:style-name="P17">of course makes them less desirable for OpenCPI-based systems</text:p>
          </text:deletion>
        </text:changed-region>
        <text:changed-region xml:id="ct140560781789248" text:id="ct140560781789248">
          <text:deletion>
            <office:change-info>
              <dc:creator>James Kulp</dc:creator>
              <dc:date>2017-06-14T08:07:49</dc:date>
            </office:change-info>
            <text:p text:style-name="P18">always</text:p>
          </text:deletion>
        </text:changed-region>
        <text:changed-region xml:id="ct140560812885952" text:id="ct140560812885952">
          <text:insertion>
            <office:change-info>
              <dc:creator>James Kulp</dc:creator>
              <dc:date>2017-06-14T08:07:49</dc:date>
            </office:change-info>
          </text:insertion>
        </text:changed-region>
        <text:changed-region xml:id="ct140560772780416" text:id="ct140560772780416">
          <text:deletion>
            <office:change-info>
              <dc:creator>James Kulp</dc:creator>
              <dc:date>2017-06-14T08:10:10</dc:date>
            </office:change-info>
            <text:p text:style-name="P18">tasks</text:p>
          </text:deletion>
        </text:changed-region>
        <text:changed-region xml:id="ct140560843395232" text:id="ct140560843395232">
          <text:insertion>
            <office:change-info>
              <dc:creator>James Kulp</dc:creator>
              <dc:date>2017-06-14T08:10:10</dc:date>
            </office:change-info>
          </text:insertion>
        </text:changed-region>
        <text:changed-region xml:id="ct140560843501792" text:id="ct140560843501792">
          <text:insertion>
            <office:change-info>
              <dc:creator>James Kulp</dc:creator>
              <dc:date>2017-06-14T08:08:28</dc:date>
            </office:change-info>
          </text:insertion>
        </text:changed-region>
        <text:changed-region xml:id="ct140560812861648" text:id="ct140560812861648">
          <text:insertion>
            <office:change-info>
              <dc:creator>James Kulp</dc:creator>
              <dc:date>2017-06-14T08:09:13</dc:date>
            </office:change-info>
          </text:insertion>
        </text:changed-region>
        <text:changed-region xml:id="ct140560781321904" text:id="ct140560781321904">
          <text:insertion>
            <office:change-info>
              <dc:creator>James Kulp</dc:creator>
              <dc:date>2017-06-14T08:13:10</dc:date>
            </office:change-info>
          </text:insertion>
        </text:changed-region>
        <text:changed-region xml:id="ct140560391810480" text:id="ct140560391810480">
          <text:deletion>
            <office:change-info>
              <dc:creator>James Kulp</dc:creator>
              <dc:date>2017-06-14T08:13:36</dc:date>
            </office:change-info>
            <text:p text:style-name="P19">, which will hopefully</text:p>
          </text:deletion>
        </text:changed-region>
        <text:changed-region xml:id="ct140560812811264" text:id="ct140560812811264">
          <text:insertion>
            <office:change-info>
              <dc:creator>James Kulp</dc:creator>
              <dc:date>2017-06-14T08:13:51</dc:date>
            </office:change-info>
          </text:insertion>
        </text:changed-region>
        <text:changed-region xml:id="ct140560813064176" text:id="ct140560813064176">
          <text:deletion>
            <office:change-info>
              <dc:creator>James Kulp</dc:creator>
              <dc:date>2017-06-14T08:22:37</dc:date>
            </office:change-info>
            <text:list xml:id="list85853892085422" text:continue-numbering="true" text:style-name="WWNum32">
              <text:list-item>
                <text:p text:style-name="P9">.</text:p>
              </text:list-item>
            </text:list>
          </text:deletion>
        </text:changed-region>
        <text:changed-region xml:id="ct140560772555776" text:id="ct140560772555776">
          <text:deletion>
            <office:change-info>
              <dc:creator>James Kulp</dc:creator>
              <dc:date>2017-06-14T08:22:33</dc:date>
            </office:change-info>
            <text:list xml:id="list85854124884968" text:continue-numbering="true" text:style-name="WWNum32">
              <text:list-item>
                <text:p text:style-name="P9">.</text:p>
              </text:list-item>
              <text:list-item>
                <text:p text:style-name="P9">New FPGA <text:span text:style-name="T14">c</text:span>ards</text:p>
              </text:list-item>
            </text:list>
          </text:deletion>
        </text:changed-region>
        <text:changed-region xml:id="ct140560782304320" text:id="ct140560782304320">
          <text:insertion>
            <office:change-info>
              <dc:creator>James Kulp</dc:creator>
              <dc:date>2017-06-14T08:22:01</dc:date>
            </office:change-info>
          </text:insertion>
        </text:changed-region>
        <text:changed-region xml:id="ct140560843475616" text:id="ct140560843475616">
          <text:deletion>
            <office:change-info>
              <dc:creator>James Kulp</dc:creator>
              <dc:date>2017-06-14T08:23:34</dc:date>
            </office:change-info>
            <text:p text:style-name="P20">are</text:p>
          </text:deletion>
        </text:changed-region>
        <text:changed-region xml:id="ct140560813293056" text:id="ct140560813293056">
          <text:insertion>
            <office:change-info>
              <dc:creator>James Kulp</dc:creator>
              <dc:date>2017-06-14T08:23:34</dc:date>
            </office:change-info>
          </text:insertion>
        </text:changed-region>
        <text:changed-region xml:id="ct140560691241008" text:id="ct140560691241008">
          <text:deletion>
            <office:change-info>
              <dc:creator>James Kulp</dc:creator>
              <dc:date>2017-06-14T08:24:01</dc:date>
            </office:change-info>
            <text:p text:style-name="P20">project</text:p>
          </text:deletion>
        </text:changed-region>
        <text:changed-region xml:id="ct140560812870160" text:id="ct140560812870160">
          <text:insertion>
            <office:change-info>
              <dc:creator>James Kulp</dc:creator>
              <dc:date>2017-06-14T08:24:08</dc:date>
            </office:change-info>
          </text:insertion>
        </text:changed-region>
        <text:changed-region xml:id="ct140560782210064" text:id="ct140560782210064">
          <text:insertion>
            <office:change-info>
              <dc:creator>James Kulp</dc:creator>
              <dc:date>2017-06-14T08:24:27</dc:date>
            </office:change-info>
          </text:insertion>
        </text:changed-region>
        <text:changed-region xml:id="ct140560781446768" text:id="ct140560781446768">
          <text:format-change>
            <office:change-info>
              <dc:creator>James Kulp</dc:creator>
              <dc:date>2017-06-14T08:31:50</dc:date>
            </office:change-info>
          </text:format-change>
        </text:changed-region>
        <text:changed-region xml:id="ct140560691829824" text:id="ct140560691829824">
          <text:insertion>
            <office:change-info>
              <dc:creator>James Kulp</dc:creator>
              <dc:date>2017-06-14T08:32:20</dc:date>
            </office:change-info>
          </text:insertion>
        </text:changed-region>
        <text:changed-region xml:id="ct140560813467904" text:id="ct140560813467904">
          <text:deletion>
            <office:change-info>
              <dc:creator>James Kulp</dc:creator>
              <dc:date>2017-06-14T08:32:33</dc:date>
            </office:change-info>
            <text:p text:style-name="P21">platform</text:p>
          </text:deletion>
        </text:changed-region>
        <text:changed-region xml:id="ct140560813472640" text:id="ct140560813472640">
          <text:insertion>
            <office:change-info>
              <dc:creator>James Kulp</dc:creator>
              <dc:date>2017-06-14T08:32:33</dc:date>
            </office:change-info>
          </text:insertion>
        </text:changed-region>
        <text:changed-region xml:id="ct140560769063648" text:id="ct140560769063648">
          <text:deletion>
            <office:change-info>
              <dc:creator>James Kulp</dc:creator>
              <dc:date>2017-06-14T08:36:20</dc:date>
            </office:change-info>
            <text:p text:style-name="P22">E</text:p>
          </text:deletion>
        </text:changed-region>
        <text:changed-region xml:id="ct140560691925136" text:id="ct140560691925136">
          <text:insertion>
            <office:change-info>
              <dc:creator>James Kulp</dc:creator>
              <dc:date>2017-06-14T08:36:20</dc:date>
            </office:change-info>
          </text:insertion>
        </text:changed-region>
        <text:changed-region xml:id="ct140560813168272" text:id="ct140560813168272">
          <text:deletion>
            <office:change-info>
              <dc:creator>James Kulp</dc:creator>
              <dc:date>2017-06-14T08:36:44</dc:date>
            </office:change-info>
            <text:p text:style-name="P22"><text:s/><text:span text:style-name="T15">requires two different aspects: <text:s/>enabling</text:span></text:p>
          </text:deletion>
        </text:changed-region>
        <text:changed-region xml:id="ct140560812965728" text:id="ct140560812965728">
          <text:insertion>
            <office:change-info>
              <dc:creator>James Kulp</dc:creator>
              <dc:date>2017-06-14T08:36:44</dc:date>
            </office:change-info>
          </text:insertion>
        </text:changed-region>
        <text:changed-region xml:id="ct140560813460720" text:id="ct140560813460720">
          <text:deletion>
            <office:change-info>
              <dc:creator>James Kulp</dc:creator>
              <dc:date>2017-06-14T08:36:48</dc:date>
            </office:change-info>
            <text:p text:style-name="P22"><text:span text:style-name="T15">enabling</text:span></text:p>
          </text:deletion>
        </text:changed-region>
        <text:changed-region xml:id="ct140560813402112" text:id="ct140560813402112">
          <text:deletion>
            <office:change-info>
              <dc:creator>James Kulp</dc:creator>
              <dc:date>2017-06-14T08:37:30</dc:date>
            </office:change-info>
            <text:p text:style-name="P22"><text:span text:style-name="T15"><text:s/></text:span></text:p>
          </text:deletion>
        </text:changed-region>
        <text:changed-region xml:id="ct140560781938544" text:id="ct140560781938544">
          <text:deletion>
            <office:change-info>
              <dc:creator>James Kulp</dc:creator>
              <dc:date>2017-06-14T08:37:04</dc:date>
            </office:change-info>
            <text:p text:style-name="P22"><text:span text:style-name="T15">also</text:span></text:p>
          </text:deletion>
        </text:changed-region>
        <text:changed-region xml:id="ct140560781389392" text:id="ct140560781389392">
          <text:deletion>
            <office:change-info>
              <dc:creator>James Kulp</dc:creator>
              <dc:date>2017-06-14T08:37:26</dc:date>
            </office:change-info>
            <text:p text:style-name="Standard"><text:s/>actually</text:p>
          </text:deletion>
        </text:changed-region>
        <text:changed-region xml:id="ct140560769656624" text:id="ct140560769656624">
          <text:deletion>
            <office:change-info>
              <dc:creator>James Kulp</dc:creator>
              <dc:date>2017-06-14T08:39:35</dc:date>
            </office:change-info>
            <text:p text:style-name="Standard">has been</text:p>
          </text:deletion>
        </text:changed-region>
        <text:changed-region xml:id="ct140560772379296" text:id="ct140560772379296">
          <text:insertion>
            <office:change-info>
              <dc:creator>James Kulp</dc:creator>
              <dc:date>2017-06-14T08:39:35</dc:date>
            </office:change-info>
          </text:insertion>
        </text:changed-region>
        <text:changed-region xml:id="ct140560691342592" text:id="ct140560691342592">
          <text:deletion>
            <office:change-info>
              <dc:creator>James Kulp</dc:creator>
              <dc:date>2017-06-14T08:39:48</dc:date>
            </office:change-info>
            <text:p text:style-name="Standard"><text:s/>some</text:p>
          </text:deletion>
        </text:changed-region>
        <text:changed-region xml:id="ct140560813288064" text:id="ct140560813288064">
          <text:deletion>
            <office:change-info>
              <dc:creator>James Kulp</dc:creator>
              <dc:date>2017-06-14T08:39:59</dc:date>
            </office:change-info>
            <text:p text:style-name="Standard">some</text:p>
          </text:deletion>
        </text:changed-region>
        <text:changed-region xml:id="ct140560392221888" text:id="ct140560392221888">
          <text:insertion>
            <office:change-info>
              <dc:creator>James Kulp</dc:creator>
              <dc:date>2017-06-14T08:39:59</dc:date>
            </office:change-info>
          </text:insertion>
        </text:changed-region>
        <text:changed-region xml:id="ct140560691121168" text:id="ct140560691121168">
          <text:deletion>
            <office:change-info>
              <dc:creator>James Kulp</dc:creator>
              <dc:date>2017-06-14T08:40:11</dc:date>
            </office:change-info>
            <text:list xml:id="list85853544716589" text:continue-numbering="true" text:style-name="WWNum32">
              <text:list-item>
                <text:p text:style-name="P9">sometimes </text:p>
              </text:list-item>
            </text:list>
          </text:deletion>
        </text:changed-region>
        <text:changed-region xml:id="ct140560692129776" text:id="ct140560692129776">
          <text:insertion>
            <office:change-info>
              <dc:creator>James Kulp</dc:creator>
              <dc:date>2017-06-16T11:13:25</dc:date>
            </office:change-info>
          </text:insertion>
        </text:changed-region>
        <text:changed-region xml:id="ct140560769712416" text:id="ct140560769712416">
          <text:insertion>
            <office:change-info>
              <dc:creator>James Kulp</dc:creator>
              <dc:date>2017-06-14T08:40:32</dc:date>
            </office:change-info>
          </text:insertion>
        </text:changed-region>
        <text:changed-region xml:id="ct140560692025856" text:id="ct140560692025856">
          <text:deletion>
            <office:change-info>
              <dc:creator>James Kulp</dc:creator>
              <dc:date>2017-06-14T08:40:46</dc:date>
            </office:change-info>
            <text:list xml:id="list85853892769168" text:continue-numbering="true" text:style-name="WWNum32">
              <text:list-item>
                <text:p text:style-name="P9"><text:span text:style-name="T16">are sometimes more</text:span></text:p>
              </text:list-item>
            </text:list>
          </text:deletion>
        </text:changed-region>
        <text:changed-region xml:id="ct140560769386976" text:id="ct140560769386976">
          <text:deletion>
            <office:change-info>
              <dc:creator>James Kulp</dc:creator>
              <dc:date>2017-06-14T08:40:53</dc:date>
            </office:change-info>
            <text:list xml:id="list85854728801479" text:continue-numbering="true" text:style-name="WWNum32">
              <text:list-item>
                <text:p text:style-name="P9"><text:s/>conformant</text:p>
              </text:list-item>
            </text:list>
          </text:deletion>
        </text:changed-region>
        <text:changed-region xml:id="ct140560772699488" text:id="ct140560772699488">
          <text:insertion>
            <office:change-info>
              <dc:creator>James Kulp</dc:creator>
              <dc:date>2017-06-14T08:41:13</dc:date>
            </office:change-info>
          </text:insertion>
        </text:changed-region>
        <text:changed-region xml:id="ct140560813088192" text:id="ct140560813088192">
          <text:deletion>
            <office:change-info>
              <dc:creator>James Kulp</dc:creator>
              <dc:date>2017-06-14T08:41:12</dc:date>
            </office:change-info>
            <text:list xml:id="list85855073975521" text:continue-numbering="true" text:style-name="WWNum32">
              <text:list-item>
                <text:p text:style-name="P9"><text:span text:style-name="T16">which is good</text:span></text:p>
              </text:list-item>
            </text:list>
          </text:deletion>
        </text:changed-region>
        <text:changed-region xml:id="ct140560813645840" text:id="ct140560813645840">
          <text:insertion>
            <office:change-info>
              <dc:creator>James Kulp</dc:creator>
              <dc:date>2017-06-15T10:05:37</dc:date>
            </office:change-info>
          </text:insertion>
        </text:changed-region>
        <text:changed-region xml:id="ct140560772608400" text:id="ct140560772608400">
          <text:insertion>
            <office:change-info>
              <dc:creator>James Kulp</dc:creator>
              <dc:date>2017-06-14T08:42:55</dc:date>
            </office:change-info>
          </text:insertion>
        </text:changed-region>
        <text:changed-region xml:id="ct140560768874608" text:id="ct140560768874608">
          <text:deletion>
            <office:change-info>
              <dc:creator>James Kulp</dc:creator>
              <dc:date>2017-06-14T08:42:01</dc:date>
            </office:change-info>
            <text:p text:style-name="P23"><text:span text:style-name="T17"><text:s/></text:span></text:p>
          </text:deletion>
        </text:changed-region>
        <text:changed-region xml:id="ct140560843351392" text:id="ct140560843351392">
          <text:deletion>
            <office:change-info>
              <dc:creator>James Kulp</dc:creator>
              <dc:date>2017-06-14T08:44:57</dc:date>
            </office:change-info>
            <text:p text:style-name="P23"><text:span text:style-name="T18"><text:s/>mentioned above</text:span></text:p>
          </text:deletion>
        </text:changed-region>
        <text:changed-region xml:id="ct140560691238688" text:id="ct140560691238688">
          <text:insertion>
            <office:change-info>
              <dc:creator>James Kulp</dc:creator>
              <dc:date>2017-06-14T08:43:09</dc:date>
            </office:change-info>
          </text:insertion>
        </text:changed-region>
        <text:changed-region xml:id="ct140560843574064" text:id="ct140560843574064">
          <text:deletion>
            <office:change-info>
              <dc:creator>James Kulp</dc:creator>
              <dc:date>2017-06-14T08:43:09</dc:date>
            </office:change-info>
            <text:p text:style-name="P24"><text:span text:style-name="T19">-</text:span></text:p>
          </text:deletion>
        </text:changed-region>
        <text:changed-region xml:id="ct140560691239616" text:id="ct140560691239616">
          <text:insertion>
            <office:change-info>
              <dc:creator>James Kulp</dc:creator>
              <dc:date>2017-06-14T09:41:13</dc:date>
            </office:change-info>
          </text:insertion>
        </text:changed-region>
        <text:changed-region xml:id="ct140560414080336" text:id="ct140560414080336">
          <text:insertion>
            <office:change-info>
              <dc:creator>James Kulp</dc:creator>
              <dc:date>2017-06-14T08:43:16</dc:date>
            </office:change-info>
          </text:insertion>
        </text:changed-region>
        <text:changed-region xml:id="ct140560320230400" text:id="ct140560320230400">
          <text:deletion>
            <office:change-info>
              <dc:creator>James Kulp</dc:creator>
              <dc:date>2017-06-14T08:43:15</dc:date>
            </office:change-info>
            <text:list xml:id="list85854631502667" text:continue-numbering="true" text:style-name="WWNum32">
              <text:list-item>
                <text:p text:style-name="P9">-</text:p>
              </text:list-item>
            </text:list>
          </text:deletion>
        </text:changed-region>
        <text:changed-region xml:id="ct140560846395440" text:id="ct140560846395440">
          <text:insertion>
            <office:change-info>
              <dc:creator>James Kulp</dc:creator>
              <dc:date>2017-06-14T08:43:42</dc:date>
            </office:change-info>
          </text:insertion>
        </text:changed-region>
        <text:changed-region xml:id="ct140560842738416" text:id="ct140560842738416">
          <text:deletion>
            <office:change-info>
              <dc:creator>James Kulp</dc:creator>
              <dc:date>2017-06-14T08:43:42</dc:date>
            </office:change-info>
            <text:p text:style-name="P25">-</text:p>
          </text:deletion>
        </text:changed-region>
        <text:changed-region xml:id="ct140560811959568" text:id="ct140560811959568">
          <text:insertion>
            <office:change-info>
              <dc:creator>James Kulp</dc:creator>
              <dc:date>2017-06-14T08:45:33</dc:date>
            </office:change-info>
          </text:insertion>
        </text:changed-region>
        <text:changed-region xml:id="ct140560320828464" text:id="ct140560320828464">
          <text:insertion>
            <office:change-info>
              <dc:creator>James Kulp</dc:creator>
              <dc:date>2017-06-14T09:40:45</dc:date>
            </office:change-info>
          </text:insertion>
        </text:changed-region>
        <text:changed-region xml:id="ct140560846796960" text:id="ct140560846796960">
          <text:deletion>
            <office:change-info>
              <dc:creator>James Kulp</dc:creator>
              <dc:date>2017-06-14T09:40:45</dc:date>
            </office:change-info>
            <text:p text:style-name="P26"><text:s/></text:p>
          </text:deletion>
        </text:changed-region>
        <text:changed-region xml:id="ct140560320104560" text:id="ct140560320104560">
          <text:insertion>
            <office:change-info>
              <dc:creator>James Kulp</dc:creator>
              <dc:date>2017-06-14T08:43:50</dc:date>
            </office:change-info>
          </text:insertion>
        </text:changed-region>
        <text:changed-region xml:id="ct140560413584704" text:id="ct140560413584704">
          <text:deletion>
            <office:change-info>
              <dc:creator>James Kulp</dc:creator>
              <dc:date>2017-06-14T08:43:50</dc:date>
            </office:change-info>
            <text:list xml:id="list85853278098547" text:continue-numbering="true" text:style-name="WWNum32">
              <text:list-item>
                <text:p text:style-name="P27">-</text:p>
              </text:list-item>
            </text:list>
          </text:deletion>
        </text:changed-region>
        <text:changed-region xml:id="ct140560842240256" text:id="ct140560842240256">
          <text:format-change>
            <office:change-info>
              <dc:creator>James Kulp</dc:creator>
              <dc:date>2017-06-14T09:24:18</dc:date>
            </office:change-info>
          </text:format-change>
        </text:changed-region>
        <text:changed-region xml:id="ct140560320756016" text:id="ct140560320756016">
          <text:insertion>
            <office:change-info>
              <dc:creator>James Kulp</dc:creator>
              <dc:date>2017-06-14T08:43:56</dc:date>
            </office:change-info>
          </text:insertion>
        </text:changed-region>
        <text:changed-region xml:id="ct140560319934976" text:id="ct140560319934976">
          <text:deletion>
            <office:change-info>
              <dc:creator>James Kulp</dc:creator>
              <dc:date>2017-06-14T08:43:56</dc:date>
            </office:change-info>
            <text:list xml:id="list85854712686170" text:continue-numbering="true" text:style-name="WWNum32">
              <text:list-item>
                <text:p text:style-name="P27">-</text:p>
              </text:list-item>
            </text:list>
          </text:deletion>
        </text:changed-region>
        <text:changed-region xml:id="ct140560320016336" text:id="ct140560320016336">
          <text:insertion>
            <office:change-info>
              <dc:creator>James Kulp</dc:creator>
              <dc:date>2017-06-14T09:23:52</dc:date>
            </office:change-info>
          </text:insertion>
        </text:changed-region>
        <text:changed-region xml:id="ct140560320590640" text:id="ct140560320590640">
          <text:deletion>
            <office:change-info>
              <dc:creator>James Kulp</dc:creator>
              <dc:date>2017-06-14T09:26:01</dc:date>
            </office:change-info>
            <text:list xml:id="list85853582635548" text:continue-numbering="true" text:style-name="WWNum32">
              <text:list-item>
                <text:p text:style-name="P27">n</text:p>
              </text:list-item>
            </text:list>
          </text:deletion>
        </text:changed-region>
        <text:changed-region xml:id="ct140560842779376" text:id="ct140560842779376">
          <text:deletion>
            <office:change-info>
              <dc:creator>James Kulp</dc:creator>
              <dc:date>2017-06-14T09:25:48</dc:date>
            </office:change-info>
            <text:list xml:id="list85854855862539" text:continue-numbering="true" text:style-name="WWNum32">
              <text:list-item>
                <text:p text:style-name="P27">environment</text:p>
              </text:list-item>
            </text:list>
          </text:deletion>
        </text:changed-region>
        <text:changed-region xml:id="ct140560796040768" text:id="ct140560796040768">
          <text:insertion>
            <office:change-info>
              <dc:creator>James Kulp</dc:creator>
              <dc:date>2017-06-14T09:25:48</dc:date>
            </office:change-info>
          </text:insertion>
        </text:changed-region>
        <text:changed-region xml:id="ct140560413844528" text:id="ct140560413844528">
          <text:insertion>
            <office:change-info>
              <dc:creator>James Kulp</dc:creator>
              <dc:date>2017-06-14T09:40:31</dc:date>
            </office:change-info>
          </text:insertion>
        </text:changed-region>
        <text:changed-region xml:id="ct140560413767184" text:id="ct140560413767184">
          <text:insertion>
            <office:change-info>
              <dc:creator>James Kulp</dc:creator>
              <dc:date>2017-06-14T08:44:02</dc:date>
            </office:change-info>
          </text:insertion>
        </text:changed-region>
        <text:changed-region xml:id="ct140560846545728" text:id="ct140560846545728">
          <text:deletion>
            <office:change-info>
              <dc:creator>James Kulp</dc:creator>
              <dc:date>2017-06-14T08:44:02</dc:date>
            </office:change-info>
            <text:h text:style-name="Heading_20_3" text:outline-level="3">-</text:h>
          </text:deletion>
        </text:changed-region>
        <text:changed-region xml:id="ct140560846737104" text:id="ct140560846737104">
          <text:deletion>
            <office:change-info>
              <dc:creator>James Kulp</dc:creator>
              <dc:date>2017-06-14T09:17:10</dc:date>
            </office:change-info>
            <text:h text:style-name="Heading_20_3" text:outline-level="3">c</text:h>
          </text:deletion>
        </text:changed-region>
        <text:changed-region xml:id="ct140560842167296" text:id="ct140560842167296">
          <text:insertion>
            <office:change-info>
              <dc:creator>James Kulp</dc:creator>
              <dc:date>2017-06-14T09:17:10</dc:date>
            </office:change-info>
          </text:insertion>
        </text:changed-region>
        <text:changed-region xml:id="ct140560812276208" text:id="ct140560812276208">
          <text:deletion>
            <office:change-info>
              <dc:creator>James Kulp</dc:creator>
              <dc:date>2017-06-14T09:16:27</dc:date>
            </office:change-info>
            <text:h text:style-name="Heading_20_3" text:outline-level="3"/>
            <text:p text:style-name="Standard"/>
          </text:deletion>
        </text:changed-region>
        <text:changed-region xml:id="ct140560846560208" text:id="ct140560846560208">
          <text:insertion>
            <office:change-info>
              <dc:creator>James Kulp</dc:creator>
              <dc:date>2017-06-14T09:15:37</dc:date>
            </office:change-info>
          </text:insertion>
        </text:changed-region>
        <text:changed-region xml:id="ct140560320441920" text:id="ct140560320441920">
          <text:insertion>
            <office:change-info>
              <dc:creator>James Kulp</dc:creator>
              <dc:date>2017-06-14T09:17:23</dc:date>
            </office:change-info>
          </text:insertion>
        </text:changed-region>
        <text:changed-region xml:id="ct140560846578720" text:id="ct140560846578720">
          <text:deletion>
            <office:change-info>
              <dc:creator>James Kulp</dc:creator>
              <dc:date>2017-06-14T08:46:59</dc:date>
            </office:change-info>
            <text:p text:style-name="Body">live</text:p>
          </text:deletion>
        </text:changed-region>
        <text:changed-region xml:id="ct140560796006976" text:id="ct140560796006976">
          <text:insertion>
            <office:change-info>
              <dc:creator>James Kulp</dc:creator>
              <dc:date>2017-06-14T08:46:59</dc:date>
            </office:change-info>
          </text:insertion>
        </text:changed-region>
        <text:changed-region xml:id="ct140560320880496" text:id="ct140560320880496">
          <text:insertion>
            <office:change-info>
              <dc:creator>James Kulp</dc:creator>
              <dc:date>2017-06-14T08:47:00</dc:date>
            </office:change-info>
          </text:insertion>
        </text:changed-region>
        <text:changed-region xml:id="ct140560846984736" text:id="ct140560846984736">
          <text:insertion>
            <office:change-info>
              <dc:creator>James Kulp</dc:creator>
              <dc:date>2017-06-14T08:47:08</dc:date>
            </office:change-info>
          </text:insertion>
        </text:changed-region>
        <text:changed-region xml:id="ct140560812113856" text:id="ct140560812113856">
          <text:insertion>
            <office:change-info>
              <dc:creator>James Kulp</dc:creator>
              <dc:date>2017-06-14T08:48:31</dc:date>
            </office:change-info>
          </text:insertion>
        </text:changed-region>
        <text:changed-region xml:id="ct140560812125408" text:id="ct140560812125408">
          <text:deletion>
            <office:change-info>
              <dc:creator>James Kulp</dc:creator>
              <dc:date>2017-06-14T09:14:42</dc:date>
            </office:change-info>
            <text:list xml:id="list85854167507899" text:continue-numbering="true" text:style-name="WWNum32">
              <text:list-item>
                <text:p text:style-name="P9">telling</text:p>
              </text:list-item>
            </text:list>
          </text:deletion>
        </text:changed-region>
        <text:changed-region xml:id="ct140560319935328" text:id="ct140560319935328">
          <text:insertion>
            <office:change-info>
              <dc:creator>James Kulp</dc:creator>
              <dc:date>2017-06-14T09:14:42</dc:date>
            </office:change-info>
          </text:insertion>
        </text:changed-region>
        <text:changed-region xml:id="ct140560320302128" text:id="ct140560320302128">
          <text:deletion>
            <office:change-info>
              <dc:creator>James Kulp</dc:creator>
              <dc:date>2017-06-14T09:21:50</dc:date>
            </office:change-info>
            <text:h text:style-name="P28" text:outline-level="3">The <text:span text:style-name="T20">F</text:span>ile to </text:h>
          </text:deletion>
        </text:changed-region>
        <text:changed-region xml:id="ct140560320487888" text:id="ct140560320487888">
          <text:deletion>
            <office:change-info>
              <dc:creator>James Kulp</dc:creator>
              <dc:date>2017-06-14T09:22:05</dc:date>
            </office:change-info>
            <text:p text:style-name="P29"><text:span text:style-name="T21">should</text:span></text:p>
          </text:deletion>
        </text:changed-region>
        <text:changed-region xml:id="ct140560320739312" text:id="ct140560320739312">
          <text:insertion>
            <office:change-info>
              <dc:creator>James Kulp</dc:creator>
              <dc:date>2017-06-14T09:22:05</dc:date>
            </office:change-info>
          </text:insertion>
        </text:changed-region>
        <text:changed-region xml:id="ct140560320473760" text:id="ct140560320473760">
          <text:insertion>
            <office:change-info>
              <dc:creator>James Kulp</dc:creator>
              <dc:date>2017-06-14T09:24:56</dc:date>
            </office:change-info>
          </text:insertion>
        </text:changed-region>
        <text:changed-region xml:id="ct140560847167040" text:id="ct140560847167040">
          <text:deletion>
            <office:change-info>
              <dc:creator>James Kulp</dc:creator>
              <dc:date>2017-06-14T09:24:58</dc:date>
            </office:change-info>
            <text:p text:style-name="P30">l</text:p>
          </text:deletion>
        </text:changed-region>
        <text:changed-region xml:id="ct140560796005808" text:id="ct140560796005808">
          <text:deletion>
            <office:change-info>
              <dc:creator>James Kulp</dc:creator>
              <dc:date>2017-06-14T09:25:32</dc:date>
            </office:change-info>
            <text:h text:style-name="P28" text:outline-level="3"><text:span text:style-name="T20">E</text:span>nvironment</text:h>
          </text:deletion>
        </text:changed-region>
        <text:changed-region xml:id="ct140560690109760" text:id="ct140560690109760">
          <text:insertion>
            <office:change-info>
              <dc:creator>James Kulp</dc:creator>
              <dc:date>2017-06-14T09:25:32</dc:date>
            </office:change-info>
          </text:insertion>
        </text:changed-region>
        <text:changed-region xml:id="ct140560320693184" text:id="ct140560320693184">
          <text:deletion>
            <office:change-info>
              <dc:creator>James Kulp</dc:creator>
              <dc:date>2017-06-14T09:26:25</dc:date>
            </office:change-info>
            <text:p text:style-name="P31">environment</text:p>
          </text:deletion>
        </text:changed-region>
        <text:changed-region xml:id="ct140560846938096" text:id="ct140560846938096">
          <text:insertion>
            <office:change-info>
              <dc:creator>James Kulp</dc:creator>
              <dc:date>2017-06-14T09:26:25</dc:date>
            </office:change-info>
          </text:insertion>
        </text:changed-region>
        <text:changed-region xml:id="ct140560319955680" text:id="ct140560319955680">
          <text:deletion>
            <office:change-info>
              <dc:creator>James Kulp</dc:creator>
              <dc:date>2017-06-14T09:34:13</dc:date>
            </office:change-info>
            <text:p text:style-name="P31"><text:span text:style-name="T22"><text:s/>should</text:span></text:p>
          </text:deletion>
        </text:changed-region>
        <text:changed-region xml:id="ct140560320854192" text:id="ct140560320854192">
          <text:insertion>
            <office:change-info>
              <dc:creator>James Kulp</dc:creator>
              <dc:date>2017-06-14T09:34:55</dc:date>
            </office:change-info>
          </text:insertion>
        </text:changed-region>
        <text:changed-region xml:id="ct140560320521312" text:id="ct140560320521312">
          <text:insertion>
            <office:change-info>
              <dc:creator>James Kulp</dc:creator>
              <dc:date>2017-06-14T09:34:58</dc:date>
            </office:change-info>
          </text:insertion>
        </text:changed-region>
        <text:changed-region xml:id="ct140560690200224" text:id="ct140560690200224">
          <text:deletion>
            <office:change-info>
              <dc:creator>James Kulp</dc:creator>
              <dc:date>2017-06-14T09:38:52</dc:date>
            </office:change-info>
            <text:h text:style-name="P28" text:outline-level="3">The </text:h>
          </text:deletion>
        </text:changed-region>
        <text:changed-region xml:id="ct140560413654352" text:id="ct140560413654352">
          <text:insertion>
            <office:change-info>
              <dc:creator>James Kulp</dc:creator>
              <dc:date>2017-06-14T09:36:27</dc:date>
            </office:change-info>
          </text:insertion>
        </text:changed-region>
        <text:changed-region xml:id="ct140560796295824" text:id="ct140560796295824">
          <text:insertion>
            <office:change-info>
              <dc:creator>James Kulp</dc:creator>
              <dc:date>2017-06-14T09:36:30</dc:date>
            </office:change-info>
          </text:insertion>
        </text:changed-region>
        <text:changed-region xml:id="ct140560320681808" text:id="ct140560320681808">
          <text:deletion>
            <office:change-info>
              <dc:creator>James Kulp</dc:creator>
              <dc:date>2017-06-14T09:36:30</dc:date>
            </office:change-info>
            <text:p text:style-name="P32">t</text:p>
          </text:deletion>
        </text:changed-region>
        <text:changed-region xml:id="ct140560811962112" text:id="ct140560811962112">
          <text:deletion>
            <office:change-info>
              <dc:creator>James Kulp</dc:creator>
              <dc:date>2017-06-14T09:37:45</dc:date>
            </office:change-info>
            <text:p text:style-name="P33">l</text:p>
          </text:deletion>
        </text:changed-region>
        <text:changed-region xml:id="ct140560691037616" text:id="ct140560691037616">
          <text:insertion>
            <office:change-info>
              <dc:creator>James Kulp</dc:creator>
              <dc:date>2017-06-14T09:37:45</dc:date>
            </office:change-info>
          </text:insertion>
        </text:changed-region>
        <text:changed-region xml:id="ct140560320240720" text:id="ct140560320240720">
          <text:insertion>
            <office:change-info>
              <dc:creator>James Kulp</dc:creator>
              <dc:date>2017-06-14T08:44:07</dc:date>
            </office:change-info>
          </text:insertion>
        </text:changed-region>
        <text:changed-region xml:id="ct140560320891504" text:id="ct140560320891504">
          <text:deletion>
            <office:change-info>
              <dc:creator>James Kulp</dc:creator>
              <dc:date>2017-06-14T08:44:07</dc:date>
            </office:change-info>
            <text:list xml:id="list85853786607226" text:continue-numbering="true" text:style-name="WWNum32">
              <text:list-item>
                <text:p text:style-name="P9">-</text:p>
              </text:list-item>
            </text:list>
          </text:deletion>
        </text:changed-region>
        <text:changed-region xml:id="ct140560320451776" text:id="ct140560320451776">
          <text:insertion>
            <office:change-info>
              <dc:creator>James Kulp</dc:creator>
              <dc:date>2017-06-14T09:44:33</dc:date>
            </office:change-info>
          </text:insertion>
        </text:changed-region>
        <text:changed-region xml:id="ct140560320769872" text:id="ct140560320769872">
          <text:format-change>
            <office:change-info>
              <dc:creator>James Kulp</dc:creator>
              <dc:date>2017-06-14T09:44:37</dc:date>
            </office:change-info>
          </text:format-change>
        </text:changed-region>
        <text:changed-region xml:id="ct140560320470800" text:id="ct140560320470800">
          <text:insertion>
            <office:change-info>
              <dc:creator>James Kulp</dc:creator>
              <dc:date>2017-06-15T11:52:42</dc:date>
            </office:change-info>
          </text:insertion>
        </text:changed-region>
        <text:changed-region xml:id="ct140560842245952" text:id="ct140560842245952">
          <text:insertion>
            <office:change-info>
              <dc:creator>James Kulp</dc:creator>
              <dc:date>2017-06-15T11:53:01</dc:date>
            </office:change-info>
          </text:insertion>
        </text:changed-region>
        <text:changed-region xml:id="ct140560842293408" text:id="ct140560842293408">
          <text:insertion>
            <office:change-info>
              <dc:creator>James Kulp</dc:creator>
              <dc:date>2017-06-15T11:54:00</dc:date>
            </office:change-info>
          </text:insertion>
        </text:changed-region>
        <text:changed-region xml:id="ct140560413871088" text:id="ct140560413871088">
          <text:deletion>
            <office:change-info>
              <dc:creator>James Kulp</dc:creator>
              <dc:date>2017-06-14T09:58:09</dc:date>
            </office:change-info>
            <text:p text:style-name="P34"><text:span text:style-name="T23">some </text:span></text:p>
          </text:deletion>
        </text:changed-region>
        <text:changed-region xml:id="ct140560842925888" text:id="ct140560842925888">
          <text:insertion>
            <office:change-info>
              <dc:creator>James Kulp</dc:creator>
              <dc:date>2017-06-14T09:58:58</dc:date>
            </office:change-info>
          </text:insertion>
        </text:changed-region>
        <text:changed-region xml:id="ct140560320174128" text:id="ct140560320174128">
          <text:insertion>
            <office:change-info>
              <dc:creator>James Kulp</dc:creator>
              <dc:date>2017-06-14T09:59:00</dc:date>
            </office:change-info>
          </text:insertion>
        </text:changed-region>
        <text:changed-region xml:id="ct140560320539456" text:id="ct140560320539456">
          <text:insertion>
            <office:change-info>
              <dc:creator>James Kulp</dc:creator>
              <dc:date>2017-06-14T10:00:12</dc:date>
            </office:change-info>
          </text:insertion>
        </text:changed-region>
        <text:changed-region xml:id="ct140560320495520" text:id="ct140560320495520">
          <text:deletion>
            <office:change-info>
              <dc:creator>James Kulp</dc:creator>
              <dc:date>2017-06-14T10:00:19</dc:date>
            </office:change-info>
            <text:p text:style-name="P35">components</text:p>
          </text:deletion>
        </text:changed-region>
        <text:changed-region xml:id="ct140560320858352" text:id="ct140560320858352">
          <text:deletion>
            <office:change-info>
              <dc:creator>James Kulp</dc:creator>
              <dc:date>2017-06-14T10:00:30</dc:date>
            </office:change-info>
            <text:p text:style-name="P35">all </text:p>
          </text:deletion>
        </text:changed-region>
        <text:changed-region xml:id="ct140560320752096" text:id="ct140560320752096">
          <text:insertion>
            <office:change-info>
              <dc:creator>James Kulp</dc:creator>
              <dc:date>2017-06-14T10:01:44</dc:date>
            </office:change-info>
          </text:insertion>
        </text:changed-region>
        <text:changed-region xml:id="ct140560413591712" text:id="ct140560413591712">
          <text:insertion>
            <office:change-info>
              <dc:creator>James Kulp</dc:creator>
              <dc:date>2017-06-14T10:00:39</dc:date>
            </office:change-info>
          </text:insertion>
        </text:changed-region>
        <text:changed-region xml:id="ct140560320310576" text:id="ct140560320310576">
          <text:insertion>
            <office:change-info>
              <dc:creator>James Kulp</dc:creator>
              <dc:date>2017-06-14T08:44:13</dc:date>
            </office:change-info>
          </text:insertion>
        </text:changed-region>
        <text:changed-region xml:id="ct140560320310800" text:id="ct140560320310800">
          <text:deletion>
            <office:change-info>
              <dc:creator>James Kulp</dc:creator>
              <dc:date>2017-06-14T08:44:13</dc:date>
            </office:change-info>
            <text:list xml:id="list85855018580279" text:continue-numbering="true" text:style-name="WWNum32">
              <text:list-item>
                <text:p text:style-name="P36">-</text:p>
              </text:list-item>
            </text:list>
          </text:deletion>
        </text:changed-region>
        <text:changed-region xml:id="ct140560320134048" text:id="ct140560320134048">
          <text:insertion>
            <office:change-info>
              <dc:creator>James Kulp</dc:creator>
              <dc:date>2017-06-14T10:07:47</dc:date>
            </office:change-info>
          </text:insertion>
        </text:changed-region>
        <text:changed-region xml:id="ct140560320457008" text:id="ct140560320457008">
          <text:insertion>
            <office:change-info>
              <dc:creator>James Kulp</dc:creator>
              <dc:date>2017-06-14T10:08:14</dc:date>
            </office:change-info>
          </text:insertion>
        </text:changed-region>
        <text:changed-region xml:id="ct140560320652800" text:id="ct140560320652800">
          <text:deletion>
            <office:change-info>
              <dc:creator>James Kulp</dc:creator>
              <dc:date>2017-06-14T10:08:01</dc:date>
            </office:change-info>
            <text:list xml:id="list85854719698344" text:continue-numbering="true" text:style-name="WWNum32">
              <text:list-item>
                <text:p text:style-name="P36"><text:span text:style-name="T24"><text:s/></text:span></text:p>
              </text:list-item>
            </text:list>
          </text:deletion>
        </text:changed-region>
        <text:changed-region xml:id="ct140560320457232" text:id="ct140560320457232">
          <text:deletion>
            <office:change-info>
              <dc:creator>James Kulp</dc:creator>
              <dc:date>2017-06-14T10:07:55</dc:date>
            </office:change-info>
            <text:list xml:id="list85855329176624" text:continue-numbering="true" text:style-name="WWNum32">
              <text:list-item>
                <text:p text:style-name="P36"><text:span text:style-name="T24">(except for simulators)</text:span></text:p>
              </text:list-item>
            </text:list>
          </text:deletion>
        </text:changed-region>
        <text:changed-region xml:id="ct140560320653024" text:id="ct140560320653024">
          <text:insertion>
            <office:change-info>
              <dc:creator>James Kulp</dc:creator>
              <dc:date>2017-06-14T10:06:09</dc:date>
            </office:change-info>
          </text:insertion>
        </text:changed-region>
        <text:changed-region xml:id="ct140560320194736" text:id="ct140560320194736">
          <text:deletion>
            <office:change-info>
              <dc:creator>James Kulp</dc:creator>
              <dc:date>2017-06-14T10:05:46</dc:date>
            </office:change-info>
            <text:list xml:id="list85853889931060" text:continue-numbering="true" text:style-name="WWNum32">
              <text:list-item>
                <text:p text:style-name="P36">portable</text:p>
              </text:list-item>
            </text:list>
          </text:deletion>
        </text:changed-region>
        <text:changed-region xml:id="ct140560320194960" text:id="ct140560320194960">
          <text:insertion>
            <office:change-info>
              <dc:creator>James Kulp</dc:creator>
              <dc:date>2017-06-14T10:05:46</dc:date>
            </office:change-info>
          </text:insertion>
        </text:changed-region>
        <text:changed-region xml:id="ct140560414056224" text:id="ct140560414056224">
          <text:deletion>
            <office:change-info>
              <dc:creator>James Kulp</dc:creator>
              <dc:date>2017-06-14T10:20:08</dc:date>
            </office:change-info>
            <text:p text:style-name="P37">In the sections below, these two aspects are described in detail.</text:p>
          </text:deletion>
        </text:changed-region>
        <text:changed-region xml:id="ct140560414056448" text:id="ct140560414056448">
          <text:deletion>
            <office:change-info>
              <dc:creator>James Kulp</dc:creator>
              <dc:date>2017-06-14T10:20:50</dc:date>
            </office:change-info>
            <text:p text:style-name="P38"><text:span text:style-name="T24">Physical FPGA p</text:span>latforms are based on a particular type of FPGA chip: e.g., a Xilinx ML605 development board has a Virtex6 FPGA (xc6vlx240t), with a speed grade and a package. <text:s/></text:p>
          </text:deletion>
        </text:changed-region>
        <text:changed-region xml:id="ct140560811908240" text:id="ct140560811908240">
          <text:insertion>
            <office:change-info>
              <dc:creator>James Kulp</dc:creator>
              <dc:date>2017-06-14T10:20:40</dc:date>
            </office:change-info>
          </text:insertion>
        </text:changed-region>
        <text:changed-region xml:id="ct140560811908464" text:id="ct140560811908464">
          <text:deletion>
            <office:change-info>
              <dc:creator>James Kulp</dc:creator>
              <dc:date>2017-06-15T09:46:18</dc:date>
            </office:change-info>
            <text:p text:style-name="P38"><text:s/>devices such as</text:p>
          </text:deletion>
        </text:changed-region>
        <text:changed-region xml:id="ct140560842100160" text:id="ct140560842100160">
          <text:insertion>
            <office:change-info>
              <dc:creator>James Kulp</dc:creator>
              <dc:date>2017-06-14T10:21:12</dc:date>
            </office:change-info>
          </text:insertion>
        </text:changed-region>
        <text:changed-region xml:id="ct140560842100384" text:id="ct140560842100384">
          <text:deletion>
            <office:change-info>
              <dc:creator>James Kulp</dc:creator>
              <dc:date>2017-06-14T10:22:17</dc:date>
            </office:change-info>
            <text:p text:style-name="P37"><text:s/>attached</text:p>
          </text:deletion>
        </text:changed-region>
        <text:changed-region xml:id="ct140560842191616" text:id="ct140560842191616">
          <text:deletion>
            <office:change-info>
              <dc:creator>James Kulp</dc:creator>
              <dc:date>2017-06-14T10:24:15</dc:date>
            </office:change-info>
            <text:p text:style-name="P37">However, in</text:p>
          </text:deletion>
        </text:changed-region>
        <text:changed-region xml:id="ct140560842433216" text:id="ct140560842433216">
          <text:insertion>
            <office:change-info>
              <dc:creator>James Kulp</dc:creator>
              <dc:date>2017-06-14T10:24:15</dc:date>
            </office:change-info>
          </text:insertion>
        </text:changed-region>
        <text:changed-region xml:id="ct140560842433440" text:id="ct140560842433440">
          <text:deletion>
            <office:change-info>
              <dc:creator>James Kulp</dc:creator>
              <dc:date>2017-06-14T10:24:29</dc:date>
            </office:change-info>
            <text:p text:style-name="P37">from other platforms </text:p>
          </text:deletion>
        </text:changed-region>
        <text:changed-region xml:id="ct140560842688512" text:id="ct140560842688512">
          <text:insertion>
            <office:change-info>
              <dc:creator>James Kulp</dc:creator>
              <dc:date>2017-06-14T10:25:26</dc:date>
            </office:change-info>
          </text:insertion>
        </text:changed-region>
        <text:changed-region xml:id="ct140560690718192" text:id="ct140560690718192">
          <text:insertion>
            <office:change-info>
              <dc:creator>James Kulp</dc:creator>
              <dc:date>2017-06-14T10:26:48</dc:date>
            </office:change-info>
          </text:insertion>
        </text:changed-region>
        <text:changed-region xml:id="ct140560690718416" text:id="ct140560690718416">
          <text:insertion>
            <office:change-info>
              <dc:creator>James Kulp</dc:creator>
              <dc:date>2017-06-14T10:51:19</dc:date>
            </office:change-info>
          </text:insertion>
        </text:changed-region>
        <text:changed-region xml:id="ct140560846796256" text:id="ct140560846796256">
          <text:insertion>
            <office:change-info>
              <dc:creator>James Kulp</dc:creator>
              <dc:date>2017-06-14T10:52:16</dc:date>
            </office:change-info>
          </text:insertion>
        </text:changed-region>
        <text:changed-region xml:id="ct140560846297424" text:id="ct140560846297424">
          <text:insertion>
            <office:change-info>
              <dc:creator>James Kulp</dc:creator>
              <dc:date>2017-06-14T10:52:16</dc:date>
            </office:change-info>
          </text:insertion>
        </text:changed-region>
        <text:changed-region xml:id="ct140560846297648" text:id="ct140560846297648">
          <text:insertion>
            <office:change-info>
              <dc:creator>James Kulp</dc:creator>
              <dc:date>2017-06-14T10:52:16</dc:date>
            </office:change-info>
          </text:insertion>
        </text:changed-region>
        <text:changed-region xml:id="ct140560718717568" text:id="ct140560718717568">
          <text:insertion>
            <office:change-info>
              <dc:creator>James Kulp</dc:creator>
              <dc:date>2017-06-14T10:52:16</dc:date>
            </office:change-info>
          </text:insertion>
        </text:changed-region>
        <text:changed-region xml:id="ct140560845891744" text:id="ct140560845891744">
          <text:insertion>
            <office:change-info>
              <dc:creator>James Kulp</dc:creator>
              <dc:date>2017-06-14T10:52:16</dc:date>
            </office:change-info>
          </text:insertion>
        </text:changed-region>
        <text:changed-region xml:id="ct140560719113392" text:id="ct140560719113392">
          <text:insertion>
            <office:change-info>
              <dc:creator>James Kulp</dc:creator>
              <dc:date>2017-06-14T10:52:16</dc:date>
            </office:change-info>
          </text:insertion>
        </text:changed-region>
        <text:changed-region xml:id="ct140560810853488" text:id="ct140560810853488">
          <text:insertion>
            <office:change-info>
              <dc:creator>James Kulp</dc:creator>
              <dc:date>2017-06-14T10:52:16</dc:date>
            </office:change-info>
          </text:insertion>
        </text:changed-region>
        <text:changed-region xml:id="ct140560845892048" text:id="ct140560845892048">
          <text:insertion>
            <office:change-info>
              <dc:creator>James Kulp</dc:creator>
              <dc:date>2017-06-14T10:52:16</dc:date>
            </office:change-info>
          </text:insertion>
        </text:changed-region>
        <text:changed-region xml:id="ct140560811568672" text:id="ct140560811568672">
          <text:insertion>
            <office:change-info>
              <dc:creator>James Kulp</dc:creator>
              <dc:date>2017-06-14T10:52:16</dc:date>
            </office:change-info>
          </text:insertion>
        </text:changed-region>
        <text:changed-region xml:id="ct140560811570256" text:id="ct140560811570256">
          <text:insertion>
            <office:change-info>
              <dc:creator>James Kulp</dc:creator>
              <dc:date>2017-06-14T10:52:16</dc:date>
            </office:change-info>
          </text:insertion>
        </text:changed-region>
        <text:changed-region xml:id="ct140560811612048" text:id="ct140560811612048">
          <text:insertion>
            <office:change-info>
              <dc:creator>James Kulp</dc:creator>
              <dc:date>2017-06-14T10:52:16</dc:date>
            </office:change-info>
          </text:insertion>
        </text:changed-region>
        <text:changed-region xml:id="ct140560805287504" text:id="ct140560805287504">
          <text:insertion>
            <office:change-info>
              <dc:creator>James Kulp</dc:creator>
              <dc:date>2017-06-14T10:52:16</dc:date>
            </office:change-info>
          </text:insertion>
        </text:changed-region>
        <text:changed-region xml:id="ct140560694717360" text:id="ct140560694717360">
          <text:insertion>
            <office:change-info>
              <dc:creator>James Kulp</dc:creator>
              <dc:date>2017-06-14T11:03:07</dc:date>
            </office:change-info>
          </text:insertion>
        </text:changed-region>
        <text:changed-region xml:id="ct140560719182592" text:id="ct140560719182592">
          <text:insertion>
            <office:change-info>
              <dc:creator>James Kulp</dc:creator>
              <dc:date>2017-06-14T10:52:16</dc:date>
            </office:change-info>
          </text:insertion>
        </text:changed-region>
        <text:changed-region xml:id="ct140560718594512" text:id="ct140560718594512">
          <text:insertion>
            <office:change-info>
              <dc:creator>James Kulp</dc:creator>
              <dc:date>2017-06-14T10:52:16</dc:date>
            </office:change-info>
          </text:insertion>
        </text:changed-region>
        <text:changed-region xml:id="ct140560810853712" text:id="ct140560810853712">
          <text:insertion>
            <office:change-info>
              <dc:creator>James Kulp</dc:creator>
              <dc:date>2017-06-14T10:52:16</dc:date>
            </office:change-info>
          </text:insertion>
        </text:changed-region>
        <text:changed-region xml:id="ct140560846221088" text:id="ct140560846221088">
          <text:insertion>
            <office:change-info>
              <dc:creator>James Kulp</dc:creator>
              <dc:date>2017-06-14T10:52:16</dc:date>
            </office:change-info>
          </text:insertion>
        </text:changed-region>
        <text:changed-region xml:id="ct140560845720720" text:id="ct140560845720720">
          <text:insertion>
            <office:change-info>
              <dc:creator>James Kulp</dc:creator>
              <dc:date>2017-06-14T14:08:40</dc:date>
            </office:change-info>
          </text:insertion>
        </text:changed-region>
        <text:changed-region xml:id="ct140560845495760" text:id="ct140560845495760">
          <text:insertion>
            <office:change-info>
              <dc:creator>James Kulp</dc:creator>
              <dc:date>2017-06-14T10:52:16</dc:date>
            </office:change-info>
          </text:insertion>
        </text:changed-region>
        <text:changed-region xml:id="ct140560805289440" text:id="ct140560805289440">
          <text:insertion>
            <office:change-info>
              <dc:creator>James Kulp</dc:creator>
              <dc:date>2017-06-14T10:52:16</dc:date>
            </office:change-info>
          </text:insertion>
        </text:changed-region>
        <text:changed-region xml:id="ct140560774000896" text:id="ct140560774000896">
          <text:insertion>
            <office:change-info>
              <dc:creator>James Kulp</dc:creator>
              <dc:date>2017-06-14T10:52:16</dc:date>
            </office:change-info>
          </text:insertion>
        </text:changed-region>
        <text:changed-region xml:id="ct140560805289168" text:id="ct140560805289168">
          <text:insertion>
            <office:change-info>
              <dc:creator>James Kulp</dc:creator>
              <dc:date>2017-06-14T10:52:16</dc:date>
            </office:change-info>
          </text:insertion>
        </text:changed-region>
        <text:changed-region xml:id="ct140560845680160" text:id="ct140560845680160">
          <text:insertion>
            <office:change-info>
              <dc:creator>James Kulp</dc:creator>
              <dc:date>2017-06-14T10:52:16</dc:date>
            </office:change-info>
          </text:insertion>
        </text:changed-region>
        <text:changed-region xml:id="ct140560695072704" text:id="ct140560695072704">
          <text:insertion>
            <office:change-info>
              <dc:creator>James Kulp</dc:creator>
              <dc:date>2017-06-14T11:03:38</dc:date>
            </office:change-info>
          </text:insertion>
        </text:changed-region>
        <text:changed-region xml:id="ct140560804765424" text:id="ct140560804765424">
          <text:insertion>
            <office:change-info>
              <dc:creator>James Kulp</dc:creator>
              <dc:date>2017-06-14T11:05:27</dc:date>
            </office:change-info>
          </text:insertion>
        </text:changed-region>
        <text:changed-region xml:id="ct140560718499456" text:id="ct140560718499456">
          <text:insertion>
            <office:change-info>
              <dc:creator>James Kulp</dc:creator>
              <dc:date>2017-06-14T11:04:11</dc:date>
            </office:change-info>
          </text:insertion>
        </text:changed-region>
        <text:changed-region xml:id="ct140560811461744" text:id="ct140560811461744">
          <text:insertion>
            <office:change-info>
              <dc:creator>James Kulp</dc:creator>
              <dc:date>2017-06-14T11:05:47</dc:date>
            </office:change-info>
          </text:insertion>
        </text:changed-region>
        <text:changed-region xml:id="ct140560587689392" text:id="ct140560587689392">
          <text:deletion>
            <office:change-info>
              <dc:creator>James Kulp</dc:creator>
              <dc:date>2017-06-14T10:52:23</dc:date>
            </office:change-info>
            <text:list xml:id="list85853355414990" text:continue-numbering="true" text:style-name="WWNum32">
              <text:list-item>
                <text:p text:style-name="P39"/>
              </text:list-item>
              <text:list-item>
                <text:p text:style-name="P40"/>
              </text:list-item>
            </text:list>
          </text:deletion>
        </text:changed-region>
        <text:changed-region xml:id="ct140560845781776" text:id="ct140560845781776">
          <text:deletion>
            <office:change-info>
              <dc:creator>James Kulp</dc:creator>
              <dc:date>2017-06-14T11:04:49</dc:date>
            </office:change-info>
            <text:list xml:id="list85855100316558" text:continue-numbering="true" text:style-name="WWNum32">
              <text:list-item>
                <text:p text:style-name="P40">Xilinx ML605 development board with a Virtex6 FPGA</text:p>
              </text:list-item>
            </text:list>
          </text:deletion>
        </text:changed-region>
        <text:changed-region xml:id="ct140560845781552" text:id="ct140560845781552">
          <text:deletion>
            <office:change-info>
              <dc:creator>James Kulp</dc:creator>
              <dc:date>2017-06-14T10:28:06</dc:date>
            </office:change-info>
            <text:list xml:id="list85854825608505" text:continue-numbering="true" text:style-name="WWNum32">
              <text:list-item>
                <text:p text:style-name="P40">-attached</text:p>
              </text:list-item>
            </text:list>
          </text:deletion>
        </text:changed-region>
        <text:changed-region xml:id="ct140560845781328" text:id="ct140560845781328">
          <text:deletion>
            <office:change-info>
              <dc:creator>James Kulp</dc:creator>
              <dc:date>2017-06-14T11:04:49</dc:date>
            </office:change-info>
            <text:list xml:id="list85854768811057" text:continue-numbering="true" text:style-name="WWNum32">
              <text:list-item>
                <text:p text:style-name="P40"/>
              </text:list-item>
              <text:list-item>
                <text:p text:style-name="P39">ZedBoard platform with a Zynq SoC (with internal ARM and FPGA)</text:p>
              </text:list-item>
            </text:list>
          </text:deletion>
        </text:changed-region>
        <text:changed-region xml:id="ct140560719290784" text:id="ct140560719290784">
          <text:deletion>
            <office:change-info>
              <dc:creator>James Kulp</dc:creator>
              <dc:date>2017-06-14T10:28:23</dc:date>
            </office:change-info>
            <text:list xml:id="list85854286724639" text:continue-numbering="true" text:style-name="WWNum32">
              <text:list-item>
                <text:p text:style-name="P39"><text:span text:style-name="T25">.</text:span></text:p>
              </text:list-item>
            </text:list>
          </text:deletion>
        </text:changed-region>
        <text:changed-region xml:id="ct140560719290560" text:id="ct140560719290560">
          <text:deletion>
            <office:change-info>
              <dc:creator>James Kulp</dc:creator>
              <dc:date>2017-06-14T11:04:49</dc:date>
            </office:change-info>
            <text:list xml:id="list85854264300979" text:continue-numbering="true" text:style-name="WWNum32">
              <text:list-item>
                <text:p text:style-name="P39"/>
              </text:list-item>
              <text:list-item>
                <text:p text:style-name="P39">Altera Stratix<text:span text:style-name="T26">4</text:span> development board</text:p>
              </text:list-item>
            </text:list>
          </text:deletion>
        </text:changed-region>
        <text:changed-region xml:id="ct140560694419632" text:id="ct140560694419632">
          <text:deletion>
            <office:change-info>
              <dc:creator>James Kulp</dc:creator>
              <dc:date>2017-06-14T10:28:29</dc:date>
            </office:change-info>
            <text:list xml:id="list85853397515707" text:continue-numbering="true" text:style-name="WWNum32">
              <text:list-item>
                <text:p text:style-name="P39"><text:span text:style-name="T25">.</text:span></text:p>
              </text:list-item>
            </text:list>
          </text:deletion>
        </text:changed-region>
        <text:changed-region xml:id="ct140560694419408" text:id="ct140560694419408">
          <text:deletion>
            <office:change-info>
              <dc:creator>James Kulp</dc:creator>
              <dc:date>2017-06-14T11:04:49</dc:date>
            </office:change-info>
            <text:list xml:id="list85853842537231" text:continue-numbering="true" text:style-name="WWNum32">
              <text:list-item>
                <text:p text:style-name="P39"/>
              </text:list-item>
              <text:list-item>
                <text:p text:style-name="P39">Xilinx ZC70</text:p>
              </text:list-item>
            </text:list>
          </text:deletion>
        </text:changed-region>
        <text:changed-region xml:id="ct140560422718144" text:id="ct140560422718144">
          <text:deletion>
            <office:change-info>
              <dc:creator>James Kulp</dc:creator>
              <dc:date>2017-06-14T10:48:58</dc:date>
            </office:change-info>
            <text:list xml:id="list85853598636892" text:continue-numbering="true" text:style-name="WWNum32">
              <text:list-item>
                <text:p text:style-name="P39">2</text:p>
              </text:list-item>
            </text:list>
          </text:deletion>
        </text:changed-region>
        <text:changed-region xml:id="ct140560422717920" text:id="ct140560422717920">
          <text:deletion>
            <office:change-info>
              <dc:creator>James Kulp</dc:creator>
              <dc:date>2017-06-14T11:04:49</dc:date>
            </office:change-info>
            <text:list xml:id="list85854883840691" text:continue-numbering="true" text:style-name="WWNum32">
              <text:list-item>
                <text:p text:style-name="P39"><text:s/>development board with Zynq SoC</text:p>
              </text:list-item>
            </text:list>
          </text:deletion>
        </text:changed-region>
        <text:changed-region xml:id="ct140560719206832" text:id="ct140560719206832">
          <text:deletion>
            <office:change-info>
              <dc:creator>James Kulp</dc:creator>
              <dc:date>2017-06-14T11:35:51</dc:date>
            </office:change-info>
            <text:p text:style-name="P41"><text:span text:style-name="T27">(</text:span></text:p>
          </text:deletion>
        </text:changed-region>
        <text:changed-region xml:id="ct140560719280576" text:id="ct140560719280576">
          <text:insertion>
            <office:change-info>
              <dc:creator>James Kulp</dc:creator>
              <dc:date>2017-06-14T11:35:24</dc:date>
            </office:change-info>
          </text:insertion>
        </text:changed-region>
        <text:changed-region xml:id="ct140560805377232" text:id="ct140560805377232">
          <text:deletion>
            <office:change-info>
              <dc:creator>James Kulp</dc:creator>
              <dc:date>2017-06-14T11:36:17</dc:date>
            </office:change-info>
            <text:p text:style-name="P41"><text:span text:style-name="T27">).</text:span></text:p>
          </text:deletion>
        </text:changed-region>
        <text:changed-region xml:id="ct140560805119888" text:id="ct140560805119888">
          <text:insertion>
            <office:change-info>
              <dc:creator>James Kulp</dc:creator>
              <dc:date>2017-06-14T11:34:24</dc:date>
            </office:change-info>
          </text:insertion>
        </text:changed-region>
        <text:changed-region xml:id="ct140560695067232" text:id="ct140560695067232">
          <text:insertion>
            <office:change-info>
              <dc:creator>James Kulp</dc:creator>
              <dc:date>2017-06-14T11:35:03</dc:date>
            </office:change-info>
          </text:insertion>
        </text:changed-region>
        <text:changed-region xml:id="ct140560845309840" text:id="ct140560845309840">
          <text:insertion>
            <office:change-info>
              <dc:creator>James Kulp</dc:creator>
              <dc:date>2017-06-14T11:36:32</dc:date>
            </office:change-info>
          </text:insertion>
        </text:changed-region>
        <text:changed-region xml:id="ct140560845310064" text:id="ct140560845310064">
          <text:insertion>
            <office:change-info>
              <dc:creator>James Kulp</dc:creator>
              <dc:date>2017-06-14T11:37:00</dc:date>
            </office:change-info>
          </text:insertion>
        </text:changed-region>
        <text:changed-region xml:id="ct140560845639312" text:id="ct140560845639312">
          <text:deletion>
            <office:change-info>
              <dc:creator>James Kulp</dc:creator>
              <dc:date>2017-06-14T11:37:31</dc:date>
            </office:change-info>
            <text:list xml:id="list85855070880777" text:continue-numbering="true" text:style-name="WWNum32">
              <text:list-item>
                <text:p text:style-name="P42"/>
              </text:list-item>
              <text:list-item>
                <text:p text:style-name="P42">Xilinx Vivado xsim</text:p>
              </text:list-item>
            </text:list>
          </text:deletion>
        </text:changed-region>
        <text:changed-region xml:id="ct140560811354784" text:id="ct140560811354784">
          <text:insertion>
            <office:change-info>
              <dc:creator>James Kulp</dc:creator>
              <dc:date>2017-06-14T11:40:31</dc:date>
            </office:change-info>
          </text:insertion>
        </text:changed-region>
        <text:changed-region xml:id="ct140560720014368" text:id="ct140560720014368">
          <text:insertion>
            <office:change-info>
              <dc:creator>James Kulp</dc:creator>
              <dc:date>2017-06-14T11:41:00</dc:date>
            </office:change-info>
          </text:insertion>
        </text:changed-region>
        <text:changed-region xml:id="ct140560718526656" text:id="ct140560718526656">
          <text:insertion>
            <office:change-info>
              <dc:creator>James Kulp</dc:creator>
              <dc:date>2017-06-14T11:42:02</dc:date>
            </office:change-info>
          </text:insertion>
        </text:changed-region>
        <text:changed-region xml:id="ct140560800621248" text:id="ct140560800621248">
          <text:deletion>
            <office:change-info>
              <dc:creator>James Kulp</dc:creator>
              <dc:date>2017-06-14T11:43:25</dc:date>
            </office:change-info>
            <text:h text:style-name="Heading_20_3" text:outline-level="3">.</text:h>
          </text:deletion>
        </text:changed-region>
        <text:changed-region xml:id="ct140560695016224" text:id="ct140560695016224">
          <text:insertion>
            <office:change-info>
              <dc:creator>James Kulp</dc:creator>
              <dc:date>2017-06-14T11:43:03</dc:date>
            </office:change-info>
          </text:insertion>
        </text:changed-region>
        <text:changed-region xml:id="ct140560804391824" text:id="ct140560804391824">
          <text:deletion>
            <office:change-info>
              <dc:creator>James Kulp</dc:creator>
              <dc:date>2017-06-14T11:43:03</dc:date>
            </office:change-info>
            <text:p text:style-name="P43">Z</text:p>
          </text:deletion>
        </text:changed-region>
        <text:changed-region xml:id="ct140560695016528" text:id="ct140560695016528">
          <text:deletion>
            <office:change-info>
              <dc:creator>James Kulp</dc:creator>
              <dc:date>2017-06-14T11:43:11</dc:date>
            </office:change-info>
            <text:p text:style-name="P43">ML</text:p>
          </text:deletion>
        </text:changed-region>
        <text:changed-region xml:id="ct140560845849376" text:id="ct140560845849376">
          <text:insertion>
            <office:change-info>
              <dc:creator>James Kulp</dc:creator>
              <dc:date>2017-06-14T11:43:11</dc:date>
            </office:change-info>
          </text:insertion>
        </text:changed-region>
        <text:changed-region xml:id="ct140560810656048" text:id="ct140560810656048">
          <text:deletion>
            <office:change-info>
              <dc:creator>James Kulp</dc:creator>
              <dc:date>2017-06-14T11:43:38</dc:date>
            </office:change-info>
            <text:list xml:id="list573601199" text:style-name="Numbering_20_1">
              <text:list-item>
                <text:p text:style-name="P44">available</text:p>
              </text:list-item>
            </text:list>
          </text:deletion>
        </text:changed-region>
        <text:changed-region xml:id="ct140560422755200" text:id="ct140560422755200">
          <text:insertion>
            <office:change-info>
              <dc:creator>James Kulp</dc:creator>
              <dc:date>2017-06-14T11:43:38</dc:date>
            </office:change-info>
          </text:insertion>
        </text:changed-region>
        <text:changed-region xml:id="ct140560810656272" text:id="ct140560810656272">
          <text:deletion>
            <office:change-info>
              <dc:creator>James Kulp</dc:creator>
              <dc:date>2017-06-14T11:43:45</dc:date>
            </office:change-info>
            <text:list xml:id="list85854219228978" text:continue-numbering="true" text:style-name="Numbering_20_1">
              <text:list-item>
                <text:p text:style-name="P44">available</text:p>
              </text:list-item>
            </text:list>
          </text:deletion>
        </text:changed-region>
        <text:changed-region xml:id="ct140560811369008" text:id="ct140560811369008">
          <text:insertion>
            <office:change-info>
              <dc:creator>James Kulp</dc:creator>
              <dc:date>2017-06-14T11:43:45</dc:date>
            </office:change-info>
          </text:insertion>
        </text:changed-region>
        <text:changed-region xml:id="ct140560845849776" text:id="ct140560845849776">
          <text:deletion>
            <office:change-info>
              <dc:creator>James Kulp</dc:creator>
              <dc:date>2017-06-14T11:44:31</dc:date>
            </office:change-info>
            <text:p text:style-name="P43">platforms</text:p>
          </text:deletion>
        </text:changed-region>
        <text:changed-region xml:id="ct140560811481776" text:id="ct140560811481776">
          <text:insertion>
            <office:change-info>
              <dc:creator>James Kulp</dc:creator>
              <dc:date>2017-06-14T11:44:31</dc:date>
            </office:change-info>
          </text:insertion>
        </text:changed-region>
        <text:changed-region xml:id="ct140560841971488" text:id="ct140560841971488">
          <text:deletion>
            <office:change-info>
              <dc:creator>James Kulp</dc:creator>
              <dc:date>2017-06-14T11:45:08</dc:date>
            </office:change-info>
            <text:h text:style-name="Heading_20_3" text:outline-level="3"><text:span text:style-name="T28">P</text:span>ortable</text:h>
          </text:deletion>
        </text:changed-region>
        <text:changed-region xml:id="ct140560846267184" text:id="ct140560846267184">
          <text:insertion>
            <office:change-info>
              <dc:creator>James Kulp</dc:creator>
              <dc:date>2017-06-14T11:45:08</dc:date>
            </office:change-info>
          </text:insertion>
        </text:changed-region>
        <text:changed-region xml:id="ct140560845854144" text:id="ct140560845854144">
          <text:insertion>
            <office:change-info>
              <dc:creator>James Kulp</dc:creator>
              <dc:date>2017-06-14T11:45:28</dc:date>
            </office:change-info>
          </text:insertion>
        </text:changed-region>
        <text:changed-region xml:id="ct140560811043840" text:id="ct140560811043840">
          <text:insertion>
            <office:change-info>
              <dc:creator>James Kulp</dc:creator>
              <dc:date>2017-06-14T11:47:31</dc:date>
            </office:change-info>
          </text:insertion>
        </text:changed-region>
        <text:changed-region xml:id="ct140560811044352" text:id="ct140560811044352">
          <text:deletion>
            <office:change-info>
              <dc:creator>James Kulp</dc:creator>
              <dc:date>2017-06-14T11:49:13</dc:date>
            </office:change-info>
            <text:p text:style-name="P45">for</text:p>
          </text:deletion>
        </text:changed-region>
        <text:changed-region xml:id="ct140560800611632" text:id="ct140560800611632">
          <text:insertion>
            <office:change-info>
              <dc:creator>James Kulp</dc:creator>
              <dc:date>2017-06-14T11:49:13</dc:date>
            </office:change-info>
          </text:insertion>
        </text:changed-region>
        <text:changed-region xml:id="ct140560800612032" text:id="ct140560800612032">
          <text:format-change>
            <office:change-info>
              <dc:creator>James Kulp</dc:creator>
              <dc:date>2017-06-14T11:50:17</dc:date>
            </office:change-info>
          </text:format-change>
        </text:changed-region>
        <text:changed-region xml:id="ct140560718535216" text:id="ct140560718535216">
          <text:insertion>
            <office:change-info>
              <dc:creator>James Kulp</dc:creator>
              <dc:date>2017-06-14T11:49:58</dc:date>
            </office:change-info>
          </text:insertion>
        </text:changed-region>
        <text:changed-region xml:id="ct140560804629744" text:id="ct140560804629744">
          <text:insertion>
            <office:change-info>
              <dc:creator>James Kulp</dc:creator>
              <dc:date>2017-06-14T11:51:11</dc:date>
            </office:change-info>
          </text:insertion>
        </text:changed-region>
        <text:changed-region xml:id="ct140560811340048" text:id="ct140560811340048">
          <text:format-change>
            <office:change-info>
              <dc:creator>James Kulp</dc:creator>
              <dc:date>2017-06-14T11:51:06</dc:date>
            </office:change-info>
          </text:format-change>
        </text:changed-region>
        <text:changed-region xml:id="ct140560811044112" text:id="ct140560811044112">
          <text:insertion>
            <office:change-info>
              <dc:creator>James Kulp</dc:creator>
              <dc:date>2017-06-14T14:08:52</dc:date>
            </office:change-info>
          </text:insertion>
        </text:changed-region>
        <text:changed-region xml:id="ct140560841952496" text:id="ct140560841952496">
          <text:insertion>
            <office:change-info>
              <dc:creator>James Kulp</dc:creator>
              <dc:date>2017-06-14T11:59:58</dc:date>
            </office:change-info>
          </text:insertion>
        </text:changed-region>
        <text:changed-region xml:id="ct140560841952848" text:id="ct140560841952848">
          <text:insertion>
            <office:change-info>
              <dc:creator>James Kulp</dc:creator>
              <dc:date>2017-06-14T12:00:00</dc:date>
            </office:change-info>
          </text:insertion>
        </text:changed-region>
        <text:changed-region xml:id="ct140560845265264" text:id="ct140560845265264">
          <text:deletion>
            <office:change-info>
              <dc:creator>James Kulp</dc:creator>
              <dc:date>2017-06-14T12:00:11</dc:date>
            </office:change-info>
            <text:p text:style-name="P46">The first step to supporting the platform is to </text:p>
          </text:deletion>
        </text:changed-region>
        <text:changed-region xml:id="ct140560810964768" text:id="ct140560810964768">
          <text:insertion>
            <office:change-info>
              <dc:creator>James Kulp</dc:creator>
              <dc:date>2017-06-14T12:02:03</dc:date>
            </office:change-info>
          </text:insertion>
        </text:changed-region>
        <text:changed-region xml:id="ct140560811356224" text:id="ct140560811356224">
          <text:insertion>
            <office:change-info>
              <dc:creator>James Kulp</dc:creator>
              <dc:date>2017-06-14T12:00:15</dc:date>
            </office:change-info>
          </text:insertion>
        </text:changed-region>
        <text:changed-region xml:id="ct140560719179072" text:id="ct140560719179072">
          <text:deletion>
            <office:change-info>
              <dc:creator>James Kulp</dc:creator>
              <dc:date>2017-06-14T12:00:14</dc:date>
            </office:change-info>
            <text:p text:style-name="P46">e </text:p>
          </text:deletion>
        </text:changed-region>
        <text:changed-region xml:id="ct140560422762032" text:id="ct140560422762032">
          <text:insertion>
            <office:change-info>
              <dc:creator>James Kulp</dc:creator>
              <dc:date>2017-06-14T12:02:07</dc:date>
            </office:change-info>
          </text:insertion>
        </text:changed-region>
        <text:changed-region xml:id="ct140560719179440" text:id="ct140560719179440">
          <text:deletion>
            <office:change-info>
              <dc:creator>James Kulp</dc:creator>
              <dc:date>2017-06-14T11:58:03</dc:date>
            </office:change-info>
            <text:p text:style-name="P46">If a platform has slot types that are not yet supported, that support must be added. <text:s/>Slot types are defined by specific physical connectors, electrical signaling and direction, and pin and signal name assignments. <text:s/><text:span text:style-name="T29">See the section </text:span><text:a xlink:type="simple" xlink:href="#5.4.2.Slots — How Cards Plug into Platforms|outline" text:style-name="Internet_20_link" text:visited-style-name="Visited_20_Internet_20_Link"><text:span text:style-name="T29">Slots — How Cards Plug into Platforms</text:span></text:a><text:span text:style-name="T29"> below.</text:span></text:p>
            <text:p text:style-name="P46"/>
          </text:deletion>
        </text:changed-region>
        <text:changed-region xml:id="ct140560811356544" text:id="ct140560811356544">
          <text:deletion>
            <office:change-info>
              <dc:creator>James Kulp</dc:creator>
              <dc:date>2017-06-14T12:02:21</dc:date>
            </office:change-info>
            <text:p text:style-name="P46">Similarly, i</text:p>
          </text:deletion>
        </text:changed-region>
        <text:changed-region xml:id="ct140560846015408" text:id="ct140560846015408">
          <text:insertion>
            <office:change-info>
              <dc:creator>James Kulp</dc:creator>
              <dc:date>2017-06-14T12:02:21</dc:date>
            </office:change-info>
          </text:insertion>
        </text:changed-region>
        <text:changed-region xml:id="ct140560846147776" text:id="ct140560846147776">
          <text:insertion>
            <office:change-info>
              <dc:creator>James Kulp</dc:creator>
              <dc:date>2017-06-14T11:58:06</dc:date>
            </office:change-info>
          </text:insertion>
        </text:changed-region>
        <text:changed-region xml:id="ct140560766785936" text:id="ct140560766785936">
          <text:format-change>
            <office:change-info>
              <dc:creator>James Kulp</dc:creator>
              <dc:date>2017-06-14T11:58:50</dc:date>
            </office:change-info>
          </text:format-change>
        </text:changed-region>
        <text:changed-region xml:id="ct140560846187680" text:id="ct140560846187680">
          <text:insertion>
            <office:change-info>
              <dc:creator>James Kulp</dc:creator>
              <dc:date>2017-06-14T12:04:31</dc:date>
            </office:change-info>
          </text:insertion>
        </text:changed-region>
        <text:changed-region xml:id="ct140560845302032" text:id="ct140560845302032">
          <text:insertion>
            <office:change-info>
              <dc:creator>James Kulp</dc:creator>
              <dc:date>2017-06-14T12:05:41</dc:date>
            </office:change-info>
          </text:insertion>
        </text:changed-region>
        <text:changed-region xml:id="ct140560846188064" text:id="ct140560846188064">
          <text:insertion>
            <office:change-info>
              <dc:creator>James Kulp</dc:creator>
              <dc:date>2017-06-15T09:47:40</dc:date>
            </office:change-info>
          </text:insertion>
        </text:changed-region>
        <text:changed-region xml:id="ct140560694492480" text:id="ct140560694492480">
          <text:deletion>
            <office:change-info>
              <dc:creator>James Kulp</dc:creator>
              <dc:date>2017-06-14T12:07:03</dc:date>
            </office:change-info>
            <text:p text:style-name="P47"><text:s/>in all cases</text:p>
          </text:deletion>
        </text:changed-region>
        <text:changed-region xml:id="ct140560846197984" text:id="ct140560846197984">
          <text:insertion>
            <office:change-info>
              <dc:creator>James Kulp</dc:creator>
              <dc:date>2017-06-14T12:09:01</dc:date>
            </office:change-info>
          </text:insertion>
        </text:changed-region>
        <text:changed-region xml:id="ct140560810710208" text:id="ct140560810710208">
          <text:deletion>
            <office:change-info>
              <dc:creator>James Kulp</dc:creator>
              <dc:date>2017-06-14T12:09:34</dc:date>
            </office:change-info>
            <text:list xml:id="list85853482063064" text:continue-list="list85855070880777" text:style-name="WWNum32">
              <text:list-item>
                <text:p text:style-name="P48">Determine <text:span text:style-name="T30">and identify </text:span>slot types and devices for the platform.</text:p>
              </text:list-item>
              <text:list-item>
                <text:p text:style-name="P9">Define any new slot types and add them to OpenCPI.</text:p>
              </text:list-item>
              <text:list-item>
                <text:p text:style-name="P48">Define and establish “skeletons” for all new devices on the platform.</text:p>
              </text:list-item>
            </text:list>
          </text:deletion>
        </text:changed-region>
        <text:changed-region xml:id="ct140560810709984" text:id="ct140560810709984">
          <text:deletion>
            <office:change-info>
              <dc:creator>James Kulp</dc:creator>
              <dc:date>2017-06-14T12:16:38</dc:date>
            </office:change-info>
            <text:list xml:id="list85853957604790" text:continue-numbering="true" text:style-name="WWNum32">
              <text:list-item>
                <text:p text:style-name="P48"/>
              </text:list-item>
              <text:list-item>
                <text:p text:style-name="P48"/>
              </text:list-item>
            </text:list>
          </text:deletion>
        </text:changed-region>
        <text:changed-region xml:id="ct140560694654240" text:id="ct140560694654240">
          <text:insertion>
            <office:change-info>
              <dc:creator>James Kulp</dc:creator>
              <dc:date>2017-06-14T12:14:09</dc:date>
            </office:change-info>
          </text:insertion>
        </text:changed-region>
        <text:changed-region xml:id="ct140560694395184" text:id="ct140560694395184">
          <text:insertion>
            <office:change-info>
              <dc:creator>James Kulp</dc:creator>
              <dc:date>2017-06-14T12:10:16</dc:date>
            </office:change-info>
          </text:insertion>
        </text:changed-region>
        <text:changed-region xml:id="ct140560694395408" text:id="ct140560694395408">
          <text:insertion>
            <office:change-info>
              <dc:creator>James Kulp</dc:creator>
              <dc:date>2017-06-14T12:11:19</dc:date>
            </office:change-info>
          </text:insertion>
        </text:changed-region>
        <text:changed-region xml:id="ct140560805118080" text:id="ct140560805118080">
          <text:insertion>
            <office:change-info>
              <dc:creator>James Kulp</dc:creator>
              <dc:date>2017-06-14T12:15:08</dc:date>
            </office:change-info>
          </text:insertion>
        </text:changed-region>
        <text:changed-region xml:id="ct140560805204848" text:id="ct140560805204848">
          <text:insertion>
            <office:change-info>
              <dc:creator>James Kulp</dc:creator>
              <dc:date>2017-06-14T12:16:02</dc:date>
            </office:change-info>
          </text:insertion>
        </text:changed-region>
        <text:changed-region xml:id="ct140560694719424" text:id="ct140560694719424">
          <text:deletion>
            <office:change-info>
              <dc:creator>James Kulp</dc:creator>
              <dc:date>2017-06-14T12:18:22</dc:date>
            </office:change-info>
            <text:list xml:id="list85853806463444" text:continue-numbering="true" text:style-name="WWNum32">
              <text:list-item>
                <text:p text:style-name="P9"/>
              </text:list-item>
              <text:list-item>
                <text:p text:style-name="P9">Implement any new devices for the platform, and test the platform <text:span text:style-name="T31">with</text:span> devices <text:span text:style-name="T32">(both pre-existing and new)</text:span>.</text:p>
              </text:list-item>
            </text:list>
          </text:deletion>
        </text:changed-region>
        <text:changed-region xml:id="ct140560718577808" text:id="ct140560718577808">
          <text:insertion>
            <office:change-info>
              <dc:creator>James Kulp</dc:creator>
              <dc:date>2017-06-14T12:09:49</dc:date>
            </office:change-info>
          </text:insertion>
        </text:changed-region>
        <text:changed-region xml:id="ct140560800728896" text:id="ct140560800728896">
          <text:insertion>
            <office:change-info>
              <dc:creator>James Kulp</dc:creator>
              <dc:date>2017-06-14T12:18:09</dc:date>
            </office:change-info>
          </text:insertion>
        </text:changed-region>
        <text:changed-region xml:id="ct140560587487168" text:id="ct140560587487168">
          <text:insertion>
            <office:change-info>
              <dc:creator>James Kulp</dc:creator>
              <dc:date>2017-06-14T12:20:08</dc:date>
            </office:change-info>
          </text:insertion>
        </text:changed-region>
        <text:changed-region xml:id="ct140560694970400" text:id="ct140560694970400">
          <text:insertion>
            <office:change-info>
              <dc:creator>James Kulp</dc:creator>
              <dc:date>2017-06-14T14:13:50</dc:date>
            </office:change-info>
          </text:insertion>
        </text:changed-region>
        <text:changed-region xml:id="ct140560846197600" text:id="ct140560846197600">
          <text:insertion>
            <office:change-info>
              <dc:creator>James Kulp</dc:creator>
              <dc:date>2017-06-14T14:14:01</dc:date>
            </office:change-info>
          </text:insertion>
        </text:changed-region>
        <text:changed-region xml:id="ct140560718739184" text:id="ct140560718739184">
          <text:insertion>
            <office:change-info>
              <dc:creator>James Kulp</dc:creator>
              <dc:date>2017-06-14T14:15:01</dc:date>
            </office:change-info>
          </text:insertion>
        </text:changed-region>
        <text:changed-region xml:id="ct140560695171360" text:id="ct140560695171360">
          <text:insertion>
            <office:change-info>
              <dc:creator>James Kulp</dc:creator>
              <dc:date>2017-06-14T13:56:05</dc:date>
            </office:change-info>
          </text:insertion>
        </text:changed-region>
        <text:changed-region xml:id="ct140560846001936" text:id="ct140560846001936">
          <text:deletion>
            <office:change-info>
              <dc:creator>James Kulp</dc:creator>
              <dc:date>2017-06-14T13:57:37</dc:date>
            </office:change-info>
            <text:p text:style-name="P49">runs</text:p>
          </text:deletion>
        </text:changed-region>
        <text:changed-region xml:id="ct140560845863520" text:id="ct140560845863520">
          <text:insertion>
            <office:change-info>
              <dc:creator>James Kulp</dc:creator>
              <dc:date>2017-06-14T13:57:37</dc:date>
            </office:change-info>
          </text:insertion>
        </text:changed-region>
        <text:changed-region xml:id="ct140560422773520" text:id="ct140560422773520">
          <text:insertion>
            <office:change-info>
              <dc:creator>James Kulp</dc:creator>
              <dc:date>2017-06-14T14:02:17</dc:date>
            </office:change-info>
          </text:insertion>
        </text:changed-region>
        <text:changed-region xml:id="ct140560845900848" text:id="ct140560845900848">
          <text:deletion>
            <office:change-info>
              <dc:creator>James Kulp</dc:creator>
              <dc:date>2017-06-14T14:02:35</dc:date>
            </office:change-info>
            <text:p text:style-name="P49"><text:span text:style-name="T33"><text:s/>(a worker that touches pins)</text:span></text:p>
          </text:deletion>
        </text:changed-region>
        <text:changed-region xml:id="ct140560846209104" text:id="ct140560846209104">
          <text:insertion>
            <office:change-info>
              <dc:creator>James Kulp</dc:creator>
              <dc:date>2017-06-14T14:05:34</dc:date>
            </office:change-info>
          </text:insertion>
        </text:changed-region>
        <text:changed-region xml:id="ct140560846021760" text:id="ct140560846021760">
          <text:insertion>
            <office:change-info>
              <dc:creator>James Kulp</dc:creator>
              <dc:date>2017-06-14T14:03:43</dc:date>
            </office:change-info>
          </text:insertion>
        </text:changed-region>
        <text:changed-region xml:id="ct140560423531360" text:id="ct140560423531360">
          <text:insertion>
            <office:change-info>
              <dc:creator>James Kulp</dc:creator>
              <dc:date>2017-06-14T14:06:14</dc:date>
            </office:change-info>
          </text:insertion>
        </text:changed-region>
        <text:changed-region xml:id="ct140560845899728" text:id="ct140560845899728">
          <text:deletion>
            <office:change-info>
              <dc:creator>James Kulp</dc:creator>
              <dc:date>2017-06-14T15:45:03</dc:date>
            </office:change-info>
            <text:p text:style-name="P50">The spec (OCS) for platform workers contains properties that should be supported by all</text:p>
            <text:p text:style-name="P51"/>
          </text:deletion>
        </text:changed-region>
        <text:changed-region xml:id="ct140560846210464" text:id="ct140560846210464">
          <text:insertion>
            <office:change-info>
              <dc:creator>James Kulp</dc:creator>
              <dc:date>2017-06-14T15:47:04</dc:date>
            </office:change-info>
          </text:insertion>
        </text:changed-region>
        <text:changed-region xml:id="ct140560423530592" text:id="ct140560423530592">
          <text:deletion>
            <office:change-info>
              <dc:creator>James Kulp</dc:creator>
              <dc:date>2017-06-14T15:45:27</dc:date>
            </office:change-info>
            <text:p text:style-name="IndentHang">'s</text:p>
          </text:deletion>
        </text:changed-region>
        <text:changed-region xml:id="ct140560846069840" text:id="ct140560846069840">
          <text:format-change>
            <office:change-info>
              <dc:creator>James Kulp</dc:creator>
              <dc:date>2017-06-14T15:45:55</dc:date>
            </office:change-info>
          </text:format-change>
        </text:changed-region>
        <text:changed-region xml:id="ct140560423531600" text:id="ct140560423531600">
          <text:insertion>
            <office:change-info>
              <dc:creator>James Kulp</dc:creator>
              <dc:date>2017-06-15T11:18:35</dc:date>
            </office:change-info>
          </text:insertion>
        </text:changed-region>
        <text:changed-region xml:id="ct140560423537232" text:id="ct140560423537232">
          <text:format-change>
            <office:change-info>
              <dc:creator>James Kulp</dc:creator>
              <dc:date>2017-06-15T11:20:04</dc:date>
            </office:change-info>
          </text:format-change>
        </text:changed-region>
        <text:changed-region xml:id="ct140560423541056" text:id="ct140560423541056">
          <text:format-change>
            <office:change-info>
              <dc:creator>James Kulp</dc:creator>
              <dc:date>2017-06-15T11:20:08</dc:date>
            </office:change-info>
          </text:format-change>
        </text:changed-region>
        <text:changed-region xml:id="ct140560766894672" text:id="ct140560766894672">
          <text:insertion>
            <office:change-info>
              <dc:creator>James Kulp</dc:creator>
              <dc:date>2017-06-15T11:19:40</dc:date>
            </office:change-info>
          </text:insertion>
        </text:changed-region>
        <text:changed-region xml:id="ct140560423537456" text:id="ct140560423537456">
          <text:deletion>
            <office:change-info>
              <dc:creator>James Kulp</dc:creator>
              <dc:date>2017-06-15T11:21:46</dc:date>
            </office:change-info>
            <text:p text:style-name="P52">that are </text:p>
          </text:deletion>
        </text:changed-region>
        <text:changed-region xml:id="ct140560423541456" text:id="ct140560423541456">
          <text:format-change>
            <office:change-info>
              <dc:creator>James Kulp</dc:creator>
              <dc:date>2017-06-15T11:21:23</dc:date>
            </office:change-info>
          </text:format-change>
        </text:changed-region>
        <text:changed-region xml:id="ct140560423545664" text:id="ct140560423545664">
          <text:deletion>
            <office:change-info>
              <dc:creator>James Kulp</dc:creator>
              <dc:date>2017-06-15T11:21:53</dc:date>
            </office:change-info>
            <text:p text:style-name="P52"><text:s/>directly</text:p>
          </text:deletion>
        </text:changed-region>
        <text:changed-region xml:id="ct140560423546464" text:id="ct140560423546464">
          <text:insertion>
            <office:change-info>
              <dc:creator>James Kulp</dc:creator>
              <dc:date>2017-06-15T11:21:33</dc:date>
            </office:change-info>
          </text:insertion>
        </text:changed-region>
        <text:changed-region xml:id="ct140560423547152" text:id="ct140560423547152">
          <text:deletion>
            <office:change-info>
              <dc:creator>James Kulp</dc:creator>
              <dc:date>2017-06-14T15:48:35</dc:date>
            </office:change-info>
            <text:p text:style-name="P53"><text:span text:style-name="T34">workers or</text:span></text:p>
          </text:deletion>
        </text:changed-region>
        <text:changed-region xml:id="ct140560423547952" text:id="ct140560423547952">
          <text:insertion>
            <office:change-info>
              <dc:creator>James Kulp</dc:creator>
              <dc:date>2017-06-14T15:48:35</dc:date>
            </office:change-info>
          </text:insertion>
        </text:changed-region>
        <text:changed-region xml:id="ct140560423549472" text:id="ct140560423549472">
          <text:insertion>
            <office:change-info>
              <dc:creator>James Kulp</dc:creator>
              <dc:date>2017-06-14T15:48:23</dc:date>
            </office:change-info>
          </text:insertion>
        </text:changed-region>
        <text:changed-region xml:id="ct140560423555040" text:id="ct140560423555040">
          <text:insertion>
            <office:change-info>
              <dc:creator>James Kulp</dc:creator>
              <dc:date>2017-06-14T15:49:51</dc:date>
            </office:change-info>
          </text:insertion>
        </text:changed-region>
        <text:changed-region xml:id="ct140560423558400" text:id="ct140560423558400">
          <text:insertion>
            <office:change-info>
              <dc:creator>James Kulp</dc:creator>
              <dc:date>2017-06-14T15:50:30</dc:date>
            </office:change-info>
          </text:insertion>
        </text:changed-region>
        <text:changed-region xml:id="ct140560423549776" text:id="ct140560423549776">
          <text:deletion>
            <office:change-info>
              <dc:creator>James Kulp</dc:creator>
              <dc:date>2017-06-14T15:51:42</dc:date>
            </office:change-info>
            <text:p text:style-name="P54">Finally, t</text:p>
          </text:deletion>
        </text:changed-region>
        <text:changed-region xml:id="ct140560423558016" text:id="ct140560423558016">
          <text:insertion>
            <office:change-info>
              <dc:creator>James Kulp</dc:creator>
              <dc:date>2017-06-14T15:51:42</dc:date>
            </office:change-info>
          </text:insertion>
        </text:changed-region>
        <text:changed-region xml:id="ct140560423550304" text:id="ct140560423550304">
          <text:format-change>
            <office:change-info>
              <dc:creator>James Kulp</dc:creator>
              <dc:date>2017-06-14T15:52:00</dc:date>
            </office:change-info>
          </text:format-change>
        </text:changed-region>
        <text:changed-region xml:id="ct140560423563504" text:id="ct140560423563504">
          <text:deletion>
            <office:change-info>
              <dc:creator>James Kulp</dc:creator>
              <dc:date>2017-06-14T15:53:57</dc:date>
            </office:change-info>
            <text:p text:style-name="P55"><text:span text:style-name="T35">s</text:span></text:p>
          </text:deletion>
        </text:changed-region>
        <text:changed-region xml:id="ct140560423564608" text:id="ct140560423564608">
          <text:insertion>
            <office:change-info>
              <dc:creator>James Kulp</dc:creator>
              <dc:date>2017-06-14T15:53:58</dc:date>
            </office:change-info>
          </text:insertion>
        </text:changed-region>
        <text:changed-region xml:id="ct140560423566432" text:id="ct140560423566432">
          <text:insertion>
            <office:change-info>
              <dc:creator>James Kulp</dc:creator>
              <dc:date>2017-06-14T15:53:25</dc:date>
            </office:change-info>
          </text:insertion>
        </text:changed-region>
        <text:changed-region xml:id="ct140560423568192" text:id="ct140560423568192">
          <text:insertion>
            <office:change-info>
              <dc:creator>James Kulp</dc:creator>
              <dc:date>2017-06-14T15:53:18</dc:date>
            </office:change-info>
          </text:insertion>
        </text:changed-region>
        <text:changed-region xml:id="ct140560423570000" text:id="ct140560423570000">
          <text:insertion>
            <office:change-info>
              <dc:creator>James Kulp</dc:creator>
              <dc:date>2017-06-14T15:53:43</dc:date>
            </office:change-info>
          </text:insertion>
        </text:changed-region>
        <text:changed-region xml:id="ct140560423545152" text:id="ct140560423545152">
          <text:insertion>
            <office:change-info>
              <dc:creator>James Kulp</dc:creator>
              <dc:date>2017-06-14T17:11:46</dc:date>
            </office:change-info>
          </text:insertion>
        </text:changed-region>
        <text:changed-region xml:id="ct140560423577392" text:id="ct140560423577392">
          <text:insertion>
            <office:change-info>
              <dc:creator>James Kulp</dc:creator>
              <dc:date>2017-06-14T15:32:23</dc:date>
            </office:change-info>
          </text:insertion>
        </text:changed-region>
        <text:changed-region xml:id="ct140560423567808" text:id="ct140560423567808">
          <text:insertion>
            <office:change-info>
              <dc:creator>James Kulp</dc:creator>
              <dc:date>2017-06-14T15:31:53</dc:date>
            </office:change-info>
          </text:insertion>
        </text:changed-region>
        <text:changed-region xml:id="ct140560423573920" text:id="ct140560423573920">
          <text:insertion>
            <office:change-info>
              <dc:creator>James Kulp</dc:creator>
              <dc:date>2017-06-14T15:32:01</dc:date>
            </office:change-info>
          </text:insertion>
        </text:changed-region>
        <text:changed-region xml:id="ct140560423561040" text:id="ct140560423561040">
          <text:insertion>
            <office:change-info>
              <dc:creator>James Kulp</dc:creator>
              <dc:date>2017-06-14T15:33:55</dc:date>
            </office:change-info>
          </text:insertion>
        </text:changed-region>
        <text:changed-region xml:id="ct140560423562112" text:id="ct140560423562112">
          <text:insertion>
            <office:change-info>
              <dc:creator>James Kulp</dc:creator>
              <dc:date>2017-06-14T15:36:17</dc:date>
            </office:change-info>
          </text:insertion>
        </text:changed-region>
        <text:changed-region xml:id="ct140560423566768" text:id="ct140560423566768">
          <text:insertion>
            <office:change-info>
              <dc:creator>James Kulp</dc:creator>
              <dc:date>2017-06-14T15:34:00</dc:date>
            </office:change-info>
          </text:insertion>
        </text:changed-region>
        <text:changed-region xml:id="ct140560423568480" text:id="ct140560423568480">
          <text:insertion>
            <office:change-info>
              <dc:creator>James Kulp</dc:creator>
              <dc:date>2017-06-14T17:12:12</dc:date>
            </office:change-info>
          </text:insertion>
        </text:changed-region>
        <text:changed-region xml:id="ct140560423578464" text:id="ct140560423578464">
          <text:insertion>
            <office:change-info>
              <dc:creator>James Kulp</dc:creator>
              <dc:date>2017-06-14T17:13:05</dc:date>
            </office:change-info>
          </text:insertion>
        </text:changed-region>
        <text:changed-region xml:id="ct140560423569280" text:id="ct140560423569280">
          <text:insertion>
            <office:change-info>
              <dc:creator>James Kulp</dc:creator>
              <dc:date>2017-06-14T15:36:28</dc:date>
            </office:change-info>
          </text:insertion>
        </text:changed-region>
        <text:changed-region xml:id="ct140560423566992" text:id="ct140560423566992">
          <text:deletion>
            <office:change-info>
              <dc:creator>James Kulp</dc:creator>
              <dc:date>2017-06-14T15:37:23</dc:date>
            </office:change-info>
            <text:p text:style-name="P56"><text:s/><text:span text:style-name="T36">these</text:span> things</text:p>
          </text:deletion>
        </text:changed-region>
        <text:changed-region xml:id="ct140560423561648" text:id="ct140560423561648">
          <text:deletion>
            <office:change-info>
              <dc:creator>James Kulp</dc:creator>
              <dc:date>2017-06-14T15:37:32</dc:date>
            </office:change-info>
            <text:list xml:id="list85853543736873" text:continue-numbering="true" text:style-name="WWNum32">
              <text:list-item>
                <text:p text:style-name="P9"><text:span text:style-name="T37">Required: </text:span><text:span text:style-name="T36">t</text:span></text:p>
              </text:list-item>
            </text:list>
          </text:deletion>
        </text:changed-region>
        <text:changed-region xml:id="ct140560423561872" text:id="ct140560423561872">
          <text:insertion>
            <office:change-info>
              <dc:creator>James Kulp</dc:creator>
              <dc:date>2017-06-14T15:37:34</dc:date>
            </office:change-info>
          </text:insertion>
        </text:changed-region>
        <text:changed-region xml:id="ct140560423556272" text:id="ct140560423556272">
          <text:deletion>
            <office:change-info>
              <dc:creator>James Kulp</dc:creator>
              <dc:date>2017-06-14T15:37:39</dc:date>
            </office:change-info>
            <text:list xml:id="list85854385291529" text:continue-numbering="true" text:style-name="WWNum32">
              <text:list-item>
                <text:p text:style-name="P9">.</text:p>
              </text:list-item>
            </text:list>
          </text:deletion>
        </text:changed-region>
        <text:changed-region xml:id="ct140560423580112" text:id="ct140560423580112">
          <text:insertion>
            <office:change-info>
              <dc:creator>James Kulp</dc:creator>
              <dc:date>2017-06-14T15:38:01</dc:date>
            </office:change-info>
          </text:insertion>
        </text:changed-region>
        <text:changed-region xml:id="ct140560423563872" text:id="ct140560423563872">
          <text:insertion>
            <office:change-info>
              <dc:creator>James Kulp</dc:creator>
              <dc:date>2017-06-14T15:37:40</dc:date>
            </office:change-info>
          </text:insertion>
        </text:changed-region>
        <text:changed-region xml:id="ct140560423571824" text:id="ct140560423571824">
          <text:insertion>
            <office:change-info>
              <dc:creator>James Kulp</dc:creator>
              <dc:date>2017-06-14T15:40:16</dc:date>
            </office:change-info>
          </text:insertion>
        </text:changed-region>
        <text:changed-region xml:id="ct140560423562368" text:id="ct140560423562368">
          <text:insertion>
            <office:change-info>
              <dc:creator>James Kulp</dc:creator>
              <dc:date>2017-06-14T15:38:05</dc:date>
            </office:change-info>
          </text:insertion>
        </text:changed-region>
        <text:changed-region xml:id="ct140560423571072" text:id="ct140560423571072">
          <text:deletion>
            <office:change-info>
              <dc:creator>James Kulp</dc:creator>
              <dc:date>2017-06-14T15:30:09</dc:date>
            </office:change-info>
            <text:list xml:id="list85853938522108" text:continue-numbering="true" text:style-name="WWNum32">
              <text:list-item>
                <text:p text:style-name="P57">(optional) </text:p>
              </text:list-item>
            </text:list>
          </text:deletion>
        </text:changed-region>
        <text:changed-region xml:id="ct140560423579712" text:id="ct140560423579712">
          <text:deletion>
            <office:change-info>
              <dc:creator>James Kulp</dc:creator>
              <dc:date>2017-06-14T15:30:31</dc:date>
            </office:change-info>
            <text:list xml:id="list85854355635991" text:continue-numbering="true" text:style-name="WWNum32">
              <text:list-item>
                <text:p text:style-name="P57">, if not <text:span text:style-name="T38">supplied, the device worker's name</text:span>.</text:p>
              </text:list-item>
            </text:list>
          </text:deletion>
        </text:changed-region>
        <text:changed-region xml:id="ct140560423564096" text:id="ct140560423564096">
          <text:insertion>
            <office:change-info>
              <dc:creator>James Kulp</dc:creator>
              <dc:date>2017-06-14T15:38:10</dc:date>
            </office:change-info>
          </text:insertion>
        </text:changed-region>
        <text:changed-region xml:id="ct140560423571600" text:id="ct140560423571600">
          <text:insertion>
            <office:change-info>
              <dc:creator>James Kulp</dc:creator>
              <dc:date>2017-06-14T15:30:54</dc:date>
            </office:change-info>
          </text:insertion>
        </text:changed-region>
        <text:changed-region xml:id="ct140560423583200" text:id="ct140560423583200">
          <text:insertion>
            <office:change-info>
              <dc:creator>James Kulp</dc:creator>
              <dc:date>2017-06-14T15:29:29</dc:date>
            </office:change-info>
          </text:insertion>
        </text:changed-region>
        <text:changed-region xml:id="ct140560423556496" text:id="ct140560423556496">
          <text:deletion>
            <office:change-info>
              <dc:creator>James Kulp</dc:creator>
              <dc:date>2017-06-14T15:38:37</dc:date>
            </office:change-info>
            <text:list xml:id="list85855155682047" text:continue-numbering="true" text:style-name="WWNum32">
              <text:list-item>
                <text:p text:style-name="P9">.</text:p>
              </text:list-item>
            </text:list>
          </text:deletion>
        </text:changed-region>
        <text:changed-region xml:id="ct140560423581152" text:id="ct140560423581152">
          <text:insertion>
            <office:change-info>
              <dc:creator>James Kulp</dc:creator>
              <dc:date>2017-06-14T15:38:37</dc:date>
            </office:change-info>
          </text:insertion>
        </text:changed-region>
        <text:changed-region xml:id="ct140560423581856" text:id="ct140560423581856">
          <text:deletion>
            <office:change-info>
              <dc:creator>James Kulp</dc:creator>
              <dc:date>2017-06-14T15:38:50</dc:date>
            </office:change-info>
            <text:list xml:id="list85854143300144" text:continue-numbering="true" text:style-name="WWNum32">
              <text:list-item>
                <text:p text:style-name="P9"><text:span text:style-name="T39">.</text:span></text:p>
              </text:list-item>
            </text:list>
          </text:deletion>
        </text:changed-region>
        <text:changed-region xml:id="ct140560423582352" text:id="ct140560423582352">
          <text:insertion>
            <office:change-info>
              <dc:creator>James Kulp</dc:creator>
              <dc:date>2017-06-14T15:38:50</dc:date>
            </office:change-info>
          </text:insertion>
        </text:changed-region>
        <text:changed-region xml:id="ct140560423586000" text:id="ct140560423586000">
          <text:insertion>
            <office:change-info>
              <dc:creator>James Kulp</dc:creator>
              <dc:date>2017-06-14T15:42:00</dc:date>
            </office:change-info>
          </text:insertion>
        </text:changed-region>
        <text:changed-region xml:id="ct140560423574528" text:id="ct140560423574528">
          <text:insertion>
            <office:change-info>
              <dc:creator>James Kulp</dc:creator>
              <dc:date>2017-06-14T15:28:54</dc:date>
            </office:change-info>
          </text:insertion>
        </text:changed-region>
        <text:changed-region xml:id="ct140560423565616" text:id="ct140560423565616">
          <text:deletion>
            <office:change-info>
              <dc:creator>James Kulp</dc:creator>
              <dc:date>2017-06-14T15:35:38</dc:date>
            </office:change-info>
            <text:p text:style-name="P58"/>
            <text:p text:style-name="P58"/>
          </text:deletion>
        </text:changed-region>
        <text:changed-region xml:id="ct140560423573520" text:id="ct140560423573520">
          <text:deletion>
            <office:change-info>
              <dc:creator>James Kulp</dc:creator>
              <dc:date>2017-06-14T15:29:20</dc:date>
            </office:change-info>
            <text:p text:style-name="P58"><text:span text:style-name="T38">If there is no </text:span><text:span text:style-name="Code">nam</text:span><text:span text:style-name="Code"><text:span text:style-name="T38">e</text:span></text:span><text:span text:style-name="T38"> attribute provided for a device element, the worker name is used, and if there are multiple devices using the same worker, a zero-based ordinal is appended.</text:span></text:p>
          </text:deletion>
        </text:changed-region>
        <text:changed-region xml:id="ct140560423567376" text:id="ct140560423567376">
          <text:deletion>
            <office:change-info>
              <dc:creator>James Kulp</dc:creator>
              <dc:date>2017-06-14T15:43:49</dc:date>
            </office:change-info>
            <text:p text:style-name="P59"><text:s/>can</text:p>
          </text:deletion>
        </text:changed-region>
        <text:changed-region xml:id="ct140560422777392" text:id="ct140560422777392">
          <text:insertion>
            <office:change-info>
              <dc:creator>James Kulp</dc:creator>
              <dc:date>2017-06-15T11:00:47</dc:date>
            </office:change-info>
          </text:insertion>
        </text:changed-region>
        <text:changed-region xml:id="ct140560423587856" text:id="ct140560423587856">
          <text:insertion>
            <office:change-info>
              <dc:creator>James Kulp</dc:creator>
              <dc:date>2017-06-15T11:01:00</dc:date>
            </office:change-info>
          </text:insertion>
        </text:changed-region>
        <text:changed-region xml:id="ct140560422785312" text:id="ct140560422785312">
          <text:insertion>
            <office:change-info>
              <dc:creator>James Kulp</dc:creator>
              <dc:date>2017-06-15T11:02:01</dc:date>
            </office:change-info>
          </text:insertion>
        </text:changed-region>
        <text:changed-region xml:id="ct140560422785536" text:id="ct140560422785536">
          <text:insertion>
            <office:change-info>
              <dc:creator>James Kulp</dc:creator>
              <dc:date>2017-06-15T11:12:23</dc:date>
            </office:change-info>
          </text:insertion>
        </text:changed-region>
        <text:changed-region xml:id="ct140560846185600" text:id="ct140560846185600">
          <text:insertion>
            <office:change-info>
              <dc:creator>James Kulp</dc:creator>
              <dc:date>2017-06-15T11:03:07</dc:date>
            </office:change-info>
          </text:insertion>
        </text:changed-region>
        <text:changed-region xml:id="ct140560846233104" text:id="ct140560846233104">
          <text:insertion>
            <office:change-info>
              <dc:creator>James Kulp</dc:creator>
              <dc:date>2017-06-15T11:08:40</dc:date>
            </office:change-info>
          </text:insertion>
        </text:changed-region>
        <text:changed-region xml:id="ct140560422786048" text:id="ct140560422786048">
          <text:insertion>
            <office:change-info>
              <dc:creator>James Kulp</dc:creator>
              <dc:date>2017-06-15T11:09:55</dc:date>
            </office:change-info>
          </text:insertion>
        </text:changed-region>
        <text:changed-region xml:id="ct140560422786272" text:id="ct140560422786272">
          <text:insertion>
            <office:change-info>
              <dc:creator>James Kulp</dc:creator>
              <dc:date>2017-06-15T11:10:00</dc:date>
            </office:change-info>
          </text:insertion>
        </text:changed-region>
        <text:changed-region xml:id="ct140560422786496" text:id="ct140560422786496">
          <text:insertion>
            <office:change-info>
              <dc:creator>James Kulp</dc:creator>
              <dc:date>2017-06-15T11:11:30</dc:date>
            </office:change-info>
          </text:insertion>
        </text:changed-region>
        <text:changed-region xml:id="ct140560422787296" text:id="ct140560422787296">
          <text:insertion>
            <office:change-info>
              <dc:creator>James Kulp</dc:creator>
              <dc:date>2017-06-15T11:12:27</dc:date>
            </office:change-info>
          </text:insertion>
        </text:changed-region>
        <text:changed-region xml:id="ct140560422779344" text:id="ct140560422779344">
          <text:deletion>
            <office:change-info>
              <dc:creator>James Kulp</dc:creator>
              <dc:date>2017-06-14T14:18:33</dc:date>
            </office:change-info>
            <text:list xml:id="list85855057785198" text:continue-numbering="true" text:style-name="WWNum32">
              <text:list-item>
                <text:p text:style-name="P9"><text:s/>the </text:p>
              </text:list-item>
            </text:list>
          </text:deletion>
        </text:changed-region>
        <text:changed-region xml:id="ct140560422779568" text:id="ct140560422779568">
          <text:insertion>
            <office:change-info>
              <dc:creator>James Kulp</dc:creator>
              <dc:date>2017-06-14T14:18:37</dc:date>
            </office:change-info>
          </text:insertion>
        </text:changed-region>
        <text:changed-region xml:id="ct140560422779792" text:id="ct140560422779792">
          <text:deletion>
            <office:change-info>
              <dc:creator>James Kulp</dc:creator>
              <dc:date>2017-06-14T14:19:09</dc:date>
            </office:change-info>
            <text:list xml:id="list85855015693079" text:continue-numbering="true" text:style-name="WWNum32">
              <text:list-item>
                <text:p text:style-name="P9">.</text:p>
              </text:list-item>
            </text:list>
          </text:deletion>
        </text:changed-region>
        <text:changed-region xml:id="ct140560846082896" text:id="ct140560846082896">
          <text:deletion>
            <office:change-info>
              <dc:creator>James Kulp</dc:creator>
              <dc:date>2017-06-14T14:18:43</dc:date>
            </office:change-info>
            <text:list xml:id="list85853883685213" text:continue-numbering="true" text:style-name="WWNum32">
              <text:list-item>
                <text:p text:style-name="P9">the </text:p>
              </text:list-item>
            </text:list>
          </text:deletion>
        </text:changed-region>
        <text:changed-region xml:id="ct140560846083808" text:id="ct140560846083808">
          <text:deletion>
            <office:change-info>
              <dc:creator>James Kulp</dc:creator>
              <dc:date>2017-06-14T14:18:56</dc:date>
            </office:change-info>
            <text:list xml:id="list85854111212207" text:continue-numbering="true" text:style-name="WWNum32">
              <text:list-item>
                <text:p text:style-name="P9"><text:s text:c="2"/>the </text:p>
              </text:list-item>
            </text:list>
          </text:deletion>
        </text:changed-region>
        <text:changed-region xml:id="ct140560422718880" text:id="ct140560422718880">
          <text:insertion>
            <office:change-info>
              <dc:creator>James Kulp</dc:creator>
              <dc:date>2017-06-14T14:18:57</dc:date>
            </office:change-info>
          </text:insertion>
        </text:changed-region>
        <text:changed-region xml:id="ct140560422719920" text:id="ct140560422719920">
          <text:insertion>
            <office:change-info>
              <dc:creator>James Kulp</dc:creator>
              <dc:date>2017-06-14T14:09:04</dc:date>
            </office:change-info>
          </text:insertion>
        </text:changed-region>
        <text:changed-region xml:id="ct140560422720192" text:id="ct140560422720192">
          <text:deletion>
            <office:change-info>
              <dc:creator>James Kulp</dc:creator>
              <dc:date>2017-06-14T14:19:05</dc:date>
            </office:change-info>
            <text:list xml:id="list85854026760421" text:continue-numbering="true" text:style-name="WWNum32">
              <text:list-item>
                <text:p text:style-name="P9">.</text:p>
              </text:list-item>
            </text:list>
          </text:deletion>
        </text:changed-region>
        <text:changed-region xml:id="ct140560845970368" text:id="ct140560845970368">
          <text:format-change>
            <office:change-info>
              <dc:creator>James Kulp</dc:creator>
              <dc:date>2017-06-14T15:12:48</dc:date>
            </office:change-info>
          </text:format-change>
        </text:changed-region>
        <text:changed-region xml:id="ct140560422721520" text:id="ct140560422721520">
          <text:insertion>
            <office:change-info>
              <dc:creator>James Kulp</dc:creator>
              <dc:date>2017-06-14T15:08:08</dc:date>
            </office:change-info>
          </text:insertion>
        </text:changed-region>
        <text:changed-region xml:id="ct140560845778176" text:id="ct140560845778176">
          <text:insertion>
            <office:change-info>
              <dc:creator>James Kulp</dc:creator>
              <dc:date>2017-06-14T15:18:57</dc:date>
            </office:change-info>
          </text:insertion>
        </text:changed-region>
        <text:changed-region xml:id="ct140560846234144" text:id="ct140560846234144">
          <text:insertion>
            <office:change-info>
              <dc:creator>James Kulp</dc:creator>
              <dc:date>2017-06-14T15:11:22</dc:date>
            </office:change-info>
          </text:insertion>
        </text:changed-region>
        <text:changed-region xml:id="ct140560422720528" text:id="ct140560422720528">
          <text:deletion>
            <office:change-info>
              <dc:creator>James Kulp</dc:creator>
              <dc:date>2017-06-14T15:19:05</dc:date>
            </office:change-info>
            <text:p text:style-name="Body"><text:span text:style-name="T41">normally</text:span></text:p>
          </text:deletion>
        </text:changed-region>
        <text:changed-region xml:id="ct140560845818144" text:id="ct140560845818144">
          <text:insertion>
            <office:change-info>
              <dc:creator>James Kulp</dc:creator>
              <dc:date>2017-06-14T15:19:05</dc:date>
            </office:change-info>
          </text:insertion>
        </text:changed-region>
        <text:changed-region xml:id="ct140560695157344" text:id="ct140560695157344">
          <text:insertion>
            <office:change-info>
              <dc:creator>James Kulp</dc:creator>
              <dc:date>2017-06-14T15:09:19</dc:date>
            </office:change-info>
          </text:insertion>
        </text:changed-region>
        <text:changed-region xml:id="ct140560421627632" text:id="ct140560421627632">
          <text:insertion>
            <office:change-info>
              <dc:creator>James Kulp</dc:creator>
              <dc:date>2017-06-14T15:10:24</dc:date>
            </office:change-info>
          </text:insertion>
        </text:changed-region>
        <text:changed-region xml:id="ct140560421627904" text:id="ct140560421627904">
          <text:deletion>
            <office:change-info>
              <dc:creator>James Kulp</dc:creator>
              <dc:date>2017-06-14T15:10:47</dc:date>
            </office:change-info>
            <text:p text:style-name="Body"><text:span text:style-name="T41">and is not defined nor modified by OpenCPI</text:span></text:p>
          </text:deletion>
        </text:changed-region>
        <text:changed-region xml:id="ct140560421629040" text:id="ct140560421629040">
          <text:insertion>
            <office:change-info>
              <dc:creator>James Kulp</dc:creator>
              <dc:date>2017-06-14T15:11:00</dc:date>
            </office:change-info>
          </text:insertion>
        </text:changed-region>
        <text:changed-region xml:id="ct140560421630816" text:id="ct140560421630816">
          <text:insertion>
            <office:change-info>
              <dc:creator>James Kulp</dc:creator>
              <dc:date>2017-06-14T15:15:46</dc:date>
            </office:change-info>
          </text:insertion>
        </text:changed-region>
        <text:changed-region xml:id="ct140560421631872" text:id="ct140560421631872">
          <text:insertion>
            <office:change-info>
              <dc:creator>James Kulp</dc:creator>
              <dc:date>2017-06-14T15:16:01</dc:date>
            </office:change-info>
          </text:insertion>
        </text:changed-region>
        <text:changed-region xml:id="ct140560421632912" text:id="ct140560421632912">
          <text:insertion>
            <office:change-info>
              <dc:creator>James Kulp</dc:creator>
              <dc:date>2017-06-14T15:17:00</dc:date>
            </office:change-info>
          </text:insertion>
        </text:changed-region>
        <text:changed-region xml:id="ct140560421627088" text:id="ct140560421627088">
          <text:insertion>
            <office:change-info>
              <dc:creator>James Kulp</dc:creator>
              <dc:date>2017-06-14T15:14:33</dc:date>
            </office:change-info>
          </text:insertion>
        </text:changed-region>
        <text:changed-region xml:id="ct140560695157072" text:id="ct140560695157072">
          <text:deletion>
            <office:change-info>
              <dc:creator>James Kulp</dc:creator>
              <dc:date>2017-06-14T15:15:12</dc:date>
            </office:change-info>
            <text:p text:style-name="Body">Normally, the</text:p>
          </text:deletion>
        </text:changed-region>
        <text:changed-region xml:id="ct140560421632096" text:id="ct140560421632096">
          <text:insertion>
            <office:change-info>
              <dc:creator>James Kulp</dc:creator>
              <dc:date>2017-06-14T15:15:12</dc:date>
            </office:change-info>
          </text:insertion>
        </text:changed-region>
        <text:changed-region xml:id="ct140560421631040" text:id="ct140560421631040">
          <text:insertion>
            <office:change-info>
              <dc:creator>James Kulp</dc:creator>
              <dc:date>2017-06-14T15:19:54</dc:date>
            </office:change-info>
          </text:insertion>
        </text:changed-region>
        <text:changed-region xml:id="ct140560421635536" text:id="ct140560421635536">
          <text:insertion>
            <office:change-info>
              <dc:creator>James Kulp</dc:creator>
              <dc:date>2017-06-14T15:20:03</dc:date>
            </office:change-info>
          </text:insertion>
        </text:changed-region>
        <text:changed-region xml:id="ct140560421636592" text:id="ct140560421636592">
          <text:deletion>
            <office:change-info>
              <dc:creator>James Kulp</dc:creator>
              <dc:date>2017-06-14T15:21:26</dc:date>
            </office:change-info>
            <text:p text:style-name="Body"><text:span text:style-name="T42"><text:s/></text:span></text:p>
          </text:deletion>
        </text:changed-region>
        <text:changed-region xml:id="ct140560421637632" text:id="ct140560421637632">
          <text:insertion>
            <office:change-info>
              <dc:creator>James Kulp</dc:creator>
              <dc:date>2017-06-14T15:21:27</dc:date>
            </office:change-info>
          </text:insertion>
        </text:changed-region>
        <text:changed-region xml:id="ct140560421637904" text:id="ct140560421637904">
          <text:deletion>
            <office:change-info>
              <dc:creator>James Kulp</dc:creator>
              <dc:date>2017-06-14T15:21:57</dc:date>
            </office:change-info>
            <text:p text:style-name="Body"><text:span text:style-name="T42">indicating the correspondence between what</text:span></text:p>
          </text:deletion>
        </text:changed-region>
        <text:changed-region xml:id="ct140560421639760" text:id="ct140560421639760">
          <text:insertion>
            <office:change-info>
              <dc:creator>James Kulp</dc:creator>
              <dc:date>2017-06-14T15:22:00</dc:date>
            </office:change-info>
          </text:insertion>
        </text:changed-region>
        <text:changed-region xml:id="ct140560421640032" text:id="ct140560421640032">
          <text:deletion>
            <office:change-info>
              <dc:creator>James Kulp</dc:creator>
              <dc:date>2017-06-14T15:22:24</dc:date>
            </office:change-info>
            <text:p text:style-name="Body"><text:span text:style-name="T42">says and what </text:span></text:p>
          </text:deletion>
        </text:changed-region>
        <text:changed-region xml:id="ct140560421641088" text:id="ct140560421641088">
          <text:insertion>
            <office:change-info>
              <dc:creator>James Kulp</dc:creator>
              <dc:date>2017-06-14T15:22:25</dc:date>
            </office:change-info>
          </text:insertion>
        </text:changed-region>
        <text:changed-region xml:id="ct140560421642288" text:id="ct140560421642288">
          <text:deletion>
            <office:change-info>
              <dc:creator>James Kulp</dc:creator>
              <dc:date>2017-06-14T15:22:38</dc:date>
            </office:change-info>
            <text:p text:style-name="Body"><text:span text:style-name="T42"><text:s/>use as a signal name for that slot signal</text:span></text:p>
          </text:deletion>
        </text:changed-region>
        <text:changed-region xml:id="ct140560421642016" text:id="ct140560421642016">
          <text:deletion>
            <office:change-info>
              <dc:creator>James Kulp</dc:creator>
              <dc:date>2017-06-14T15:23:34</dc:date>
            </office:change-info>
            <text:p text:style-name="P60"><text:span text:style-name="T42">n</text:span></text:p>
          </text:deletion>
        </text:changed-region>
        <text:changed-region xml:id="ct140560422720752" text:id="ct140560422720752">
          <text:insertion>
            <office:change-info>
              <dc:creator>James Kulp</dc:creator>
              <dc:date>2017-06-14T15:23:34</dc:date>
            </office:change-info>
          </text:insertion>
        </text:changed-region>
        <text:changed-region xml:id="ct140560421640816" text:id="ct140560421640816">
          <text:deletion>
            <office:change-info>
              <dc:creator>James Kulp</dc:creator>
              <dc:date>2017-06-14T15:23:49</dc:date>
            </office:change-info>
            <text:p text:style-name="P60">So<text:span text:style-name="T43"> h</text:span></text:p>
          </text:deletion>
        </text:changed-region>
        <text:changed-region xml:id="ct140560421641456" text:id="ct140560421641456">
          <text:insertion>
            <office:change-info>
              <dc:creator>James Kulp</dc:creator>
              <dc:date>2017-06-14T15:23:49</dc:date>
            </office:change-info>
          </text:insertion>
        </text:changed-region>
        <text:changed-region xml:id="ct140560421648256" text:id="ct140560421648256">
          <text:deletion>
            <office:change-info>
              <dc:creator>James Kulp</dc:creator>
              <dc:date>2017-06-14T15:25:03</dc:date>
            </office:change-info>
            <text:p text:style-name="P60"><text:span text:style-name="T43">through</text:span></text:p>
          </text:deletion>
        </text:changed-region>
        <text:changed-region xml:id="ct140560421649472" text:id="ct140560421649472">
          <text:insertion>
            <office:change-info>
              <dc:creator>James Kulp</dc:creator>
              <dc:date>2017-06-14T15:25:03</dc:date>
            </office:change-info>
          </text:insertion>
        </text:changed-region>
        <text:changed-region xml:id="ct140560421650336" text:id="ct140560421650336">
          <text:deletion>
            <office:change-info>
              <dc:creator>James Kulp</dc:creator>
              <dc:date>2017-06-14T15:25:11</dc:date>
            </office:change-info>
            <text:p text:style-name="P60"><text:span text:style-name="T44">to cards</text:span></text:p>
          </text:deletion>
        </text:changed-region>
        <text:changed-region xml:id="ct140560421651600" text:id="ct140560421651600">
          <text:insertion>
            <office:change-info>
              <dc:creator>James Kulp</dc:creator>
              <dc:date>2017-06-14T15:25:12</dc:date>
            </office:change-info>
          </text:insertion>
        </text:changed-region>
        <text:changed-region xml:id="ct140560421654096" text:id="ct140560421654096">
          <text:insertion>
            <office:change-info>
              <dc:creator>James Kulp</dc:creator>
              <dc:date>2017-06-14T15:25:17</dc:date>
            </office:change-info>
          </text:insertion>
        </text:changed-region>
        <text:changed-region xml:id="ct140560796127008" text:id="ct140560796127008">
          <text:insertion>
            <office:change-info>
              <dc:creator>James Kulp</dc:creator>
              <dc:date>2017-06-14T15:25:45</dc:date>
            </office:change-info>
          </text:insertion>
        </text:changed-region>
        <text:changed-region xml:id="ct140560842790960" text:id="ct140560842790960">
          <text:deletion>
            <office:change-info>
              <dc:creator>James Kulp</dc:creator>
              <dc:date>2017-06-14T15:27:34</dc:date>
            </office:change-info>
            <text:p text:style-name="P61"><text:span text:style-name="T45"/></text:p>
            <text:p text:style-name="P62"><text:span text:style-name="T46">Card-based devices are not considered part of the platform, and thus constraints for card-based devices are handled differently </text:span><text:span text:style-name="T45">and </text:span><text:span text:style-name="T47">are </text:span><text:span text:style-name="T45">not in the platform's constraints file.</text:span></text:p>
          </text:deletion>
        </text:changed-region>
        <text:changed-region xml:id="ct140560811948048" text:id="ct140560811948048">
          <text:deletion>
            <office:change-info>
              <dc:creator>James Kulp</dc:creator>
              <dc:date>2017-06-14T15:55:24</dc:date>
            </office:change-info>
            <text:p text:style-name="P63"><text:s/>and</text:p>
          </text:deletion>
        </text:changed-region>
        <text:changed-region xml:id="ct140560320093056" text:id="ct140560320093056">
          <text:insertion>
            <office:change-info>
              <dc:creator>James Kulp</dc:creator>
              <dc:date>2017-06-14T15:55:25</dc:date>
            </office:change-info>
          </text:insertion>
        </text:changed-region>
        <text:changed-region xml:id="ct140560842798064" text:id="ct140560842798064">
          <text:insertion>
            <office:change-info>
              <dc:creator>James Kulp</dc:creator>
              <dc:date>2017-06-15T11:22:46</dc:date>
            </office:change-info>
          </text:insertion>
        </text:changed-region>
        <text:changed-region xml:id="ct140560320924224" text:id="ct140560320924224">
          <text:insertion>
            <office:change-info>
              <dc:creator>James Kulp</dc:creator>
              <dc:date>2017-06-15T11:23:04</dc:date>
            </office:change-info>
          </text:insertion>
        </text:changed-region>
        <text:changed-region xml:id="ct140560842299776" text:id="ct140560842299776">
          <text:insertion>
            <office:change-info>
              <dc:creator>James Kulp</dc:creator>
              <dc:date>2017-06-14T16:03:34</dc:date>
            </office:change-info>
          </text:insertion>
        </text:changed-region>
        <text:changed-region xml:id="ct140560846592960" text:id="ct140560846592960">
          <text:deletion>
            <office:change-info>
              <dc:creator>James Kulp</dc:creator>
              <dc:date>2017-06-14T16:03:37</dc:date>
            </office:change-info>
            <text:p text:style-name="P64">s</text:p>
          </text:deletion>
        </text:changed-region>
        <text:changed-region xml:id="ct140560796290336" text:id="ct140560796290336">
          <text:insertion>
            <office:change-info>
              <dc:creator>James Kulp</dc:creator>
              <dc:date>2017-06-14T16:03:37</dc:date>
            </office:change-info>
          </text:insertion>
        </text:changed-region>
        <text:changed-region xml:id="ct140560845800592" text:id="ct140560845800592">
          <text:insertion>
            <office:change-info>
              <dc:creator>James Kulp</dc:creator>
              <dc:date>2017-06-14T16:07:14</dc:date>
            </office:change-info>
          </text:insertion>
        </text:changed-region>
        <text:changed-region xml:id="ct140560846094624" text:id="ct140560846094624">
          <text:deletion>
            <office:change-info>
              <dc:creator>James Kulp</dc:creator>
              <dc:date>2017-06-14T16:07:39</dc:date>
            </office:change-info>
            <text:p text:style-name="P65"><text:span text:style-name="T48">ory</text:span></text:p>
          </text:deletion>
        </text:changed-region>
        <text:changed-region xml:id="ct140560846223872" text:id="ct140560846223872">
          <text:insertion>
            <office:change-info>
              <dc:creator>James Kulp</dc:creator>
              <dc:date>2017-06-14T16:07:41</dc:date>
            </office:change-info>
          </text:insertion>
        </text:changed-region>
        <text:changed-region xml:id="ct140560810688832" text:id="ct140560810688832">
          <text:deletion>
            <office:change-info>
              <dc:creator>James Kulp</dc:creator>
              <dc:date>2017-06-14T16:07:49</dc:date>
            </office:change-info>
            <text:p text:style-name="P65"><text:span text:style-name="T49">T</text:span></text:p>
          </text:deletion>
        </text:changed-region>
        <text:changed-region xml:id="ct140560804788160" text:id="ct140560804788160">
          <text:insertion>
            <office:change-info>
              <dc:creator>James Kulp</dc:creator>
              <dc:date>2017-06-14T16:07:49</dc:date>
            </office:change-info>
          </text:insertion>
        </text:changed-region>
        <text:changed-region xml:id="ct140560805118304" text:id="ct140560805118304">
          <text:insertion>
            <office:change-info>
              <dc:creator>James Kulp</dc:creator>
              <dc:date>2017-06-14T16:08:05</dc:date>
            </office:change-info>
          </text:insertion>
        </text:changed-region>
        <text:changed-region xml:id="ct140560810918096" text:id="ct140560810918096">
          <text:format-change>
            <office:change-info>
              <dc:creator>James Kulp</dc:creator>
              <dc:date>2017-06-14T16:09:13</dc:date>
            </office:change-info>
          </text:format-change>
        </text:changed-region>
        <text:changed-region xml:id="ct140560804983488" text:id="ct140560804983488">
          <text:insertion>
            <office:change-info>
              <dc:creator>James Kulp</dc:creator>
              <dc:date>2017-06-14T16:09:35</dc:date>
            </office:change-info>
          </text:insertion>
        </text:changed-region>
        <text:changed-region xml:id="ct140560811534032" text:id="ct140560811534032">
          <text:deletion>
            <office:change-info>
              <dc:creator>James Kulp</dc:creator>
              <dc:date>2017-06-14T16:11:51</dc:date>
            </office:change-info>
            <text:p text:style-name="P66"><text:span text:style-name="FirstEmphasis"><text:s/>ports</text:span></text:p>
          </text:deletion>
        </text:changed-region>
        <text:changed-region xml:id="ct140560810862496" text:id="ct140560810862496">
          <text:insertion>
            <office:change-info>
              <dc:creator>James Kulp</dc:creator>
              <dc:date>2017-06-14T16:11:52</dc:date>
            </office:change-info>
          </text:insertion>
        </text:changed-region>
        <text:changed-region xml:id="ct140560846194992" text:id="ct140560846194992">
          <text:deletion>
            <office:change-info>
              <dc:creator>James Kulp</dc:creator>
              <dc:date>2017-06-14T16:12:07</dc:date>
            </office:change-info>
            <text:p text:style-name="P66"><text:span text:style-name="T50">system's</text:span></text:p>
          </text:deletion>
        </text:changed-region>
        <text:changed-region xml:id="ct140560846223424" text:id="ct140560846223424">
          <text:insertion>
            <office:change-info>
              <dc:creator>James Kulp</dc:creator>
              <dc:date>2017-06-14T16:12:11</dc:date>
            </office:change-info>
          </text:insertion>
        </text:changed-region>
        <text:changed-region xml:id="ct140560810710432" text:id="ct140560810710432">
          <text:insertion>
            <office:change-info>
              <dc:creator>James Kulp</dc:creator>
              <dc:date>2017-06-14T16:14:20</dc:date>
            </office:change-info>
          </text:insertion>
        </text:changed-region>
        <text:changed-region xml:id="ct140560694975856" text:id="ct140560694975856">
          <text:deletion>
            <office:change-info>
              <dc:creator>James Kulp</dc:creator>
              <dc:date>2017-06-14T16:14:24</dc:date>
            </office:change-info>
            <text:p text:style-name="P67">y</text:p>
          </text:deletion>
        </text:changed-region>
        <text:changed-region xml:id="ct140560845933728" text:id="ct140560845933728">
          <text:insertion>
            <office:change-info>
              <dc:creator>James Kulp</dc:creator>
              <dc:date>2017-06-14T16:14:40</dc:date>
            </office:change-info>
          </text:insertion>
        </text:changed-region>
        <text:changed-region xml:id="ct140560718514848" text:id="ct140560718514848">
          <text:deletion>
            <office:change-info>
              <dc:creator>James Kulp</dc:creator>
              <dc:date>2017-06-14T16:15:00</dc:date>
            </office:change-info>
            <text:p text:style-name="P68">on-chip</text:p>
          </text:deletion>
        </text:changed-region>
        <text:changed-region xml:id="ct140560811369232" text:id="ct140560811369232">
          <text:insertion>
            <office:change-info>
              <dc:creator>James Kulp</dc:creator>
              <dc:date>2017-06-14T16:15:00</dc:date>
            </office:change-info>
          </text:insertion>
        </text:changed-region>
        <text:changed-region xml:id="ct140560845866144" text:id="ct140560845866144">
          <text:deletion>
            <office:change-info>
              <dc:creator>James Kulp</dc:creator>
              <dc:date>2017-06-14T16:15:36</dc:date>
            </office:change-info>
            <text:p text:style-name="P69"><text:s/></text:p>
          </text:deletion>
        </text:changed-region>
        <text:changed-region xml:id="ct140560845901312" text:id="ct140560845901312">
          <text:insertion>
            <office:change-info>
              <dc:creator>James Kulp</dc:creator>
              <dc:date>2017-06-14T16:15:37</dc:date>
            </office:change-info>
          </text:insertion>
        </text:changed-region>
        <text:changed-region xml:id="ct140560846253280" text:id="ct140560846253280">
          <text:deletion>
            <office:change-info>
              <dc:creator>James Kulp</dc:creator>
              <dc:date>2017-06-14T16:15:48</dc:date>
            </office:change-info>
            <text:p text:style-name="P70">are ones that </text:p>
          </text:deletion>
        </text:changed-region>
        <text:changed-region xml:id="ct140560423532384" text:id="ct140560423532384">
          <text:format-change>
            <office:change-info>
              <dc:creator>James Kulp</dc:creator>
              <dc:date>2017-06-14T16:17:08</dc:date>
            </office:change-info>
          </text:format-change>
        </text:changed-region>
        <text:changed-region xml:id="ct140560846069552" text:id="ct140560846069552">
          <text:deletion>
            <office:change-info>
              <dc:creator>James Kulp</dc:creator>
              <dc:date>2017-06-14T16:16:07</dc:date>
            </office:change-info>
            <text:p text:style-name="P71">.</text:p>
          </text:deletion>
        </text:changed-region>
        <text:changed-region xml:id="ct140560422708064" text:id="ct140560422708064">
          <text:insertion>
            <office:change-info>
              <dc:creator>James Kulp</dc:creator>
              <dc:date>2017-06-14T16:16:09</dc:date>
            </office:change-info>
          </text:insertion>
        </text:changed-region>
        <text:changed-region xml:id="ct140560423561328" text:id="ct140560423561328">
          <text:insertion>
            <office:change-info>
              <dc:creator>James Kulp</dc:creator>
              <dc:date>2017-06-14T16:17:19</dc:date>
            </office:change-info>
          </text:insertion>
        </text:changed-region>
        <text:changed-region xml:id="ct140560423530304" text:id="ct140560423530304">
          <text:insertion>
            <office:change-info>
              <dc:creator>James Kulp</dc:creator>
              <dc:date>2017-06-14T16:22:04</dc:date>
            </office:change-info>
          </text:insertion>
        </text:changed-region>
        <text:changed-region xml:id="ct140560423539072" text:id="ct140560423539072">
          <text:insertion>
            <office:change-info>
              <dc:creator>James Kulp</dc:creator>
              <dc:date>2017-06-14T16:19:12</dc:date>
            </office:change-info>
          </text:insertion>
        </text:changed-region>
        <text:changed-region xml:id="ct140560423536672" text:id="ct140560423536672">
          <text:deletion>
            <office:change-info>
              <dc:creator>James Kulp</dc:creator>
              <dc:date>2017-06-14T16:20:00</dc:date>
            </office:change-info>
            <text:p text:style-name="P72">In addition to building the platform worker,</text:p>
          </text:deletion>
        </text:changed-region>
        <text:changed-region xml:id="ct140560423542944" text:id="ct140560423542944">
          <text:deletion>
            <office:change-info>
              <dc:creator>James Kulp</dc:creator>
              <dc:date>2017-06-14T16:18:00</dc:date>
            </office:change-info>
            <text:p text:style-name="P72"><text:s/></text:p>
          </text:deletion>
        </text:changed-region>
        <text:changed-region xml:id="ct140560423543536" text:id="ct140560423543536">
          <text:deletion>
            <office:change-info>
              <dc:creator>James Kulp</dc:creator>
              <dc:date>2017-06-14T16:17:57</dc:date>
            </office:change-info>
            <text:p text:style-name="P72">you can also build</text:p>
          </text:deletion>
        </text:changed-region>
        <text:changed-region xml:id="ct140560423541888" text:id="ct140560423541888">
          <text:deletion>
            <office:change-info>
              <dc:creator>James Kulp</dc:creator>
              <dc:date>2017-06-14T16:20:00</dc:date>
            </office:change-info>
            <text:p text:style-name="P72"><text:s/>pl</text:p>
          </text:deletion>
        </text:changed-region>
        <text:changed-region xml:id="ct140560423546048" text:id="ct140560423546048">
          <text:insertion>
            <office:change-info>
              <dc:creator>James Kulp</dc:creator>
              <dc:date>2017-06-14T16:20:00</dc:date>
            </office:change-info>
          </text:insertion>
        </text:changed-region>
        <text:changed-region xml:id="ct140560423546688" text:id="ct140560423546688">
          <text:deletion>
            <office:change-info>
              <dc:creator>James Kulp</dc:creator>
              <dc:date>2017-06-14T16:18:19</dc:date>
            </office:change-info>
            <text:p text:style-name="P72"><text:s/></text:p>
          </text:deletion>
        </text:changed-region>
        <text:changed-region xml:id="ct140560423552272" text:id="ct140560423552272">
          <text:insertion>
            <office:change-info>
              <dc:creator>James Kulp</dc:creator>
              <dc:date>2017-06-14T16:18:20</dc:date>
            </office:change-info>
          </text:insertion>
        </text:changed-region>
        <text:changed-region xml:id="ct140560423550864" text:id="ct140560423550864">
          <text:deletion>
            <office:change-info>
              <dc:creator>James Kulp</dc:creator>
              <dc:date>2017-06-14T16:18:34</dc:date>
            </office:change-info>
            <text:p text:style-name="P72">here</text:p>
          </text:deletion>
        </text:changed-region>
        <text:changed-region xml:id="ct140560423574176" text:id="ct140560423574176">
          <text:insertion>
            <office:change-info>
              <dc:creator>James Kulp</dc:creator>
              <dc:date>2017-06-14T16:22:45</dc:date>
            </office:change-info>
          </text:insertion>
        </text:changed-region>
        <text:changed-region xml:id="ct140560422784832" text:id="ct140560422784832">
          <text:insertion>
            <office:change-info>
              <dc:creator>James Kulp</dc:creator>
              <dc:date>2017-06-14T16:23:00</dc:date>
            </office:change-info>
          </text:insertion>
        </text:changed-region>
        <text:changed-region xml:id="ct140560423548912" text:id="ct140560423548912">
          <text:deletion>
            <office:change-info>
              <dc:creator>James Kulp</dc:creator>
              <dc:date>2017-06-14T16:24:34</dc:date>
            </office:change-info>
            <text:p text:style-name="P73">l</text:p>
          </text:deletion>
        </text:changed-region>
        <text:changed-region xml:id="ct140560423560208" text:id="ct140560423560208">
          <text:insertion>
            <office:change-info>
              <dc:creator>James Kulp</dc:creator>
              <dc:date>2017-06-14T16:24:34</dc:date>
            </office:change-info>
          </text:insertion>
        </text:changed-region>
        <text:changed-region xml:id="ct140560421632560" text:id="ct140560421632560">
          <text:insertion>
            <office:change-info>
              <dc:creator>James Kulp</dc:creator>
              <dc:date>2017-06-14T16:21:40</dc:date>
            </office:change-info>
          </text:insertion>
        </text:changed-region>
        <text:changed-region xml:id="ct140560422765808" text:id="ct140560422765808">
          <text:deletion>
            <office:change-info>
              <dc:creator>James Kulp</dc:creator>
              <dc:date>2017-06-14T16:21:21</dc:date>
            </office:change-info>
            <text:h text:style-name="Heading_20_3" text:outline-level="3">Specifying Platform Configurations in XML <text:span text:style-name="T28">F</text:span>iles.</text:h>
            <text:p text:style-name="P74">For each platform configuration mentioned in the Configurations variable in the platform worker <text:span text:style-name="Code">Makefile</text:span>, there must be a corresponding <text:span text:style-name="T51">XML file</text:span>. <text:s/>This XML file has these <text:span text:style-name="T51">aspects</text:span>:</text:p>
            <text:list xml:id="list85854931958888" text:continue-numbering="true" text:style-name="WWNum32">
              <text:list-item>
                <text:p text:style-name="List_20_Bullet">The top level element <text:span text:style-name="T51">is</text:span> “<text:span text:style-name="Code">HdlConfig</text:span>”.</text:p>
              </text:list-item>
              <text:list-item>
                <text:p text:style-name="List_20_Bullet">A <text:span text:style-name="Code">device</text:span> child element <text:span text:style-name="T51">is present </text:span>for each device <text:span text:style-name="T51">in the configuration</text:span>.</text:p>
              </text:list-item>
            </text:list>
            <text:p text:style-name="P75">For devices <text:span text:style-name="T51">previously </text:span>defined<text:span text:style-name="T51"> </text:span>as being part of the platform (and thus mentioned in the platform worker's OWD), the device element simply has a “<text:span text:style-name="Code">name=</text:span>” attribute indicating which of the platform's devices should be included in the platform configuration.</text:p>
            <text:p text:style-name="P75">Platform configurations can also specify devices that are on cards plugged into one of the platform's slots. <text:s/>Specifying the <text:span text:style-name="Code"><text:span text:style-name="T445">card</text:span></text:span> attribute indicates which card the device is on, and implies that the card is plugged into one of the platform's slots. <text:s/>If there are multiple slots of the type that the indicated card is defined for, then a <text:span text:style-name="Code"><text:span text:style-name="T52">slot</text:span></text:span> attribute must be used to unambiguously indicate which slot the card is plugged into.</text:p>
            <text:p text:style-name="P75">Thus platform configurations can indicate a mix of devices: <text:s/>those that are part of the platform, and others that should be made available assuming a certain type of card is plugged into one of the platform's slots. <text:s/><text:span text:style-name="T53">T</text:span>he following example, <text:span text:style-name="T53">(for the ZedBoard platform), indicates that a configuration should be built that assumes a </text:span><text:span text:style-name="Code">lime-zipper-fmc</text:span><text:span text:style-name="T53"> card should be plugged into a slot on the platform, and thus device workers to support the </text:span><text:span text:style-name="Code">lime_adc</text:span><text:span text:style-name="T53"> device on that card should be included. <text:s/>There is no </text:span><text:span text:style-name="Code"><text:span text:style-name="T52">slot</text:span></text:span><text:span text:style-name="T53"> attribute included or required since the platform has only one slot.</text:span></text:p>
            <text:p text:style-name="P76">&lt;HdlConfig&gt;<text:line-break/> <text:s/>&lt;device name='lime_adc' <text:span text:style-name="T54">card</text:span><text:span text:style-name="T55">=</text:span>'lime-zipper-fmc'/&gt;<text:line-break/>&lt;/HdlConfig&gt;</text:p>
            <text:p text:style-name="P77">Device elements in this file can also set values for parameter properties of the device worker for the device, but <text:span text:style-name="T31">only those that are not already specified in the board definition file</text:span> (either platform configuration XML file or card definition XML). <text:s/>I.e. the board definition file specifies fixed aspects of the device as it exists on that board, but <text:s/>any other parameter properties not mentioned for the board can be configured as required in the platform configuration (or in the container). <text:s/>E.g.:</text:p>
            <text:p text:style-name="P78">&lt;HdlConfig&gt;<text:line-break/> <text:s/>&lt;device name='lime_adc' <text:span text:style-name="T54">card</text:span><text:span text:style-name="T55">=</text:span>'lime-zipper-fmc'&gt;<text:line-break/> <text:s text:c="3"/><text:span text:style-name="T56">&lt;property name='use_control_clock' value='true'/&gt;<text:line-break/> <text:s/>&lt;/device&gt;</text:span><text:line-break/>&lt;/HdlConfig&gt;</text:p>
            <text:p text:style-name="P77">The same capability exists for the platform worker itself. <text:s/>Parameter property values for the platform worker can be specified by top level property elements in this file, e.g.:</text:p>
            <text:p text:style-name="P79"><text:span text:style-name="T57">&lt;HdlConfig&gt;<text:line-break/> <text:s/></text:span><text:span text:style-name="T58">&lt;property name='ocpi_debug' value='true'/&gt;</text:span><text:span text:style-name="T57"><text:line-break/> <text:s/>&lt;device name='lime_adc' </text:span><text:span text:style-name="T59">slot=</text:span><text:span text:style-name="T57">'lime-zipper-fmc'/</text:span><text:span text:style-name="T58">&gt;</text:span><text:span text:style-name="T57"><text:line-break/>&lt;/HdlConfig&gt;</text:span></text:p>
            <text:h text:style-name="Heading_20_3" text:outline-level="3"/>
          </text:deletion>
        </text:changed-region>
        <text:changed-region xml:id="ct140560845902272" text:id="ct140560845902272">
          <text:insertion>
            <office:change-info>
              <dc:creator>James Kulp</dc:creator>
              <dc:date>2017-06-14T16:35:31</dc:date>
            </office:change-info>
          </text:insertion>
        </text:changed-region>
        <text:changed-region xml:id="ct140560423547376" text:id="ct140560423547376">
          <text:insertion>
            <office:change-info>
              <dc:creator>James Kulp</dc:creator>
              <dc:date>2017-06-14T16:36:00</dc:date>
            </office:change-info>
          </text:insertion>
        </text:changed-region>
        <text:changed-region xml:id="ct140560423547600" text:id="ct140560423547600">
          <text:insertion>
            <office:change-info>
              <dc:creator>James Kulp</dc:creator>
              <dc:date>2017-06-14T16:38:04</dc:date>
            </office:change-info>
          </text:insertion>
        </text:changed-region>
        <text:changed-region xml:id="ct140560423551824" text:id="ct140560423551824">
          <text:insertion>
            <office:change-info>
              <dc:creator>James Kulp</dc:creator>
              <dc:date>2017-06-14T16:39:11</dc:date>
            </office:change-info>
          </text:insertion>
        </text:changed-region>
        <text:changed-region xml:id="ct140560844975024" text:id="ct140560844975024">
          <text:insertion>
            <office:change-info>
              <dc:creator>James Kulp</dc:creator>
              <dc:date>2017-06-14T16:45:51</dc:date>
            </office:change-info>
          </text:insertion>
        </text:changed-region>
        <text:changed-region xml:id="ct140560392418208" text:id="ct140560392418208">
          <text:insertion>
            <office:change-info>
              <dc:creator>James Kulp</dc:creator>
              <dc:date>2017-06-14T16:46:00</dc:date>
            </office:change-info>
          </text:insertion>
        </text:changed-region>
        <text:changed-region xml:id="ct140560810118896" text:id="ct140560810118896">
          <text:deletion>
            <office:change-info>
              <dc:creator>James Kulp</dc:creator>
              <dc:date>2017-06-14T16:47:07</dc:date>
            </office:change-info>
            <text:p text:style-name="P80"><text:span text:style-name="T60"><text:s/>specialized</text:span></text:p>
          </text:deletion>
        </text:changed-region>
        <text:changed-region xml:id="ct140560844871728" text:id="ct140560844871728">
          <text:insertion>
            <office:change-info>
              <dc:creator>James Kulp</dc:creator>
              <dc:date>2017-06-14T16:47:38</dc:date>
            </office:change-info>
          </text:insertion>
        </text:changed-region>
        <text:changed-region xml:id="ct140560848546384" text:id="ct140560848546384">
          <text:deletion>
            <office:change-info>
              <dc:creator>James Kulp</dc:creator>
              <dc:date>2017-06-14T16:48:01</dc:date>
            </office:change-info>
            <text:p text:style-name="P81">Device workers are like normal application workers with one important difference: <text:s/>they</text:p>
          </text:deletion>
        </text:changed-region>
        <text:changed-region xml:id="ct140560806420880" text:id="ct140560806420880">
          <text:deletion>
            <office:change-info>
              <dc:creator>James Kulp</dc:creator>
              <dc:date>2017-06-14T16:48:12</dc:date>
            </office:change-info>
            <text:p text:style-name="P81">The control interface and data interfaces to <text:span text:style-name="T60">device</text:span> workers are the same <text:span text:style-name="T61">as application workers</text:span>. </text:p>
          </text:deletion>
        </text:changed-region>
        <text:changed-region xml:id="ct140560798790480" text:id="ct140560798790480">
          <text:deletion>
            <office:change-info>
              <dc:creator>James Kulp</dc:creator>
              <dc:date>2017-06-14T16:48:45</dc:date>
            </office:change-info>
            <text:p text:style-name="P82">port</text:p>
          </text:deletion>
        </text:changed-region>
        <text:changed-region xml:id="ct140560805850896" text:id="ct140560805850896">
          <text:insertion>
            <office:change-info>
              <dc:creator>James Kulp</dc:creator>
              <dc:date>2017-06-14T16:48:45</dc:date>
            </office:change-info>
          </text:insertion>
        </text:changed-region>
        <text:changed-region xml:id="ct140560805518848" text:id="ct140560805518848">
          <text:deletion>
            <office:change-info>
              <dc:creator>James Kulp</dc:creator>
              <dc:date>2017-06-14T16:49:47</dc:date>
            </office:change-info>
            <text:p text:style-name="P82"><text:span text:style-name="T61">input</text:span></text:p>
          </text:deletion>
        </text:changed-region>
        <text:changed-region xml:id="ct140560805704240" text:id="ct140560805704240">
          <text:insertion>
            <office:change-info>
              <dc:creator>James Kulp</dc:creator>
              <dc:date>2017-06-14T16:49:47</dc:date>
            </office:change-info>
          </text:insertion>
        </text:changed-region>
        <text:changed-region xml:id="ct140560695735472" text:id="ct140560695735472">
          <text:deletion>
            <office:change-info>
              <dc:creator>James Kulp</dc:creator>
              <dc:date>2017-06-14T16:49:51</dc:date>
            </office:change-info>
            <text:p text:style-name="P82"><text:span text:style-name="T61">ready</text:span></text:p>
          </text:deletion>
        </text:changed-region>
        <text:changed-region xml:id="ct140560798252528" text:id="ct140560798252528">
          <text:insertion>
            <office:change-info>
              <dc:creator>James Kulp</dc:creator>
              <dc:date>2017-06-14T16:49:51</dc:date>
            </office:change-info>
          </text:insertion>
        </text:changed-region>
        <text:changed-region xml:id="ct140560378021392" text:id="ct140560378021392">
          <text:deletion>
            <office:change-info>
              <dc:creator>James Kulp</dc:creator>
              <dc:date>2017-06-14T16:49:56</dc:date>
            </office:change-info>
            <text:p text:style-name="P82"><text:span text:style-name="T61"><text:line-break/></text:span></text:p>
          </text:deletion>
        </text:changed-region>
        <text:changed-region xml:id="ct140560696244896" text:id="ct140560696244896">
          <text:insertion>
            <office:change-info>
              <dc:creator>James Kulp</dc:creator>
              <dc:date>2017-06-14T16:49:23</dc:date>
            </office:change-info>
          </text:insertion>
        </text:changed-region>
        <text:changed-region xml:id="ct140560848779408" text:id="ct140560848779408">
          <text:deletion>
            <office:change-info>
              <dc:creator>James Kulp</dc:creator>
              <dc:date>2017-06-14T16:50:15</dc:date>
            </office:change-info>
            <text:p text:style-name="P83"><text:span text:style-name="Code">port</text:span></text:p>
          </text:deletion>
        </text:changed-region>
        <text:changed-region xml:id="ct140560844975936" text:id="ct140560844975936">
          <text:insertion>
            <office:change-info>
              <dc:creator>James Kulp</dc:creator>
              <dc:date>2017-06-14T16:50:15</dc:date>
            </office:change-info>
          </text:insertion>
        </text:changed-region>
        <text:changed-region xml:id="ct140560689706720" text:id="ct140560689706720">
          <text:insertion>
            <office:change-info>
              <dc:creator>James Kulp</dc:creator>
              <dc:date>2017-06-14T16:54:53</dc:date>
            </office:change-info>
          </text:insertion>
        </text:changed-region>
        <text:changed-region xml:id="ct140560798433136" text:id="ct140560798433136">
          <text:deletion>
            <office:change-info>
              <dc:creator>James Kulp</dc:creator>
              <dc:date>2017-06-14T16:50:45</dc:date>
            </office:change-info>
            <text:p text:style-name="P83"><text:span text:style-name="T61"><text:s/></text:span></text:p>
          </text:deletion>
        </text:changed-region>
        <text:changed-region xml:id="ct140560376296096" text:id="ct140560376296096">
          <text:deletion>
            <office:change-info>
              <dc:creator>James Kulp</dc:creator>
              <dc:date>2017-06-14T16:51:06</dc:date>
            </office:change-info>
            <text:p text:style-name="P84"><text:span text:style-name="T62">It</text:span></text:p>
          </text:deletion>
        </text:changed-region>
        <text:changed-region xml:id="ct140560696282528" text:id="ct140560696282528">
          <text:insertion>
            <office:change-info>
              <dc:creator>James Kulp</dc:creator>
              <dc:date>2017-06-14T16:51:06</dc:date>
            </office:change-info>
          </text:insertion>
        </text:changed-region>
        <text:changed-region xml:id="ct140560805845360" text:id="ct140560805845360">
          <text:insertion>
            <office:change-info>
              <dc:creator>James Kulp</dc:creator>
              <dc:date>2017-06-14T16:51:35</dc:date>
            </office:change-info>
          </text:insertion>
        </text:changed-region>
        <text:changed-region xml:id="ct140560798264768" text:id="ct140560798264768">
          <text:deletion>
            <office:change-info>
              <dc:creator>James Kulp</dc:creator>
              <dc:date>2017-06-14T16:51:59</dc:date>
            </office:change-info>
            <text:p text:style-name="P84"><text:span text:style-name="T62">. <text:s/>However, the recommended practice of OpenCPI is to be</text:span></text:p>
          </text:deletion>
        </text:changed-region>
        <text:changed-region xml:id="ct140560844840096" text:id="ct140560844840096">
          <text:deletion>
            <office:change-info>
              <dc:creator>James Kulp</dc:creator>
              <dc:date>2017-06-16T11:18:27</dc:date>
            </office:change-info>
            <text:list xml:id="list85853727050229" text:continue-numbering="true" text:style-name="WWNum32">
              <text:list-item>
                <text:p text:style-name="P9">timestamping</text:p>
              </text:list-item>
            </text:list>
          </text:deletion>
        </text:changed-region>
        <text:changed-region xml:id="ct140560798480320" text:id="ct140560798480320">
          <text:insertion>
            <office:change-info>
              <dc:creator>James Kulp</dc:creator>
              <dc:date>2017-06-16T11:18:27</dc:date>
            </office:change-info>
          </text:insertion>
        </text:changed-region>
        <text:changed-region xml:id="ct140560809878560" text:id="ct140560809878560">
          <text:deletion>
            <office:change-info>
              <dc:creator>James Kulp</dc:creator>
              <dc:date>2017-06-14T16:52:58</dc:date>
            </office:change-info>
            <text:p text:style-name="P85"><text:span text:style-name="T63">.</text:span></text:p>
          </text:deletion>
        </text:changed-region>
        <text:changed-region xml:id="ct140560798722800" text:id="ct140560798722800">
          <text:insertion>
            <office:change-info>
              <dc:creator>James Kulp</dc:creator>
              <dc:date>2017-06-14T16:52:59</dc:date>
            </office:change-info>
          </text:insertion>
        </text:changed-region>
        <text:changed-region xml:id="ct140560844767472" text:id="ct140560844767472">
          <text:insertion>
            <office:change-info>
              <dc:creator>James Kulp</dc:creator>
              <dc:date>2017-06-14T16:53:07</dc:date>
            </office:change-info>
          </text:insertion>
        </text:changed-region>
        <text:changed-region xml:id="ct140560376356496" text:id="ct140560376356496">
          <text:deletion>
            <office:change-info>
              <dc:creator>James Kulp</dc:creator>
              <dc:date>2017-06-14T16:54:47</dc:date>
            </office:change-info>
            <text:h text:style-name="P86" text:outline-level="3">A Device Worker Implements the Data Sheet</text:h>
            <text:p text:style-name="P87"><text:span text:style-name="T64">It is recommended</text:span> to <text:span text:style-name="T65">use</text:span> the <text:span text:style-name="T65">data sheet's </text:span>signal names and register names in the device worker code <text:span text:style-name="T64">(</text:span>and <text:span text:style-name="T66">its OWD)</text:span> <text:span text:style-name="T65">so they </text:span>are easily correlated to the names in the data sheet. <text:s/>This allows for easier code maintenance and system level debugging. <text:s/><text:span text:style-name="T65">E.g., a system engineer may find it especially valuable to probe and examine device-level settings when referring to the data sheet, even though they might not be HDL coders. <text:s/>When the naming conventions in the data sheet are at odds with “better” naming conventions, it may still be preferable to use them for these reasons.</text:span></text:p>
            <text:p text:style-name="IndentHang"><text:span text:style-name="T65"><text:tab/></text:span><text:span text:style-name="T67">Implementing all the functionality in a device may not be desirable when it is initially written for a given platform, since that platform may not use all the device's capabilities. <text:s/>W</text:span><text:span text:style-name="T31">hen a device worker</text:span><text:span text:style-name="T67"> </text:span><text:span text:style-name="T31">is insufficient </text:span><text:span text:style-name="T67">in this way for a new platform or project</text:span><text:span text:style-name="T31">, it should be enhanced in such a way that any existing uses of it will still work (backward compatibility) so that the community in fact gets the benefit of a newer more complete device worker implementation.</text:span></text:p>
            <text:p text:style-name="P88">As mentioned above, multi-function <text:span text:style-name="T68">chips</text:span> should generally be supported by multiple device workers. <text:s/>But <text:span text:style-name="T31">within</text:span> any device worker <text:span text:style-name="T68">for a function</text:span>, if there are features or modes that carry significant overhead, they should be controlled by parameter properties <text:span text:style-name="T68">(thus generics in VHDL) </text:span>so that the resources are not wasted when the feature/mode is not being used. <text:s/><text:span text:style-name="T65">This promotes re-use of the device worker.</text:span></text:p>
            <text:p text:style-name="P89">When devices have internal registers, the most common approach is to define each internal register as a property in the OWD (not in the OCS), and use the “raw property” feature of <text:span text:style-name="T68">HDL </text:span>workers to access those registers.</text:p>
            <text:h text:style-name="P90" text:outline-level="3"/>
          </text:deletion>
        </text:changed-region>
        <text:changed-region xml:id="ct140560805857248" text:id="ct140560805857248">
          <text:insertion>
            <office:change-info>
              <dc:creator>James Kulp</dc:creator>
              <dc:date>2017-06-15T11:50:43</dc:date>
            </office:change-info>
          </text:insertion>
        </text:changed-region>
        <text:changed-region xml:id="ct140560805767872" text:id="ct140560805767872">
          <text:insertion>
            <office:change-info>
              <dc:creator>James Kulp</dc:creator>
              <dc:date>2017-06-15T11:59:12</dc:date>
            </office:change-info>
          </text:insertion>
        </text:changed-region>
        <text:changed-region xml:id="ct140560806281904" text:id="ct140560806281904">
          <text:deletion>
            <office:change-info>
              <dc:creator>James Kulp</dc:creator>
              <dc:date>2017-06-14T17:00:55</dc:date>
            </office:change-info>
            <text:p text:style-name="P91"><text:s/>in a </text:p>
          </text:deletion>
        </text:changed-region>
        <text:changed-region xml:id="ct140560809702688" text:id="ct140560809702688">
          <text:insertion>
            <office:change-info>
              <dc:creator>James Kulp</dc:creator>
              <dc:date>2017-06-14T17:00:56</dc:date>
            </office:change-info>
          </text:insertion>
        </text:changed-region>
        <text:changed-region xml:id="ct140560798559088" text:id="ct140560798559088">
          <text:insertion>
            <office:change-info>
              <dc:creator>James Kulp</dc:creator>
              <dc:date>2017-06-14T17:01:00</dc:date>
            </office:change-info>
          </text:insertion>
        </text:changed-region>
        <text:changed-region xml:id="ct140560806255216" text:id="ct140560806255216">
          <text:deletion>
            <office:change-info>
              <dc:creator>James Kulp</dc:creator>
              <dc:date>2017-06-14T17:01:10</dc:date>
            </office:change-info>
            <text:p text:style-name="P91">platform (</text:p>
          </text:deletion>
        </text:changed-region>
        <text:changed-region xml:id="ct140560844983552" text:id="ct140560844983552">
          <text:insertion>
            <office:change-info>
              <dc:creator>James Kulp</dc:creator>
              <dc:date>2017-06-14T17:01:14</dc:date>
            </office:change-info>
          </text:insertion>
        </text:changed-region>
        <text:changed-region xml:id="ct140560695391488" text:id="ct140560695391488">
          <text:deletion>
            <office:change-info>
              <dc:creator>James Kulp</dc:creator>
              <dc:date>2017-06-14T17:01:17</dc:date>
            </office:change-info>
            <text:p text:style-name="P91">)</text:p>
          </text:deletion>
        </text:changed-region>
        <text:changed-region xml:id="ct140560695658528" text:id="ct140560695658528">
          <text:insertion>
            <office:change-info>
              <dc:creator>James Kulp</dc:creator>
              <dc:date>2017-06-14T17:00:24</dc:date>
            </office:change-info>
          </text:insertion>
        </text:changed-region>
        <text:changed-region xml:id="ct140560799042176" text:id="ct140560799042176">
          <text:format-change>
            <office:change-info>
              <dc:creator>James Kulp</dc:creator>
              <dc:date>2017-06-14T17:00:03</dc:date>
            </office:change-info>
          </text:format-change>
        </text:changed-region>
        <text:changed-region xml:id="ct140560794065136" text:id="ct140560794065136">
          <text:deletion>
            <office:change-info>
              <dc:creator>James Kulp</dc:creator>
              <dc:date>2017-06-14T17:01:31</dc:date>
            </office:change-info>
            <text:p text:style-name="P91"><text:span text:style-name="T31">platform</text:span></text:p>
          </text:deletion>
        </text:changed-region>
        <text:changed-region xml:id="ct140560810176864" text:id="ct140560810176864">
          <text:insertion>
            <office:change-info>
              <dc:creator>James Kulp</dc:creator>
              <dc:date>2017-06-14T17:01:31</dc:date>
            </office:change-info>
          </text:insertion>
        </text:changed-region>
        <text:changed-region xml:id="ct140560421648976" text:id="ct140560421648976">
          <text:insertion>
            <office:change-info>
              <dc:creator>James Kulp</dc:creator>
              <dc:date>2017-06-16T14:41:35</dc:date>
            </office:change-info>
          </text:insertion>
        </text:changed-region>
        <text:changed-region xml:id="ct140560421636144" text:id="ct140560421636144">
          <text:deletion>
            <office:change-info>
              <dc:creator>James Kulp</dc:creator>
              <dc:date>2017-06-16T14:41:39</dc:date>
            </office:change-info>
            <text:h text:style-name="P92" text:outline-level="3">Emulator</text:h>
          </text:deletion>
        </text:changed-region>
        <text:changed-region xml:id="ct140560421663616" text:id="ct140560421663616">
          <text:insertion>
            <office:change-info>
              <dc:creator>James Kulp</dc:creator>
              <dc:date>2017-06-16T14:41:42</dc:date>
            </office:change-info>
          </text:insertion>
        </text:changed-region>
        <text:changed-region xml:id="ct140560421663840" text:id="ct140560421663840">
          <text:insertion>
            <office:change-info>
              <dc:creator>James Kulp</dc:creator>
              <dc:date>2017-06-16T14:47:16</dc:date>
            </office:change-info>
          </text:insertion>
        </text:changed-region>
        <text:changed-region xml:id="ct140560421651088" text:id="ct140560421651088">
          <text:format-change>
            <office:change-info>
              <dc:creator>James Kulp</dc:creator>
              <dc:date>2017-06-16T14:41:56</dc:date>
            </office:change-info>
          </text:format-change>
        </text:changed-region>
        <text:changed-region xml:id="ct140560421664864" text:id="ct140560421664864">
          <text:deletion>
            <office:change-info>
              <dc:creator>James Kulp</dc:creator>
              <dc:date>2017-06-16T14:45:36</dc:date>
            </office:change-info>
            <text:p text:style-name="P93">another</text:p>
          </text:deletion>
        </text:changed-region>
        <text:changed-region xml:id="ct140560421665760" text:id="ct140560421665760">
          <text:insertion>
            <office:change-info>
              <dc:creator>James Kulp</dc:creator>
              <dc:date>2017-06-16T14:45:36</dc:date>
            </office:change-info>
          </text:insertion>
        </text:changed-region>
        <text:changed-region xml:id="ct140560421666800" text:id="ct140560421666800">
          <text:insertion>
            <office:change-info>
              <dc:creator>James Kulp</dc:creator>
              <dc:date>2017-06-16T14:45:43</dc:date>
            </office:change-info>
          </text:insertion>
        </text:changed-region>
        <text:changed-region xml:id="ct140560421668624" text:id="ct140560421668624">
          <text:insertion>
            <office:change-info>
              <dc:creator>James Kulp</dc:creator>
              <dc:date>2017-06-16T14:46:00</dc:date>
            </office:change-info>
          </text:insertion>
        </text:changed-region>
        <text:changed-region xml:id="ct140560421665536" text:id="ct140560421665536">
          <text:insertion>
            <office:change-info>
              <dc:creator>James Kulp</dc:creator>
              <dc:date>2017-06-16T14:47:00</dc:date>
            </office:change-info>
          </text:insertion>
        </text:changed-region>
        <text:changed-region xml:id="ct140560421666288" text:id="ct140560421666288">
          <text:deletion>
            <office:change-info>
              <dc:creator>James Kulp</dc:creator>
              <dc:date>2017-06-16T14:50:55</dc:date>
            </office:change-info>
            <text:p text:style-name="P93">It</text:p>
          </text:deletion>
        </text:changed-region>
        <text:changed-region xml:id="ct140560421669136" text:id="ct140560421669136">
          <text:insertion>
            <office:change-info>
              <dc:creator>James Kulp</dc:creator>
              <dc:date>2017-06-16T14:50:55</dc:date>
            </office:change-info>
          </text:insertion>
        </text:changed-region>
        <text:changed-region xml:id="ct140560421670016" text:id="ct140560421670016">
          <text:insertion>
            <office:change-info>
              <dc:creator>James Kulp</dc:creator>
              <dc:date>2017-06-16T14:58:04</dc:date>
            </office:change-info>
          </text:insertion>
        </text:changed-region>
        <text:changed-region xml:id="ct140560421672832" text:id="ct140560421672832">
          <text:deletion>
            <office:change-info>
              <dc:creator>James Kulp</dc:creator>
              <dc:date>2017-06-16T14:51:00</dc:date>
            </office:change-info>
            <text:p text:style-name="P93">es</text:p>
          </text:deletion>
        </text:changed-region>
        <text:changed-region xml:id="ct140560421669728" text:id="ct140560421669728">
          <text:deletion>
            <office:change-info>
              <dc:creator>James Kulp</dc:creator>
              <dc:date>2017-06-16T14:59:34</dc:date>
            </office:change-info>
            <text:p text:style-name="P93"><text:s/>do</text:p>
          </text:deletion>
        </text:changed-region>
        <text:changed-region xml:id="ct140560421673936" text:id="ct140560421673936">
          <text:insertion>
            <office:change-info>
              <dc:creator>James Kulp</dc:creator>
              <dc:date>2017-06-16T14:59:34</dc:date>
            </office:change-info>
          </text:insertion>
        </text:changed-region>
        <text:changed-region xml:id="ct140560421674240" text:id="ct140560421674240">
          <text:deletion>
            <office:change-info>
              <dc:creator>James Kulp</dc:creator>
              <dc:date>2017-06-16T14:59:47</dc:date>
            </office:change-info>
            <text:p text:style-name="P93"><text:s/>this</text:p>
          </text:deletion>
        </text:changed-region>
        <text:changed-region xml:id="ct140560421674544" text:id="ct140560421674544">
          <text:deletion>
            <office:change-info>
              <dc:creator>James Kulp</dc:creator>
              <dc:date>2017-06-16T15:00:01</dc:date>
            </office:change-info>
            <text:p text:style-name="P93">by specifying</text:p>
          </text:deletion>
        </text:changed-region>
        <text:changed-region xml:id="ct140560421675584" text:id="ct140560421675584">
          <text:insertion>
            <office:change-info>
              <dc:creator>James Kulp</dc:creator>
              <dc:date>2017-06-16T15:00:01</dc:date>
            </office:change-info>
          </text:insertion>
        </text:changed-region>
        <text:changed-region xml:id="ct140560421646960" text:id="ct140560421646960">
          <text:deletion>
            <office:change-info>
              <dc:creator>James Kulp</dc:creator>
              <dc:date>2017-06-16T15:00:17</dc:date>
            </office:change-info>
            <text:p text:style-name="P93"><text:s/>device worker</text:p>
          </text:deletion>
        </text:changed-region>
        <text:changed-region xml:id="ct140560421647264" text:id="ct140560421647264">
          <text:deletion>
            <office:change-info>
              <dc:creator>James Kulp</dc:creator>
              <dc:date>2017-06-16T15:00:24</dc:date>
            </office:change-info>
            <text:p text:style-name="P93">the</text:p>
          </text:deletion>
        </text:changed-region>
        <text:changed-region xml:id="ct140560421680896" text:id="ct140560421680896">
          <text:insertion>
            <office:change-info>
              <dc:creator>James Kulp</dc:creator>
              <dc:date>2017-06-16T15:00:24</dc:date>
            </office:change-info>
          </text:insertion>
        </text:changed-region>
        <text:changed-region xml:id="ct140560421681200" text:id="ct140560421681200">
          <text:deletion>
            <office:change-info>
              <dc:creator>James Kulp</dc:creator>
              <dc:date>2017-06-16T15:01:12</dc:date>
            </office:change-info>
            <text:p text:style-name="P93"><text:s/>for the emulated device</text:p>
          </text:deletion>
        </text:changed-region>
        <text:changed-region xml:id="ct140560421682256" text:id="ct140560421682256">
          <text:deletion>
            <office:change-info>
              <dc:creator>James Kulp</dc:creator>
              <dc:date>2017-06-16T15:01:18</dc:date>
            </office:change-info>
            <text:p text:style-name="P93">.</text:p>
          </text:deletion>
        </text:changed-region>
        <text:changed-region xml:id="ct140560421683328" text:id="ct140560421683328">
          <text:insertion>
            <office:change-info>
              <dc:creator>James Kulp</dc:creator>
              <dc:date>2017-06-16T15:01:19</dc:date>
            </office:change-info>
          </text:insertion>
        </text:changed-region>
        <text:changed-region xml:id="ct140560421682512" text:id="ct140560421682512">
          <text:insertion>
            <office:change-info>
              <dc:creator>James Kulp</dc:creator>
              <dc:date>2017-06-16T14:42:17</dc:date>
            </office:change-info>
          </text:insertion>
        </text:changed-region>
        <text:changed-region xml:id="ct140560421684496" text:id="ct140560421684496">
          <text:insertion>
            <office:change-info>
              <dc:creator>James Kulp</dc:creator>
              <dc:date>2017-06-16T14:44:01</dc:date>
            </office:change-info>
          </text:insertion>
        </text:changed-region>
        <text:changed-region xml:id="ct140560421669424" text:id="ct140560421669424">
          <text:insertion>
            <office:change-info>
              <dc:creator>James Kulp</dc:creator>
              <dc:date>2017-06-16T14:45:00</dc:date>
            </office:change-info>
          </text:insertion>
        </text:changed-region>
        <text:changed-region xml:id="ct140560421673440" text:id="ct140560421673440">
          <text:insertion>
            <office:change-info>
              <dc:creator>James Kulp</dc:creator>
              <dc:date>2017-06-16T15:03:17</dc:date>
            </office:change-info>
          </text:insertion>
        </text:changed-region>
        <text:changed-region xml:id="ct140560421675904" text:id="ct140560421675904">
          <text:insertion>
            <office:change-info>
              <dc:creator>James Kulp</dc:creator>
              <dc:date>2017-06-16T14:53:00</dc:date>
            </office:change-info>
          </text:insertion>
        </text:changed-region>
        <text:changed-region xml:id="ct140560421674800" text:id="ct140560421674800">
          <text:insertion>
            <office:change-info>
              <dc:creator>James Kulp</dc:creator>
              <dc:date>2017-06-16T15:02:27</dc:date>
            </office:change-info>
          </text:insertion>
        </text:changed-region>
        <text:changed-region xml:id="ct140560421681456" text:id="ct140560421681456">
          <text:insertion>
            <office:change-info>
              <dc:creator>James Kulp</dc:creator>
              <dc:date>2017-06-16T15:03:10</dc:date>
            </office:change-info>
          </text:insertion>
        </text:changed-region>
        <text:changed-region xml:id="ct140560421685424" text:id="ct140560421685424">
          <text:insertion>
            <office:change-info>
              <dc:creator>James Kulp</dc:creator>
              <dc:date>2017-06-16T15:04:08</dc:date>
            </office:change-info>
          </text:insertion>
        </text:changed-region>
        <text:changed-region xml:id="ct140560421686464" text:id="ct140560421686464">
          <text:insertion>
            <office:change-info>
              <dc:creator>James Kulp</dc:creator>
              <dc:date>2017-06-16T15:15:24</dc:date>
            </office:change-info>
          </text:insertion>
        </text:changed-region>
        <text:changed-region xml:id="ct140560421687504" text:id="ct140560421687504">
          <text:insertion>
            <office:change-info>
              <dc:creator>James Kulp</dc:creator>
              <dc:date>2017-06-16T15:16:00</dc:date>
            </office:change-info>
          </text:insertion>
        </text:changed-region>
        <text:changed-region xml:id="ct140560421686688" text:id="ct140560421686688">
          <text:insertion>
            <office:change-info>
              <dc:creator>James Kulp</dc:creator>
              <dc:date>2017-06-16T15:05:40</dc:date>
            </office:change-info>
          </text:insertion>
        </text:changed-region>
        <text:changed-region xml:id="ct140560421681680" text:id="ct140560421681680">
          <text:deletion>
            <office:change-info>
              <dc:creator>James Kulp</dc:creator>
              <dc:date>2017-06-16T15:05:48</dc:date>
            </office:change-info>
            <text:p text:style-name="P94">an</text:p>
          </text:deletion>
        </text:changed-region>
        <text:changed-region xml:id="ct140560421685648" text:id="ct140560421685648">
          <text:insertion>
            <office:change-info>
              <dc:creator>James Kulp</dc:creator>
              <dc:date>2017-06-16T15:05:48</dc:date>
            </office:change-info>
          </text:insertion>
        </text:changed-region>
        <text:changed-region xml:id="ct140560421687728" text:id="ct140560421687728">
          <text:deletion>
            <office:change-info>
              <dc:creator>James Kulp</dc:creator>
              <dc:date>2017-06-16T15:05:57</dc:date>
            </office:change-info>
            <text:p text:style-name="P94"><text:s/>a simulation platform is normally used, and a container is defined with</text:p>
          </text:deletion>
        </text:changed-region>
        <text:changed-region xml:id="ct140560421688528" text:id="ct140560421688528">
          <text:insertion>
            <office:change-info>
              <dc:creator>James Kulp</dc:creator>
              <dc:date>2017-06-16T15:06:02</dc:date>
            </office:change-info>
          </text:insertion>
        </text:changed-region>
        <text:changed-region xml:id="ct140560421688752" text:id="ct140560421688752">
          <text:deletion>
            <office:change-info>
              <dc:creator>James Kulp</dc:creator>
              <dc:date>2017-06-16T15:06:12</dc:date>
            </office:change-info>
            <text:p text:style-name="P94"><text:s/></text:p>
          </text:deletion>
        </text:changed-region>
        <text:changed-region xml:id="ct140560421689552" text:id="ct140560421689552">
          <text:insertion>
            <office:change-info>
              <dc:creator>James Kulp</dc:creator>
              <dc:date>2017-06-16T15:06:12</dc:date>
            </office:change-info>
          </text:insertion>
        </text:changed-region>
        <text:changed-region xml:id="ct140560422788880" text:id="ct140560422788880">
          <text:insertion>
            <office:change-info>
              <dc:creator>James Kulp</dc:creator>
              <dc:date>2017-06-16T15:21:40</dc:date>
            </office:change-info>
          </text:insertion>
        </text:changed-region>
        <text:changed-region xml:id="ct140560422789104" text:id="ct140560422789104">
          <text:deletion>
            <office:change-info>
              <dc:creator>James Kulp</dc:creator>
              <dc:date>2017-06-16T15:57:57</dc:date>
            </office:change-info>
            <text:h text:style-name="P95" text:outline-level="4">i</text:h>
          </text:deletion>
        </text:changed-region>
        <text:changed-region xml:id="ct140560422726112" text:id="ct140560422726112">
          <text:insertion>
            <office:change-info>
              <dc:creator>James Kulp</dc:creator>
              <dc:date>2017-06-16T15:57:29</dc:date>
            </office:change-info>
          </text:insertion>
        </text:changed-region>
        <text:changed-region xml:id="ct140560422738656" text:id="ct140560422738656">
          <text:insertion>
            <office:change-info>
              <dc:creator>James Kulp</dc:creator>
              <dc:date>2017-06-16T15:58:00</dc:date>
            </office:change-info>
          </text:insertion>
        </text:changed-region>
        <text:changed-region xml:id="ct140560422738880" text:id="ct140560422738880">
          <text:insertion>
            <office:change-info>
              <dc:creator>James Kulp</dc:creator>
              <dc:date>2017-06-16T16:10:23</dc:date>
            </office:change-info>
          </text:insertion>
        </text:changed-region>
        <text:changed-region xml:id="ct140560846264416" text:id="ct140560846264416">
          <text:insertion>
            <office:change-info>
              <dc:creator>James Kulp</dc:creator>
              <dc:date>2017-06-16T16:13:23</dc:date>
            </office:change-info>
          </text:insertion>
        </text:changed-region>
        <text:changed-region xml:id="ct140560846264928" text:id="ct140560846264928">
          <text:insertion>
            <office:change-info>
              <dc:creator>James Kulp</dc:creator>
              <dc:date>2017-06-16T16:17:28</dc:date>
            </office:change-info>
          </text:insertion>
        </text:changed-region>
        <text:changed-region xml:id="ct140560846250624" text:id="ct140560846250624">
          <text:insertion>
            <office:change-info>
              <dc:creator>James Kulp</dc:creator>
              <dc:date>2017-06-15T11:51:37</dc:date>
            </office:change-info>
          </text:insertion>
        </text:changed-region>
        <text:changed-region xml:id="ct140560846251536" text:id="ct140560846251536">
          <text:deletion>
            <office:change-info>
              <dc:creator>James Kulp</dc:creator>
              <dc:date>2017-06-15T11:51:41</dc:date>
            </office:change-info>
            <text:p text:style-name="P96"><text:span text:style-name="T69">system</text:span></text:p>
          </text:deletion>
        </text:changed-region>
        <text:changed-region xml:id="ct140560811296800" text:id="ct140560811296800">
          <text:insertion>
            <office:change-info>
              <dc:creator>James Kulp</dc:creator>
              <dc:date>2017-06-15T11:51: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603"><text:span text:style-name="T253">OpenCPI<text:line-break/></text:span><text:span text:style-name="T254">Platform Development<text:line-break/>Guide</text:span></text:p>
      <text:p text:style-name="P286"/>
      <text:p text:style-name="P287"/>
      <text:p text:style-name="P291"/>
      <text:p text:style-name="P291"/>
      <text:p text:style-name="P291"/>
      <text:p text:style-name="P291"/>
      <text:p text:style-name="P290"/>
      <text:p text:style-name="P289"/>
      <text:p text:style-name="P289"/>
      <text:p text:style-name="P288"/>
      <text:p text:style-name="P288"/>
      <text:p text:style-name="P291"/>
      <text:p text:style-name="P291"/>
      <text:p text:style-name="P291"/>
      <text:p text:style-name="P291"/>
      <text:p text:style-name="P291"/>
      <text:p text:style-name="P291"/>
      <text:p text:style-name="P424">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2">Revision</text:p>
          </table:table-cell>
          <table:table-cell table:style-name="Table1.A1" office:value-type="string">
            <text:p text:style-name="P292">Description of Change</text:p>
          </table:table-cell>
          <table:table-cell table:style-name="Table1.A1" office:value-type="string">
            <text:p text:style-name="P292">Date</text:p>
          </table:table-cell>
        </table:table-row>
        <table:table-row table:style-name="Table1.2">
          <table:table-cell table:style-name="Table1.A1" office:value-type="string">
            <text:p text:style-name="P411">0.01</text:p>
          </table:table-cell>
          <table:table-cell table:style-name="Table1.A1" office:value-type="string">
            <text:p text:style-name="P423"><text:span text:style-name="T256">I</text:span><text:span text:style-name="T255">nitial</text:span></text:p>
          </table:table-cell>
          <table:table-cell table:style-name="Table1.A1" office:value-type="string">
            <text:p text:style-name="P422"><text:span text:style-name="T255">201</text:span><text:span text:style-name="T256">4</text:span><text:span text:style-name="T255">-</text:span><text:span text:style-name="T256">12</text:span><text:span text:style-name="T255">-</text:span><text:span text:style-name="T256">1</text:span><text:span text:style-name="T257">5</text:span></text:p>
          </table:table-cell>
        </table:table-row>
        <table:table-row table:style-name="Table1.2">
          <table:table-cell table:style-name="Table1.A1" office:value-type="string">
            <text:p text:style-name="P412">0.5</text:p>
          </table:table-cell>
          <table:table-cell table:style-name="Table1.A1" office:value-type="string">
            <text:p text:style-name="P412">Release partial draft</text:p>
          </table:table-cell>
          <table:table-cell table:style-name="Table1.A1" office:value-type="string">
            <text:p text:style-name="P412">2015-02-27</text:p>
          </table:table-cell>
        </table:table-row>
        <table:table-row table:style-name="Table1.2">
          <table:table-cell table:style-name="Table1.A4" office:value-type="string">
            <text:p text:style-name="P413">0.6</text:p>
          </table:table-cell>
          <table:table-cell table:style-name="Table1.A4" office:value-type="string">
            <text:p text:style-name="P413">Add more general introduction to enabling systems for OpenCPI</text:p>
          </table:table-cell>
          <table:table-cell table:style-name="Table1.A4" office:value-type="string">
            <text:p text:style-name="P413">2015-04-23</text:p>
          </table:table-cell>
        </table:table-row>
        <table:table-row table:style-name="Table1.2">
          <table:table-cell table:style-name="Table1.A4" office:value-type="string">
            <text:p text:style-name="P414">0.7</text:p>
          </table:table-cell>
          <table:table-cell table:style-name="Table1.A4" office:value-type="string">
            <text:p text:style-name="P414">Add content about device workers/subdevices/device proxies and endpoint proxies.</text:p>
          </table:table-cell>
          <table:table-cell table:style-name="Table1.A4" office:value-type="string">
            <text:p text:style-name="P414">2015-05-06</text:p>
          </table:table-cell>
        </table:table-row>
        <table:table-row table:style-name="Table1.2">
          <table:table-cell table:style-name="Table1.A4" office:value-type="string">
            <text:p text:style-name="P415">0.8</text:p>
          </table:table-cell>
          <table:table-cell table:style-name="Table1.A4" office:value-type="string">
            <text:p text:style-name="P415">Add content about platforms and platform workers, apply review <text:span text:style-name="T341">comments for HDL devices</text:span></text:p>
          </table:table-cell>
          <table:table-cell table:style-name="Table1.A4" office:value-type="string">
            <text:p text:style-name="P416">2015-06-22</text:p>
          </table:table-cell>
        </table:table-row>
        <table:table-row table:style-name="Table1.2">
          <table:table-cell table:style-name="Table1.A4" office:value-type="string">
            <text:p text:style-name="P417">0.9</text:p>
          </table:table-cell>
          <table:table-cell table:style-name="Table1.A4" office:value-type="string">
            <text:p text:style-name="P417">Add content about develop<text:span text:style-name="T342">ing HDL </text:span><text:s/>platform support outside the core <text:span text:style-name="T342">directory </text:span>tree</text:p>
          </table:table-cell>
          <table:table-cell table:style-name="Table1.A4" office:value-type="string">
            <text:p text:style-name="P417">2015-08-28</text:p>
          </table:table-cell>
        </table:table-row>
        <table:table-row table:style-name="Table1.2">
          <table:table-cell table:style-name="Table1.A4" office:value-type="string">
            <text:p text:style-name="P418">1.0</text:p>
          </table:table-cell>
          <table:table-cell table:style-name="Table1.A4" office:value-type="string">
            <text:p text:style-name="P418">Update for 2016Q2 release</text:p>
          </table:table-cell>
          <table:table-cell table:style-name="Table1.A4" office:value-type="string">
            <text:p text:style-name="P418">2016-05-23</text:p>
          </table:table-cell>
        </table:table-row>
        <table:table-row table:style-name="Table1.2">
          <table:table-cell table:style-name="Table1.A4" office:value-type="string">
            <text:p text:style-name="P419">1.1</text:p>
          </table:table-cell>
          <table:table-cell table:style-name="Table1.A4" office:value-type="string">
            <text:p text:style-name="P419">Update for 2017Q1 release, <text:span text:style-name="T444">still requires diagrams and cpmaster and sdp protocols</text:span></text:p>
          </table:table-cell>
          <table:table-cell table:style-name="Table1.A4" office:value-type="string">
            <text:p text:style-name="P419">2017-03-03</text:p>
          </table:table-cell>
        </table:table-row>
        <table:table-row table:style-name="Table1.2">
          <table:table-cell table:style-name="Table1.A4" office:value-type="string">
            <text:p text:style-name="P420"><text:change-start text:change-id="ct140560812962336"/>1.2<text:change-end text:change-id="ct140560812962336"/></text:p>
          </table:table-cell>
          <table:table-cell table:style-name="Table1.A4" office:value-type="string">
            <text:p text:style-name="P420"><text:change-start text:change-id="ct140560781343344"/>Update for 2017Q2, <text:span text:style-name="T510">more detail and clarity on</text:span><text:change-end text:change-id="ct140560781343344"/><text:change-start text:change-id="ct140560391628352"/><text:span text:style-name="T510"> cards/slots/subdevices and many edits. <text:s/>No major new content.</text:span><text:change-end text:change-id="ct140560391628352"/></text:p>
          </table:table-cell>
          <table:table-cell table:style-name="Table1.A4" office:value-type="string">
            <text:p text:style-name="P420"><text:change-start text:change-id="ct140560391871520"/>2017-06-15<text:change-end text:change-id="ct140560391871520"/></text:p>
          </table:table-cell>
        </table:table-row>
        <table:table-row table:style-name="Table1.2">
          <table:table-cell table:style-name="Table1.A4" office:value-type="string">
            <text:p text:style-name="P604"><text:change-start text:change-id="ct140560420256240"/>1.3<text:change-end text:change-id="ct140560420256240"/></text:p>
          </table:table-cell>
          <table:table-cell table:style-name="Table1.A4" office:value-type="string">
            <text:p text:style-name="P604"><text:change-start text:change-id="ct140560320119440"/>Update for 2017.Q2 branch<text:change-end text:change-id="ct140560320119440"/></text:p>
          </table:table-cell>
          <table:table-cell table:style-name="Table1.A4" office:value-type="string">
            <text:p text:style-name="P604"><text:change-start text:change-id="ct140560320717040"/>2017-07-28<text:change-end text:change-id="ct140560320717040"/></text:p>
          </table:table-cell>
        </table:table-row>
      </table:table>
      <text:p text:style-name="P421"/>
      <text:p text:style-name="P431">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553"><text:a xlink:type="simple" xlink:href="#__RefHeading__1015_1060509377" text:style-name="Index_20_Link" text:visited-style-name="Index_20_Link">1 <text:s/>Introduction<text:tab/>5</text:a></text:p>
          <text:p text:style-name="P514"><text:a xlink:type="simple" xlink:href="#__RefHeading__1017_1060509377" text:style-name="Index_20_Link" text:visited-style-name="Index_20_Link">1.1 <text:s/>References<text:tab/>6</text:a></text:p>
          <text:p text:style-name="P553"><text:a xlink:type="simple" xlink:href="#__RefHeading__1019_1060509377" text:style-name="Index_20_Link" text:visited-style-name="Index_20_Link">2 <text:s/>OpenCPI Systems and Platforms<text:tab/>7</text:a></text:p>
          <text:p text:style-name="P514"><text:a xlink:type="simple" xlink:href="#__RefHeading___Toc4319_234407367" text:style-name="Index_20_Link" text:visited-style-name="Index_20_Link">2.1 <text:s/>Inside an OpenCPI Platform<text:tab/>8</text:a></text:p>
          <text:p text:style-name="P514"><text:a xlink:type="simple" xlink:href="#__RefHeading__1021_1060509377" text:style-name="Index_20_Link" text:visited-style-name="Index_20_Link">2.2 <text:s/>Development and Execution<text:tab/>9</text:a></text:p>
          <text:p text:style-name="P514"><text:a xlink:type="simple" xlink:href="#__RefHeading___Toc4321_234407367" text:style-name="Index_20_Link" text:visited-style-name="Index_20_Link">2.3 <text:s/>Enabling New Systems for OpenCPI<text:tab/>10</text:a></text:p>
          <text:p text:style-name="P514"><text:a xlink:type="simple" xlink:href="#__RefHeading___Toc4323_234407367" text:style-name="Index_20_Link" text:visited-style-name="Index_20_Link">2.4 <text:s/>Process Template for Enabling OpenCPI on a New System<text:tab/>11</text:a></text:p>
          <text:p text:style-name="P443"><text:a xlink:type="simple" xlink:href="#__RefHeading___Toc4325_234407367" text:style-name="Index_20_Link" text:visited-style-name="Index_20_Link">2.4.1 <text:s/>System inventory<text:tab/>11</text:a></text:p>
          <text:p text:style-name="P443"><text:a xlink:type="simple" xlink:href="#__RefHeading___Toc4327_234407367" text:style-name="Index_20_Link" text:visited-style-name="Index_20_Link">2.4.2 <text:s/>Processor, interconnect and device assessment<text:tab/>11</text:a></text:p>
          <text:p text:style-name="P443"><text:a xlink:type="simple" xlink:href="#__RefHeading___Toc4329_234407367" text:style-name="Index_20_Link" text:visited-style-name="Index_20_Link">2.4.3 <text:s/>Assemble Technical Data Package<text:tab/>12</text:a></text:p>
          <text:p text:style-name="P443"><text:a xlink:type="simple" xlink:href="#__RefHeading___Toc4331_234407367" text:style-name="Index_20_Link" text:visited-style-name="Index_20_Link">2.4.4 <text:s/>Experiments to Establish Feasibility and Missing Information<text:tab/>13</text:a></text:p>
          <text:p text:style-name="P443"><text:a xlink:type="simple" xlink:href="#__RefHeading___Toc4333_234407367" text:style-name="Index_20_Link" text:visited-style-name="Index_20_Link">2.4.5 <text:s/>Planning and Specification<text:tab/>13</text:a></text:p>
          <text:p text:style-name="P443"><text:a xlink:type="simple" xlink:href="#__RefHeading___Toc4335_234407367" text:style-name="Index_20_Link" text:visited-style-name="Index_20_Link">2.4.6 <text:s/>Technical Development<text:tab/>13</text:a></text:p>
          <text:p text:style-name="P443"><text:a xlink:type="simple" xlink:href="#__RefHeading___Toc4337_234407367" text:style-name="Index_20_Link" text:visited-style-name="Index_20_Link">2.4.7 <text:s/>Verification<text:tab/>14</text:a></text:p>
          <text:p text:style-name="P443"><text:a xlink:type="simple" xlink:href="#__RefHeading___Toc4339_234407367" text:style-name="Index_20_Link" text:visited-style-name="Index_20_Link">2.4.8 <text:s/>Contribution<text:tab/>14</text:a></text:p>
          <text:p text:style-name="P553"><text:a xlink:type="simple" xlink:href="#__RefHeading__1023_1060509377" text:style-name="Index_20_Link" text:visited-style-name="Index_20_Link">3 <text:s/>Enabling the Development Host<text:tab/>15</text:a></text:p>
          <text:p text:style-name="P514"><text:a xlink:type="simple" xlink:href="#__RefHeading__17646_2116501284" text:style-name="Index_20_Link" text:visited-style-name="Index_20_Link">3.1 <text:s/>Operating System Installation<text:tab/>16</text:a></text:p>
          <text:p text:style-name="P514"><text:a xlink:type="simple" xlink:href="#__RefHeading__17648_2116501284" text:style-name="Index_20_Link" text:visited-style-name="Index_20_Link">3.2 <text:s/>Development Tools Installation for the Development Host.<text:tab/>17</text:a></text:p>
          <text:p text:style-name="P553"><text:a xlink:type="simple" xlink:href="#__RefHeading__1025_1060509377" text:style-name="Index_20_Link" text:visited-style-name="Index_20_Link">4 <text:s/>Enabling GPP Platforms<text:tab/>19</text:a></text:p>
          <text:p text:style-name="P514"><text:a xlink:type="simple" xlink:href="#__RefHeading__1027_1060509377" text:style-name="Index_20_Link" text:visited-style-name="Index_20_Link">4.1 <text:s/>Enabling Development for New GPP Platforms<text:tab/>20</text:a></text:p>
          <text:p text:style-name="P443"><text:a xlink:type="simple" xlink:href="#__RefHeading__17650_2116501284" text:style-name="Index_20_Link" text:visited-style-name="Index_20_Link">4.1.1 <text:s/>Developing a Tool Chain Installation Script<text:tab/>21</text:a></text:p>
          <text:p text:style-name="P443"><text:a xlink:type="simple" xlink:href="#__RefHeading___Toc78367_1944612760" text:style-name="Index_20_Link" text:visited-style-name="Index_20_Link">4.1.2 <text:s/>Define the Full Target Specification for the Platform.<text:tab/>21</text:a></text:p>
          <text:p text:style-name="P443"><text:a xlink:type="simple" xlink:href="#__RefHeading___Toc78371_1944612760" text:style-name="Index_20_Link" text:visited-style-name="Index_20_Link">4.1.3 <text:s/>Files to Provide Settings for Make Variables for Framework Development<text:tab/>22</text:a></text:p>
          <text:p text:style-name="P443"><text:a xlink:type="simple" xlink:href="#__RefHeading___Toc78373_1944612760" text:style-name="Index_20_Link" text:visited-style-name="Index_20_Link">4.1.4 <text:s/>Script to Recognize the Currently Running Platform<text:tab/>22</text:a></text:p>
          <text:p text:style-name="P443"><text:a xlink:type="simple" xlink:href="#__RefHeading__17654_2116501284" text:style-name="Index_20_Link" text:visited-style-name="Index_20_Link">4.1.5 <text:s/>Developing a Cross-development Component Build Script<text:tab/>23</text:a></text:p>
          <text:p text:style-name="P443"><text:a xlink:type="simple" xlink:href="#__RefHeading__17656_2116501284" text:style-name="Index_20_Link" text:visited-style-name="Index_20_Link">4.1.6 <text:s/>Summary for Enabling Development for a New GPP Platform<text:tab/>23</text:a></text:p>
          <text:p text:style-name="P514"><text:a xlink:type="simple" xlink:href="#__RefHeading__1029_1060509377" text:style-name="Index_20_Link" text:visited-style-name="Index_20_Link">4.2 <text:s/>Enabling Execution for GPP Platforms<text:tab/>25</text:a></text:p>
          <text:p text:style-name="P443"><text:a xlink:type="simple" xlink:href="#__RefHeading___Toc38776_1517956095" text:style-name="Index_20_Link" text:visited-style-name="Index_20_Link">4.2.1 <text:s/>Creating a Bootable Image or SD card for an Embedded Platform<text:tab/>25</text:a></text:p>
          <text:p text:style-name="P553"><text:a xlink:type="simple" xlink:href="#__RefHeading__1033_1060509377" text:style-name="Index_20_Link" text:visited-style-name="Index_20_Link">5 <text:s/>Enabling FPGA Platforms<text:tab/>26</text:a></text:p>
          <text:p text:style-name="P514"><text:a xlink:type="simple" xlink:href="#__RefHeading___Toc17468_1235158909" text:style-name="Index_20_Link" text:visited-style-name="Index_20_Link">5.1 <text:s/>Physical FPGA Platforms<text:tab/>27</text:a></text:p>
          <text:p text:style-name="P514"><text:a xlink:type="simple" xlink:href="#__RefHeading___Toc17470_1235158909" text:style-name="Index_20_Link" text:visited-style-name="Index_20_Link">5.2 <text:s/>Simulator FPGA Platforms<text:tab/>28</text:a></text:p>
          <text:p text:style-name="P514"><text:a xlink:type="simple" xlink:href="#__RefHeading__1035_1060509377" text:style-name="Index_20_Link" text:visited-style-name="Index_20_Link">5.3 <text:s/>Enabling Development for FPGA Platforms<text:tab/>29</text:a></text:p>
          <text:p text:style-name="P443"><text:a xlink:type="simple" xlink:href="#__RefHeading__17658_2116501284" text:style-name="Index_20_Link" text:visited-style-name="Index_20_Link">5.3.1 <text:s/>Installing the Tool Chain<text:tab/>29</text:a></text:p>
          <text:p text:style-name="P443"><text:a xlink:type="simple" xlink:href="#__RefHeading__17660_2116501284" text:style-name="Index_20_Link" text:visited-style-name="Index_20_Link">5.3.2 <text:s/>Integrating the Tool Chain into the OpenCPI HDL Build Process<text:tab/>29</text:a></text:p>
          <text:p text:style-name="P443"><text:a xlink:type="simple" xlink:href="#__RefHeading__17662_2116501284" text:style-name="Index_20_Link" text:visited-style-name="Index_20_Link">5.3.3 <text:s/>Building All the Existing Vendor-independent HDL Code<text:tab/>30</text:a></text:p>
          <text:p text:style-name="P443"><text:a xlink:type="simple" xlink:href="#__RefHeading___Toc22146_1235158909" text:style-name="Index_20_Link" text:visited-style-name="Index_20_Link">5.3.4 <text:s/>Scripts for HDL Platforms<text:tab/>30</text:a></text:p>
          <text:p text:style-name="P514"><text:a xlink:type="simple" xlink:href="#__RefHeading__1037_1060509377" text:style-name="Index_20_Link" text:visited-style-name="Index_20_Link">5.4 <text:s/>Enabling Execution for FPGA platforms<text:tab/>31</text:a></text:p>
          <text:p text:style-name="P443"><text:a xlink:type="simple" xlink:href="#__RefHeading___Toc18275_4003722483" text:style-name="Index_20_Link" text:visited-style-name="Index_20_Link">5.4.1 <text:s/>Signal Declaration XML Elements for Devices, Platforms, Slots and Cards<text:tab/>32</text:a></text:p>
          <text:p text:style-name="P443"><text:a xlink:type="simple" xlink:href="#__RefHeading___Toc18277_4003722483" text:style-name="Index_20_Link" text:visited-style-name="Index_20_Link">5.4.2 <text:s/>Slots — How Cards Plug into Platforms<text:tab/>34</text:a></text:p>
          <text:p text:style-name="P443"><text:a xlink:type="simple" xlink:href="#__RefHeading__17664_2116501284" text:style-name="Index_20_Link" text:visited-style-name="Index_20_Link">5.4.3 <text:s/>Creating the XML Metadata Definition for the Platform<text:tab/>35</text:a></text:p>
          <text:p text:style-name="P443"><text:a xlink:type="simple" xlink:href="#__RefHeading___Toc13565_2939887359" text:style-name="Index_20_Link" text:visited-style-name="Index_20_Link">5.4.4 <text:s/>Writing the Platform Worker Source Code<text:tab/>42</text:a></text:p>
          <text:p text:style-name="P443"><text:a xlink:type="simple" xlink:href="#__RefHeading___Toc13567_2939887359" text:style-name="Index_20_Link" text:visited-style-name="Index_20_Link">5.4.5 <text:s/>The Makefile for the Platform Worker<text:tab/>47</text:a></text:p>
          <text:p text:style-name="P443"><text:a xlink:type="simple" xlink:href="#__RefHeading___Toc38643_1517956095" text:style-name="Index_20_Link" text:visited-style-name="Index_20_Link">5.4.6 <text:s/>Specifying Platform Configurations in XML Files.<text:tab/>47</text:a></text:p>
          <text:p text:style-name="P443"><text:a xlink:type="simple" xlink:href="#__RefHeading___Toc18281_4003722483" text:style-name="Index_20_Link" text:visited-style-name="Index_20_Link">5.4.7 <text:s/>Control Plane Master Port Protocol<text:tab/>48</text:a></text:p>
          <text:p text:style-name="P443"><text:soft-page-break/><text:a xlink:type="simple" xlink:href="#__RefHeading___Toc18283_4003722483" text:style-name="Index_20_Link" text:visited-style-name="Index_20_Link">5.4.8 <text:s/>SDP Port Protocol<text:tab/>48</text:a></text:p>
          <text:p text:style-name="P443"><text:a xlink:type="simple" xlink:href="#__RefHeading__17668_2116501284" text:style-name="Index_20_Link" text:visited-style-name="Index_20_Link">5.4.9 <text:s/>Testing the Basic Platform without Devices<text:tab/>49</text:a></text:p>
          <text:p text:style-name="P514"><text:a xlink:type="simple" xlink:href="#__RefHeading__1039_1060509377" text:style-name="Index_20_Link" text:visited-style-name="Index_20_Link">5.5 <text:s/>Device Support for FPGA Platforms<text:tab/>50</text:a></text:p>
          <text:p text:style-name="P443"><text:a xlink:type="simple" xlink:href="#__RefHeading___Toc38645_1517956095" text:style-name="Index_20_Link" text:visited-style-name="Index_20_Link">5.5.1 <text:s/>A Device Worker Implements the Data Sheet<text:tab/>51</text:a></text:p>
          <text:p text:style-name="P443"><text:a xlink:type="simple" xlink:href="#__RefHeading___Toc4826_234407367" text:style-name="Index_20_Link" text:visited-style-name="Index_20_Link">5.5.2 <text:s/>Device Component Specs and Device Worker Modularity<text:tab/>51</text:a></text:p>
          <text:p text:style-name="P443"><text:a xlink:type="simple" xlink:href="#__RefHeading___Toc4828_234407367" text:style-name="Index_20_Link" text:visited-style-name="Index_20_Link">5.5.3 <text:s/>Device Proxies — Software Workers that Control HDL Device Workers<text:tab/>52</text:a></text:p>
          <text:p text:style-name="P443"><text:a xlink:type="simple" xlink:href="#__RefHeading___Toc4832_234407367" text:style-name="Index_20_Link" text:visited-style-name="Index_20_Link">5.5.4 <text:s/>Subdevice Workers<text:tab/>53</text:a></text:p>
          <text:p text:style-name="P443"><text:a xlink:type="simple" xlink:href="#__RefHeading___Toc18285_4003722483" text:style-name="Index_20_Link" text:visited-style-name="Index_20_Link">5.5.5 <text:s/>Testing Device Workers with Emulators<text:tab/>56</text:a></text:p>
          <text:p text:style-name="P443"><text:a xlink:type="simple" xlink:href="#__RefHeading___Toc4834_234407367" text:style-name="Index_20_Link" text:visited-style-name="Index_20_Link">5.5.6 <text:s/>Higher-level Endpoint Proxies Suitable for Applications<text:tab/>58</text:a></text:p>
          <text:p text:style-name="P443"><text:a xlink:type="simple" xlink:href="#__RefHeading__17670_2116501284" text:style-name="Index_20_Link" text:visited-style-name="Index_20_Link">5.5.7 <text:s/>XML Metadata for Device Workers/Subdevices/DeviceProxies/EndpointProxies<text:tab/>59</text:a></text:p>
          <text:p text:style-name="P443"><text:a xlink:type="simple" xlink:href="#__RefHeading___Toc4836_234407367" text:style-name="Index_20_Link" text:visited-style-name="Index_20_Link">5.5.8 <text:s/>Associating Device Workers and Subdevice Workers with Platforms and Cards.<text:tab/>61</text:a></text:p>
          <text:p text:style-name="P443"><text:a xlink:type="simple" xlink:href="#__RefHeading___Toc18287_4003722483" text:style-name="Index_20_Link" text:visited-style-name="Index_20_Link">5.5.9 <text:s/>Summary of Worker Types for Supporting HDL Devices<text:tab/>61</text:a></text:p>
          <text:p text:style-name="P514"><text:a xlink:type="simple" xlink:href="#__RefHeading___Toc18289_4003722483" text:style-name="Index_20_Link" text:visited-style-name="Index_20_Link">5.6 <text:s/>Defining Cards Containing Devices that Plug into Slots of Platforms<text:tab/>63</text:a></text:p>
          <text:p text:style-name="P553"><text:a xlink:type="simple" xlink:href="#__RefHeading__1049_1060509377" text:style-name="Index_20_Link" text:visited-style-name="Index_20_Link">6 <text:s/>Glossary<text:tab/>64</text:a></text:p>
        </text:index-body>
      </text:table-of-content>
      <text:h text:style-name="Heading_20_1" text:outline-level="1"><text:bookmark-start text:name="_Toc144999751"/><text:bookmark-start text:name="_Toc57540727"/><text:bookmark-start text:name="__RefHeading__1015_1060509377"/><text:bookmark-start text:name="_Toc57540730"/>Introduction<text:bookmark-end text:name="_Toc144999751"/><text:bookmark-end text:name="_Toc57540727"/><text:bookmark-end text:name="__RefHeading__1015_1060509377"/></text:h>
      <text:p text:style-name="P1"><text:bookmark text:name="_GoBack"/><text:change-start text:change-id="ct140560769437872"/><text:span text:style-name="T451">This document describes how to enable new platforms for OpenCPI, which will support the execution of component-based applications.</text:span><text:change-end text:change-id="ct140560769437872"/><text:change text:change-id="ct140560691391968"/> <text:s/><text:span text:style-name="T350">It assumes a basic knowledge of OpenCPI as described in the </text:span><text:span text:style-name="FirstEmphasis">OpenCPI Overview</text:span><text:span text:style-name="T350"> and </text:span><text:span text:style-name="FirstEmphasis">OpenCPI Component Development Guide</text:span><text:span text:style-name="T350">. <text:s/></text:span>Platform development is the third class of OpenCPI development, beyond <text:change text:change-id="ct140560772657248"/><text:change-start text:change-id="ct140560391767840"/><text:span text:style-name="T452">application</text:span><text:change-end text:change-id="ct140560391767840"/> development and <text:change text:change-id="ct140560691277088"/><text:change-start text:change-id="ct140560772530592"/><text:span text:style-name="T452">component</text:span><text:change-end text:change-id="ct140560772530592"/> development. <text:s/>It involves configuring, adapting and wrapping various aspects of hardware platforms, operating system<text:span text:style-name="T261">s</text:span>, system libraries, and development tools. <text:s/>It applies to general purpose computing platforms, FPGA platforms and GPU platforms. <text:s/>It applies to self-hosted development as well as cross development.</text:p>
      <text:p text:style-name="P2">The questions this document tries to answer are:</text:p>
      <text:list xml:id="list85855211937439" text:continue-numbering="true" text:style-name="WWNum32">
        <text:list-item>
          <text:p text:style-name="List_20_Bullet">What are suitable platforms?</text:p>
        </text:list-item>
        <text:list-item>
          <text:p text:style-name="List_20_Bullet">What is involved in making a platform ready?</text:p>
        </text:list-item>
        <text:list-item>
          <text:p text:style-name="List_20_Bullet">What are the actual steps and processes for making a platform ready?</text:p>
        </text:list-item>
      </text:list>
      <text:p text:style-name="P2">These questions are answered separately for <text:change-start text:change-id="ct140560768923648"/><text:span text:style-name="T452">development vs. </text:span><text:change-end text:change-id="ct140560768923648"/>execution<text:change text:change-id="ct140560772449696"/>.</text:p>
      <text:p text:style-name="P2">These questions are answered separately for GPP, FPGA, and GPU platforms.</text:p>
      <text:p text:style-name="P138">After introducing all these topics, this document has <text:span text:style-name="T259">sections for each aspect in the following table</text:span>, </text:p>
      <text:p text:style-name="Table_20_Caption_20__28_before_29_"><text:span text:style-name="T260">Table </text:span><text:span text:style-name="T260"><text:sequence text:ref-name="refTable0" text:name="Table" text:formula="ooow:Table+1" style:num-format="1">1</text:sequence></text:span><text:span text:style-name="T260">: <text:s/></text:span>Categories of Platform Development</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436"/>
          </table:table-cell>
          <table:table-cell table:style-name="Table3.A1" office:value-type="string">
            <text:p text:style-name="P434"/>
            <text:p text:style-name="P434">Examples</text:p>
          </table:table-cell>
          <table:table-cell table:style-name="Table3.A1" office:value-type="string">
            <text:p text:style-name="P434">Development<text:line-break/><text:span text:style-name="T258">Tools</text:span></text:p>
          </table:table-cell>
          <table:table-cell table:style-name="Table3.A1" office:value-type="string">
            <text:p text:style-name="P434">Execution<text:line-break/><text:span text:style-name="T258">Environment</text:span></text:p>
          </table:table-cell>
          <table:table-cell table:style-name="Table3.E1" office:value-type="string">
            <text:p text:style-name="P434">I/O and Interconnect<text:line-break/>Device Support</text:p>
          </table:table-cell>
        </table:table-row>
        <table:table-row>
          <table:table-cell table:style-name="Table3.A2" office:value-type="string">
            <text:p text:style-name="P201">General-Purpose Processors<text:line-break/>(GPPs)</text:p>
          </table:table-cell>
          <table:table-cell table:style-name="Table3.A2" office:value-type="string">
            <text:p text:style-name="P3">X86<text:line-break/>(Intel/AMD),</text:p>
            <text:p text:style-name="P3">ARM<text:line-break/>(Xilinx/Altera/TI)</text:p>
          </table:table-cell>
          <table:table-cell table:style-name="Table3.A2" office:value-type="string">
            <text:p text:style-name="P3">Compiler<text:line-break/>tool<text:change-start text:change-id="ct140560772555504"/> <text:change-end text:change-id="ct140560772555504"/><text:change text:change-id="ct140560768862608"/>chains</text:p>
          </table:table-cell>
          <table:table-cell table:style-name="Table3.A2" office:value-type="string">
            <text:p text:style-name="P3">Operating System,</text:p>
            <text:p text:style-name="P3">Libraries,</text:p>
            <text:p text:style-name="P3">Drivers</text:p>
          </table:table-cell>
          <table:table-cell table:style-name="Table3.E2" office:value-type="string">
            <text:p text:style-name="P3"/>
          </table:table-cell>
        </table:table-row>
        <table:table-row>
          <table:table-cell table:style-name="Table3.A2" office:value-type="string">
            <text:p text:style-name="P201">FPGAs</text:p>
          </table:table-cell>
          <table:table-cell table:style-name="Table3.A2" office:value-type="string">
            <text:p text:style-name="P3">Xilinx<text:line-break/>(<text:span text:style-name="T203">V</text:span>irtex, Zynq)</text:p>
            <text:p text:style-name="P3"><text:change-start text:change-id="ct140560813464192"/><text:span text:style-name="T483">Intel/</text:span><text:change-end text:change-id="ct140560813464192"/>Altera<text:line-break/>(<text:span text:style-name="T203">S</text:span>tratix, <text:span text:style-name="T203">C</text:span>yclone)</text:p>
            <text:p text:style-name="P3">Mentor/Modelsim</text:p>
          </table:table-cell>
          <table:table-cell table:style-name="Table3.A2" office:value-type="string">
            <text:p text:style-name="P3">Synthesis</text:p>
            <text:p text:style-name="P3">Place&amp;route</text:p>
            <text:p text:style-name="P3">Simulation</text:p>
          </table:table-cell>
          <table:table-cell table:style-name="Table3.A2" office:value-type="string">
            <text:p text:style-name="P3">Bitstream loading</text:p>
            <text:p text:style-name="P3">Control Plane Drivers</text:p>
            <text:p text:style-name="P3">Data Plane Drivers</text:p>
          </table:table-cell>
          <table:table-cell table:style-name="Table3.E2" office:value-type="string">
            <text:p text:style-name="P200">Directly attached I/O devices</text:p>
          </table:table-cell>
        </table:table-row>
        <table:table-row>
          <table:table-cell table:style-name="Table3.A2" office:value-type="string">
            <text:p text:style-name="P201">Graphics Processors</text:p>
          </table:table-cell>
          <table:table-cell table:style-name="Table3.A2" office:value-type="string">
            <text:p text:style-name="P3">Nvidia Tesla</text:p>
            <text:p text:style-name="P3">AMD FirePro</text:p>
          </table:table-cell>
          <table:table-cell table:style-name="Table3.A2" office:value-type="string">
            <text:p text:style-name="P3">Compilers,<text:line-break/>Profilers</text:p>
          </table:table-cell>
          <table:table-cell table:style-name="Table3.A2" office:value-type="string">
            <text:p text:style-name="P3">Execution Management</text:p>
            <text:p text:style-name="P3">Drivers</text:p>
            <text:p text:style-name="P3">Data Plane Drivers</text:p>
          </table:table-cell>
          <table:table-cell table:style-name="Table3.E2" office:value-type="string">
            <text:p text:style-name="P3"/>
          </table:table-cell>
        </table:table-row>
      </table:table>
      <text:h text:style-name="Heading_20_2" text:outline-level="2"><text:bookmark-start text:name="_Toc144999752"/><text:bookmark-start text:name="__RefHeading__1017_1060509377"/>References<text:bookmark-end text:name="_Toc144999752"/><text:bookmark-end text:name="__RefHeading__1017_1060509377"/></text:h>
      <text:p text:style-name="P293">This document <text:span text:style-name="T260">requires information from several others. <text:s/>To actually perform platform development it is generally useful to understand OpenCPI component and application development, as well as the installation process for previously enabled platforms. <text:s/>To simply get a flavor for what is involved in platform development, only the OpenCPI Introduction is required.</text:span></text:p>
      <text:p text:style-name="Table_20_Caption_20__28_before_29_">Table <text:sequence text:ref-name="refTable1" text:name="Table" text:formula="ooow:1 " style:num-format="1">1</text:sequence>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P437">Published By</text:p>
          </table:table-cell>
          <table:table-cell table:style-name="Table2.A1" office:value-type="string">
            <text:p text:style-name="P437">Link</text:p>
          </table:table-cell>
        </table:table-row>
        <table:table-row table:style-name="Table2.1">
          <table:table-cell table:style-name="Table2.A1" office:value-type="string">
            <text:p text:style-name="P428">OpenCPI Overview</text:p>
          </table:table-cell>
          <table:table-cell table:style-name="Table2.A1" office:value-type="string">
            <text:p text:style-name="P427">OpenCPI</text:p>
          </table:table-cell>
          <table:table-cell table:style-name="Table2.A1" office:value-type="string">
            <text:p text:style-name="P4"><text:change text:change-id="ct140560844333104"/><text:change-start text:change-id="ct140560372050064"/><text:a xlink:type="simple" xlink:href="https://github.com/opencpi/opencpi/raw/2017.Q2/doc/pdf/OpenCPI_Overview.pdf" text:style-name="Internet_20_link" text:visited-style-name="Visited_20_Internet_20_Link"><text:span text:style-name="T192">https://github.com/opencpi/opencpi/raw/2017.Q2/doc/pdf/OpenCPI_Overview.pdf</text:span></text:a><text:change-end text:change-id="ct140560372050064"/></text:p>
          </table:table-cell>
        </table:table-row>
        <table:table-row table:style-name="Table2.1">
          <table:table-cell table:style-name="Table2.A3" office:value-type="string">
            <text:p text:style-name="P425"><text:span text:style-name="T343">OpenCPI </text:span>Installation <text:span text:style-name="T343">Guide</text:span></text:p>
          </table:table-cell>
          <table:table-cell table:style-name="Table2.A3" office:value-type="string">
            <text:p text:style-name="P426">OpenCPI</text:p>
          </table:table-cell>
          <table:table-cell table:style-name="Table2.A3" office:value-type="string">
            <text:p text:style-name="P4"><text:change text:change-id="ct140560376378688"/><text:change-start text:change-id="ct140560320668896"/><text:a xlink:type="simple" xlink:href="https://github.com/opencpi/opencpi/raw/2017.Q2/doc/pdf/OpenCPI_Installation.pdf" text:style-name="Internet_20_link" text:visited-style-name="Visited_20_Internet_20_Link"><text:span text:style-name="T192">https://github.com/opencpi/opencpi/raw/2017.Q2/doc/pdf/OpenCPI_Installation.pdf</text:span></text:a><text:change-end text:change-id="ct140560320668896"/></text:p>
          </table:table-cell>
        </table:table-row>
        <table:table-row table:style-name="Table2.1">
          <table:table-cell table:style-name="Table2.A3" office:value-type="string">
            <text:p text:style-name="P425"><text:span text:style-name="T343">OpenCPI </text:span>Component Development <text:span text:style-name="T343">Guide</text:span></text:p>
          </table:table-cell>
          <table:table-cell table:style-name="Table2.A3" office:value-type="string">
            <text:p text:style-name="P426">OpenCPI</text:p>
          </table:table-cell>
          <table:table-cell table:style-name="Table2.A3" office:value-type="string">
            <text:p text:style-name="P4"><text:change text:change-id="ct140560849756768"/><text:change-start text:change-id="ct140560320698224"/><text:a xlink:type="simple" xlink:href="https://github.com/opencpi/opencpi/raw/2017.Q2/doc/pdf/OpenCPI_Component_Development.pdf" text:style-name="Internet_20_link" text:visited-style-name="Visited_20_Internet_20_Link"><text:span text:style-name="T192">https://github.com/opencpi/opencpi/raw/2017.Q2/doc/pdf/OpenCPI_Component_Development.pdf</text:span></text:a><text:change-end text:change-id="ct140560320698224"/></text:p>
          </table:table-cell>
        </table:table-row>
        <table:table-row table:style-name="Table2.1">
          <table:table-cell table:style-name="Table2.A3" office:value-type="string">
            <text:p text:style-name="P425"><text:span text:style-name="T343">OpenCPI </text:span>Application Development <text:span text:style-name="T343">Guide</text:span></text:p>
          </table:table-cell>
          <table:table-cell table:style-name="Table2.A3" office:value-type="string">
            <text:p text:style-name="P426">OpenCPI</text:p>
          </table:table-cell>
          <table:table-cell table:style-name="Table2.A3" office:value-type="string">
            <text:p text:style-name="P4"><text:change text:change-id="ct140560320458304"/><text:change-start text:change-id="ct140560367052288"/><text:a xlink:type="simple" xlink:href="https://github.com/opencpi/opencpi/raw/2017.Q2/doc/pdf/OpenCPI_Application_Development.pdf" text:style-name="Internet_20_link" text:visited-style-name="Visited_20_Internet_20_Link"><text:span text:style-name="T192">https://github.com/opencpi/opencpi/raw/2017.Q2/doc/pdf/OpenCPI_Application_Development.pdf</text:span></text:a><text:change-end text:change-id="ct140560367052288"/></text:p>
          </table:table-cell>
        </table:table-row>
      </table:table>
      <text:h text:style-name="P606" text:outline-level="1"><text:bookmark-start text:name="_Toc144999753"/><text:bookmark-start text:name="__RefHeading__1019_1060509377"/>O<text:bookmark-end text:name="_Toc144999753"/>penCPI <text:span text:style-name="T295">Systems and </text:span>Platforms<text:bookmark-end text:name="__RefHeading__1019_1060509377"/></text:h>
      <text:p text:style-name="P5">OpenCPI provides a consistent model and framework for component-based application development and execution on various <text:span text:style-name="T292">combinations of </text:span>(“heterogeneous”) processing technologies, focusing mostly on embedded systems.</text:p>
      <text:p text:style-name="P5">An <text:span text:style-name="T133">OpenCPI system</text:span> is a collection of processing elements that can be used together as resources for running component-based applications. <text:s/><text:span text:style-name="T362">OpenCPI considers</text:span> each processor part of <text:span text:style-name="T362">some</text:span> hardware <text:span text:style-name="T31">sub</text:span>system. <text:s/><text:span text:style-name="T348">T</text:span>hese subsystems are wired together using some interconnect technologies (<text:span text:style-name="T318">e.g. </text:span>networks, buses, fabrics, cables).</text:p>
      <text:p text:style-name="P5">We call each available processor and its surrounding directly-connected hardware a <text:span text:style-name="FirstEmphasis"><text:span text:style-name="T349">platform</text:span></text:span>. <text:s/>Most commonly, a platform is a “card” or “motherboard” housing <text:span text:style-name="T291">a</text:span> processor and associated memory and I/O devices. <text:s/><text:change text:change-id="ct140560813394224"/><text:change-start text:change-id="ct140560769723792"/><text:span text:style-name="T502">T</text:span><text:change-end text:change-id="ct140560769723792"/>he data paths that allow platforms to communicate with each other<text:change-start text:change-id="ct140560691574800"/> <text:span text:style-name="T502">are called</text:span><text:change-end text:change-id="ct140560691574800"/> <text:span text:style-name="FirstEmphasis"><text:span text:style-name="T349">interconnects</text:span></text:span>. <text:s/><text:span text:style-name="T262">The most common interconnects for OpenCPI systems are PCI Express or Ethernet, although others are also supported and used for some platforms (e.g. the AXI system interconnects on Xilinx Zynq-based systems).</text:span></text:p>
      <text:p text:style-name="P294">The scope of a system can be a small embedded system that fits in <text:span text:style-name="T348">a</text:span> <text:span text:style-name="T263">pocket</text:span>, or racks full of network-connected hardware that act as a “system of systems”. <text:s/>Since this “system” definition is somewhat broad, we target <text:span text:style-name="T1">the </text:span>efforts to enable run<text:span text:style-name="T1">ning</text:span> OpenCPI at each <text:span text:style-name="FirstEmphasis">platform</text:span> and <text:span text:style-name="FirstEmphasis">interconnect</text:span> within a system. <text:s/>Hence <text:span text:style-name="T133">platform development</text:span> <text:span text:style-name="T1">i</text:span>s enabling a platform, and <text:span text:style-name="T236">enabling a system is</text:span><text:span text:style-name="T31"> enabling whatever platforms </text:span><text:span text:style-name="T107">and interconnects </text:span><text:span text:style-name="T31">are in the system</text:span>.</text:p>
      <text:p text:style-name="P294">Our most common and simple example system is the ZedBoard from Digilent <text:span text:style-name="T264">(zedboard.org)</text:span>, which is based on <text:span text:style-name="T293">the </text:span>Xilinx Zynq chip. <text:s/>This chip is called a “system on chip” or S<text:span text:style-name="T319">o</text:span>C, and indeed has two processing elements connected with an interconnect, all on one chip: <text:s/>1) a dual-core ARM general-purpose processor, and 2) an FPGA. <text:s/>They are connected via an on-chip fabric based on the AXI standard, and each is connected to some I/O devices. <text:s/><text:span text:style-name="T263">Thus the ZedBoard </text:span><text:span text:style-name="T134">system</text:span><text:span text:style-name="T263"> consists of two </text:span><text:span text:style-name="T134">platforms</text:span><text:span text:style-name="T263"> that happen to reside in the same chip, with an AXI </text:span><text:span text:style-name="T134">interconnect</text:span><text:span text:style-name="T263"> between them.</text:span></text:p>
      <text:p text:style-name="P294">Another common example system is a typical PC, which has a multicore (1-12) Intel or AMD x86 processor on a motherboard. <text:s/><text:span text:style-name="T263">If cards are plugged into slots on the PC's motherboard, and those cards have processors (e.g. GPP, FPGA, GPU) on them, then those cards can act as additional platforms in that system.</text:span></text:p>
      <text:p text:style-name="P294">We consider multi-core GPPs as single “processors” since they generally run a single operating system and act as a single resource that can run multiple threads concurrent<text:span text:style-name="T266">l</text:span>y.</text:p>
      <text:p text:style-name="P302">The final defined element of an OpenCPI system is <text:span text:style-name="T133">devices</text:span>, which are locally attached to some platform to allow the source or sink of data flowing between component<text:span text:style-name="T362">s</text:span> to enter or exit the system. <text:s/><text:span text:style-name="T348">Thus devices are distinct from interconnects.</text:span></text:p>
      <text:p text:style-name="P6"><text:span text:style-name="T348">A </text:span><text:span text:style-name="FirstEmphasis">system</text:span><text:span text:style-name="T4"> consists of </text:span><text:span text:style-name="FirstEmphasis">platforms</text:span><text:span text:style-name="T4"> connected by </text:span><text:span text:style-name="FirstEmphasis">interconnects</text:span><text:span text:style-name="T4">, and platforms can have local</text:span><text:change text:change-id="ct140560813377456"/><text:span text:style-name="T4"> </text:span><text:span text:style-name="FirstEmphasis">devices</text:span><text:change-start text:change-id="ct140560812964960"/><text:span text:style-name="T4">, either perm</text:span><text:change-end text:change-id="ct140560812964960"/><text:change-start text:change-id="ct140560812947712"/><text:span text:style-name="T4">anently attached (e.g. on the motherboard) or on optional </text:span><text:span text:style-name="FirstEmphasis">cards</text:span><text:span text:style-name="T452"> in the platform's </text:span><text:span text:style-name="FirstEmphasis">slots</text:span><text:change-end text:change-id="ct140560812947712"/><text:change text:change-id="ct140560843534096"/><text:change-start text:change-id="ct140560813414400"/>.<text:change-end text:change-id="ct140560813414400"/></text:p>
      <text:h text:style-name="P466" text:outline-level="2"><text:bookmark-start text:name="__RefHeading___Toc4319_234407367"/>Inside an OpenCPI Platform<text:bookmark-end text:name="__RefHeading___Toc4319_234407367"/></text:h>
      <text:p text:style-name="P140">As mentioned above, a <text:span text:style-name="T133">platform</text:span> consists of a processor (GPP, FPGA, GPU, etc.) <text:span text:style-name="T296">attached to</text:span> <text:span text:style-name="T133">interconnects</text:span> allowing it to communicate with other platforms. <text:s/>The processor may have multiple cores, and may even consist of multiple processor chips (such as a dual-socket motherboard where two Intel X86 processors act together). <text:s/>There are two other elements that make up a platform: <text:s/><text:span text:style-name="T133">devices</text:span> and <text:span text:style-name="T133">slots</text:span>. <text:s/></text:p>
      <text:p text:style-name="P140"><text:span text:style-name="T133">Devices</text:span> are hardware elements that are locally attached to the processor of the platform. <text:s/>They are controlled by special workers called <text:span text:style-name="FirstEmphasis">device workers</text:span> (analogous to “device drivers”), and usually act as source<text:span text:style-name="T296">s</text:span> or sinks for data into or out of <text:span text:style-name="T4">the system, and thus can be used for inputs and outputs for </text:span>a component-based application <text:span text:style-name="T4">running on that system.</text:span></text:p>
      <text:p text:style-name="P7">When a device is hard-wired to the platform, it is defined as part of the platform. <text:s/>It is also common for platforms to be optionally configured <text:span text:style-name="T350">with</text:span> add-on <text:span text:style-name="T133">cards</text:span> that provide additional devices for the platform. <text:s/>To allow for this, platforms can have <text:span text:style-name="T133">slots</text:span>, which are an intrinsic part of the platform, and enable cards to be plugged in that <text:change-start text:change-id="ct140560813472368"/><text:span text:style-name="T501">make</text:span><text:change-end text:change-id="ct140560813472368"/><text:change text:change-id="ct140560781577168"/> devices <text:change-start text:change-id="ct140560769094800"/><text:span text:style-name="T501">accessible </text:span><text:change-end text:change-id="ct140560769094800"/>to the platform. <text:s/><text:span text:style-name="T295">Such cards may be plugged in to any platforms that have compatible slots.</text:span></text:p>
      <text:p text:style-name="P147">An example <text:span text:style-name="FirstEmphasis">system</text:span> is the ZedBoard, which has a Xilinx Zynq SoC part on its motherboard that has a dual-core ARM processor as well as an FPGA inside. <text:s/>This board thus has two platforms, an ARM-based <text:span text:style-name="FirstEmphasis">platform</text:span> attached to a variety of external peripherals (Ethernet, USB, etc.) as well as an FPGA-based <text:span text:style-name="FirstEmphasis">platform</text:span> attached to some external peripherals (devices) as well as an attached external FMC <text:span text:style-name="FirstEmphasis">slot</text:span> into which different <text:span text:style-name="FirstEmphasis">cards</text:span> may be plugged.</text:p>
      <text:p text:style-name="P7">Thus the devices available on a platform are either a permanent part of the platform, or are optionally configured as being available on defined cards <text:span text:style-name="T350">when they</text:span> are plugged into one of the platform's slots.</text:p>
      <text:p text:style-name="P8">Platforms can have any number of devices, and may have multiple devices of the same type. <text:s/>When cards are plugged into a platform's slots, they make additional devices available <text:change text:change-id="ct140560813178976"/><text:change-start text:change-id="ct140560812966896"/><text:span text:style-name="T501">to</text:span><text:change-end text:change-id="ct140560812966896"/> the platform.</text:p>
      <text:list xml:id="list85853444541845" text:continue-numbering="true" text:style-name="WWNum32">
        <text:list-item>
          <text:p text:style-name="List_20_Bullet">Systems have platforms and interconnects.</text:p>
        </text:list-item>
        <text:list-item>
          <text:p text:style-name="List_20_Bullet">Platforms have slots and devices<text:change text:change-id="ct140560813041856"/><text:change-start text:change-id="ct140560813289952"/>, <text:span text:style-name="T501">and are attached to interconnects.</text:span><text:change-end text:change-id="ct140560813289952"/></text:p>
        </text:list-item>
        <text:list-item>
          <text:p text:style-name="List_20_Bullet">Cards plug into slots and have devices.</text:p>
        </text:list-item>
      </text:list>
      <text:h text:style-name="P467" text:outline-level="2"><text:bookmark-start text:name="__RefHeading__1021_1060509377"/>Development and Execution<text:bookmark-end text:name="__RefHeading__1021_1060509377"/></text:h>
      <text:p text:style-name="P296">Every platform must be enabled for development as well as execution. <text:s/><text:span text:style-name="T31">Development</text:span> is the process of producing “executable binaries”, and <text:span text:style-name="T31">execution</text:span> is the process of running those binaries on the <text:span text:style-name="T1">available </text:span>platforms <text:span text:style-name="T1">in a system, </text:span>as part of the execution of a component-based application. <text:s/><text:span text:style-name="T363">Development activities are typically said to be done at </text:span><text:span text:style-name="T113">build-time</text:span><text:span text:style-name="T363">; execution activities are typically said to be done at </text:span><text:span text:style-name="T113">run-time</text:span></text:p>
      <text:p text:style-name="P296">OpenCPI uses the term “binary artifact” as a technology-neutral term for the <text:span text:style-name="T351">binary file</text:span> that execut<text:span text:style-name="T265">es</text:span> on various processing technologies. <text:s/>On GPPs, they are typically “shared object files” or “dynamic libraries”. <text:s/>On FPGAs, they are sometimes called “bitstreams”. <text:s/>On GPUs, they are sometimes called “graphics kernels”.</text:p>
      <text:p text:style-name="P295">Enabling <text:span text:style-name="T31">development</text:span> is procuring, installing, configuring and integrating the various tools necessary to enable the developer to design and create binary artifacts from source code, <text:span text:style-name="T358">for a given target platform</text:span>. <text:s/>Some adaptations, scripts or wrappers are typically required to enable such tools to operate in the OpenCPI development context. <text:s/>OpenCPI does not contain, preclude or require GUI-based IDEs in the component or application development process.</text:p>
      <text:p text:style-name="P297">For <text:span text:style-name="T294">most</text:span> embedded systems, the development tools do not run on the system itself, but run on a separate “development host”, typically a <text:span text:style-name="T280">(possibly virtual) </text:span>PC. <text:s/>The unusual, but still possible, case where the tools run on the targeted embedded system itself, is termed “self-hosted development”. <text:s/>When the target platform is embedded <text:span text:style-name="T280">and </text:span>development tools run on a “development host”, <text:span text:style-name="T280">that</text:span> is termed “cross development”, using “cross-tools” (e.g. cross-compilers).</text:p>
      <text:p text:style-name="P297">All development hosts also act as execution platforms since any host capable of running development tools can act as an <text:span text:style-name="T358">OpenCPI </text:span>execution platform for the GPP/processor of that system. <text:s/><text:span text:style-name="T358">OpenCPI contains tools that must be compiled on the development host and will always run on the development host. <text:s/>Thus a development host is established to execute tools used both to create binaries for itself and other target platforms (cross development). <text:s/>These tools include both OpenCPI's own tools as well as target-specific tools from third parties.</text:span><text:change-start text:change-id="ct140560813173568"/></text:p>
      <text:p text:style-name="P352"><text:change-end text:change-id="ct140560813173568"/><text:change-start text:change-id="ct140560812914672"/>Enabling systems may involve creating or modifying infrastructure<text:change-end text:change-id="ct140560812914672"/><text:change-start text:change-id="ct140560781712912"/> code in OpenCPI, but <text:s/>“enabling for development” is defined in this document as enabling developers to <text:span text:style-name="T31">build</text:span> workers and applica<text:change-end text:change-id="ct140560781712912"/><text:change-start text:change-id="ct140560781663808"/>tions for subsequent execution on a platform.<text:change-end text:change-id="ct140560781663808"/><text:change-start text:change-id="ct140560781711232"/> <text:s/>I.e. the development of infrastructure code <text:change-end text:change-id="ct140560781711232"/><text:change-start text:change-id="ct140560781709088"/>enables execution, but does not “enable development”.<text:change-end text:change-id="ct140560781709088"/></text:p>
      <text:h text:style-name="Heading_20_2" text:outline-level="2"><text:bookmark-start text:name="__RefHeading___Toc4321_234407367"/>Enabling New Systems for OpenCPI<text:bookmark-end text:name="__RefHeading___Toc4321_234407367"/></text:h>
      <text:p text:style-name="P11">Enabling systems for OpenCPI implies enabling the platforms and interconnects in the system for OpenCPI, as well as enabling the processors and devices on the platforms and the devices on any cards used in the system. <text:s/>The first step in the enabling process is to establish the inventory of these elements in the system.</text:p>
      <text:p text:style-name="P10">Since <text:change-start text:change-id="ct140560781381056"/><text:span text:style-name="T453">specific </text:span><text:change-end text:change-id="ct140560781381056"/>interconnects, processors, and<text:change text:change-id="ct140560781620992"/> devices are frequently found in many different systems, it is <text:change text:change-id="ct140560781633072"/><text:change-start text:change-id="ct140560782285888"/><text:span text:style-name="T453">possible</text:span><text:change-end text:change-id="ct140560782285888"/> that support for some of them is already available in OpenCPI. <text:s/>So the enabling process is reduced to only dealing with the elements that do not already have OpenCPI support. <text:s/>Furthermore, there may be devices in the system that do not require OpenCPI <text:change-start text:change-id="ct140560781340320"/><text:span text:style-name="T453">support, </text:span><text:change-end text:change-id="ct140560781340320"/><text:change text:change-id="ct140560782218464"/><text:change text:change-id="ct140560782051328"/><text:change text:change-id="ct140560782265696"/>either because they are not going to be used, or <text:change-start text:change-id="ct140560812771968"/><text:span text:style-name="T454">there is no benefit given</text:span><text:change-end text:change-id="ct140560812771968"/><text:change text:change-id="ct140560812931584"/> the scope of what OpenCPI does.</text:p>
      <text:p text:style-name="P11">The system inventory for OpenCPI <text:span text:style-name="T363">consists of</text:span>:</text:p>
      <text:list xml:id="list85855371617696" text:continue-numbering="true" text:style-name="WWNum32">
        <text:list-item>
          <text:p text:style-name="P526">Processors<text:change-start text:change-id="ct140560769004416"/> <text:span text:style-name="T455">(attached to interconnects and devices)</text:span><text:change-end text:change-id="ct140560769004416"/></text:p>
        </text:list-item>
        <text:list-item>
          <text:p text:style-name="P526">Interconnects<text:change-start text:change-id="ct140560813060432"/> <text:span text:style-name="T455">(amon</text:span><text:change-end text:change-id="ct140560813060432"/><text:change-start text:change-id="ct140560391957184"/><text:span text:style-name="T455">g processors)</text:span><text:change-end text:change-id="ct140560391957184"/></text:p>
        </text:list-item>
        <text:list-item>
          <text:p text:style-name="P526">Devices<text:change-start text:change-id="ct140560391630016"/> <text:span text:style-name="T455">(attached to processors)</text:span><text:change-end text:change-id="ct140560391630016"/></text:p>
        </text:list-item>
      </text:list>
      <text:p text:style-name="P11">For each, if there is no existing support in OpenCPI, support modules must be developed. <text:s/>For some, there may be partial support that must be extended for the intended usage. <text:s/>For new classes of processor (beyond GPP, FPGA, GPU) or new interconnects, the core framework of OpenCPI must be enhanced. <text:s/>Otherwise individual support modules can be developed without modifying the core infrastructure layers of OpenCPI. <text:s/><text:span text:style-name="T5">Later sections of this document describe the requirements and process of enabling each type of element in the system. <text:s/>Processors </text:span><text:change-start text:change-id="ct140560781864336"/><text:span text:style-name="T5">must be supported for both</text:span><text:change-end text:change-id="ct140560781864336"/><text:change text:change-id="ct140560782069856"/><text:span text:style-name="T5"> development </text:span><text:change-start text:change-id="ct140560843364512"/><text:span text:style-name="T5">(e.g. compilation) </text:span><text:change-end text:change-id="ct140560843364512"/><text:change text:change-id="ct140560781662624"/><text:change-start text:change-id="ct140560781930528"/><text:span text:style-name="T5">and</text:span><text:change-end text:change-id="ct140560781930528"/><text:span text:style-name="T5"> runtime</text:span><text:change text:change-id="ct140560772595568"/><text:span text:style-name="T5">. <text:s/>Devices and interconnects </text:span><text:change-start text:change-id="ct140560769525808"/><text:span text:style-name="T5">are enabled for</text:span><text:change-end text:change-id="ct140560769525808"/><text:change text:change-id="ct140560843651904"/><text:span text:style-name="T5"> runtime </text:span><text:change text:change-id="ct140560772707456"/><text:change-start text:change-id="ct140560843538960"/><text:span text:style-name="T5">only</text:span><text:change-end text:change-id="ct140560843538960"/><text:span text:style-name="T5">.</text:span></text:p>
      <text:p text:style-name="P104">Since OpenCPI is open source software, it is very desirable to contribute new or extended support modules back to the community since most such modules will likely be used in other systems.</text:p>
      <text:p text:style-name="P104">A key aspect of supporting new system elements is obtaining the necessary technical information and tools, and in some cases performing a variety of experiments to assess feasibility and derive otherwise unavailable information. <text:s/>When the information is not available from public sources (such as data sheets for device ICs), NDAs or other confidentiality agreements may be required. <text:s/>Vendors may refuse to supply the necessary information, leaving reverse engineering the only option.</text:p>
      <text:p text:style-name="P12">Since OpenCPI, especially on FPGAs, operates directly on the FPGA devices and usually interacts directly with attached devices, either the vendor must supply the required device workers or supply the information required to development them. <text:s/>Preexisting FPGA drivers for attached devices that were not written with OpenCPI in mind are usually unsuitable as is, and must be either modified or replaced. <text:s/>In some cases then can be “wrapped”, <text:change-start text:change-id="ct140560843625344"/><text:span text:style-name="T456">although this may result in the addition of undesired overhead.</text:span><text:change-end text:change-id="ct140560843625344"/><text:change text:change-id="ct140560843647088"/></text:p>
      <text:h text:style-name="P13" text:outline-level="2"><text:bookmark-start text:name="__RefHeading___Toc4323_234407367"/><text:change text:change-id="ct140560781512848"/>Process Template for Enabling OpenCPI on a New System<text:bookmark-end text:name="__RefHeading___Toc4323_234407367"/><text:change text:change-id="ct140560781662912"/></text:h>
      <text:p text:style-name="P141">Here is a list of steps normal<text:span text:style-name="T297">l</text:span>y required to enable a new system for OpenCPI. <text:s/><text:span text:style-name="T300">The first four steps are used to establish a clear base of information to estimate and plan the effort.</text:span><text:change-start text:change-id="ct140560772712016"/><text:span text:style-name="T300"> <text:s/>This section may be useful for managers planning </text:span><text:change-end text:change-id="ct140560772712016"/><text:change-start text:change-id="ct140560813443504"/><text:span text:style-name="T300">the effort, and includes non-technical aspects of the process.</text:span><text:change-end text:change-id="ct140560813443504"/></text:p>
      <text:h text:style-name="P450" text:outline-level="3"><text:bookmark-start text:name="__RefHeading___Toc4325_234407367"/>System inventory<text:bookmark-end text:name="__RefHeading___Toc4325_234407367"/></text:h>
      <text:p text:style-name="Body">Collect information to determine <text:span text:style-name="T9">the rough </text:span><text:span text:style-name="T250">scope of </text:span><text:span text:style-name="T251">the </text:span><text:span text:style-name="T250">effort.</text:span></text:p>
      <text:p text:style-name="P303">This is the basic inventory of the relevant parts of the system, each of which needs to be considered in planning to enable the system.</text:p>
      <text:p text:style-name="Body"><text:change text:change-id="ct140560813006544"/><text:change-start text:change-id="ct140560781938864"/><text:span text:style-name="T499">D</text:span><text:change-end text:change-id="ct140560781938864"/>evelop the list of processors, interconnects, and devices in the system that are relevant to OpenCPI applications, <text:span text:style-name="T298">establishing the system breakdown. <text:s/>This is usually a </text:span><text:change-start text:change-id="ct140560772072848"/><text:span text:style-name="T298">“block diagram” and </text:span><text:change-end text:change-id="ct140560772072848"/><text:span text:style-name="T298">“data sheet” exercise.</text:span></text:p>
      <text:p text:style-name="P14"><text:change text:change-id="ct140560769420672"/><text:change-start text:change-id="ct140560391704336"/><text:span text:style-name="T457">The time required for t</text:span><text:change-end text:change-id="ct140560391704336"/><text:change text:change-id="ct140560812819104"/>his activity <text:change text:change-id="ct140560781512496"/><text:change-start text:change-id="ct140560781285040"/><text:span text:style-name="T457">depends to a large extent on whether</text:span><text:change-end text:change-id="ct140560781285040"/><text:change-start text:change-id="ct140560781436944"/><text:span text:style-name="T457"> complete</text:span><text:change-end text:change-id="ct140560781436944"/> information about the target system is unavailable or unduly restricted.</text:p>
      <text:h text:style-name="P450" text:outline-level="3"><text:bookmark-start text:name="__RefHeading___Toc4327_234407367"/>Processor, <text:s/>interconnect and device assessment<text:bookmark-end text:name="__RefHeading___Toc4327_234407367"/></text:h>
      <text:p text:style-name="P15">Evaluate the state of support <text:change text:change-id="ct140560769636496"/><text:change-start text:change-id="ct140560781436208"/><text:s/><text:span text:style-name="T458">currently with</text:span>in<text:change-end text:change-id="ct140560781436208"/> OpenCPI and <text:change text:change-id="ct140560813305520"/><text:change-start text:change-id="ct140560772730736"/><text:span text:style-name="T8">identify</text:span><text:change-end text:change-id="ct140560772730736"/> additional technical efforts are likely to be required. <text:s/>These assessments establish a rough level of effort, without necessarily establishing feasibility. <text:s/>A ROM <text:span text:style-name="T13">(rough order or magnitude) </text:span>LOE <text:span text:style-name="T13">(level of effort) </text:span>can be establishe<text:span text:style-name="T13">d</text:span>.</text:p>
      <text:p text:style-name="P304">This effort requires matching technical support requirements with the current state of support in OpenCPI, and thus would require either gaining some familiarity with the OpenCPI supported hardware universe, or engaging with a group that is already familiar with it.</text:p>
      <text:h text:style-name="P16" text:outline-level="4">For each processor, determine <text:change-start text:change-id="ct140560772732176"/><text:span text:style-name="T6">the level of support within OpenCPI:</text:span><text:change-end text:change-id="ct140560772732176"/><text:change text:change-id="ct140560813344736"/></text:h>
      <text:list xml:id="list85854333539470" text:continue-numbering="true" text:style-name="WWNum32">
        <text:list-item>
          <text:p text:style-name="List_20_Bullet"><text:change text:change-id="ct140560781411936"/><text:change-start text:change-id="ct140560781998000"/><text:span text:style-name="T8">Currently</text:span><text:change-end text:change-id="ct140560781998000"/> supported (e.g. Zynq ARM processor, Intel AMD x86 processor)</text:p>
        </text:list-item>
        <text:list-item>
          <text:p text:style-name="List_20_Bullet">Variant supported (e.g. Virtex6 vs. Virtex 7 FPGA)</text:p>
        </text:list-item>
        <text:list-item>
          <text:p text:style-name="List_20_Bullet">New processor of existing type (e.g. PPC CPU vs. ARM CPU)</text:p>
        </text:list-item>
        <text:list-item>
          <text:p text:style-name="List_20_Bullet">New class of processor (e.g. Adapteva Multicore). <text:s/><text:span text:style-name="T301">This requires new work usually outside the scope of “enabling a new system”.</text:span></text:p>
        </text:list-item>
      </text:list>
      <text:h text:style-name="P16" text:outline-level="4">For each processor, <text:change-start text:change-id="ct140560691412976"/><text:s/><text:span text:style-name="T7">determine the level of tool chain support within OpenCPI</text:span><text:change-end text:change-id="ct140560691412976"/><text:change text:change-id="ct140560843911968"/><text:span text:style-name="T7">:</text:span></text:h>
      <text:list xml:id="list85853525587215" text:continue-numbering="true" text:style-name="WWNum32">
        <text:list-item>
          <text:p text:style-name="List_20_Bullet"><text:change text:change-id="ct140560391376080"/><text:change-start text:change-id="ct140560781621232"/><text:span text:style-name="T8">Currently</text:span><text:change-end text:change-id="ct140560781621232"/> supported by OpenCPI</text:p>
        </text:list-item>
        <text:list-item>
          <text:p text:style-name="List_20_Bullet"><text:change-start text:change-id="ct140560813515248"/><text:span text:style-name="T8">R</text:span><text:change-end text:change-id="ct140560813515248"/><text:change text:change-id="ct140560781616560"/>equire<text:change-start text:change-id="ct140560781706032"/><text:span text:style-name="T8">s</text:span><text:change-end text:change-id="ct140560781706032"/> a version upgrade/downgrade/variant of what is <text:change text:change-id="ct140560768873536"/><text:change-start text:change-id="ct140560781708304"/><text:span text:style-name="T8">currently</text:span><text:change-end text:change-id="ct140560781708304"/> supported.</text:p>
        </text:list-item>
        <text:list-item>
          <text:p text:style-name="List_20_Bullet"><text:change text:change-id="ct140560391820032"/><text:change-start text:change-id="ct140560782300016"/><text:span text:style-name="T8">N</text:span><text:change-end text:change-id="ct140560782300016"/>ot <text:change text:change-id="ct140560813247248"/><text:change-start text:change-id="ct140560813064608"/><text:span text:style-name="T8">currently</text:span><text:change-end text:change-id="ct140560813064608"/> supported by OpenCPI.</text:p>
        </text:list-item>
      </text:list>
      <text:h text:style-name="Heading_20_4" text:outline-level="4"><text:soft-page-break/>For each interconnect, determine level of support required for each processor type <text:span text:style-name="T9">that is attached to it</text:span><text:change text:change-id="ct140560781710416"/>:</text:h>
      <text:list xml:id="list85855325804908" text:continue-numbering="true" text:style-name="WWNum32">
        <text:list-item>
          <text:p text:style-name="List_20_Bullet"><text:change text:change-id="ct140560769005696"/><text:change-start text:change-id="ct140560391376336"/><text:span text:style-name="T8">Currently</text:span><text:change-end text:change-id="ct140560391376336"/> supported<text:change text:change-id="ct140560781343584"/></text:p>
        </text:list-item>
        <text:list-item>
          <text:p text:style-name="List_20_Bullet"><text:change text:change-id="ct140560691735280"/><text:change-start text:change-id="ct140560769672224"/><text:span text:style-name="T8">R</text:span><text:change-end text:change-id="ct140560769672224"/>equires <text:change-start text:change-id="ct140560691377792"/><text:span text:style-name="T8">updating or </text:span><text:change-end text:change-id="ct140560691377792"/>enhancements (e.g. PCI-E gen3x8, vs. PCI-E gen2x4).</text:p>
        </text:list-item>
        <text:list-item>
          <text:p text:style-name="List_20_Bullet"><text:change text:change-id="ct140560813329248"/><text:change-start text:change-id="ct140560781443056"/><text:span text:style-name="T8">Not currently supported</text:span><text:change-end text:change-id="ct140560781443056"/> for processor type (e.g. Ethernet L2 on FPGAs).</text:p>
        </text:list-item>
      </text:list>
      <text:h text:style-name="Heading_20_4" text:outline-level="4"><text:span text:style-name="T10">For each device</text:span><text:change-start text:change-id="ct140560812797264"/><text:span text:style-name="T10"> attached to a processor or on a required card</text:span><text:change-end text:change-id="ct140560812797264"/><text:span text:style-name="T10">, </text:span><text:change text:change-id="ct140560781328848"/><text:change-start text:change-id="ct140560691159328"/><text:span text:style-name="T10">determine</text:span><text:change-end text:change-id="ct140560691159328"/><text:change-start text:change-id="ct140560843436416"/><text:span text:style-name="T10"> the level</text:span><text:change-end text:change-id="ct140560843436416"/> of support <text:change text:change-id="ct140560691238240"/><text:change-start text:change-id="ct140560781569728"/><text:span text:style-name="T12">within</text:span><text:change-end text:change-id="ct140560781569728"/> OpenCPI and <text:change text:change-id="ct140560813410288"/><text:change-start text:change-id="ct140560781411200"/><text:span text:style-name="T12">identify the</text:span><text:change-end text:change-id="ct140560781411200"/> additional technical efforts<text:change text:change-id="ct140560781616288"/> likely to be required the each device<text:change text:change-id="ct140560781326144"/>.<text:change text:change-id="ct140560812862800"/><text:change text:change-id="ct140560781627520"/></text:h>
      <text:list xml:id="list85855550578860" text:continue-numbering="true" text:style-name="WWNum32">
        <text:list-item>
          <text:p text:style-name="List_20_Bullet"><text:change text:change-id="ct140560769023152"/><text:change-start text:change-id="ct140560843694048"/><text:span text:style-name="T12">Currently</text:span><text:change-end text:change-id="ct140560843694048"/> supported</text:p>
        </text:list-item>
        <text:list-item>
          <text:p text:style-name="List_20_Bullet"><text:change-start text:change-id="ct140560781305632"/><text:span text:style-name="T12">R</text:span><text:change-end text:change-id="ct140560781305632"/><text:change text:change-id="ct140560813562256"/>equire<text:span text:style-name="T13">s</text:span> updating or enhancement.</text:p>
        </text:list-item>
        <text:list-item>
          <text:p text:style-name="List_20_Bullet"><text:change text:change-id="ct140560781476336"/><text:change-start text:change-id="ct140560781282208"/><text:span text:style-name="T12">Not currently supported</text:span><text:change-end text:change-id="ct140560781282208"/>, but similar devices are supported as a model.</text:p>
        </text:list-item>
        <text:list-item>
          <text:p text:style-name="List_20_Bullet"><text:change-start text:change-id="ct140560781435488"/><text:span text:style-name="T12">Not supported and</text:span><text:change-end text:change-id="ct140560781435488"/><text:change text:change-id="ct140560781788608"/> different from any existing supported devices.</text:p>
        </text:list-item>
      </text:list>
      <text:h text:style-name="P451" text:outline-level="3"><text:bookmark-start text:name="__RefHeading___Toc4329_234407367"/>Assemble Technical Data Package<text:bookmark-end text:name="__RefHeading___Toc4329_234407367"/></text:h>
      <text:p text:style-name="P105">For all elements requiring updated or new support, collect information necessary to perform the enabling technical development, and to establish more detailed work estimates. <text:s/><text:change-start text:change-id="ct140560782012288"/><text:span text:style-name="T459">Th</text:span><text:change-end text:change-id="ct140560782012288"/><text:change-start text:change-id="ct140560781330816"/><text:span text:style-name="T459">e information required here is more comprehensive than the basic information required above</text:span><text:change-end text:change-id="ct140560781330816"/><text:change-start text:change-id="ct140560781327920"/><text:span text:style-name="T459">: <text:s/>it must be sufficient to perform the needed development. <text:s/></text:span><text:change-end text:change-id="ct140560781327920"/>This effort will establish the availability of appropriate information to perform the technical developments. <text:s/>It will also find any roadblocks to obtaining the information (vendor unwillingness, legacy unavailability<text:span text:style-name="T13">)</text:span>.</text:p>
      <text:p text:style-name="P17">In the particular case of device support, some vendors <text:change text:change-id="ct140560781434368"/><text:change-start text:change-id="ct140560768941024"/><text:span text:style-name="T459">may</text:span><text:change-end text:change-id="ct140560768941024"/> not expose sufficient information to support their devices in the absence of their own “drivers” that embed their ICD <text:span text:style-name="T13">(interface control document) </text:span>information they consider a trade secret. <text:s/>Such positioning by vendors <text:change-start text:change-id="ct140560813212784"/><text:span text:style-name="T459">may</text:span><text:change-end text:change-id="ct140560813212784"/><text:change-start text:change-id="ct140560813645248"/><text:span text:style-name="T459"> make optimal support for OpenCPI challenging or impossible.</text:span><text:change-end text:change-id="ct140560813645248"/><text:change text:change-id="ct140560813401440"/>.</text:p>
      <text:p text:style-name="Body">Required information for processors/<text:span text:style-name="T299">FPGAs include:</text:span></text:p>
      <text:list xml:id="list85854144642380" text:continue-numbering="true" text:style-name="WWNum32">
        <text:list-item>
          <text:p text:style-name="List_20_Bullet">Tool requirements (which tools, which settings, <text:span text:style-name="T299">cost</text:span>)</text:p>
        </text:list-item>
        <text:list-item>
          <text:p text:style-name="List_20_Bullet">Connectivity <text:span text:style-name="T299">technical </text:span>details (e.g. how <text:span text:style-name="T299">interconnects, </text:span>devices and slots are connected, <text:span text:style-name="T299">including pin-outs etc.</text:span>)</text:p>
        </text:list-item>
      </text:list>
      <text:p text:style-name="Body">Require information for devices <text:span text:style-name="T10">include:</text:span></text:p>
      <text:list xml:id="list85854682740180" text:continue-numbering="true" text:style-name="WWNum32">
        <text:list-item>
          <text:p text:style-name="P527">Device data sheets <text:span text:style-name="T300">or equivalent functional and interface documentation.</text:span></text:p>
        </text:list-item>
        <text:list-item>
          <text:p text:style-name="P527"><text:span text:style-name="T299">P</text:span>rogramming/application guides.</text:p>
        </text:list-item>
        <text:list-item>
          <text:p text:style-name="List_20_Bullet">Appropriate/relevant existing support modules in OpenCPI's</text:p>
        </text:list-item>
        <text:list-item>
          <text:p text:style-name="P528">How the devices are attached to the processors. (e.g. ICD)</text:p>
        </text:list-item>
      </text:list>
      <text:p text:style-name="P14">As part of this effort, any additional required feasibility experiments or reverse engineering tasks are identified. <text:s/><text:span text:style-name="T300">These are tasks to fill in the information gaps in order to have a high confidence work estimates and plans.</text:span></text:p>
      <text:h text:style-name="P452" text:outline-level="3"><text:bookmark-start text:name="__RefHeading___Toc4331_234407367"/><text:soft-page-break/>Experiments to <text:span text:style-name="T28">E</text:span>stablish <text:span text:style-name="T28">F</text:span>eas<text:span text:style-name="T348">i</text:span>bility <text:span text:style-name="T14">and Missing Information</text:span><text:bookmark-end text:name="__RefHeading___Toc4331_234407367"/></text:h>
      <text:p text:style-name="P18">There are <text:change text:change-id="ct140560781789248"/><text:change-start text:change-id="ct140560812885952"/><text:span text:style-name="T460">typically</text:span><text:change-end text:change-id="ct140560812885952"/> uncertainties and gaps in technical documentation, and in some cases the information is unavailable due to proprietary restrictions, <text:s/>In any case, as a final step to enable accurate work breakdowns and time/cost estimates, there are usually a set of tasks involving hands-on experience with the target system prior to the actual technical developments. <text:s/>Such <text:change text:change-id="ct140560772780416"/><text:change-start text:change-id="ct140560843395232"/><text:span text:style-name="T460">experiments</text:span><text:change-end text:change-id="ct140560843395232"/> are derived from the <text:span text:style-name="T14">process</text:span> of the above tasks <text:span text:style-name="T14">(i.e. discovering knowledge gaps)</text:span>, and may include:</text:p>
      <text:list xml:id="list85853471692894" text:continue-numbering="true" text:style-name="WWNum32">
        <text:list-item>
          <text:p text:style-name="List_20_Bullet">Verify and/or establish functional or performance capabilities of the system that are missing or questionable from the information obtained earlier.</text:p>
        </text:list-item>
        <text:list-item>
          <text:p text:style-name="List_20_Bullet">Reverse-engineer missing ICD aspects (assuming no legal impediments).</text:p>
        </text:list-item>
      </text:list>
      <text:p text:style-name="P18">These hands-on efforts establish the final information to plan and budget for the effort of <text:s/>enabling a new system for OpenCPI. <text:s/><text:span text:style-name="T301">This activity depends on access to a real system.</text:span><text:change-start text:change-id="ct140560843501792"/><text:span text:style-name="T301"> <text:s/>When the vendor is performing the work </text:span><text:change-end text:change-id="ct140560843501792"/><text:change-start text:change-id="ct140560812861648"/><text:span text:style-name="T301">for there own hardware, this task may be unnecessary.</text:span><text:change-end text:change-id="ct140560812861648"/></text:p>
      <text:h text:style-name="Heading_20_3" text:outline-level="3"><text:bookmark-start text:name="__RefHeading___Toc4333_234407367"/>Planning and Specification<text:bookmark-end text:name="__RefHeading___Toc4333_234407367"/></text:h>
      <text:p text:style-name="P19">This phase of enabling a system is specifying the technical capabilities to be achieved for OpenCPI on the target system, and planning the tasks to develop and verify each functionality. <text:s/>The specifications are mostly based on achieving functionality that already exists on other systems, so the specifications are mostly references to other existing documents, with particular options, exceptions, or limitations highlighted.</text:p>
      <text:p text:style-name="P19">Every system element not currently supported requires a development task, while all system elements, including those supposedly already supported, should still have a verification task planned.</text:p>
      <text:p text:style-name="P19">In some cases, supporting a new system may in fact introduce new classes of support for OpenCPI, in which case the specifications will need to define functionality more fully<text:change-start text:change-id="ct140560781321904"/>. <text:s/><text:span text:style-name="T461">If such specifications are made available to the OpenCPI community, they can</text:span><text:change-end text:change-id="ct140560781321904"/><text:change text:change-id="ct140560391810480"/> end up being a <text:change-start text:change-id="ct140560812811264"/><text:span text:style-name="T461">common </text:span><text:change-end text:change-id="ct140560812811264"/>template for such support on other systems. <text:s/>Otherwise the functionality would be described as the existing baseline for similar devices, with any core enhancements clearly <text:span text:style-name="T14">specified</text:span>.</text:p>
      <text:p text:style-name="P305">The tasks defined here will be of types described more fully in other sections of this document, where the various types of platform development are described in detail.</text:p>
      <text:h text:style-name="P453" text:outline-level="3"><text:bookmark-start text:name="__RefHeading___Toc4335_234407367"/>Technical Development<text:bookmark-end text:name="__RefHeading___Toc4335_234407367"/></text:h>
      <text:p text:style-name="P305">The various technical development tasks are of the types corresponding to specific sections of this document. <text:s/><text:span text:style-name="T302">Each type in the following list may or may not be required to enable a given system. <text:s/>Small updates or enhancements to existing modules are common.</text:span></text:p>
      <text:list xml:id="list85853992830147" text:continue-numbering="true" text:style-name="WWNum32">
        <text:list-item>
          <text:p text:style-name="List_20_Bullet">Enabling a new development system <text:span text:style-name="T302">(including native development and execution)</text:span></text:p>
        </text:list-item>
        <text:list-item>
          <text:p text:style-name="List_20_Bullet"><text:span text:style-name="T304">N</text:span>ew <text:span text:style-name="T303">GPP </text:span>development tools</text:p>
        </text:list-item>
        <text:list-item>
          <text:p text:style-name="List_20_Bullet"><text:soft-page-break/><text:span text:style-name="T304">N</text:span>ew FPGA tools</text:p>
        </text:list-item>
        <text:list-item>
          <text:p text:style-name="List_20_Bullet">New GPP platform</text:p>
        </text:list-item>
        <text:list-item>
          <text:p text:style-name="List_20_Bullet"><text:span text:style-name="T304">New</text:span> interconnect for GPP platforms<text:change text:change-id="ct140560813064176"/></text:p>
        </text:list-item>
        <text:list-item>
          <text:p text:style-name="List_20_Bullet"><text:span text:style-name="T304">New</text:span> interconnect for FPGA platforms</text:p>
        </text:list-item>
        <text:list-item>
          <text:p text:style-name="List_20_Bullet"><text:span text:style-name="T304">New</text:span> FPGA platform<text:change text:change-id="ct140560772555776"/></text:p>
        </text:list-item>
        <text:list-item>
          <text:p text:style-name="List_20_Bullet">New FPGA <text:span text:style-name="T14">d</text:span>evice<text:change-start text:change-id="ct140560782304320"/></text:p>
        </text:list-item>
        <text:list-item>
          <text:p text:style-name="P529">New FPGA <text:span text:style-name="T14">c</text:span>ards<text:change-end text:change-id="ct140560782304320"/></text:p>
        </text:list-item>
      </text:list>
      <text:h text:style-name="Heading_20_3" text:outline-level="3"><text:bookmark-start text:name="__RefHeading___Toc4337_234407367"/>Verification<text:bookmark-end text:name="__RefHeading___Toc4337_234407367"/></text:h>
      <text:p text:style-name="P20">Verification requirements <text:change text:change-id="ct140560843475616"/><text:change-start text:change-id="ct140560813293056"/><text:span text:style-name="T462">may be</text:span><text:change-end text:change-id="ct140560813293056"/> very <text:change text:change-id="ct140560691241008"/><text:change-start text:change-id="ct140560812870160"/><text:span text:style-name="T462">project</text:span><text:change-end text:change-id="ct140560812870160"/>-specific, but for each system element, a baseline verification should be defined, including specific characterization, both manual and automated.</text:p>
      <text:h text:style-name="Heading_20_3" text:outline-level="3"><text:bookmark-start text:name="__RefHeading___Toc4339_234407367"/>Contribution<text:bookmark-end text:name="__RefHeading___Toc4339_234407367"/></text:h>
      <text:p text:style-name="P306">To reduce all efforts at system enablement for OpenCPI, it <text:span text:style-name="T14">is</text:span> strongly encouraged (or in some cases required<text:change-start text:change-id="ct140560782210064"/> <text:span text:style-name="T462">by licensing</text:span><text:change-end text:change-id="ct140560782210064"/>), that enhancements to existing support modules, and new support modules for widely available processors, interconnects and devices be contributed back to the appropriate repositories.</text:p>
      <text:h text:style-name="Heading_20_1" text:outline-level="1"><text:bookmark-start text:name="__RefHeading__1023_1060509377"/><text:span text:style-name="T267">Enabling the </text:span>Development Host<text:bookmark-end text:name="__RefHeading__1023_1060509377"/></text:h>
      <text:p text:style-name="P300">Before any platform-specific tools are installed on the development host, the basic development configuration must be established for OpenCPI. <text:s/>The <text:span text:style-name="FirstEmphasis">OpenCPI Installation Guide</text:span> describes the installation process <text:span text:style-name="T269">for </text:span><text:change-start text:change-id="ct140560781446768"/><text:span text:style-name="T122">supported</text:span><text:change-end text:change-id="ct140560781446768"/><text:span text:style-name="T269"> development hosts</text:span>, but the basic steps are:</text:p>
      <text:list xml:id="list85854714634649" text:continue-numbering="true" text:style-name="WWNum32">
        <text:list-item>
          <text:p text:style-name="List_20_Bullet">Installation of the OS with suitable options and packages.</text:p>
        </text:list-item>
        <text:list-item>
          <text:p text:style-name="List_20_Bullet">Installation of native development tools to drive OpenCPI<text:span text:style-name="T281">'</text:span>s build system on the development host.</text:p>
        </text:list-item>
        <text:list-item>
          <text:p text:style-name="List_20_Bullet">Retrieving current source code for OpenCPI</text:p>
        </text:list-item>
        <text:list-item>
          <text:p text:style-name="P530">Establish a build environment with appropriate options</text:p>
        </text:list-item>
        <text:list-item>
          <text:p text:style-name="List_20_Bullet">Building the core OpenCPI software <text:span text:style-name="T357">targeting the development host</text:span></text:p>
        </text:list-item>
        <text:list-item>
          <text:p text:style-name="P530">Building and testing the OpenCPI component libraries and example applications</text:p>
        </text:list-item>
      </text:list>
      <text:p text:style-name="P21"><text:span text:style-name="T357">Building the core software for the development host</text:span> includes <text:change-start text:change-id="ct140560691829824"/><text:span text:style-name="T463">building </text:span><text:change-end text:change-id="ct140560691829824"/><text:span text:style-name="T463">OpenCPI</text:span> tool executables, as well as runtime libraries that support both tool execution as well as application/component execution on the development host.</text:p>
      <text:p text:style-name="P322">This section addresses issues specific to development hosts, while following sections address issues for any target platform for execution, which also includes development hosts.</text:p>
      <text:p text:style-name="P21"><text:span text:style-name="T359">F</text:span>or a new development <text:change text:change-id="ct140560813467904"/><text:change-start text:change-id="ct140560813472640"/><text:span text:style-name="T463">host</text:span><text:change-end text:change-id="ct140560813472640"/>, the <text:span text:style-name="T352">following aspects</text:span> must be <text:span text:style-name="T271">defined, documented</text:span>, and in some cases, new scripts and software will be required:</text:p>
      <text:list xml:id="list85854797018849" text:continue-numbering="true" text:style-name="WWNum32">
        <text:list-item>
          <text:p text:style-name="List_20_Bullet">Operating <text:span text:style-name="T352">s</text:span>ystem <text:span text:style-name="T352">i</text:span>nstallation/configuration</text:p>
        </text:list-item>
        <text:list-item>
          <text:p text:style-name="List_20_Bullet">Retrieval of OpenCPI source distribution.</text:p>
        </text:list-item>
        <text:list-item>
          <text:p text:style-name="List_20_Bullet">Installation of required packages that are available as options with the OS distribution.</text:p>
        </text:list-item>
        <text:list-item>
          <text:p text:style-name="List_20_Bullet">Installation of other required packages that require specific download/installations.</text:p>
        </text:list-item>
      </text:list>
      <text:p text:style-name="P301">The first two <text:span text:style-name="T358">steps </text:span>are generally manual, requiring written instructions. <text:s/>The latter two <text:span text:style-name="T358">are</text:span> scripted. <text:s/>Both the instructions and scripts should be <text:span text:style-name="T359">submitted back to</text:span> the OpenCPI source distribution for the benefit of other users of the same development host installation.</text:p>
      <text:h text:style-name="Heading_20_2" text:outline-level="2"><text:bookmark-start text:name="__RefHeading__17646_2116501284"/>Operating System Installation<text:bookmark-end text:name="__RefHeading__17646_2116501284"/></text:h>
      <text:p text:style-name="Standard">While an existing development system with various software installed can certainly be used as a development host, it <text:span text:style-name="T270">is</text:span> valuable to make a clean installation from scratch to avoid configuration conflicts and problems that simply arise from a mis-match or mis-configuration of the environment. <text:s/>While most OS installations have a number of manual steps, they should still be written down so they can be reliably repeated on new systems. <text:s/>Scripts should be written when a number of steps can be automated, being careful to avoid dependencies on other software this early in the installation process.</text:p>
      <text:p text:style-name="Standard">See the installation guide for instructions on OS installation for the typical development hosts. <text:s/>Ideally, a new development host should have a new section written about it in <text:span text:style-name="T353">the installation guide</text:span> document so others can benefit, <text:span text:style-name="T270">including:</text:span></text:p>
      <text:list xml:id="list85855292207983" text:continue-numbering="true" text:style-name="WWNum32">
        <text:list-item>
          <text:p text:style-name="List_20_Bullet">How to get the OS (DVD, download, etc.).</text:p>
        </text:list-item>
        <text:list-item>
          <text:p text:style-name="List_20_Bullet">How to perform the installation, with options at least appropriate for OpenCPI development.</text:p>
        </text:list-item>
        <text:list-item>
          <text:p text:style-name="List_20_Bullet">How to update the OS to the most recent patch level.</text:p>
        </text:list-item>
        <text:list-item>
          <text:p text:style-name="P531">How to obtain/download the OpenCPI code base.</text:p>
        </text:list-item>
      </text:list>
      <text:p text:style-name="Standard">This <text:span text:style-name="T272">(normally manual) new </text:span>procedure should be included in the README file in the platform's director<text:span text:style-name="T282">y.</text:span> <text:s/><text:span text:style-name="T272">Note that the last step is the first point where any OpenCPI support scripts become available. <text:s/>The last step, retrieving the OpenCPI source distribution, could consist of network download or downloading to another system and burning CDs/DVDs, or even installing additional tools in order to accomplish the download. <text:s/>Typically, for network attached systems, it is simply accomplished by using:</text:span></text:p>
      <text:p text:style-name="Code">% git clone <text:span text:style-name="T283">https</text:span>://github.com/opencpi/opencpi.git</text:p>
      <text:p text:style-name="Standard">Once the OpenCPI source distribution is present, scripts to finish the installation can be run out of that tree <text:span text:style-name="T353">(after they are created and added to the OpenCPI repository). <text:s/>The remaining instructions assume you are in the directory created by the git clone command, i.e. you must then do:</text:span></text:p>
      <text:p text:style-name="Code">% <text:span text:style-name="T360">cd opencpi</text:span></text:p>
      <text:p text:style-name="Standard">In summary, the task to enable this <text:span text:style-name="T353">first </text:span>aspect of the installation is to create the README file explaining the initial OS installation, and the retrieval of the OpenCPI distribution. <text:s/><text:span text:style-name="T353">C</text:span>reate the new directory under <text:span text:style-name="Code">platforms</text:span>, named after the development platform, and put the README file in that directory.</text:p>
      <text:h text:style-name="Heading_20_2" text:outline-level="2"><text:bookmark-start text:name="__RefHeading__17648_2116501284"/>Development Tools Installation<text:span text:style-name="T354"> </text:span>for the Development Host.<text:bookmark-end text:name="__RefHeading__17648_2116501284"/></text:h>
      <text:p text:style-name="P323"><text:span text:style-name="T360">Most of the remaining steps for enabling the development host are the same as those for supporting any runtime platform, and are explained in the </text:span><text:span text:style-name="FirstEmphasis">Enable GPP Platforms</text:span><text:span text:style-name="T360"> section below. <text:s/>Prior to the installation of any target-platform-specific tools, a basic set of tools must be installed on the development host that will support development for all platforms.</text:span></text:p>
      <text:p text:style-name="P258">OpenCPI development requires a number of tools to be available. <text:s/>These require<text:span text:style-name="T284">d</text:span> tools fall into two categories:</text:p>
      <text:list xml:id="list85855105438564" text:continue-numbering="true" text:style-name="WWNum32">
        <text:list-item>
          <text:p text:style-name="List_20_Bullet">Tools typically part of a standard OS and development environment installation.</text:p>
        </text:list-item>
        <text:list-item>
          <text:p text:style-name="List_20_Bullet">Tools that OpenCPI has specific scripts for downloading and installing.</text:p>
        </text:list-item>
      </text:list>
      <text:p text:style-name="P258">The first category should be installed by a new script written <text:span text:style-name="T418">to run on</text:span> <text:span text:style-name="T361">development host </text:span>platform<text:span text:style-name="T418">s</text:span>, and placed in the <text:span text:style-name="T418">specific </text:span>platform's subdirectory under the name <text:span text:style-name="Code"><text:span text:style-name="T31">&lt;platform&gt;</text:span></text:span><text:span text:style-name="Code">-packages.sh</text:span>. <text:s/>This script does what is necessary to perform a standard installation (presumably globally on the system for all users) of at least the following software tools:</text:p>
      <text:list xml:id="list85854093296319" text:continue-numbering="true" text:style-name="WWNum32">
        <text:list-item>
          <text:p text:style-name="P552">make</text:p>
        </text:list-item>
        <text:list-item>
          <text:p text:style-name="P552">git</text:p>
        </text:list-item>
        <text:list-item>
          <text:p text:style-name="P552"><text:span text:style-name="T354">C</text:span>/<text:span text:style-name="T354">C</text:span>++ compiler tool chain</text:p>
        </text:list-item>
        <text:list-item>
          <text:p text:style-name="P552">python</text:p>
        </text:list-item>
      </text:list>
      <text:p text:style-name="P438">This script should be written assuming a minimal OS installation has been performed. <text:s/>I.e. it should not assume the OS is already a typical development system installation.</text:p>
      <text:p text:style-name="P438">For OpenCPI <text:span text:style-name="T361">binary </text:span>distributions using the RPM <text:span text:style-name="T355">or similar package management schemes, </text:span><text:s/><text:span text:style-name="T355">this script would be unnecessary since the installation would automatically deal with such dependencies.</text:span></text:p>
      <text:p text:style-name="P439">For reference, the contents of this script for CentOS6, with the name:</text:p>
      <text:p text:style-name="Code">platforms/centos6/centos6-packages.sh</text:p>
      <text:p text:style-name="P386">is currently:</text:p>
      <text:p text:style-name="P380">#!/bin/sh<text:line-break/># Install prerequisite packages for Cent<text:span text:style-name="T320">OS</text:span>6<text:line-break/>echo Installing standard extra packages using "yum"<text:line-break/>sudo yum -y groupinstall "development tools"<text:line-break/>echo Installing packages required: tcl pax python-devel<text:line-break/>sudo yum -y install tcl pax python-devel <text:span text:style-name="T284">fakeroot redhat-lsb-core</text:span><text:line-break/>echo Installing 32 bit libraries '(really only required for modelsim)'<text:line-break/>sudo yum -y install glibc.i686 libXft.i686 libXext.i686 ncurses-libs.i686</text:p>
      <text:p text:style-name="P219">Sometimes extra tools <text:span text:style-name="T361">here </text:span>are required for various tools for other <text:span text:style-name="T361">target </text:span>platforms. <text:s/>In this example above, some 32 bit libraries are included because they were discovered to be needed by the Modelsim FPGA simulation tool. <text:s/>It was convenient, for users, to put them here for all installations rather than install them as needed for some tools. <text:s/><text:span text:style-name="T355">The </text:span><text:span text:style-name="Code">tcl</text:span><text:span text:style-name="T355">, </text:span><text:span text:style-name="Code">fakeroot</text:span><text:span text:style-name="T355">, and </text:span><text:span text:style-name="Code">redhat-lsb-core</text:span><text:span text:style-name="T355"> packages are not needed by OpenCPI itself, but are required to install some other packages used with OpenCPI.</text:span></text:p>
      <text:p text:style-name="P320"><text:soft-page-break/>This script is run by the higher level script <text:span text:style-name="Code">install-prerequisites.sh</text:span>.</text:p>
      <text:p text:style-name="P324">After creating this script, the remaining steps for enabling the development host are the same as for any GPP platform <text:span text:style-name="T419">(development or embedded/target)</text:span>.</text:p>
      <text:h text:style-name="Heading_20_1" text:outline-level="1"><text:bookmark-start text:name="__RefHeading__1025_1060509377"/><text:span text:style-name="T244">Enabling </text:span>GPP Platforms<text:bookmark-end text:name="__RefHeading__1025_1060509377"/></text:h>
      <text:p text:style-name="P22"><text:change text:change-id="ct140560769063648"/><text:change-start text:change-id="ct140560691925136"/><text:span text:style-name="T464">There are two different aspects for e</text:span><text:change-end text:change-id="ct140560691925136"/>nabling a GPP <text:span text:style-name="T356">(General Purpose Processor) </text:span>platform<text:change text:change-id="ct140560813168272"/><text:change-start text:change-id="ct140560812965728"/><text:span text:style-name="T15">: </text:span><text:change-end text:change-id="ct140560812965728"/><text:span text:style-name="T15"><text:s/>development/cross development, and </text:span><text:change text:change-id="ct140560813460720"/><text:change text:change-id="ct140560813402112"/><text:span text:style-name="T15">execution. <text:s/>Enabling for development allows building component and application binaries for the platform and </text:span><text:change text:change-id="ct140560781938544"/><text:span text:style-name="T15"><text:s/>enables building the OpenCPI core runtime libraries and runtime command line tools for execution on the target platform.</text:span></text:p>
      <text:p text:style-name="Standard">To<text:change text:change-id="ct140560781389392"/> execute on <text:span text:style-name="T15">GPP</text:span> platforms, new additions or modifications to the OpenCPI core software may be required. <text:s/>The core software is highly portable and <text:change text:change-id="ct140560769656624"/><text:change-start text:change-id="ct140560772379296"/><text:span text:style-name="T16">is</text:span><text:change-end text:change-id="ct140560772379296"/> supported on a number of platforms and environments. <text:s/>However, it is common for a new compiler, toolchain, or system libraries to require<text:change text:change-id="ct140560691342592"/> adjustments to the OpenCPI core software. <text:s/>Here are <text:change text:change-id="ct140560813288064"/><text:change-start text:change-id="ct140560392221888"/><text:span text:style-name="T16">a few</text:span><text:change-end text:change-id="ct140560392221888"/> reasons that require modifications to OpenCPI core software:</text:p>
      <text:list xml:id="list85854933342646" text:continue-numbering="true" text:style-name="WWNum32">
        <text:list-item>
          <text:p text:style-name="List_20_Bullet">New compilers <text:change text:change-id="ct140560691121168"/>have new correct warnings that should be addressed.</text:p>
        </text:list-item>
        <text:list-item>
          <text:p text:style-name="List_20_Bullet">System headers <text:change-start text:change-id="ct140560692129776"/>conform<text:change-end text:change-id="ct140560692129776"/><text:change-start text:change-id="ct140560769712416"/><text:span text:style-name="T16"> better to</text:span><text:change-end text:change-id="ct140560769712416"/><text:change text:change-id="ct140560692025856"/> standards<text:change text:change-id="ct140560769386976"/>, <text:change-start text:change-id="ct140560772699488"/><text:span text:style-name="T16">requiring new correct header inclusion</text:span><text:change-end text:change-id="ct140560772699488"/><text:change text:change-id="ct140560813088192"/>.</text:p>
        </text:list-item>
        <text:list-item>
          <text:p text:style-name="List_20_Bullet">Some compilers are “dumber” that others, requir<text:span text:style-name="T356">ing</text:span> code be “dumbed down” to avoid language or library features that are not universally supported.</text:p>
        </text:list-item>
        <text:list-item>
          <text:p text:style-name="List_20_Bullet">Some compilers are stricter than others, requiring code that was previously accepted to be “tightened up” to be strictly compliant and accepted.</text:p>
        </text:list-item>
      </text:list>
      <text:p text:style-name="Standard">These reasons may result in modifications to the core OpenCPI software, but they should not and cannot make that software stop working on existing supported platforms. <text:s/>Any such modifications should be done with care, and whenever possible, the modifications should be retested on existing supported platforms.</text:p>
      <text:h text:style-name="Heading_20_2" text:outline-level="2"><text:bookmark-start text:name="__RefHeading__1027_1060509377"/>Enabling Development for <text:span text:style-name="T28">New </text:span>GPP<text:span text:style-name="T267"> P</text:span>latforms<text:bookmark-end text:name="__RefHeading__1027_1060509377"/></text:h>
      <text:p text:style-name="P355"><text:change-start text:change-id="ct140560813645840"/>GPP (software) platforms are established by creating a new directory under the <text:span text:style-name="Code">platforms/</text:span> directory in the OpenCPI source tree. <text:s/>The name of the directory (the platform's name) should be a lower case name that usually includes a OS major version after the name of the OS. <text:s/>In particular, different versions of Linux should be named by their distribution name or organization providing the OS. <text:s/>Examples for “platforms” are: <text:s/><text:span text:style-name="Code">rhel5</text:span>, <text:span text:style-name="Code">centos6</text:span>, <text:span text:style-name="Code">centos7</text:span>, <text:span text:style-name="Code">ubuntu14</text:span>, <text:span text:style-name="Code">xilinx13_4</text:span>, <text:s/><text:span text:style-name="Code">macos10_12</text:span>. <text:s/>The concept is that each “platform” has binary compatibility within its minor versioning, but not <text:span text:style-name="T31">necessarily</text:span> with major versioning.</text:p>
      <text:p text:style-name="P23"><text:change-end text:change-id="ct140560813645840"/><text:span text:style-name="T17">Whether a GPP platform is the development host itself, or an embedded GPP using cross-development, the tool</text:span><text:change-start text:change-id="ct140560772608400"/><text:span text:style-name="T17"> </text:span><text:change-end text:change-id="ct140560772608400"/><text:change text:change-id="ct140560768874608"/><text:span text:style-name="T17">chain must be established on a development host. <text:s/>For development hosts, there is typically a default tool chain that is installed globally in the system for any development task on that system. <text:s/>This is the purpose of the </text:span><text:span text:style-name="Code">platforms/</text:span><text:span text:style-name="Code"><text:span text:style-name="T417">&lt;platform&gt;/</text:span></text:span><text:span text:style-name="Code"><text:span text:style-name="T31">&lt;platform&gt;</text:span></text:span><text:span text:style-name="Code">-packages.sh</text:span><text:span text:style-name="T18"> script</text:span><text:change text:change-id="ct140560843351392"/><text:span text:style-name="T18">.</text:span></text:p>
      <text:p text:style-name="P24">When the tool chain desired for <text:span text:style-name="T268">OpenCPI execution on </text:span>the development host is <text:span text:style-name="T31">not</text:span> the default <text:span text:style-name="T19">tool</text:span><text:change-start text:change-id="ct140560691238688"/><text:span text:style-name="T19"> </text:span><text:change-end text:change-id="ct140560691238688"/><text:change text:change-id="ct140560843574064"/><text:span text:style-name="T19">chain </text:span>for <text:span text:style-name="T18">the development host</text:span>, then it is installed separately much like other cross-compiler tool chains for embedded hosts.</text:p>
      <text:p text:style-name="P215">Thus development tools for GPP platforms are established in three ways:</text:p>
      <text:list xml:id="list3337478556" text:style-name="L1">
        <text:list-item>
          <text:p text:style-name="P444">The development host's globally installed default tools.</text:p>
        </text:list-item>
        <text:list-item>
          <text:p text:style-name="P444">A specific prerequisite installation in OpenCPI's own installation area<text:change-start text:change-id="ct140560691239616"/>.<text:change-end text:change-id="ct140560691239616"/></text:p>
        </text:list-item>
        <text:list-item>
          <text:p text:style-name="P444">A side effect of another tool installation that it is part of.</text:p>
        </text:list-item>
      </text:list>
      <text:p text:style-name="P25">The first <text:span text:style-name="T285">case </text:span>is the default for development hosts. <text:s/>The second is used <text:span text:style-name="T204">either:</text:span></text:p>
      <text:list xml:id="list85854961317401" text:continue-list="list85854933342646" text:style-name="WWNum32">
        <text:list-item>
          <text:p text:style-name="List_20_Bullet">on a development host when OpenCPI should not use the default global tool<text:change-start text:change-id="ct140560414080336"/> <text:change-end text:change-id="ct140560414080336"/><text:change text:change-id="ct140560320230400"/>chain installation, or </text:p>
        </text:list-item>
        <text:list-item>
          <text:p text:style-name="List_20_Bullet">for normal cross-tool installation</text:p>
        </text:list-item>
      </text:list>
      <text:p text:style-name="P25"><text:span text:style-name="T204">T</text:span>he third is used when such an installation by itself is not desired since the tool<text:change-start text:change-id="ct140560846395440"/> <text:change-end text:change-id="ct140560846395440"/><text:change text:change-id="ct140560842738416"/>chain is part of a separate package installation. <text:s/><text:span text:style-name="T273">An example of this third case is the Xilinx FPGA tool set which also includes the cross-compiler tool chain for the ARM CPUs that are inside the Xilinx Zynq SoC (FPGA + dual ARM core).</text:span></text:p>
      <text:p text:style-name="P298"><text:span text:style-name="T273">OpenCPI has a “prerequisites area” (normally at /</text:span><text:span text:style-name="Code">opt/opencpi/prerequisites</text:span><text:span text:style-name="T273">), where various </text:span><text:change-start text:change-id="ct140560811959568"/><text:span text:style-name="T273">software package </text:span><text:change-end text:change-id="ct140560811959568"/><text:span text:style-name="T273">installations are placed so that they do not interfere with other global software installations. <text:s/>Both runtime library prerequisites and tool prerequisites are typically installed here. <text:s/>It is also acceptable to install tools in a global location, but such an installation may not be acceptable for all users. <text:s/>Hence all the built-in prerequisite installations that are standard for OpenCPI are installed in this sandbox area.</text:span></text:p>
      <text:p text:style-name="P26">The primary tasks for enabling GPP cross<text:change-start text:change-id="ct140560320828464"/><text:span text:style-name="T471">-</text:span><text:change-end text:change-id="ct140560320828464"/><text:change text:change-id="ct140560846796960"/>development are to:</text:p>
      <text:list xml:id="list85855565493016" text:continue-numbering="true" text:style-name="WWNum32">
        <text:list-item>
          <text:p text:style-name="P518">Develop a script for installing the tool<text:change-start text:change-id="ct140560320104560"/> <text:change-end text:change-id="ct140560320104560"/><text:change text:change-id="ct140560413584704"/>chain package in the prerequisites area (unless the platform <text:change-start text:change-id="ct140560842240256"/><text:span text:style-name="T31">is</text:span><text:change-end text:change-id="ct140560842240256"/> the development host, and the standard tool<text:change-start text:change-id="ct140560320756016"/> <text:change-end text:change-id="ct140560320756016"/><text:change text:change-id="ct140560319934976"/>chain is used).</text:p>
        </text:list-item>
        <text:list-item>
          <text:p text:style-name="P532"><text:change-start text:change-id="ct140560320016336"/><text:soft-page-break/>Define the full target specification for the platform.</text:p>
        </text:list-item>
        <text:list-item>
          <text:p text:style-name="P518"><text:change-end text:change-id="ct140560320016336"/>Develop a<text:change text:change-id="ct140560320590640"/> <text:change text:change-id="ct140560842779376"/><text:change-start text:change-id="ct140560796040768"/><text:span text:style-name="Code">make</text:span><text:change-end text:change-id="ct140560796040768"/> setup script for OpenCPI cross development of the OpenCPI core software<text:change-start text:change-id="ct140560413844528"/>.<text:change-end text:change-id="ct140560413844528"/></text:p>
        </text:list-item>
        <text:list-item>
          <text:p text:style-name="List_20_Bullet">Develop a cross-development script for <text:span text:style-name="T420">RCC </text:span>component development.</text:p>
        </text:list-item>
      </text:list>
      <text:h text:style-name="Heading_20_3" text:outline-level="3"><text:bookmark-start text:name="__RefHeading__17650_2116501284"/>Developing a <text:span text:style-name="T28">T</text:span>ool<text:change-start text:change-id="ct140560413767184"/> <text:change-end text:change-id="ct140560413767184"/><text:change text:change-id="ct140560846545728"/><text:change text:change-id="ct140560846737104"/><text:change-start text:change-id="ct140560842167296"/><text:span text:style-name="T468">C</text:span><text:change-end text:change-id="ct140560842167296"/>hain <text:span text:style-name="T28">I</text:span>nstallation <text:span text:style-name="T28">S</text:span>cript<text:bookmark-end text:name="__RefHeading__17650_2116501284"/><text:change text:change-id="ct140560812276208"/><text:change-start text:change-id="ct140560846560208"/></text:h>
      <text:p text:style-name="P179"><text:change-end text:change-id="ct140560846560208"/><text:change-start text:change-id="ct140560320441920"/><text:span text:style-name="T468">A tool chain is one aspect of installing software on a development host. <text:s/>It is not a script to install everything for a software platform or development host. <text:s/>It installs the tools to build for a given software platform. <text:s/>The term </text:span><text:span text:style-name="Code">&lt;tool&gt;</text:span><text:span text:style-name="T468"> in the names below is the name of a tool, not the name of a software platform. <text:s/>It might be something like </text:span><text:span text:style-name="Code">g++-cross-arm</text:span>.</text:p>
      <text:p text:style-name="Body"><text:change-end text:change-id="ct140560320441920"/>If the tool chain is truly specific to the platform, this script should <text:change text:change-id="ct140560846578720"/><text:change-start text:change-id="ct140560796006976"/><text:span text:style-name="T465">be loca</text:span><text:change-end text:change-id="ct140560796006976"/><text:change-start text:change-id="ct140560320880496"/><text:span text:style-name="T465">ted</text:span><text:change-end text:change-id="ct140560320880496"/> in the <text:span text:style-name="Code">platforms</text:span> directory in the file<text:change-start text:change-id="ct140560846984736"/> <text:span text:style-name="T465">named</text:span><text:change-end text:change-id="ct140560846984736"/>:</text:p>
      <text:p text:style-name="Code">platforms/&lt;platform&gt;/install-&lt;tool&gt;.sh</text:p>
      <text:p text:style-name="P139">Otherwise <text:span text:style-name="T274">it should be in:</text:span></text:p>
      <text:p text:style-name="Code">scripts/install-&lt;tool&gt;.sh</text:p>
      <text:p text:style-name="P178"><text:change-start text:change-id="ct140560812113856"/>In many cases the tool chain for a development host is pre-installed at the system level, and no installation script is required. <text:s/>Typically only cross-compilation tools require such a script. <text:s/><text:span text:style-name="T466">If a tool chain is available for direct download and installation using package installation tools like </text:span><text:span text:style-name="Code">yum</text:span><text:span text:style-name="T466"> or </text:span><text:span text:style-name="Code">apt</text:span><text:span text:style-name="Code"><text:span text:style-name="T467">-</text:span></text:span><text:span text:style-name="Code">get</text:span><text:span text:style-name="T466">, the installation script may be unnecessary.</text:span></text:p>
      <text:p text:style-name="P139"><text:change-end text:change-id="ct140560812113856"/>This script should follow the pattern of other install scripts in the scripts directory, in particular:</text:p>
      <text:list xml:id="list85854388800539" text:continue-numbering="true" text:style-name="WWNum32">
        <text:list-item>
          <text:p text:style-name="List_20_Bullet">Placing the package in the prerequisites area.</text:p>
        </text:list-item>
        <text:list-item>
          <text:p text:style-name="List_20_Bullet">Downloading from a known internet location if at all possible.</text:p>
        </text:list-item>
        <text:list-item>
          <text:p text:style-name="List_20_Bullet">If not possible, then <text:change text:change-id="ct140560812125408"/><text:change-start text:change-id="ct140560319935328"/><text:span text:style-name="T468">instruct</text:span><text:change-end text:change-id="ct140560319935328"/> the user to get the installation file somehow and where to put it <text:span text:style-name="T274">(see the </text:span><text:span text:style-name="Code">scripts/install-opensplice.sh</text:span><text:span text:style-name="T274"> for an example of this).</text:span></text:p>
        </text:list-item>
        <text:list-item>
          <text:p text:style-name="List_20_Bullet">Making the script clean up a previous installation when performing a new one.</text:p>
        </text:list-item>
        <text:list-item>
          <text:p text:style-name="P533">This script should source the installation setup script called <text:span text:style-name="Code">scripts/setup-install.sh</text:span>, which should be <text:span text:style-name="T31">sourced</text:span><text:span text:style-name="T236"> early in the script.</text:span></text:p>
        </text:list-item>
        <text:list-item>
          <text:p text:style-name="P533">This script should be expected to be called from the root of the OpenCPI tree.</text:p>
        </text:list-item>
      </text:list>
      <text:p text:style-name="P202">A simple example of these scripts is in:</text:p>
      <text:p text:style-name="Code">scripts/install-gtest.sh</text:p>
      <text:p text:style-name="Body">This script can then be called manually or become part of a platform installation script.</text:p>
      <text:h text:style-name="P28" text:outline-level="3"><text:bookmark-start text:name="__RefHeading___Toc78367_1944612760"/><text:change text:change-id="ct140560320302128"/><text:span text:style-name="T20">D</text:span>efine the <text:span text:style-name="T20">F</text:span>ull <text:span text:style-name="T20">T</text:span>arget <text:span text:style-name="T20">S</text:span>pecification for the <text:span text:style-name="T20">P</text:span>latform.<text:bookmark-end text:name="__RefHeading___Toc78367_1944612760"/></text:h>
      <text:p text:style-name="P29"><text:span text:style-name="T21">A target specification file </text:span><text:change text:change-id="ct140560320487888"/><text:change-start text:change-id="ct140560320739312"/><text:span text:style-name="T21">must</text:span><text:change-end text:change-id="ct140560320739312"/><text:span text:style-name="T21"> be placed in the platform's directory with the name </text:span><text:span text:style-name="Code">target</text:span><text:span text:style-name="T21">. <text:s/>This file is a single line with the target specification consisting of three fields separated by hyphens, which is also referred to as the “target triple” later in this </text:span><text:soft-page-break/><text:span text:style-name="T21">document. <text:s/>It is used during all compilations in OpenCPI to identify the target for the platform. <text:s/>The CentOS6 target (in the file: </text:span><text:span text:style-name="Code">platforms/centos6/target</text:span><text:span text:style-name="T21">), is:</text:span></text:p>
      <text:p text:style-name="P369">linux-c6-x86_64</text:p>
      <text:p text:style-name="P30">The first field is the operating system name (another example is <text:span text:style-name="Code">macos</text:span>). <text:s/>The second field is the “OS version”, and the third is the “machine” or “processor” or “architecture” being compiled for, commonly returned from the <text:change-start text:change-id="ct140560320473760"/><text:span text:style-name="T469">L</text:span><text:change-end text:change-id="ct140560320473760"/><text:change text:change-id="ct140560847167040"/>inux utility <text:span text:style-name="Code">uname -m</text:span>.</text:p>
      <text:p text:style-name="P321">The OS version field is normally a single letter assigned to the OS distribution (<text:span text:style-name="Code">c</text:span> for CentOS, <text:span text:style-name="Code">u</text:span> for Ubuntu, <text:span text:style-name="Code">r</text:span> for RedHat, <text:span text:style-name="Code">x</text:span><text:span text:style-name="T420"> for Xilinx</text:span> etc.), followed by a major version number.</text:p>
      <text:p text:style-name="Body"><text:bookmark-start text:name="__RefHeading__17652_2116501284"/><text:span text:style-name="T355">The third field is the machine architecture that should be shared across operating systems. <text:s/>E.g. </text:span><text:span text:style-name="Code">x86_64</text:span><text:span text:style-name="T355"> is for the 64 bit version of the Intel x86 architecture, and is used for all Linux and MacOS targets for that architecture.</text:span><text:bookmark-end text:name="__RefHeading__17652_2116501284"/></text:p>
      <text:h text:style-name="P28" text:outline-level="3"><text:bookmark-start text:name="__RefHeading___Toc78371_1944612760"/><text:span text:style-name="T20">F</text:span>ile<text:span text:style-name="T205">s</text:span> to <text:span text:style-name="T20">P</text:span>rovide <text:span text:style-name="T205">Settings</text:span> for <text:change text:change-id="ct140560796005808"/><text:change-start text:change-id="ct140560690109760"/><text:span text:style-name="T469">Make</text:span><text:change-end text:change-id="ct140560690109760"/> <text:span text:style-name="T20">V</text:span>ariables for <text:span text:style-name="T205">Framework D</text:span>evelopment<text:bookmark-end text:name="__RefHeading___Toc78371_1944612760"/></text:h>
      <text:p text:style-name="P31">The file <text:span text:style-name="Code">&lt;platform&gt;-</text:span><text:span text:style-name="Code"><text:span text:style-name="T20">target.mk</text:span></text:span> must be created and should define default values for <text:change text:change-id="ct140560320693184"/><text:change-start text:change-id="ct140560846938096"/><text:span text:style-name="Code">make</text:span><text:change-end text:change-id="ct140560846938096"/> variables needed during <text:span text:style-name="T22">framework </text:span>development. <text:s/><text:span text:style-name="T22">They only</text:span><text:change text:change-id="ct140560319955680"/><text:span text:style-name="T22"> apply to building the OpenCPI framework, and not for component development.</text:span></text:p>
      <text:p text:style-name="P259">The most common variable setting in these files is for compiler warning options, e.g.:</text:p>
      <text:p text:style-name="P369">export OCPI_<text:change-start text:change-id="ct140560320854192"/><text:span text:style-name="T470">TARGET_</text:span><text:change-end text:change-id="ct140560320854192"/>CXXFLAGS+=-Wno-sign-conversion</text:p>
      <text:p text:style-name="P146">or</text:p>
      <text:p text:style-name="P370">export OCPI_<text:change-start text:change-id="ct140560320521312"/><text:span text:style-name="T470">TARGET_</text:span><text:change-end text:change-id="ct140560320521312"/>CXXFLAGS+=-std=c++0x</text:p>
      <text:p text:style-name="P260"><text:span text:style-name="T364">In </text:span>th<text:span text:style-name="T364">is</text:span> file, the range of settings is best understood by examining all the existing platforms.</text:p>
      <text:h text:style-name="P28" text:outline-level="3"><text:bookmark-start text:name="__RefHeading___Toc78373_1944612760"/><text:change text:change-id="ct140560690200224"/><text:span text:style-name="T205">S</text:span>cript to <text:span text:style-name="T205">R</text:span>ecognize the <text:span text:style-name="T205">C</text:span>urrently <text:span text:style-name="T205">R</text:span>unning <text:span text:style-name="T205">P</text:span>latform<text:bookmark-end text:name="__RefHeading___Toc78373_1944612760"/></text:h>
      <text:p text:style-name="P261">The final step is to <text:span text:style-name="T365">ensure that</text:span> the <text:span text:style-name="T365">script</text:span> <text:span text:style-name="Code">platforms/getPlatform.sh</text:span> recognize<text:span text:style-name="T365">s</text:span> when it is running on this new platform and return the new target consistent with the others, with <text:span text:style-name="T205">three</text:span> values: OS, OSVersion, Machine. <text:s/><text:span text:style-name="T365">This is done by writing a script, </text:span><text:span text:style-name="Code">platforms/</text:span><text:span text:style-name="Code"><text:span text:style-name="T31">&lt;platform&gt;</text:span></text:span><text:span text:style-name="Code">-check.sh</text:span><text:span text:style-name="T365">, which recognizes this particular platform, and if it does, returns the three items in the target triple (without hyphens) on one line of standard output. <text:s/>When run, the script is provided with two arguments:</text:span></text:p>
      <text:list xml:id="list85854191861945" text:continue-numbering="true" text:style-name="WWNum32">
        <text:list-item>
          <text:p text:style-name="List_20_Bullet">A lower-cased operating system name as returned by the <text:span text:style-name="Code">uname -s</text:span> command.</text:p>
        </text:list-item>
        <text:list-item>
          <text:p text:style-name="List_20_Bullet">A lower-cased machine hardware name as returned by the <text:span text:style-name="Code">uname -m</text:span> command.</text:p>
        </text:list-item>
      </text:list>
      <text:p text:style-name="P32">The <text:span text:style-name="Code">platforms/getPlatform.sh</text:span> command tries to run all<text:line-break/><text:span text:style-name="Code"><text:span text:style-name="T31">&lt;platform&gt;</text:span></text:span><text:span text:style-name="Code">-check.sh</text:span> scripts it finds in any directory under the <text:span text:style-name="Code">platforms/</text:span> directory. <text:s/>When a <text:span text:style-name="Code"><text:span text:style-name="T31">&lt;platform&gt;</text:span></text:span><text:span text:style-name="Code">-check.sh</text:span> script succeeds on a platform, the <text:span text:style-name="Code">platforms/getPlatform.sh</text:span> command will return the three fields followed by the target-triple and the platform name. <text:s/>If the file <text:span text:style-name="Code">platforms/platform-list</text:span> exists, it contains platform names, one per line, to provide a specific ordering of platforms to check by <text:span text:style-name="Code">platforms/getPlatform.sh</text:span>. <text:s/>Otherwise, all existing platforms are search<text:change-start text:change-id="ct140560413654352"/><text:span text:style-name="T470">ed</text:span><text:change-end text:change-id="ct140560413654352"/> i<text:change-start text:change-id="ct140560796295824"/><text:span text:style-name="T470">n</text:span><text:change-end text:change-id="ct140560796295824"/><text:change text:change-id="ct140560320681808"/> alphabetical order.</text:p>
      <text:p text:style-name="Body"><text:soft-page-break/>On a CentOS6 platform, this happens:</text:p>
      <text:p text:style-name="P369">% platforms/getPlatform.sh<text:line-break/>linux c6 x86_64 linux-c6-x86_64 centos6</text:p>
      <text:p text:style-name="P260">On a MacOS platform this happens:</text:p>
      <text:p text:style-name="P369">% platforms/getPlatform.sh<text:line-break/>macos 10_11 x86_64 macos-10_11-x86_64 macos10_11</text:p>
      <text:p text:style-name="P148">So when the <text:span text:style-name="Code"><text:span text:style-name="T31">&lt;platform&gt;</text:span></text:span><text:span text:style-name="Code">-check.sh</text:span> file is complete, the new platform will act similarly.</text:p>
      <text:h text:style-name="Heading_20_3" text:outline-level="3"><text:bookmark-start text:name="__RefHeading__17654_2116501284"/>Developing a <text:span text:style-name="T28">C</text:span>ross-development <text:span text:style-name="T28">C</text:span>omponent <text:span text:style-name="T28">B</text:span>uild <text:span text:style-name="T28">S</text:span>cript<text:bookmark-end text:name="__RefHeading__17654_2116501284"/></text:h>
      <text:p text:style-name="P33">While the above environment setup script <text:span text:style-name="Code">(</text:span><text:span text:style-name="Code"><text:span text:style-name="T31">&lt;platform&gt;</text:span></text:span><text:span text:style-name="Code">-target.mk</text:span><text:span text:style-name="T421">) </text:span>is used when building the core code of OpenCPI (libraries and executables), a different script is used when building software components. <text:s/>This allows for building components for multiple targets in a single pass.</text:p>
      <text:p text:style-name="P33">This script is in the file:</text:p>
      <text:p text:style-name="Code"><text:span text:style-name="T206">platforms/rcc=</text:span><text:span text:style-name="T103">&lt;</text:span><text:span text:style-name="T31">dev-</text:span><text:span text:style-name="T120">platform</text:span><text:span text:style-name="T31">&gt;</text:span>=<text:span text:style-name="T31">&lt;target-</text:span><text:span text:style-name="T120">platform</text:span><text:span text:style-name="T31">&gt;</text:span>.mk</text:p>
      <text:p text:style-name="P33">The script is specifically describing the tools <text:span text:style-name="T421">to </text:span>use when building on a particular development <text:span text:style-name="T421">platform</text:span> targeting a particular target GPP <text:span text:style-name="T207">platform</text:span>. <text:s/>An example is the file:</text:p>
      <text:p text:style-name="P368"><text:span text:style-name="T206">platforms/rcc=centos6</text:span>=<text:span text:style-name="T206">xilinx13_4</text:span>.mk</text:p>
      <text:p text:style-name="P33">which contains the script to compile for the <text:span text:style-name="Code">xilinx13_4</text:span> <text:span text:style-name="T421">software platform (the ARM processor in a Zynq chip running the 2013-q4 version of the Xilinx Linux distribution) </text:span>when the development host is Cent<text:span text:style-name="T286">OS</text:span>6 <text:change text:change-id="ct140560811962112"/><text:change-start text:change-id="ct140560691037616"/><text:span text:style-name="T471">L</text:span><text:change-end text:change-id="ct140560691037616"/>inux on an X86_64 (64-bit x86) processor.</text:p>
      <text:p text:style-name="P33">Th<text:span text:style-name="T287">e</text:span>s<text:span text:style-name="T287">e</text:span> script<text:span text:style-name="T287">s</text:span> <text:span text:style-name="T287">are</text:span> responsible for setting the following environment variables whose names include the <text:span text:style-name="T287">target</text:span> name (in this case <text:span text:style-name="Code">linux-</text:span><text:span text:style-name="Code"><text:span text:style-name="T366">xilinx13_4</text:span></text:span><text:span text:style-name="Code">-arm</text:span>):</text:p>
      <text:list xml:id="list85854391024125" text:continue-numbering="true" text:style-name="WWNum32">
        <text:list-item>
          <text:p text:style-name="List_20_Bullet">Gc_linux-<text:span text:style-name="T421">x13_4</text:span>-arm</text:p>
        </text:list-item>
        <text:list-item>
          <text:p text:style-name="List_20_Bullet">Gc_LINK_linux-<text:span text:style-name="T421">x13_4</text:span>-arm</text:p>
        </text:list-item>
        <text:list-item>
          <text:p text:style-name="List_20_Bullet">Gc++_linux-<text:span text:style-name="T421">x13_4</text:span>-arm</text:p>
        </text:list-item>
        <text:list-item>
          <text:p text:style-name="List_20_Bullet">Gc++_LINK_linux-<text:span text:style-name="T421">x13_4</text:span>-arm</text:p>
        </text:list-item>
      </text:list>
      <text:p text:style-name="P203">These variables are the compile and link commands for C and C++ components respectively.</text:p>
      <text:h text:style-name="P454" text:outline-level="3"><text:bookmark-start text:name="__RefHeading__17656_2116501284"/>Summary for Enabling Development for a <text:span text:style-name="T28">N</text:span>ew GPP <text:span text:style-name="T28">P</text:span>latform<text:bookmark-end text:name="__RefHeading__17656_2116501284"/></text:h>
      <text:list xml:id="list85853681455738" text:continue-numbering="true" text:style-name="WWNum32">
        <text:list-item>
          <text:p text:style-name="List_20_Bullet"><text:span text:style-name="T208">Create a</text:span>n installation script to install the tool<text:change-start text:change-id="ct140560320240720"/> <text:change-end text:change-id="ct140560320240720"/><text:change text:change-id="ct140560320891504"/>chain on the development host</text:p>
        </text:list-item>
        <text:list-item>
          <text:p text:style-name="List_20_Bullet"><text:span text:style-name="T208">Create files to define</text:span> environment <text:span text:style-name="T367">and </text:span><text:span text:style-name="Code">make</text:span><text:span text:style-name="T367"> </text:span>variables for <text:span text:style-name="T367">building </text:span>the OpenCPI core <text:span text:style-name="T208">software and C/C++ components.</text:span></text:p>
        </text:list-item>
        <text:list-item>
          <text:p text:style-name="P534">Create a script to recognize the platform when running on it.</text:p>
        </text:list-item>
        <text:list-item>
          <text:p text:style-name="P535">Test the installation and build of standard OpenCPI prerequisite software packages.</text:p>
        </text:list-item>
        <text:list-item>
          <text:p text:style-name="List_20_Bullet"><text:soft-page-break/>Build the OpenCPI core and make adjustments to the code for issues that arise.</text:p>
        </text:list-item>
      </text:list>
      <text:h text:style-name="Heading_20_2" text:outline-level="2"><text:bookmark-start text:name="__RefHeading__1029_1060509377"/>Enabling Execution for GPP <text:span text:style-name="T28">P</text:span>latforms<text:bookmark-end text:name="__RefHeading__1029_1060509377"/></text:h>
      <text:p text:style-name="P299">Execution on GPP platforms requires some command line tools, libraries, a<text:span text:style-name="T275">nd</text:span> device drivers. <text:s/>The core OpenCPI libraries and command-line tools are built using the appropriate compiler <text:span text:style-name="T288">as installed above. <text:s/>Once the development host has been enabled, and the OpenCPI core and example components have been built, a few additional steps are required to enable </text:span><text:span text:style-name="T105">execution</text:span><text:span text:style-name="T288"> on the platform.</text:span></text:p>
      <text:p text:style-name="P325">Several <text:span text:style-name="T276">OpenCPI </text:span>runtime libraries have aspects that use conditional compilation depending on the system or CPU being target<text:span text:style-name="T277">ed</text:span>. <text:s/>The current OpenCPI core libraries have significant Linux dependencies and in several files there is conditional code between Linux and MacOS (such as low level networking details). <text:s/>There are a few areas that have conditional code depending on the CPU being used, such as realtime high resolution timing registers in the CPU<text:span text:style-name="T289">. <text:s/>These customizations are not well defined. <text:s/>For new CPU architectures and new operating systems not based on Linux, the code must be examined for these issues, which will typically cause compilation errors.</text:span></text:p>
      <text:p text:style-name="P326">Setting up a development system for execution is nearly automatic once the build environment is set up and any required code changes in the OpenCPI runtime libraries. <text:s/>For execution on development systems, loading the kernel driver (using <text:change-start text:change-id="ct140560320451776"/><text:span text:style-name="T472">the </text:span><text:change-end text:change-id="ct140560320451776"/><text:change-start text:change-id="ct140560320769872"/><text:span text:style-name="Code">ocpidriver</text:span><text:change-end text:change-id="ct140560320769872"/> command), and setting the PATH environment variable correctly, and setting the OCPI_CDK_DIR environment variable is usually sufficient. <text:s/>These are normal installation steps.</text:p>
      <text:p text:style-name="P326">For embedded systems, the setup is more customized.<text:change-start text:change-id="ct140560320470800"/></text:p>
      <text:h text:style-name="P455" text:outline-level="3"><text:bookmark-start text:name="__RefHeading___Toc38776_1517956095"/>Creating a Bootable<text:change-end text:change-id="ct140560320470800"/><text:change-start text:change-id="ct140560842245952"/> Image or SD card for an Embedded Platform<text:bookmark-end text:name="__RefHeading___Toc38776_1517956095"/></text:h>
      <text:p text:style-name="P356"><text:change-end text:change-id="ct140560842245952"/><text:change-start text:change-id="ct140560842293408"/>[This section is incomplete. <text:s/>An example for Zynq platforms are the scripts in the platforms/zynq directory].<text:change-end text:change-id="ct140560842293408"/></text:p>
      <text:h text:style-name="Heading_20_1" text:outline-level="1"><text:bookmark-start text:name="__RefHeading__1033_1060509377"/>Enabling FPGA Platforms<text:bookmark-end text:name="__RefHeading__1033_1060509377"/></text:h>
      <text:p text:style-name="P34">Whereas <text:span text:style-name="T23">GPP platforms have operating systems that OpenCPI uses to interface with the hardware surrounding the processor, FPGA platforms do not. <text:s/>OpenCPI provides an <text:s/>infrastructure on FPGAs, which requires </text:span><text:change text:change-id="ct140560413871088"/><text:span text:style-name="T23">FPGA logic that is specific to the platform, analogous to a “board support package” that adapts an embedded operating system to a given hardware “board” and associated devices.</text:span></text:p>
      <text:p text:style-name="P38"><text:span text:style-name="T368">Consistent with the definition of </text:span><text:span text:style-name="FirstEmphasis">platform</text:span><text:span text:style-name="T368"> given earlier, here w</text:span>e <text:span text:style-name="T368">more narrowly </text:span>define an FPGA <text:span text:style-name="T133">platform</text:span> as a particular, single FPGA on some hardware (board). <text:s/>If a board has multiple OpenCPI-usable FPGA<text:span text:style-name="T278">s</text:span>, each is a platform and each may host a container in which <text:span text:style-name="T290">components (actually: </text:span><text:span text:style-name="T106">worker instances</text:span><text:span text:style-name="T290">) </text:span>execute.<text:change-start text:change-id="ct140560842925888"/> <text:s/><text:span text:style-name="T473">An</text:span><text:change-end text:change-id="ct140560842925888"/><text:change-start text:change-id="ct140560320174128"/><text:span text:style-name="T473"> OpenCPI-usable FPGA is one that can host user-written workers executing in an OpenCPI HDL container.</text:span><text:change-end text:change-id="ct140560320174128"/></text:p>
      <text:p text:style-name="P35">An FPGA <text:span text:style-name="T317">simulator may also be an FPGA platform</text:span>, which is also a place where OpenCPI HDL <text:change-start text:change-id="ct140560320539456"/><text:span text:style-name="T473">workers</text:span><text:change-end text:change-id="ct140560320539456"/><text:change text:change-id="ct140560320495520"/> may execute, with <text:change text:change-id="ct140560320858352"/>the same infrastructure as physical FPGA platforms. <text:s/></text:p>
      <text:p text:style-name="P180"><text:change-start text:change-id="ct140560320752096"/>When an SoC, like the Xilinx Zynq chip, contains a section of FPGA logic as well as processor cores, the FPGA part is an FPGA platform and the GPP processor core(s) are a GPP software platform. <text:s/>Thus the SoC is indeed a “system on chip”: <text:s/>a system with two platforms and an interconnect between them.</text:p>
      <text:p text:style-name="P142"><text:change-end text:change-id="ct140560320752096"/>Analogous to preparing the support for a GPP platform, enabling an FPGA platform involves steps <text:span text:style-name="T24">to enable the development environment, and steps to enable the run</text:span><text:change-start text:change-id="ct140560413591712"/><text:span text:style-name="T24">-</text:span><text:change-end text:change-id="ct140560413591712"/><text:span text:style-name="T24">time/execution environment.</text:span></text:p>
      <text:p text:style-name="P142"><text:span text:style-name="T24">Enabling development for a platform involves</text:span>:</text:p>
      <text:list xml:id="list85854688588639" text:continue-numbering="true" text:style-name="WWNum32">
        <text:list-item>
          <text:p text:style-name="P536">Installing and integrating a development tool<text:change-start text:change-id="ct140560320310576"/> <text:change-end text:change-id="ct140560320310576"/><text:change text:change-id="ct140560320310800"/>chain that can target the FPGA <text:span text:style-name="T321">device </text:span>on the platform <text:span text:style-name="T368">(when one is not already installed that applies to the new platform).</text:span></text:p>
        </text:list-item>
        <text:list-item>
          <text:p text:style-name="P536">Verifying that the integrated tool chain can process and build all the core OpenCPI FPGA code and portable components when targeting the FPGA platform's part and part family.</text:p>
        </text:list-item>
      </text:list>
      <text:p text:style-name="P312">Enabling runtime execution for a <text:change-start text:change-id="ct140560320134048"/><text:span text:style-name="T474">non-simulation </text:span><text:change-end text:change-id="ct140560320134048"/>platform involves:</text:p>
      <text:list xml:id="list85853510142828" text:continue-numbering="true" text:style-name="WWNum32">
        <text:list-item>
          <text:p text:style-name="P536">Writing specific new VHDL code that supports the particulars of the hardware attached to the FPGA on the platform<text:change-start text:change-id="ct140560320457008"/>.<text:change-end text:change-id="ct140560320457008"/><text:change text:change-id="ct140560320652800"/><text:change text:change-id="ct140560320457232"/><text:change-start text:change-id="ct140560320653024"/></text:p>
        </text:list-item>
        <text:list-item>
          <text:p text:style-name="P537">Updating software drivers to load/unload configuration bitstreams.<text:change-end text:change-id="ct140560320653024"/></text:p>
        </text:list-item>
        <text:list-item>
          <text:p text:style-name="P536">Verifying that the various <text:change text:change-id="ct140560320194736"/><text:change-start text:change-id="ct140560320194960"/><text:span text:style-name="T474">platform-independent</text:span><text:change-end text:change-id="ct140560320194960"/> FPGA test applications execute on the platform.</text:p>
        </text:list-item>
      </text:list>
      <text:p text:style-name="P37"><text:change text:change-id="ct140560414056224"/></text:p>
      <text:h text:style-name="P468" text:outline-level="2"><text:bookmark-start text:name="__RefHeading___Toc17468_1235158909"/>Physical FPGA Platforms<text:bookmark-end text:name="__RefHeading___Toc17468_1235158909"/></text:h>
      <text:p text:style-name="P38"><text:change text:change-id="ct140560414056448"/>Platforms are specific FPGAs <text:change-start text:change-id="ct140560811908240"/><text:span text:style-name="T25">on a board </text:span><text:change-end text:change-id="ct140560811908240"/>connected locally to<text:change text:change-id="ct140560811908464"/>:</text:p>
      <text:list xml:id="list85855414446966" text:continue-list="list85853510142828" text:style-name="WWNum32">
        <text:list-item text:start-value="1">
          <text:p text:style-name="List_20_Bullet">Local I/O devices: ADC, DAC, DRAM, Flash, G<text:span text:style-name="T247">b</text:span>E, etc. </text:p>
        </text:list-item>
        <text:list-item>
          <text:p text:style-name="List_20_Bullet">Interconnects: PCI<text:span text:style-name="T247">e</text:span>, Ethernet, etc. <text:change-start text:change-id="ct140560842100160"/><text:span text:style-name="T25">used </text:span><text:change-end text:change-id="ct140560842100160"/>to talk to other <text:span text:style-name="T24">OpenCPI platforms</text:span> </text:p>
        </text:list-item>
        <text:list-item>
          <text:p text:style-name="List_20_Bullet">Slots: FMC, HSMC, mezzanine card slots. </text:p>
        </text:list-item>
      </text:list>
      <text:p text:style-name="Body"><text:span text:style-name="T278">For example, </text:span>a Xilinx ML605 has PCI Express <text:span text:style-name="T278">interconnect</text:span>, DRAM, and 2 FMC slots <text:span text:style-name="T278">(and other minor devices).</text:span></text:p>
      <text:p text:style-name="P37">For each<text:change text:change-id="ct140560842100384"/> device on a platform, specific development may be required (described in the Device Development section below). <text:s/><text:change text:change-id="ct140560842191616"/><text:change-start text:change-id="ct140560842433216"/><text:span text:style-name="T25">In</text:span><text:change-end text:change-id="ct140560842433216"/> many cases existing device support <text:change text:change-id="ct140560842433440"/>may be reused, since OpenCPI FPGA device support is typically done in a way that is sharable across platforms.<text:change-start text:change-id="ct140560842688512"/></text:p>
      <text:p text:style-name="P181"><text:change-end text:change-id="ct140560842688512"/><text:change-start text:change-id="ct140560690718192"/>Ideally, <text:span text:style-name="T25">new </text:span>device support is developed such that it can be reused across platforms.</text:p>
      <text:p text:style-name="P114">Physical FPGA platforms are based on a particular type of FPGA chip: <text:s/>e.g., a Xilinx ML605 development board has a Virtex6 FPGA (xc6vlx240t), with a speed grade and a package.<text:change-end text:change-id="ct140560690718192"/></text:p>
      <text:p text:style-name="P143">Examples of physical FPGA platforms are:<text:change-start text:change-id="ct140560690718416"/></text:p>
      <text:p text:style-name="Table_20_Caption_20__28_before_29_"><text:change-end text:change-id="ct140560690718416"/><text:change-start text:change-id="ct140560846796256"/><text:s/><text:span text:style-name="T475">Table </text:span><text:span text:style-name="T475"><text:sequence-ref text:reference-format="page" text:ref-name="refTable1">6</text:sequence-ref></text:span><text:span text:style-name="T475">: <text:s/>Example FPGA/HDL Platforms</text:span><text:change-end text:change-id="ct140560846796256"/></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35"><text:change-start text:change-id="ct140560846297424"/>Board<text:change-end text:change-id="ct140560846297424"/></text:p>
          </table:table-cell>
          <table:table-cell table:style-name="Table4.A1" office:value-type="string">
            <text:p text:style-name="P435"><text:change-start text:change-id="ct140560846297648"/>Part<text:change-end text:change-id="ct140560846297648"/></text:p>
          </table:table-cell>
          <table:table-cell table:style-name="Table4.A1" office:value-type="string">
            <text:p text:style-name="P435"><text:change-start text:change-id="ct140560718717568"/>Interconnect(s)<text:change-end text:change-id="ct140560718717568"/></text:p>
          </table:table-cell>
          <table:table-cell table:style-name="Table4.D1" office:value-type="string">
            <text:p text:style-name="P433"><text:change-start text:change-id="ct140560845891744"/>Description<text:change-end text:change-id="ct140560845891744"/></text:p>
          </table:table-cell>
        </table:table-row>
        <table:table-row>
          <table:table-cell table:style-name="Table4.A2" office:value-type="string">
            <text:p text:style-name="P404"><text:change-start text:change-id="ct140560719113392"/><text:span text:style-name="Code"><text:span text:style-name="T187">ML605</text:span></text:span><text:change-end text:change-id="ct140560719113392"/></text:p>
          </table:table-cell>
          <table:table-cell table:style-name="Table4.A2" office:value-type="string">
            <text:p text:style-name="P401"><text:change-start text:change-id="ct140560810853488"/>Virtex6<text:change-end text:change-id="ct140560810853488"/></text:p>
          </table:table-cell>
          <table:table-cell table:style-name="Table4.A2" office:value-type="string">
            <text:p text:style-name="P401"><text:change-start text:change-id="ct140560845892048"/>PCIe<text:change-end text:change-id="ct140560845892048"/></text:p>
          </table:table-cell>
          <table:table-cell table:style-name="Table4.D2" office:value-type="string">
            <text:p text:style-name="P401"><text:change-start text:change-id="ct140560811568672"/>Xilinx PCIe-based Virtex6 development board, with 2 FMC slots<text:change-end text:change-id="ct140560811568672"/></text:p>
          </table:table-cell>
        </table:table-row>
        <table:table-row>
          <table:table-cell table:style-name="Table4.A2" office:value-type="string">
            <text:p text:style-name="P404"><text:change-start text:change-id="ct140560811570256"/><text:span text:style-name="Code"><text:span text:style-name="T187">ZedBoard</text:span></text:span><text:change-end text:change-id="ct140560811570256"/></text:p>
          </table:table-cell>
          <table:table-cell table:style-name="Table4.A2" office:value-type="string">
            <text:p text:style-name="P401"><text:change-start text:change-id="ct140560811612048"/>Zynq/PL<text:change-end text:change-id="ct140560811612048"/></text:p>
          </table:table-cell>
          <table:table-cell table:style-name="Table4.A2" office:value-type="string">
            <text:p text:style-name="P401"><text:change-start text:change-id="ct140560805287504"/>AXI internal<text:change-end text:change-id="ct140560805287504"/></text:p>
          </table:table-cell>
          <table:table-cell table:style-name="Table4.D2" office:value-type="string">
            <text:p text:style-name="P406"><text:change-start text:change-id="ct140560694717360"/><text:span text:style-name="T188">Digilent Zynq Development Board<text:line-break/></text:span><text:change-end text:change-id="ct140560694717360"/><text:change-start text:change-id="ct140560719182592"/><text:span text:style-name="T57">HDL Platform is the </text:span><text:span text:style-name="T193">“PL” side of the Zynq SoC</text:span><text:span text:style-name="T57">, with the PL-attached devices and one FMC slot</text:span><text:change-end text:change-id="ct140560719182592"/></text:p>
          </table:table-cell>
        </table:table-row>
        <table:table-row>
          <table:table-cell table:style-name="Table4.A2" office:value-type="string">
            <text:p text:style-name="P391"><text:change-start text:change-id="ct140560718594512"/><text:span text:style-name="Code"><text:span text:style-name="T187">ALST4</text:span></text:span><text:change-end text:change-id="ct140560718594512"/></text:p>
          </table:table-cell>
          <table:table-cell table:style-name="Table4.A2" office:value-type="string">
            <text:p text:style-name="P401"><text:change-start text:change-id="ct140560810853712"/>Stratix4<text:change-end text:change-id="ct140560810853712"/></text:p>
          </table:table-cell>
          <table:table-cell table:style-name="Table4.A2" office:value-type="string">
            <text:p text:style-name="P401"><text:change-start text:change-id="ct140560846221088"/>PCIe<text:change-end text:change-id="ct140560846221088"/></text:p>
          </table:table-cell>
          <table:table-cell table:style-name="Table4.D2" office:value-type="string">
            <text:p text:style-name="P391"><text:change-start text:change-id="ct140560845720720"/><text:span text:style-name="T190">Intel/</text:span><text:change-end text:change-id="ct140560845720720"/><text:change-start text:change-id="ct140560845495760"/><text:span text:style-name="T187">Altera PCIe-based Stratix4 development board with 2 HSMC slots.</text:span><text:change-end text:change-id="ct140560845495760"/></text:p>
          </table:table-cell>
        </table:table-row>
        <table:table-row>
          <table:table-cell table:style-name="Table4.A2" office:value-type="string">
            <text:p text:style-name="P391"><text:change-start text:change-id="ct140560805289440"/><text:span text:style-name="Code"><text:span text:style-name="T187">ZC706</text:span></text:span><text:change-end text:change-id="ct140560805289440"/></text:p>
          </table:table-cell>
          <table:table-cell table:style-name="Table4.A2" office:value-type="string">
            <text:p text:style-name="P401"><text:change-start text:change-id="ct140560774000896"/>Zynq/PL<text:change-end text:change-id="ct140560774000896"/></text:p>
          </table:table-cell>
          <table:table-cell table:style-name="Table4.A2" office:value-type="string">
            <text:p text:style-name="P401"><text:change-start text:change-id="ct140560805289168"/>AXI Internal<text:line-break/>PCIe external<text:change-end text:change-id="ct140560805289168"/></text:p>
          </table:table-cell>
          <table:table-cell table:style-name="Table4.D2" office:value-type="string">
            <text:p text:style-name="P391"><text:change-start text:change-id="ct140560845680160"/><text:span text:style-name="T187">Xilinx PCIe-based Zynq development board with </text:span><text:span text:style-name="T188">2 FMC slots.</text:span><text:change-end text:change-id="ct140560845680160"/><text:change-start text:change-id="ct140560695072704"/></text:p>
            <text:p text:style-name="P407"><text:span text:style-name="T57">HDL Platform is the </text:span><text:span text:style-name="T193">“PL” side of the Zynq SoC</text:span><text:span text:style-name="T57">, with the PL-attached devices, </text:span><text:span text:style-name="T189">two</text:span><text:span text:style-name="T57"> FMC slot</text:span><text:change-end text:change-id="ct140560695072704"/><text:change-start text:change-id="ct140560804765424"/><text:span text:style-name="T189">s</text:span><text:change-end text:change-id="ct140560804765424"/><text:change-start text:change-id="ct140560718499456"/><text:span text:style-name="T57">, </text:span><text:span text:style-name="T188">and a</text:span><text:span text:style-name="T189">n</text:span><text:span text:style-name="T188"> attachment to </text:span><text:span text:style-name="T189">the </text:span><text:span text:style-name="T188">PCIe</text:span><text:change-end text:change-id="ct140560718499456"/><text:change-start text:change-id="ct140560811461744"/><text:span text:style-name="T188"> </text:span><text:span text:style-name="T189">interconnect.</text:span><text:change-end text:change-id="ct140560811461744"/></text:p>
          </table:table-cell>
        </table:table-row>
      </table:table>
      <text:list xml:id="list85855640386445" text:continue-numbering="true" text:style-name="WWNum32">
        <text:list-item>
          <text:p text:style-name="P39"><text:change text:change-id="ct140560587689392"/><text:change text:change-id="ct140560845781776"/><text:change text:change-id="ct140560845781552"/><text:change text:change-id="ct140560845781328"/><text:change text:change-id="ct140560719290784"/><text:change text:change-id="ct140560719290560"/><text:change text:change-id="ct140560694419632"/><text:change text:change-id="ct140560694419408"/><text:change text:change-id="ct140560422718144"/><text:change text:change-id="ct140560422717920"/></text:p>
        </text:list-item>
      </text:list>
      <text:h text:style-name="P468" text:outline-level="2"><text:bookmark-start text:name="__RefHeading___Toc17470_1235158909"/>Simulator FPGA Platforms<text:bookmark-end text:name="__RefHeading___Toc17470_1235158909"/></text:h>
      <text:p text:style-name="P41">OpenCPI provides a software <text:span text:style-name="T447">runtime</text:span> infrastructure to make execution on simulators as similar as possible to execution on phy<text:span text:style-name="T24">si</text:span>cal FPGAs, without simulating any external device-related logic. <text:s/><text:span text:style-name="T27">The simulation execution environment makes execution on different simulators also similar to each other. <text:s/>Multiple simulator instances may execute simultaneously </text:span><text:change text:change-id="ct140560719206832"/><text:span text:style-name="T27">subject to any license restrictions</text:span><text:change-start text:change-id="ct140560719280576"/><text:span text:style-name="T27"> allowing only a certain number of simulator instances to run at the same time.</text:span><text:change-end text:change-id="ct140560719280576"/><text:change text:change-id="ct140560805377232"/></text:p>
      <text:p text:style-name="P143">At the time of this writing, only mixed-language simulators (VHDL and Verilog) may be enabled and used with OpenCPI.</text:p>
      <text:p text:style-name="P143">Examples of supported FPGA simulators include:</text:p>
      <text:list xml:id="list85855496985774" text:continue-numbering="true" text:style-name="WWNum32">
        <text:list-item>
          <text:p text:style-name="List_20_Bullet">Xilinx Isim<text:change-start text:change-id="ct140560805119888"/> <text:span text:style-name="T476">from ISE 14.7</text:span><text:change-end text:change-id="ct140560805119888"/></text:p>
        </text:list-item>
        <text:list-item>
          <text:p text:style-name="List_20_Bullet">Mentor Modelsim<text:change-start text:change-id="ct140560695067232"/> <text:span text:style-name="T476">DE 10.2</text:span><text:change-end text:change-id="ct140560695067232"/><text:change-start text:change-id="ct140560845309840"/></text:p>
        </text:list-item>
        <text:list-item>
          <text:p text:style-name="P538">Xilinx Vivado Xsim 2016.4 (in Q3<text:change-end text:change-id="ct140560845309840"/><text:change-start text:change-id="ct140560845310064"/> 2017)<text:change-end text:change-id="ct140560845310064"/></text:p>
        </text:list-item>
      </text:list>
      <text:p text:style-name="P204">Other simulators that may be supported include:</text:p>
      <text:list xml:id="list85855343715304" text:continue-numbering="true" text:style-name="WWNum32">
        <text:list-item>
          <text:p text:style-name="P523">Aldec<text:change text:change-id="ct140560845639312"/></text:p>
        </text:list-item>
      </text:list>
      <text:h text:style-name="P469" text:outline-level="2"><text:bookmark-start text:name="__RefHeading__1035_1060509377"/>Enabling Development for FPGA <text:span text:style-name="T28">P</text:span>latforms<text:bookmark-end text:name="__RefHeading__1035_1060509377"/></text:h>
      <text:h text:style-name="Heading_20_3" text:outline-level="3"><text:bookmark-start text:name="__RefHeading__17658_2116501284"/>Installing the <text:span text:style-name="T28">T</text:span>ool <text:span text:style-name="T28">C</text:span>hain<text:bookmark-end text:name="__RefHeading__17658_2116501284"/></text:h>
      <text:p text:style-name="P130"><text:span text:style-name="T369">For tools not currently supported by OpenCPI, d</text:span>ocument the basic process of obtaining and installing the tools, highlighting any options or configurations that must be specialized, customized, or simply required for using OpenCPI. <text:s/>Licensing is also an issue for many FPGA tools.</text:p>
      <text:p text:style-name="P132">Note that OpenCPI execute<text:span text:style-name="T322">s</text:span> FPGA tools in “wrapper scripts” that perform any necessary initialization or setup, including license setup. <text:s/>Thus, for OpenCPI, there is no need for login-time startup scripts. <text:s/>In fact, such scripts can actually cause problems in many cases since OpenCPI frequently invokes multiple alternative tool sets under a single build command. <text:s/><text:span text:style-name="T322">P</text:span>olluting your environment with settings from multiple tools and vendors is frequently a source of problems.</text:p>
      <text:p text:style-name="P182">For OpenCPI development it is recommended to remove any such “automatic setup at login” items that the tools installation process inserts into your login script(s), and put them in an a separate script that is used as needed.<text:change-start text:change-id="ct140560811354784"/></text:p>
      <text:p text:style-name="P183">Some FPGA tool chain installations include a software tool chain for emb<text:change-end text:change-id="ct140560811354784"/><text:change-start text:change-id="ct140560720014368"/>edded cores on SoCs. <text:s/>This means that one tool installation supports both the FPGA platform and the GPP platform. <text:s/>E.g. a Xilinx ISE installation may include t<text:change-end text:change-id="ct140560720014368"/><text:change-start text:change-id="ct140560718526656"/>he EDK sub-package that supports cross-compilation for the ARM cores on the Zynq SoC.<text:change-end text:change-id="ct140560718526656"/></text:p>
      <text:h text:style-name="Heading_20_3" text:outline-level="3"><text:bookmark-start text:name="__RefHeading__17660_2116501284"/>Integrating the <text:span text:style-name="T28">T</text:span>ool <text:span text:style-name="T28">C</text:span>hain into the OpenCPI <text:span text:style-name="T209">HDL B</text:span>uild <text:span text:style-name="T28">P</text:span>rocess<text:bookmark-end text:name="__RefHeading__17660_2116501284"/><text:change text:change-id="ct140560800621248"/></text:h>
      <text:p text:style-name="P131">[This is a large topic that is not <text:span text:style-name="T209">fully </text:span>documented].</text:p>
      <text:p text:style-name="P43">This process includes enabling the OpenCPI FPGA build process to use the right tools to target the “part family” of the FPGA device on the platform. <text:s/>For example, on the “<text:change-start text:change-id="ct140560695016224"/><text:span text:style-name="T477">z</text:span><text:change-end text:change-id="ct140560695016224"/><text:change text:change-id="ct140560804391824"/>ed” platform, the family of the FPGA part is “zynq”. <text:s/>On the “<text:change text:change-id="ct140560695016528"/><text:change-start text:change-id="ct140560845849376"/><text:span text:style-name="T477">ml</text:span><text:change-end text:change-id="ct140560845849376"/>605” platform, the family of the FPGA part is “virtex6”. <text:s/>The required tools for a platform's FPGA may already be installed and integrated, and may already support the particular part family of the platform's FPGA. <text:s/>If not, that support must be added to the integration of those tools.</text:p>
      <text:p text:style-name="P43">So the integration process is:</text:p>
      <text:list xml:id="list85855121901068" text:continue-list="list85854219228978" text:style-name="Numbering_20_1">
        <text:list-item>
          <text:p text:style-name="List_20_Number">If the required tools are not <text:change text:change-id="ct140560810656048"/><text:change-start text:change-id="ct140560422755200"/><text:span text:style-name="T477">currently</text:span><text:change-end text:change-id="ct140560422755200"/> integrated with OpenCPI, they must be <text:span text:style-name="T325">integrated (not a small job)</text:span>.</text:p>
        </text:list-item>
        <text:list-item>
          <text:p text:style-name="List_20_Number">If the required tools are <text:change text:change-id="ct140560810656272"/><text:change-start text:change-id="ct140560811369008"/><text:span text:style-name="T477">currently</text:span><text:change-end text:change-id="ct140560811369008"/> integrated with OpenCPI, but do not yet support the part family, that support must be added.</text:p>
        </text:list-item>
      </text:list>
      <text:p text:style-name="P43">The database of part families, and their relationships to tools and <text:change text:change-id="ct140560845849776"/><text:change-start text:change-id="ct140560811481776"/><text:span text:style-name="T477">vendors</text:span><text:change-end text:change-id="ct140560811481776"/>, is in the file:</text:p>
      <text:p text:style-name="Code">tools/cdk/include/hdl/hdl-targets.mk</text:p>
      <text:p text:style-name="P133">The scripts that wrap and execute FPGA tools are found in <text:span text:style-name="T323">the directory:</text:span></text:p>
      <text:p text:style-name="Code">tools/cdk/include/hdl</text:p>
      <text:h text:style-name="Heading_20_3" text:outline-level="3"><text:bookmark-start text:name="__RefHeading__17662_2116501284"/><text:soft-page-break/>Building <text:span text:style-name="T28">A</text:span>ll the <text:span text:style-name="T28">E</text:span>xisting <text:change text:change-id="ct140560841971488"/><text:change-start text:change-id="ct140560846267184"/><text:span text:style-name="T478">Vendor-independent</text:span><text:change-end text:change-id="ct140560846267184"/> HDL <text:span text:style-name="T28">C</text:span>ode<text:bookmark-end text:name="__RefHeading__17662_2116501284"/></text:h>
      <text:p text:style-name="P144">Nearly all HDL code (mostly VHDL) in OpenCPI is portable and can be built (compiled and synthesized) for all part families and vendors and simulators. <text:s/>This portable HDL code can be built using the “make hdlportable” command in the top level directory of OpenCPI, supplying the targets (part families) <text:change-start text:change-id="ct140560845854144"/><text:span text:style-name="T478">is </text:span><text:change-end text:change-id="ct140560845854144"/>required.</text:p>
      <text:p text:style-name="P385">Here is a command that builds all the portable code in OpenCPI <text:span text:style-name="T209">for currently supported part families (known as “</text:span><text:span text:style-name="Code">HdlTargets</text:span><text:span text:style-name="T209">” in the OpenCPI FPGA build process):</text:span></text:p>
      <text:p text:style-name="Code">make hdlportable <text:span text:style-name="T324">\<text:line-break/> <text:s/></text:span>HdlTargets='isim modelsim virtex6 virtex5 <text:span text:style-name="T324">\<text:line-break/> <text:s text:c="13"/></text:span>stratix4 stratix5 zynq spartan3adsp'</text:p>
      <text:p text:style-name="P184"><text:change-start text:change-id="ct140560811043840"/>This build command builds all primitive libraries and cores as well as all HDL workers in the OpenCPI core tree. <text:s/>It stops short of building anything specific to an HDL platform.</text:p>
      <text:p text:style-name="P45"><text:change-end text:change-id="ct140560811043840"/>Some of the code built using the above command is explicitly labeled to <text:span text:style-name="T133">only build</text:span> for certain targets or to <text:span text:style-name="T133">not build</text:span> for some targets, but most is truly portable and will build for all targets. <text:s/>Once this build command succeeds for the target (part family) <text:change text:change-id="ct140560811044352"/><text:change-start text:change-id="ct140560800611632"/><text:span text:style-name="T478">of</text:span><text:change-end text:change-id="ct140560800611632"/> the platform, you can proceed with the steps below to write the HDL code necessary to enable execution on the platform.</text:p>
      <text:h text:style-name="Heading_20_3" text:outline-level="3"><text:bookmark-start text:name="__RefHeading___Toc22146_1235158909"/>Scripts for HDL Platforms<text:bookmark-end text:name="__RefHeading___Toc22146_1235158909"/></text:h>
      <text:p text:style-name="P145">For physical platforms (not simulation), there are two scripts that must be also placed in the platform's directory, <text:change-start text:change-id="ct140560800612032"/><text:span text:style-name="T123">if they apply to the platform</text:span><text:change-end text:change-id="ct140560800612032"/>:</text:p>
      <text:list xml:id="list85855543938571" text:continue-list="list85855343715304" text:style-name="WWNum32">
        <text:list-item>
          <text:p text:style-name="List_20_Bullet">A JTAG support script to enable JTAG-based bitstream loading, <text:span text:style-name="T210">whose name is:<text:line-break/></text:span><text:span text:style-name="Code">jtagSupport_</text:span><text:span text:style-name="Code"><text:span text:style-name="T31">&lt;platform&gt;</text:span></text:span> <text:s/><text:span text:style-name="T370">(</text:span><text:change-start text:change-id="ct140560718535216"/><text:span text:style-name="T370">only </text:span><text:change-end text:change-id="ct140560718535216"/><text:span text:style-name="T370">for platforms with JTAG bitstream loading)</text:span></text:p>
        </text:list-item>
        <text:list-item>
          <text:p text:style-name="List_20_Bullet">A boot-flash loading script to enable scripted loading of bitstreams to the boot flash, whose name is:<text:change-start text:change-id="ct140560804629744"/> <text:change-end text:change-id="ct140560804629744"/><text:s/><text:change-start text:change-id="ct140560811340048"/><text:span text:style-name="Code">loadFlash_&lt;platform&gt;</text:span><text:change-end text:change-id="ct140560811340048"/> (for platforms with boot-flash loading capabilities)</text:p>
        </text:list-item>
      </text:list>
      <text:p text:style-name="P145">In some cases the appropriate script might be already be written for a different platform, in which case one platform's script can be a symbolic link to the other. <text:s/>In other cases there might be a vendor script (e.g. for all Xilinx or all <text:change-start text:change-id="ct140560811044112"/><text:span text:style-name="T483">Intel/</text:span><text:change-end text:change-id="ct140560811044112"/>Altera) which may live in the <text:span text:style-name="Code">hdl/vendors/</text:span><text:span text:style-name="Code"><text:span text:style-name="T31">&lt;vendor&gt;</text:span></text:span> directory.</text:p>
      <text:p text:style-name="P134"><text:span text:style-name="T211">For simulation platforms there must be a script to invoke the simulator from the OpenCPI runtime framework. <text:s/>This script must be called: <text:s/></text:span><text:span text:style-name="Code">runSimExec.</text:span><text:span text:style-name="Code"><text:span text:style-name="T31">&lt;platform&gt;</text:span></text:span> <text:span text:style-name="T446">and live in the platform's </text:span><text:span text:style-name="Code">hdl/platforms/</text:span><text:span text:style-name="Code"><text:span text:style-name="T31">&lt;platform&gt;</text:span></text:span><text:span text:style-name="T446"> directory.</text:span></text:p>
      <text:h text:style-name="P470" text:outline-level="2"><text:bookmark-start text:name="__RefHeading__1037_1060509377"/>Enabling Execution for <text:span text:style-name="T244">FPGA</text:span> platforms<text:bookmark-end text:name="__RefHeading__1037_1060509377"/></text:h>
      <text:p text:style-name="P46">This section assumes the reader is familiar with component and application development with OpenCPI, including developing HDL <text:span text:style-name="T33">application </text:span>workers and assemblies <text:span text:style-name="T29">as described in the </text:span><text:span text:style-name="FirstEmphasis">OpenCPI HDL Development Guide</text:span><text:span text:style-name="T29">.</text:span></text:p>
      <text:p text:style-name="P46">An OpenCPI HDL hardware platform is an FPGA with associated devices and slots attached to its pins. <text:s/><text:change-start text:change-id="ct140560841952496"/><text:span text:style-name="T479">Supporti</text:span><text:change-end text:change-id="ct140560841952496"/><text:change-start text:change-id="ct140560841952848"/><text:span text:style-name="T479">ng a platform requires</text:span><text:change-end text:change-id="ct140560841952848"/><text:change text:change-id="ct140560845265264"/><text:change-start text:change-id="ct140560810964768"/><text:span text:style-name="T479"> </text:span><text:change-end text:change-id="ct140560810964768"/>determin<text:change-start text:change-id="ct140560811356224"/><text:span text:style-name="T479">ing</text:span><text:change-end text:change-id="ct140560811356224"/><text:change text:change-id="ct140560719179072"/><text:change-start text:change-id="ct140560422762032"/><text:span text:style-name="T479"> </text:span><text:change-end text:change-id="ct140560422762032"/>whether the types of devices and slots attached to the FPGA are already supported by OpenCPI.</text:p>
      <text:p text:style-name="P46"><text:change text:change-id="ct140560719179440"/><text:change text:change-id="ct140560811356544"/><text:change-start text:change-id="ct140560846015408"/><text:span text:style-name="T479">I</text:span><text:change-end text:change-id="ct140560846015408"/>f the devices <text:span text:style-name="T212">attached to the FPGA </text:span>are not yet supported in OpenCPI, that support must also be added. <text:s/><text:span text:style-name="T212">Device support in OpenCPI is generally portable (i.e. the device support code can be used to support the same device on different platforms and cards). <text:s/>This type of device support is done separate from a platform or card so it is naturally reused on other platforms or cards. <text:s/>Some device support is very platform-specific and is associated with a particular platform. <text:s/>The device support process is described in the </text:span><text:a xlink:type="simple" xlink:href="#5.5.Device Support for FPGA Platforms|outline" text:style-name="Internet_20_link" text:visited-style-name="Visited_20_Internet_20_Link"><text:span text:style-name="T212">Device Support for FPGA Platforms</text:span></text:a><text:span text:style-name="T212"> section below.</text:span></text:p>
      <text:p text:style-name="P223"><text:change-start text:change-id="ct140560846147776"/>If a platform has slot types that are not yet supported, that support must be added. <text:s/>Slot types are defined by specific physical connectors, electrical signaling and direction, and pin and signal name assignments. <text:s/><text:span text:style-name="T29">See the section </text:span><text:a xlink:type="simple" xlink:href="#5.4.2.Slots — How Cards Plug into Platforms|outline" text:style-name="Internet_20_link" text:visited-style-name="Visited_20_Internet_20_Link"><text:span text:style-name="T29">Slots — How Cards Plug into Platforms</text:span></text:a><text:span text:style-name="T29"> below.</text:span></text:p>
      <text:p text:style-name="P353"><text:change-end text:change-id="ct140560846147776"/><text:span text:style-name="T212">The term </text:span><text:span text:style-name="FirstEmphasis">card</text:span><text:span text:style-name="T212"> is used in OpenCPI to mean a card with additional devices that may be plugged into a compatible </text:span><text:span text:style-name="FirstEmphasis">slot</text:span><text:span text:style-name="T212"> on various </text:span><text:span text:style-name="FirstEmphasis">platform</text:span><text:span text:style-name="FirstEmphasis"><text:span text:style-name="T212">s</text:span></text:span><text:span text:style-name="T376">. <text:s/>Thus devices may be directly attached to the pins of the platform FPGA, or they may exist on a plug-in card that, when plugged into a slot, become attached to the platform FPGA. <text:s/>In this latter case such devices are not considered part of the platform, but part of the </text:span><text:change-start text:change-id="ct140560766785936"/><text:span text:style-name="FirstEmphasis">card</text:span><text:change-end text:change-id="ct140560766785936"/><text:span text:style-name="T212">, which might be plugged into a certain type of slot on any platform.</text:span><text:change-start text:change-id="ct140560846187680"/><text:span text:style-name="T212"> <text:s/>See the section </text:span><text:change-end text:change-id="ct140560846187680"/><text:change-start text:change-id="ct140560845302032"/><text:a xlink:type="simple" xlink:href="#5.6.Defining Cards Containing Devices that Plug into Slots of Platforms|outline" text:style-name="Internet_20_link" text:visited-style-name="Visited_20_Internet_20_Link"><text:span text:style-name="T212">Defining Cards Containing Devices that Plug into Slots of Platforms|outline</text:span></text:a><text:change-end text:change-id="ct140560845302032"/></text:p>
      <text:p text:style-name="P331">The asset types in a project that support HDL platforms are:</text:p>
      <text:p text:style-name="IndentHang"><text:span text:style-name="FirstEmphasis">HDL Device Worker</text:span> — <text:s/><text:span text:style-name="FirstEmphasis"><text:span text:style-name="T229">a</text:span></text:span><text:span text:style-name="FirstEmphasis"><text:span text:style-name="T230"> specific type of HDL worker </text:span></text:span><text:span text:style-name="FirstEmphasis"><text:span text:style-name="T231">that </text:span></text:span><text:span text:style-name="FirstEmphasis"><text:span text:style-name="T232">support</text:span></text:span><text:span text:style-name="FirstEmphasis"><text:span text:style-name="T231">s</text:span></text:span><text:span text:style-name="FirstEmphasis"><text:span text:style-name="T232"> external devices attached to FPGAs</text:span></text:span></text:p>
      <text:p text:style-name="IndentHang"><text:span text:style-name="FirstEmphasis">HDL Platform Worker</text:span> — <text:span text:style-name="FirstEmphasis"><text:span text:style-name="T229">a</text:span></text:span><text:span text:style-name="FirstEmphasis"><text:span text:style-name="T230"> specific type of HDL worker </text:span></text:span><text:span text:style-name="FirstEmphasis"><text:span text:style-name="T229">providing</text:span></text:span><text:span text:style-name="FirstEmphasis"><text:span text:style-name="T230"> infrastructure for implementing control/data interfaces to devices </text:span></text:span><text:span text:style-name="FirstEmphasis"><text:span text:style-name="T229">and interconnects </text:span></text:span><text:span text:style-name="FirstEmphasis"><text:span text:style-name="T230">external to the FPGA </text:span></text:span><text:span text:style-name="FirstEmphasis"><text:span text:style-name="T233">or simulator</text:span></text:span><text:span text:style-name="FirstEmphasis"><text:span text:style-name="T230"> </text:span></text:span><text:span text:style-name="FirstEmphasis"><text:span text:style-name="T229">(e.g. PCI Express, Clocks)</text:span></text:span></text:p>
      <text:p text:style-name="IndentHang"><text:span text:style-name="FirstEmphasis">HDL Slot Type Definition</text:span> — a specification of the pins and signals that are present in a type of slot that may be present on platforms, into which compatible cards may be plugged.</text:p>
      <text:p text:style-name="IndentHang"><text:span text:style-name="FirstEmphasis">HDL Card Definition</text:span> — a specification that includes the slot type of a card, the devices present, and how they are wired to the slot.</text:p>
      <text:p text:style-name="IndentHang"><text:span text:style-name="FirstEmphasis">HDL Platform Configuration</text:span> — <text:s/><text:span text:style-name="T378">a prebuilt (presynthesized) assembly of device-level HDL workers that represent a particular configuration of device support modules for a given HDL platform.</text:span><text:span text:style-name="FirstEmphasis"><text:span text:style-name="T230"> <text:s/></text:span></text:span><text:span text:style-name="FirstEmphasis"><text:span text:style-name="T234">The HDL code is </text:span></text:span><text:span text:style-name="FirstEmphasis"><text:span text:style-name="T141">automatically generated</text:span></text:span><text:span text:style-name="FirstEmphasis"><text:span text:style-name="T234"> from a brief description in XML</text:span></text:span></text:p>
      <text:p text:style-name="P331">All these asset types are initially created using the <text:span text:style-name="Code">ocpidev</text:span> tool.</text:p>
      <text:p text:style-name="P330"><text:soft-page-break/>The directories (in any project) where platform support files are placed <text:span text:style-name="T377">(by </text:span><text:span text:style-name="Code">ocpidev</text:span><text:span text:style-name="T377">) </text:span>are:</text:p>
      <text:p text:style-name="IndentHang"><text:span text:style-name="Code">hdl/devices</text:span> — a component library for portable device workers and proxies</text:p>
      <text:p text:style-name="IndentHang"><text:span text:style-name="Code">hdl/cards</text:span> — a component library for card-specific device workers</text:p>
      <text:p text:style-name="IndentHang"><text:span text:style-name="Code">hdl/cards/specs</text:span> — a directory where cards and slot types are defined</text:p>
      <text:p text:style-name="IndentHang"><text:span text:style-name="Code">hdl/platforms</text:span> — a directory where platform workers <text:span text:style-name="T377">and associated platform configurations </text:span>are placed</text:p>
      <text:p text:style-name="P408"><text:span text:style-name="Code">hdl/platforms/</text:span><text:span text:style-name="Code"><text:span text:style-name="T31">&lt;platform&gt;</text:span></text:span> — a platform worker's directory that also contains its platform configuration</text:p>
      <text:p text:style-name="IndentHang">h<text:span text:style-name="Code">dl/platforms/</text:span><text:span text:style-name="Code"><text:span text:style-name="T31">&lt;platform&gt;</text:span></text:span><text:span text:style-name="Code">/devices</text:span> — a component library for platform-specific device workers and proxies for <text:span text:style-name="Code"><text:span text:style-name="T31">&lt;platform&gt;</text:span></text:span></text:p>
      <text:p text:style-name="P47">HDL <text:span text:style-name="T376">p</text:span>latform support starts with deciding on a name for the platform (usually a lower-cased version of the name used by the vendor of the platform), and <text:span text:style-name="T379">using </text:span><text:span text:style-name="Code">ocpidev create </text:span><text:change-start text:change-id="ct140560846188064"/><text:span text:style-name="Code"><text:span text:style-name="T502">hdl </text:span></text:span><text:change-end text:change-id="ct140560846188064"/><text:span text:style-name="Code">platform</text:span><text:span text:style-name="T379"> to </text:span>creat<text:span text:style-name="T379">e</text:span> a directory <text:span text:style-name="T379">and associated files using the ocpidev tool</text:span>. <text:s/>In that directory<text:change text:change-id="ct140560694492480"/> there <text:span text:style-name="T379">will</text:span> be a<text:span text:style-name="T379">n initial </text:span><text:span text:style-name="Code">Makefile,</text:span><text:span text:style-name="T379"> an initial platform description XML file and an initial source code skeleton for the platform worker.</text:span></text:p>
      <text:p text:style-name="P226">In summary, the steps to enabling an HDL platform for execution are, (assuming the development tools are enabled):</text:p>
      <text:list xml:id="list85854796369553" text:continue-numbering="true" text:style-name="WWNum32">
        <text:list-item>
          <text:p text:style-name="P525"><text:change-start text:change-id="ct140560846197984"/>Take inventory of the platform by identifying its interconnects, method of reprogramming, device, and slots<text:change-end text:change-id="ct140560846197984"/><text:change text:change-id="ct140560810710208"/><text:change text:change-id="ct140560810709984"/><text:change-start text:change-id="ct140560694654240"/></text:p>
        </text:list-item>
        <text:list-item>
          <text:p text:style-name="List_20_Bullet"><text:change-end text:change-id="ct140560694654240"/>Define the platform worker, with associated hardware-related metadata <text:span text:style-name="T326">and files</text:span>.<text:change-start text:change-id="ct140560694395184"/></text:p>
          <text:list>
            <text:list-item>
              <text:list>
                <text:list-item>
                  <text:list>
                    <text:list-item>
                      <text:list>
                        <text:list-item>
                          <text:list>
                            <text:list-item>
                              <text:p text:style-name="P539">Address/configure interconnect<text:change-end text:change-id="ct140560694395184"/><text:change-start text:change-id="ct140560694395408"/> issues of the platform worker<text:change-end text:change-id="ct140560694395408"/><text:change-start text:change-id="ct140560805118080"/></text:p>
                            </text:list-item>
                          </text:list>
                        </text:list-item>
                      </text:list>
                    </text:list-item>
                  </text:list>
                </text:list-item>
                <text:list-item>
                  <text:p text:style-name="P541">Build the platform worker (perhaps a skeleton) and a simple<text:change-end text:change-id="ct140560805118080"/><text:change-start text:change-id="ct140560805204848"/> complete bitstream</text:p>
                </text:list-item>
              </text:list>
            </text:list-item>
          </text:list>
        </text:list-item>
        <text:list-item>
          <text:p text:style-name="P540">Implement reprogramming (a.k.a. bitstream loading) of the FPGA</text:p>
        </text:list-item>
        <text:list-item>
          <text:p text:style-name="List_20_Bullet"><text:change-end text:change-id="ct140560805204848"/>Implement the platform worker and perform basic tests, with <text:span text:style-name="T31">no</text:span> devices enabled.<text:change text:change-id="ct140560694719424"/><text:change-start text:change-id="ct140560718577808"/></text:p>
        </text:list-item>
        <text:list-item>
          <text:p text:style-name="P542">Define any new slot types and add them to OpenCPI.</text:p>
        </text:list-item>
        <text:list-item>
          <text:p text:style-name="P542">Define and establish “skeletons” for all new devices on the platform.<text:change-end text:change-id="ct140560718577808"/><text:change-start text:change-id="ct140560800728896"/></text:p>
        </text:list-item>
        <text:list-item>
          <text:p text:style-name="P541">Define the platform with all devices and slots, build and <text:span text:style-name="T480">do </text:span>basic tests.</text:p>
        </text:list-item>
        <text:list-item>
          <text:p text:style-name="P543">Implement any new devices for the platform, and test the platform <text:span text:style-name="T31">with</text:span> devices <text:span text:style-name="T32">(both pre-existing and new)</text:span>.<text:change-end text:change-id="ct140560800728896"/><text:change-start text:change-id="ct140560587487168"/></text:p>
        </text:list-item>
        <text:list-item>
          <text:p text:style-name="P544">Test slots using supported cards.<text:change-end text:change-id="ct140560587487168"/><text:change-start text:change-id="ct140560694970400"/></text:p>
        </text:list-item>
      </text:list>
      <text:p text:style-name="P185"><text:change-end text:change-id="ct140560694970400"/><text:change-start text:change-id="ct140560846197600"/>The next two sections (signals and slots), define XML elements required by platforms. <text:s/>Following that, the specifics of <text:change-end text:change-id="ct140560846197600"/><text:change-start text:change-id="ct140560718739184"/>platform worker XML files are detailed.<text:change-end text:change-id="ct140560718739184"/></text:p>
      <text:h text:style-name="P456" text:outline-level="3"><text:bookmark-start text:name="__RefHeading___Toc18275_4003722483"/>Signal Declaration <text:span text:style-name="T385">XML Element</text:span>s for Devices, Platforms, Slots and Cards<text:bookmark-end text:name="__RefHeading___Toc18275_4003722483"/></text:h>
      <text:p text:style-name="P276">Signal <text:span text:style-name="T383">declaration XML </text:span>elements are <text:span text:style-name="T383">used in a number of contexts in supporting HDL platforms, cards and devices. <text:s/>They declare name, direction, width and other </text:span><text:soft-page-break/><text:span text:style-name="T383">characteristics. <text:s/>Any specific rules or constraints for each context are specified in the respective sections, but the common aspects of signal declarations are described here.</text:span></text:p>
      <text:p text:style-name="P332">An example of a signal declaration element is:</text:p>
      <text:p text:style-name="Code">&lt;signal output='data' width='16'/</text:p>
      <text:p text:style-name="P277"><text:span text:style-name="T384">which defines an output signal array 16 wide named </text:span><text:span text:style-name="Code">data</text:span><text:span text:style-name="T384">. <text:s/>The attributes to a </text:span><text:span text:style-name="Code">signal</text:span><text:span text:style-name="T384"> element are: </text:span><text:span text:style-name="Code">input</text:span><text:span text:style-name="T384">, </text:span><text:span text:style-name="Code">output</text:span><text:span text:style-name="T384">, </text:span><text:span text:style-name="Code">inout</text:span><text:span text:style-name="T384">, </text:span><text:span text:style-name="Code">bidirectional</text:span><text:span text:style-name="T384">, </text:span><text:span text:style-name="Code">differential</text:span><text:span text:style-name="T384">, and </text:span><text:span text:style-name="Code">width</text:span><text:span text:style-name="T384">. <text:s/>Depending on the direction of the signal, there are other attributes that determine the actual signal names.</text:span></text:p>
      <text:h text:style-name="P503" text:outline-level="4">Signal Direction Attributes</text:h>
      <text:p text:style-name="P333">The signal name and direction are defined in a single attribute:</text:p>
      <text:p text:style-name="IndentHang"><text:span text:style-name="Code"><text:span text:style-name="T237">Input='</text:span></text:span><text:span text:style-name="Code"><text:span text:style-name="T132">&lt;</text:span></text:span><text:span text:style-name="Code"><text:span text:style-name="T131">name</text:span></text:span><text:span text:style-name="Code"><text:span text:style-name="T132">&gt;</text:span></text:span><text:span text:style-name="Code"><text:span text:style-name="T237">'</text:span></text:span> — identifies a signal as an input and provides its name.</text:p>
      <text:p text:style-name="IndentHang"><text:span text:style-name="Code">Output='</text:span><text:span text:style-name="Code"><text:span text:style-name="T114">&lt;</text:span></text:span><text:span text:style-name="Code"><text:span text:style-name="T31">name</text:span></text:span><text:span text:style-name="Code"><text:span text:style-name="T114">&gt;</text:span></text:span><text:span text:style-name="Code">'</text:span> — identifies a signal as an output from and provides its name.</text:p>
      <text:p text:style-name="IndentHang"><text:span text:style-name="Code">Inout='</text:span><text:span text:style-name="Code"><text:span text:style-name="T114">&lt;</text:span></text:span><text:span text:style-name="Code"><text:span text:style-name="T31">name</text:span></text:span><text:span text:style-name="Code"><text:span text:style-name="T114">&gt;</text:span></text:span><text:span text:style-name="Code">'</text:span> — identifies a signal as a tristate signal and provides its name.</text:p>
      <text:p text:style-name="IndentHang"><text:span text:style-name="Code">Bidirectional='</text:span><text:span text:style-name="Code"><text:span text:style-name="T114">&lt;</text:span></text:span><text:span text:style-name="Code"><text:span text:style-name="T31">name</text:span></text:span><text:span text:style-name="Code"><text:span text:style-name="T114">&gt;</text:span></text:span><text:span text:style-name="Code">'</text:span> — identifies a signal as usable in either direction and provides its name</text:p>
      <text:p text:style-name="Body">The direction is relative to the asset being defined in the XML file <text:span text:style-name="T422">(device, platform or card)</text:span>. <text:s/><text:span text:style-name="T422">When defining slot types, it is relative to the platform. </text:span><text:s/><text:span text:style-name="T385">In a platform definition, </text:span><text:span text:style-name="Code">input</text:span><text:span text:style-name="T385"> means input to the platform worker. <text:s/>For a device, it is input to the device. <text:s/>Declaring a signal </text:span><text:span text:style-name="Code">bidirectional</text:span><text:span text:style-name="T385"> means the signal may be either direction but when actually used, the direction will be inferred from what is connected to the signal.</text:span></text:p>
      <text:p text:style-name="P153">An <text:span text:style-name="Code">inout</text:span> signal inside an FPGA implies a bundle of three signals (in, out, output-enable) which, when attached to a pin/pad of the FPGA may result in a single tristate signal external to the FPGA. <text:s/><text:span text:style-name="T386">The names of the three associated signals is determined by adding the suffixes: </text:span><text:span text:style-name="Code">_i</text:span><text:span text:style-name="T386">, </text:span><text:span text:style-name="Code">_o</text:span><text:span text:style-name="T386">, </text:span><text:span text:style-name="Code">_oe</text:span><text:span text:style-name="T386"> respectively. <text:s text:c="3"/>These default suffixes can be overridden for a signal using the </text:span><text:span text:style-name="Code">in</text:span><text:span text:style-name="T386">, </text:span><text:span text:style-name="Code">out</text:span><text:span text:style-name="T386">, </text:span><text:span text:style-name="Code">oe</text:span><text:span text:style-name="T386"> attributes, where </text:span><text:span text:style-name="Code">%s</text:span><text:span text:style-name="T386"> in these attributes represents the name in the </text:span><text:span text:style-name="Code">inout</text:span><text:span text:style-name="T386"> attribute. <text:s/>For example, this declaration:</text:span></text:p>
      <text:p text:style-name="Code">&lt;signal inout='mySig' oe='The%sEnable' in='%s_in' out='<text:change-start text:change-id="ct140560695171360"/>%<text:span text:style-name="T481">s</text:span><text:change-end text:change-id="ct140560695171360"/><text:span text:style-name="T481">D</text:span>riven'/&gt;</text:p>
      <text:p text:style-name="P154">would imply the three signal names: <text:s/><text:span text:style-name="Code">mySig_in</text:span>, <text:span text:style-name="Code">mySigDriven</text:span>, and <text:span text:style-name="Code">ThemySigEnable</text:span>, rather than the default: <text:s/><text:span text:style-name="Code">mySig_i</text:span>, <text:span text:style-name="Code">mySig_o</text:span>, and <text:span text:style-name="Code">mySig_oe</text:span>. <text:s/><text:span text:style-name="T389">These suffixes will be converted to upper case when the signal name is entirely upper case.</text:span></text:p>
      <text:p text:style-name="P154">Whether this bundle of three signals is implied for <text:span text:style-name="Code">inout</text:span> signals depends on the context of the <text:span text:style-name="Code">signal</text:span> element. <text:s/><text:span text:style-name="T390">When HDL containers are generated by OpenCPI, a tristate I/O pin is generated with the single external signal and the three internal signals.</text:span></text:p>
      <text:p text:style-name="P174">These direction and signal type attributes allow OpenCPI to perform error checking for connections and implement the correct tie-offs and I/O primitives for top-level signals in a design.</text:p>
      <text:h text:style-name="Heading_20_4" text:outline-level="4"><text:soft-page-break/>Width Attribute of Signal Elements</text:h>
      <text:p text:style-name="Body"><text:span text:style-name="T387">This attribute </text:span>specifies that the signal is an array of signals with the width specified <text:span text:style-name="T387">in the value of the attribute. <text:s text:c="2"/>Each element of the array is an individual signal with a zero-origin index enclosed in parentheses. <text:s/>When VHDL or Verilog code is being generated, the array is defined and used appropriate for the language. <text:s/>This if the signal is defined as:</text:span></text:p>
      <text:p text:style-name="Code">&lt;signal input='data' width='3'/&gt;</text:p>
      <text:p text:style-name="P156">The signals are <text:span text:style-name="Code">data(0)</text:span>, <text:span text:style-name="Code">data(1)</text:span>, <text:span text:style-name="Code">data(2)</text:span>.</text:p>
      <text:h text:style-name="Heading_20_4" text:outline-level="4">Differential Attribute of Signal Elements</text:h>
      <text:p text:style-name="P156">This boolean attribute specifies, when true, that the signal is differential and represents a pair of signals with the suffixes <text:span text:style-name="Code">p</text:span> and <text:span text:style-name="Code">n</text:span> representing the positive and negative of the pair respectively. <text:s/>These default suffixes can be overridden using the <text:span text:style-name="Code">pos</text:span> and <text:span text:style-name="Code">neg</text:span> attributes, where <text:span text:style-name="Code">%s</text:span> in the value of those attributes represent the name defined in the direction attribute.</text:p>
      <text:p text:style-name="P345"><text:s text:c="2"/>For example, this declaration:</text:p>
      <text:p text:style-name="P371">&lt;signal in<text:span text:style-name="T388">p</text:span>ut='mySig' <text:span text:style-name="T388">differential='1' pos='P_%s' neg='%sN'/&gt;</text:span></text:p>
      <text:p text:style-name="P155">would imply the <text:span text:style-name="T388">two</text:span> signal names: <text:s/><text:span text:style-name="Code">P_mySig</text:span> and <text:span text:style-name="Code">mySigN</text:span> rather than the default: <text:s/><text:span text:style-name="Code">mySig</text:span><text:span text:style-name="Code"><text:span text:style-name="T388">p</text:span></text:span>, and <text:span text:style-name="Code">mySig</text:span><text:span text:style-name="Code"><text:span text:style-name="T388">n</text:span></text:span>.</text:p>
      <text:p text:style-name="P157">These suffixes will be converted to upper case when the signal name is entirely upper case. <text:s/>It is invalid to specify an <text:span text:style-name="Code">inout</text:span> signal as <text:span text:style-name="Code">differential</text:span>.</text:p>
      <text:h text:style-name="P457" text:outline-level="3"><text:bookmark-start text:name="__RefHeading___Toc18277_4003722483"/>Slots — How Cards Plug into Platforms<text:bookmark-end text:name="__RefHeading___Toc18277_4003722483"/></text:h>
      <text:p text:style-name="P149">As mentioned earlier, <text:span text:style-name="T4">platforms can have </text:span><text:span text:style-name="T136">slots</text:span><text:span text:style-name="T4">, which are an intrinsic part of the platform, and enable cards to be plugged in that add devices to the platform. <text:s/>Such cards may be plugged in to any platform that has compatible slots. <text:s/>S</text:span>lot types <text:span text:style-name="T380">are defined independently and</text:span> <text:span text:style-name="T380">then </text:span>used when describing platforms and cards. <text:s/>A platform has slots of defined types, and cards which are designed for the same slot type may be plugged into the defined slots on that platform. <text:s/><text:span text:style-name="T372">A common slot type is the FMC (FPGA Mezzanine Card), which is defined by the VITA standards organization as VITA-57.1. <text:s/>In fact this standard defines two slot types: <text:s/>FMC-LPC (Low Pin Count using a connector with 160 pins), and FMC-HPC (High Pin Count using a connector with 400 pins). <text:s/>These slot types are already defined in OpenCPI.</text:span></text:p>
      <text:p text:style-name="P150">So before platforms or cards are defined, slot types must be defined. <text:s/><text:span text:style-name="T372">Then a platform or card definition refers to slot types of known predefined types. <text:s/>Defining new slot types generally does not involve writing HDL code, <text:s/>just writing descriptive metadata in XML.</text:span></text:p>
      <text:p text:style-name="P151">A slot type is defined in an XML file placed in the <text:span text:style-name="Code">hdl/cards/specs</text:span> directory of an OpenCPI project <text:span text:style-name="T381">by </text:span><text:span text:style-name="Code">ocpidev</text:span>. <text:s/>The name of the file is <text:span text:style-name="Code"><text:span text:style-name="T31">&lt;slot-type&gt;</text:span></text:span><text:span text:style-name="Code">.xml</text:span>, where the <text:span text:style-name="Code"><text:span text:style-name="T31">&lt;slot-type&gt;</text:span></text:span> must be a name that can be used is programming languages (i.e. use underscores rather than hyphens), <text:span text:style-name="T373">but is otherwise case insensitive. <text:s/>The name should normally be the exact name used in whatever standard document defines the slot type.</text:span></text:p>
      <text:p text:style-name="P152"><text:soft-page-break/><text:span text:style-name="T373">The slot definition file contains a top-level XML element </text:span><text:span text:style-name="Code">SlotType</text:span><text:span text:style-name="T373">, with an optional <text:s/></text:span><text:span text:style-name="Code">name</text:span><text:span text:style-name="T373"> attribute that must match the name of the file without the </text:span><text:span text:style-name="Code">.xml</text:span><text:span text:style-name="T373"> suffix. <text:s/>This top-level element contains </text:span><text:span text:style-name="Code">signal</text:span><text:span text:style-name="T373"> child elements as defined above in </text:span><text:a xlink:type="simple" xlink:href="#5.4.1.Signal Declaration XML Elements for Devices, Platforms, Slots and Cards|outline" text:style-name="Internet_20_link" text:visited-style-name="Visited_20_Internet_20_Link"><text:span text:style-name="T373">Signal Declaration XML Elements for Devices, Platforms, Slots and Cards</text:span></text:a><text:span text:style-name="T373">. <text:s/>When a pin in a slot is defined to be used in either direction, it should be declared </text:span><text:span text:style-name="Code">bidirectional</text:span><text:span text:style-name="T373">.</text:span></text:p>
      <text:p text:style-name="P328">A slot type is associated with one or more connectors, and the pins of the connectors are numbered. <text:s/>When a slot type is standardized, each pin of each connector is given both a physical pin identifier as well as a signal name. <text:s/>OpenCPI uses only the signal names, <text:span text:style-name="T374">although it is useful to put the pin identifiers in a comment next to each signal definition.</text:span></text:p>
      <text:p text:style-name="P329">The direction of signals in a slot are specified relative to the platform side of the slot <text:span text:style-name="T382">(sometimes called the </text:span><text:span text:style-name="T115">carrier</text:span><text:span text:style-name="T382"> side or the </text:span><text:span text:style-name="T115">motherboard</text:span><text:span text:style-name="T382"> side). </text:span><text:s/>Thus if the signal is sourced on the card (<text:span text:style-name="T31">output</text:span> from the card), it is <text:span text:style-name="T31">input</text:span> to the platform. <text:s/>Thus such a slot signal is defined as an <text:span text:style-name="T31">input</text:span> signal for the slot type.</text:p>
      <text:p text:style-name="P334">Signals defined as <text:span text:style-name="Code">inout</text:span> in a slot type do not imply the three signals that are implied for such signals when <text:span text:style-name="T31">inside</text:span> an FPGA. <text:s/>The signal is singular and associated with a single pin.</text:p>
      <text:p text:style-name="P337">An example small slot type XML file would contain:</text:p>
      <text:p text:style-name="P372">&lt;SlotType name='myslottype'&gt;<text:line-break/> <text:s/>&lt;signal input='present'/&gt; <text:s text:c="12"/>&lt;!-- Pin K1 --&gt;<text:line-break/> <text:s/>&lt;signal bidirectional='util0'/&gt; <text:s text:c="6"/>&lt;!-- Pin K4 --&gt;<text:line-break/> <text:s/>&lt;signal output='data' width='4'/&gt; <text:s text:c="4"/>&lt;!-- Pin K5 --&gt;<text:line-break/>&lt;/SlotType&gt;</text:p>
      <text:p text:style-name="P335">The name of a slot type is used in the XML description files of platforms (that have slots) and cards.</text:p>
      <text:h text:style-name="P458" text:outline-level="3"><text:bookmark-start text:name="__RefHeading__17664_2116501284"/>Creating the <text:span text:style-name="T212">XML M</text:span>etadata <text:span text:style-name="T212">D</text:span>efinition <text:span text:style-name="T448">for </text:span>the <text:span text:style-name="T212">P</text:span>latform<text:bookmark-end text:name="__RefHeading__17664_2116501284"/></text:h>
      <text:p text:style-name="P336">A platform is created using the <text:span text:style-name="Code">ocpidev create platform</text:span> command, which establishes the platform's directory under <text:span text:style-name="Code">hdl/platforms</text:span> and creates an initial <text:span text:style-name="Code">Makefile</text:span>, the XML file <text:span text:style-name="Code"><text:span text:style-name="T31">&lt;platform&gt;</text:span></text:span><text:span text:style-name="Code">.xml</text:span> describing the platform, and an initial VHDL source file <text:span text:style-name="Code"><text:span text:style-name="T31">&lt;platform&gt;</text:span></text:span><text:span text:style-name="Code">.vhd</text:span> for the platform worker.</text:p>
      <text:p text:style-name="P49">The XML file that defines an HDL platform <text:span text:style-name="T327">is named the same as the platform name <text:s/>with an “</text:span><text:span text:style-name="Code">.xml</text:span><text:span text:style-name="T327">” suffix. <text:s/>It describes</text:span> both the hardware aspects of the platform as well as the OWD <text:span text:style-name="T33">for the </text:span>HDL worker that <text:change text:change-id="ct140560846001936"/><text:change-start text:change-id="ct140560845863520"/><text:span text:style-name="T482">controls</text:span><text:change-end text:change-id="ct140560845863520"/> the platform, which is called the “platform worker”. <text:s/>Thus the platform XML is an OWD for the platform worker, with additional information. <text:s/><text:span text:style-name="T33">The platform worker is a special type of “device worker”</text:span><text:change-start text:change-id="ct140560422773520"/><text:span text:style-name="T33">, with extra requirements for the platform</text:span><text:change-end text:change-id="ct140560422773520"/><text:change text:change-id="ct140560845900848"/><text:span text:style-name="T33">. <text:s/>Developing device workers in general is the subject of the next major section below, but information specific to platform workers is described here.</text:span></text:p>
      <text:p text:style-name="P315">The platform XML is an OWD with these special aspects<text:change-start text:change-id="ct140560846209104"/>, <text:span text:style-name="T482">all described in detail below</text:span><text:change-end text:change-id="ct140560846209104"/>:</text:p>
      <text:list xml:id="list85854144644836" text:continue-numbering="true" text:style-name="WWNum32">
        <text:list-item>
          <text:p text:style-name="P545">The top level XML element is “<text:span text:style-name="Code">HdlPlatform”</text:span></text:p>
        </text:list-item>
        <text:list-item>
          <text:p text:style-name="List_20_Bullet">The spec being implemented is “<text:span text:style-name="Code">platform-spec</text:span>”.</text:p>
        </text:list-item>
        <text:list-item>
          <text:p text:style-name="List_20_Bullet"><text:soft-page-break/>The slots present on the platform <text:span text:style-name="T213">are indicated by </text:span><text:span text:style-name="Code">slot</text:span><text:span text:style-name="T213"> elements</text:span></text:p>
        </text:list-item>
        <text:list-item>
          <text:p text:style-name="List_20_Bullet">The devices <text:change-start text:change-id="ct140560846021760"/><text:span text:style-name="T482">physically </text:span><text:change-end text:change-id="ct140560846021760"/>present on the platform <text:span text:style-name="T213">are indicated by </text:span><text:span text:style-name="Code">device</text:span><text:span text:style-name="T213"> elements.</text:span></text:p>
        </text:list-item>
        <text:list-item>
          <text:p text:style-name="List_20_Bullet">The external signals (to pins) required by the platform worker (as for any device worker) <text:span text:style-name="T213">are indicated by </text:span><text:span text:style-name="Code">signal</text:span><text:span text:style-name="T213"> elements.</text:span></text:p>
        </text:list-item>
        <text:list-item>
          <text:p text:style-name="P546">Special platform port types for <text:span text:style-name="T391">platform workers: </text:span><text:span text:style-name="Code">metadata</text:span><text:span text:style-name="T391">, </text:span><text:span text:style-name="Code">timebase</text:span><text:span text:style-name="T391">, </text:span><text:span text:style-name="Code">cpmaster</text:span><text:span text:style-name="T391">, </text:span><text:span text:style-name="Code">sdp</text:span><text:span text:style-name="T391">, and </text:span><text:s/><text:span text:style-name="Code">unoc</text:span><text:span text:style-name="T391">.</text:span></text:p>
        </text:list-item>
      </text:list>
      <text:p text:style-name="P158">So as a minimum, an example <text:change-start text:change-id="ct140560423531360"/><text:span text:style-name="T482">of the XML </text:span><text:change-end text:change-id="ct140560423531360"/>for <text:span text:style-name="Code">myplat</text:span> would be:</text:p>
      <text:p text:style-name="P373">&lt;HdlPlatform Language='vhdl' spec='platform-spec'&gt;<text:line-break/> <text:s/>&lt;specproperty name='platform' value='myplat'/&gt;</text:p>
      <text:p text:style-name="P373">&lt;/HdlPlatform&gt;</text:p>
      <text:p text:style-name="P158">Other requirements are described below.</text:p>
      <text:h text:style-name="P504" text:outline-level="4">Properties of Platform Workers</text:h>
      <text:p text:style-name="P51"><text:change text:change-id="ct140560845899728"/>Several platform properties are parameters (constants) that must be set in the platform worker <text:change-start text:change-id="ct140560846210464"/><text:span text:style-name="T488">OWD </text:span><text:change-end text:change-id="ct140560846210464"/>using the <text:span text:style-name="Code">specproperty</text:span> element with a <text:span text:style-name="Code">value</text:span> attribute:</text:p>
      <text:p text:style-name="IndentHang"><text:span text:style-name="Code">platform</text:span> — <text:span text:style-name="T393">required </text:span>string attribute must be set to the name of the platform<text:change text:change-id="ct140560423530592"/></text:p>
      <text:p text:style-name="IndentHang"><text:span text:style-name="Code">sdp_width</text:span> — <text:change-start text:change-id="ct140560846069840"/><text:span text:style-name="Code">uchar</text:span><text:change-end text:change-id="ct140560846069840"/> attribute, must be set in platforms using the SDP (see Interconnect Support below)</text:p>
      <text:p text:style-name="IndentHang"><text:span text:style-name="Code">nSwitches</text:span> — attribute is set the number of general purpose switches available, <text:span text:style-name="T393">default is zero</text:span></text:p>
      <text:p text:style-name="IndentHang"><text:span text:style-name="Code">nLEDs</text:span> — set to the num<text:span text:style-name="T392">b</text:span>er of general purpose LEDs available, <text:span text:style-name="T393">default is zero</text:span></text:p>
      <text:p text:style-name="P410"><text:change-start text:change-id="ct140560423531600"/><text:span text:style-name="Code">n</text:span><text:span text:style-name="Code"><text:span text:style-name="T505">Slot</text:span></text:span><text:span text:style-name="Code">s</text:span> — set to the num<text:span text:style-name="T392">b</text:span>er of <text:span text:style-name="T505">slots on the platform</text:span>, <text:span text:style-name="T393">default is zero</text:span></text:p>
      <text:p text:style-name="P441"><text:change-end text:change-id="ct140560423531600"/>An example setting these constants is:</text:p>
      <text:p text:style-name="P374">&lt;HdlPlatform Language='vhdl' spec='platform-spec'&gt;<text:line-break/> <text:s/>&lt;specproperty name='platform' value='myplat'/&gt;<text:line-break/> <text:s/><text:span text:style-name="T393">&lt;specproperty name='nLEDS' value='4'/&gt;</text:span><text:line-break/>&lt;/HdlPlatform&gt;</text:p>
      <text:p text:style-name="P338">Some properties must be supported by the HDL code in the platform worker:</text:p>
      <text:p text:style-name="P409"><text:span text:style-name="Code"><text:span text:style-name="T393">switches</text:span></text:span> — <text:span text:style-name="T393">volatile </text:span><text:change-start text:change-id="ct140560423537232"/><text:span text:style-name="Code">ulong</text:span><text:change-end text:change-id="ct140560423537232"/><text:span text:style-name="T393"> property returning the state of the switches; switch 0 is the LSB, driven by the platform worker as </text:span><text:span text:style-name="Code">props_out.switches</text:span><text:span text:style-name="T393">.</text:span></text:p>
      <text:p text:style-name="IndentHang"><text:span text:style-name="Code"><text:span text:style-name="T393">LEDs</text:span></text:span><text:span text:style-name="T219"> — a writable </text:span><text:change-start text:change-id="ct140560423541056"/><text:span text:style-name="Code">ulong</text:span><text:change-end text:change-id="ct140560423541056"/><text:span text:style-name="T219"> property to control the LEDs of the platform; LED 0 is the LSB, driven into the platform worker's </text:span><text:span text:style-name="Code">props_in.LEDs</text:span><text:span text:style-name="T219">.</text:span></text:p>
      <text:p text:style-name="P410"><text:change-start text:change-id="ct140560766894672"/><text:span text:style-name="Code"><text:span text:style-name="T505">slotCardIsPresent</text:span></text:span><text:span text:style-name="T219"> — a volatile </text:span><text:span text:style-name="Code">bool</text:span><text:span text:style-name="T219"> array indicating whether a card is present is each slot.</text:span></text:p>
      <text:p text:style-name="P228"><text:change-end text:change-id="ct140560766894672"/>Since the platform worker is like any other worker, it can define any of its own properties using the <text:span text:style-name="Code">property</text:span> element in its OWD.</text:p>
      <text:p text:style-name="P52">There are several properties <text:change text:change-id="ct140560423537456"/>defined in <text:change-start text:change-id="ct140560423541456"/><text:span text:style-name="Code">platform-spec.xml</text:span><text:change-end text:change-id="ct140560423541456"/> that must be<text:change text:change-id="ct140560423545664"/> connected to specific platform ports <text:change-start text:change-id="ct140560423546464"/><text:span text:style-name="T505">in the platform worker code </text:span><text:change-end text:change-id="ct140560423546464"/>as described next.</text:p>
      <text:h text:style-name="Heading_20_4" text:outline-level="4"><text:soft-page-break/>Platform Ports in a Platform XML File</text:h>
      <text:p text:style-name="P53"><text:span text:style-name="T34">Platform workers have ports that are different than ports of application </text:span><text:change text:change-id="ct140560423547152"/><text:change-start text:change-id="ct140560423547952"/><text:span text:style-name="T34">and</text:span><text:change-end text:change-id="ct140560423547952"/><text:span text:style-name="T34"> </text:span><text:change-start text:change-id="ct140560423549472"/><text:span text:style-name="T34">normal </text:span><text:change-end text:change-id="ct140560423549472"/><text:span text:style-name="T34">device workers. <text:s/>They allow the platform worker to provide required services to the rest of the HDL infrastructure. <text:s/>How they are used or referenced in the platform worker's source code is described in </text:span><text:a xlink:type="simple" xlink:href="#5.4.4.Writing the Platform Worker Source Code|outline" text:style-name="Internet_20_link" text:visited-style-name="Visited_20_Internet_20_Link"><text:span text:style-name="T34">Writing the Platform Worker Source Code</text:span></text:a><text:span text:style-name="T34">.</text:span></text:p>
      <text:p text:style-name="P339">A <text:span text:style-name="FirstEmphasis">metadata access port</text:span> must be present in all platform workers. <text:s/>The following line must be present and enables access to bitstream metadata via the platform worker's properties.</text:p>
      <text:p text:style-name="Code">&lt;metadata master='true'/&gt;</text:p>
      <text:p text:style-name="P340">A <text:span text:style-name="FirstEmphasis">timebase output port</text:span> must be present in all platform workers. <text:s/>The following line must be present and enables the platform worker to provide timekeeping signals to the rest of the infrastructure.</text:p>
      <text:p text:style-name="Code">&lt;timebase master='true'/&gt;</text:p>
      <text:p text:style-name="P341"><text:span text:style-name="T395">The platform worker must arrange for c</text:span>ontrol plan<text:span text:style-name="T220">e</text:span> access <text:span text:style-name="T395">which</text:span> provid<text:span text:style-name="T395">es</text:span> off-chip access to the on-chip control plane. <text:s/><text:span text:style-name="T395">This can be accomplished in two ways, direct and indirect.</text:span></text:p>
      <text:p text:style-name="P341"><text:span text:style-name="T371">To </text:span><text:span text:style-name="T116">directly</text:span><text:span text:style-name="T371"> support a </text:span><text:span text:style-name="FirstEmphasis">control plane master port</text:span><text:span text:style-name="T371">, the platform XML declares:</text:span></text:p>
      <text:p text:style-name="Code">&lt;cpmaster <text:span text:style-name="T396">master='true'/&gt;</text:span></text:p>
      <text:p text:style-name="P343"><text:span text:style-name="T396">This indicates that the platform worker will provide an addressable path from the controlling processors's software into the FPGA, using the </text:span><text:span text:style-name="Code">cpmaster</text:span><text:span text:style-name="T396"> port signal protocol. <text:s/>This usually involves adapting a</text:span><text:change-start text:change-id="ct140560423555040"/><text:span text:style-name="T396">n address</text:span><text:change-end text:change-id="ct140560423555040"/><text:span text:style-name="T396"> window on a software addressable bus that the FPGA is connected to, to the protocol and signals of the </text:span><text:span text:style-name="Code">cpmaster</text:span><text:span text:style-name="T371"> port. <text:s/>This implies that the external pathways </text:span><text:change-start text:change-id="ct140560423558400"/><text:span text:style-name="T371">(interconnects) </text:span><text:change-end text:change-id="ct140560423558400"/><text:span text:style-name="T371">for control and data are separate.</text:span></text:p>
      <text:p text:style-name="P342">A platform can <text:span text:style-name="T31">indirectly</text:span> support a control plane by providing an <text:span text:style-name="T31">interconnect</text:span> port that serves both as a control and data plane access path. <text:s/>This is common when there is a single connection between the system bus and this FPGA and the FPGA is both a slave on this bus (for control and possibly data) as well as a master (for DMA <text:span text:style-name="T398">data</text:span>). <text:s/><text:span text:style-name="T398">The absence of a</text:span> <text:span text:style-name="Code">cpmaster</text:span> element in the platform XML implies that the interconnect port will support both control and data and no XML elements<text:span text:style-name="T397"> </text:span>are required in the platform XML <text:span text:style-name="T397">and no source code in the platform worker is required for the control plane</text:span>.</text:p>
      <text:p text:style-name="P54"><text:change text:change-id="ct140560423549776"/><text:change-start text:change-id="ct140560423558016"/><text:span text:style-name="T489">T</text:span><text:change-end text:change-id="ct140560423558016"/>he platform worker must declare a <text:span text:style-name="FirstEmphasis">system interconnect port</text:span> to support data flow between workers in this HDL platform and workers in other platforms connected to this platform via the system's interconnect, such as PCI Express. <text:s/>As just mentioned, if this interconnect port will <text:change-start text:change-id="ct140560423550304"/><text:span text:style-name="T31">also</text:span><text:change-end text:change-id="ct140560423550304"/> serve as the path for the control plane, then no <text:span text:style-name="Code">cpmaster</text:span> port need be declared.</text:p>
      <text:p text:style-name="P54">There is a legacy interconnect port type which is found in some existing HDL platforms, called <text:span text:style-name="Code">unoc</text:span>. <text:s/>It is no longer recommended and not described further here. <text:s/>For new platforms, the interconnect port type is <text:span text:style-name="Code">sdp</text:span> (for Scalable Data Plane). <text:s/>When this line is included in the platform XML:</text:p>
      <text:p text:style-name="Code">&lt;sdp name=”mybus” master='true'/&gt;</text:p>
      <text:p text:style-name="P55"><text:soft-page-break/><text:span text:style-name="T35">it indicates that the platform worker will adapt and connect the system's bus to the protocol defined for on-chip </text:span><text:span text:style-name="Code">sdp</text:span><text:span text:style-name="T35"> ports. <text:s/>This </text:span><text:span text:style-name="Code">sdp</text:span><text:span text:style-name="T35"> element has an optional </text:span><text:span text:style-name="Code">count</text:span><text:span text:style-name="T35"> attribute which can specify that this port supplies multiple concurrent channels between the system's bus/memory and the on-chip infrastructure. <text:s/>Data flow</text:span><text:change text:change-id="ct140560423563504"/><text:change-start text:change-id="ct140560423564608"/><text:span text:style-name="T35"> connections</text:span><text:change-end text:change-id="ct140560423564608"/><text:span text:style-name="T35"> between </text:span><text:change-start text:change-id="ct140560423566432"/><text:span text:style-name="T35">the platform's </text:span><text:change-end text:change-id="ct140560423566432"/><text:span text:style-name="T35">on-chip </text:span><text:change-start text:change-id="ct140560423568192"/><text:span text:style-name="T35">HDL application </text:span><text:change-end text:change-id="ct140560423568192"/><text:span text:style-name="T35">workers and off-chip workers </text:span><text:change-start text:change-id="ct140560423570000"/><text:span text:style-name="T35">(on other platforms) </text:span><text:change-end text:change-id="ct140560423570000"/><text:span text:style-name="T35">will be allocated to the channels in round robin fashion. <text:s/>When the </text:span><text:span text:style-name="Code">sdp</text:span><text:span text:style-name="T35"> is declared, the </text:span><text:span text:style-name="Code">sdp_width</text:span><text:span text:style-name="T35"> parameter of the platform worker indicates the width of the </text:span><text:span text:style-name="Code">sdp</text:span><text:span text:style-name="T35"> port, in DWORDS (32 bit words).</text:span></text:p>
      <text:h text:style-name="P505" text:outline-level="4">Device Elements in a Platform XML File</text:h>
      <text:p text:style-name="P56">Device elements <text:change-start text:change-id="ct140560423545152"/><text:span text:style-name="T500">here </text:span><text:change-end text:change-id="ct140560423545152"/>indicate devices that are part of the platform and are directly attached to the platform FPGA's pins. <text:s/><text:change-start text:change-id="ct140560423577392"/><text:span text:style-name="T487">These d</text:span><text:change-end text:change-id="ct140560423577392"/><text:change-start text:change-id="ct140560423567808"/><text:span text:style-name="T487">evice element</text:span><text:change-end text:change-id="ct140560423567808"/><text:change-start text:change-id="ct140560423573920"/><text:span text:style-name="T487">s </text:span><text:span text:style-name="T124">declare</text:span><text:span text:style-name="T487"> which devices are </text:span><text:span text:style-name="T124">physically present</text:span><text:span text:style-name="T487"> and </text:span><text:span text:style-name="T124">may</text:span><text:span text:style-name="T487"> be used (and thus instanced) in platform configurations and containers. <text:s/></text:span><text:change-end text:change-id="ct140560423573920"/><text:change-start text:change-id="ct140560423561040"/><text:span text:style-name="T487">These declarations </text:span><text:change-end text:change-id="ct140560423561040"/><text:change-start text:change-id="ct140560423562112"/><text:span text:style-name="T487">here, </text:span><text:change-end text:change-id="ct140560423562112"/><text:change-start text:change-id="ct140560423566768"/><text:span text:style-name="T487">by themselves, </text:span><text:span text:style-name="T124">do not</text:span><text:span text:style-name="T487"> cause the device workers to be instanced in any bitstreams.</text:span><text:change-end text:change-id="ct140560423566768"/><text:change-start text:change-id="ct140560423568480"/><text:span text:style-name="T487"> <text:s/>Devices are used and instanced by being referenced </text:span><text:change-end text:change-id="ct140560423568480"/><text:change-start text:change-id="ct140560423578464"/><text:span text:style-name="T487">in platform configurations, containers and assemblies.</text:span><text:change-end text:change-id="ct140560423578464"/><text:change-start text:change-id="ct140560423569280"/></text:p>
      <text:p text:style-name="P56"><text:change-end text:change-id="ct140560423569280"/>Device elements indicate<text:change text:change-id="ct140560423566992"/>:</text:p>
      <text:list xml:id="list85854166070676" text:continue-numbering="true" text:style-name="WWNum32">
        <text:list-item>
          <text:p text:style-name="List_20_Bullet"><text:change text:change-id="ct140560423561648"/><text:change-start text:change-id="ct140560423561872"/><text:span text:style-name="T36">T</text:span><text:change-end text:change-id="ct140560423561872"/><text:span text:style-name="T36">he</text:span> HDL device worker support<text:span text:style-name="T36">ing</text:span> this device (like a device driver)<text:change text:change-id="ct140560423556272"/><text:change-start text:change-id="ct140560423580112"/> <text:span text:style-name="T124">(r</text:span><text:change-end text:change-id="ct140560423580112"/><text:change-start text:change-id="ct140560423563872"/><text:span text:style-name="T124">equired</text:span><text:change-end text:change-id="ct140560423563872"/><text:change-start text:change-id="ct140560423571824"/><text:span text:style-name="T124"> </text:span><text:span text:style-name="Code"><text:span text:style-name="T236">worker</text:span></text:span><text:span text:style-name="T125"> attribute</text:span><text:change-end text:change-id="ct140560423571824"/><text:change-start text:change-id="ct140560423562368"/><text:span text:style-name="T124">)</text:span><text:change-end text:change-id="ct140560423562368"/></text:p>
        </text:list-item>
        <text:list-item>
          <text:p text:style-name="P547">The <text:change text:change-id="ct140560423571072"/>name of the device<text:change text:change-id="ct140560423579712"/><text:change-start text:change-id="ct140560423564096"/> <text:span text:style-name="T124">(optional </text:span><text:span text:style-name="Code"><text:span text:style-name="T236">name</text:span></text:span><text:span text:style-name="T125"> attribute</text:span><text:span text:style-name="T124">)</text:span><text:change-end text:change-id="ct140560423564096"/><text:change-start text:change-id="ct140560423571600"/>. <text:s/><text:change-end text:change-id="ct140560423571600"/><text:change-start text:change-id="ct140560423583200"/><text:span text:style-name="T38">If no </text:span><text:span text:style-name="Code">nam</text:span><text:span text:style-name="Code"><text:span text:style-name="T38">e</text:span></text:span><text:span text:style-name="T38"> is provided, the worker name is used, and if there are multiple devices using the same worker, a zero-based ordinal is appended.</text:span><text:change-end text:change-id="ct140560423583200"/></text:p>
        </text:list-item>
        <text:list-item>
          <text:p text:style-name="List_20_Bullet">Which parameter settings should be used for the device worker for this device<text:change text:change-id="ct140560423556496"/><text:change-start text:change-id="ct140560423581152"/> <text:span text:style-name="T124">(optional </text:span><text:span text:style-name="Code"><text:span text:style-name="T236">property</text:span></text:span><text:span text:style-name="T124"> elements)</text:span><text:change-end text:change-id="ct140560423581152"/></text:p>
        </text:list-item>
        <text:list-item>
          <text:p text:style-name="List_20_Bullet">A<text:span text:style-name="T36">ny</text:span> mapping between the device worker's external signals and the names that the platform uses for those same device signals <text:span text:style-name="T39">(e.g. in its constraints file)</text:span><text:change text:change-id="ct140560423581856"/><text:change-start text:change-id="ct140560423582352"/><text:span text:style-name="T39"> </text:span><text:span text:style-name="T126">(optional</text:span><text:change-end text:change-id="ct140560423582352"/><text:change-start text:change-id="ct140560423586000"/><text:span text:style-name="T126"> </text:span><text:span text:style-name="Code"><text:span text:style-name="T236">signal</text:span></text:span><text:span text:style-name="T126"> child elements)</text:span><text:change-end text:change-id="ct140560423586000"/></text:p>
        </text:list-item>
      </text:list>
      <text:p text:style-name="P59">In most cases a device element simply indicates that a device exists and which device worker should be used to support it. <text:s/>E.g.: <text:change-start text:change-id="ct140560423574528"/><text:s/><text:change-end text:change-id="ct140560423574528"/>if a platform had a flash device that was supported by the device worker named “flash.hdl”, this might be the device element:</text:p>
      <text:p text:style-name="P58">&lt;device worker='flash'/&gt;<text:change text:change-id="ct140560423565616"/><text:change text:change-id="ct140560423573520"/></text:p>
      <text:p text:style-name="P59">Like normal application workers, device workers can have parameter or initial property settings. <text:s/>To make device workers reusable on multiple platforms, different values may be needed for different platforms. <text:s/>E.g., if a device worker has several clocking modes depending on how its hardware is configured, these property values<text:change text:change-id="ct140560423567376"/> indicate to the device worker how it should operate on this particular platform. <text:s/>Such property values are supplied using property elements (with “name=” and “value=” attributes), much like the property values for application components in an OpenCPI application.</text:p>
      <text:p text:style-name="P59">In the following example, the device element <text:span text:style-name="T218">says</text:span> there is a “<text:span text:style-name="Code">lime_adc</text:span>” device present, and on this platform, its “<text:span text:style-name="Code">use_ctl_clk</text:span>” property should be set to <text:span text:style-name="Code"><text:span text:style-name="T38">true</text:span></text:span>.:</text:p>
      <text:p text:style-name="P58"><text:soft-page-break/>&lt;device worker='lime_adc'&gt;<text:line-break/> <text:s/>&lt;property name='use_ctl_clk' value='<text:span text:style-name="T38">true</text:span>'/&gt;<text:line-break/>&lt;/device&gt;</text:p>
      <text:p text:style-name="P383">There is one <text:span text:style-name="T31">required</text:span> device on every platform: the <text:span text:style-name="FirstEmphasis">time server</text:span>. <text:s text:c="2"/>It must be specified including the lines:</text:p>
      <text:p text:style-name="P375">&lt;device worker='time_server'&gt;<text:line-break/> <text:s text:c="2"/>&lt;property name='frequency' value='100e6'/&gt;<text:line-break/>&lt;/device&gt;</text:p>
      <text:p text:style-name="P160">The frequency of the clock supplied on the <text:span text:style-name="Code">timebase</text:span> port must be specified as the <text:span text:style-name="Code">frequency</text:span> parameter to this device worker.</text:p>
      <text:p text:style-name="P159"><text:span text:style-name="T38">D</text:span>evices can have <text:span text:style-name="Code">signal</text:span> elements to indicate that the standard signal naming should be overridden to match up with the constraints file of the platform (so that the constraints file can remain untouched). <text:s/>These <text:span text:style-name="Code">signal</text:span> elements use the <text:span text:style-name="Code">name </text:span>attribute to indicate the signal name as declared by the device worker, and the <text:span text:style-name="Code">platform</text:span> attribute to indicate the name used for the platform. <text:s/>If not mapped, the platform signal for this device's signal is the device's name, followed by underscore, followed by the device worker's declared external signal name.</text:p>
      <text:p text:style-name="P384"><text:span text:style-name="T38">I</text:span>f the <text:span text:style-name="Code">platform</text:span> attribute is the empty string, it indicates that this device signal is not connected to the device on this platform. <text:s/>The following example indicates the presence of a <text:span text:style-name="Code">lime_dac</text:span> device, but that on this platform the <text:span text:style-name="Code">tx_clk</text:span> signal is not connected:</text:p>
      <text:p text:style-name="P362">&lt;device worker='lime_dac'&gt;<text:line-break/> <text:s/>&lt;signal name='tx_clk' platform=''/&gt;<text:line-break/>&lt;/device&gt;</text:p>
      <text:p text:style-name="P161">These <text:span text:style-name="Code">signal</text:span> elements for signal name <text:span text:style-name="T31">mapping</text:span> under the <text:span text:style-name="Code">device</text:span> elements here do <text:span text:style-name="T31">not</text:span> use the same syntax as the <text:span text:style-name="Code">signal</text:span> elements used to <text:span text:style-name="T31">declare</text:span> signals under the top-level elements of platform workers, device workers or slot type definition XML files.</text:p>
      <text:h text:style-name="P506" text:outline-level="4">Signal Elements in a Platform XML File</text:h>
      <text:p text:style-name="P162">In order to provide the required services at its declared <text:span text:style-name="Code">cpmaster</text:span>, <text:span text:style-name="Code">sdp</text:span>, or <text:span text:style-name="Code">timebase</text:span> platform ports, the platform worker normally requires direct access to some external signals that are not associated with any other device. <text:s/>These are signals such as clocks, interconnects, LEDs, and switches. <text:s/>These ad-hoc signals are declared using the signal elements defined in <text:a xlink:type="simple" xlink:href="#5.4.1.Signal Declaration XML Elements for Devices, Platforms, Slots and Cards|outline" text:style-name="Internet_20_link" text:visited-style-name="Visited_20_Internet_20_Link">Signal Declaration XML Elements</text:a>. <text:s/>The signal names should generally match those in the platform's constraints file, including case.</text:p>
      <text:p text:style-name="P162">Signals implied by the presence of devices do not need to be specified.<text:change-start text:change-id="ct140560422777392"/></text:p>
      <text:p text:style-name="P187">If a platform worker wants acces<text:change-end text:change-id="ct140560422777392"/><text:change-start text:change-id="ct140560423587856"/>s to slot signals, it must declare those signals using the <text:span text:style-name="Code">signal</text:span> element, even though the signal'<text:change-end text:change-id="ct140560423587856"/><text:change-start text:change-id="ct140560422785312"/>s existence is already implied by the existence of the <text:span text:style-name="Code">slot</text:span> element.<text:change-end text:change-id="ct140560422785312"/><text:change-start text:change-id="ct140560422785536"/> <text:s/><text:change-end text:change-id="ct140560422785536"/><text:change-start text:change-id="ct140560846185600"/><text:s/>An example of this is the “presence” signal in FMC slots. <text:s/>They are not related to any device on a card, but are used by the platform worker to know when a card is plugged in (<text:span text:style-name="T504">is </text:span>present). <text:s/>So, in the <text:span text:style-name="Code">ml605</text:span> platform worker th<text:span text:style-name="T503">e</text:span>s<text:span text:style-name="T503">e</text:span> signal element<text:span text:style-name="T503">s are</text:span> present:</text:p>
      <text:p text:style-name="P382"><text:change-end text:change-id="ct140560846185600"/><text:change-start text:change-id="ct140560846233104"/><text:soft-page-break/>&lt;!-- These "card-is-present-in-slot" signals are from each slot--&gt;<text:line-break/>&lt;signal input='fmc_lpc_prsnt_m2c_l'/&gt;<text:line-break/>&lt;signal input='fmc_hpc_prsnt_m2c_l'/&gt;<text:change-end text:change-id="ct140560846233104"/><text:change-start text:change-id="ct140560422786048"/></text:p>
      <text:p text:style-name="P188"><text:change-end text:change-id="ct140560422786048"/><text:change-start text:change-id="ct140560422786272"/>The slot names are <text:span text:style-name="Code">fmc_lpc</text:span> and <text:span text:style-name="Code">fmc_hpc</text:span>, and the standard name for this signal is <text:span text:style-name="Code">prsnt_m2c_l</text:span><text:change-end text:change-id="ct140560422786272"/><text:change-start text:change-id="ct140560422786496"/>.<text:change-end text:change-id="ct140560422786496"/><text:change-start text:change-id="ct140560422787296"/> <text:s/><text:span text:style-name="T504">When the signal is an output (from the FPGA to the slot), the signal must not be used as an output by any device worker for a device on a plugged-in card. </text:span><text:change-end text:change-id="ct140560422787296"/></text:p>
      <text:h text:style-name="P507" text:outline-level="4">Slot Element<text:span text:style-name="T217">s</text:span> <text:span text:style-name="T217">in</text:span> a Platform XML <text:span text:style-name="T217">Fi</text:span>le</text:h>
      <text:p text:style-name="Body"><text:span text:style-name="T214">When a platform has slots, it includes a </text:span><text:span text:style-name="Code">slot</text:span> element <text:span text:style-name="T214">to</text:span> declare the existence of a slot. <text:s/>The required <text:span text:style-name="Code">type</text:span> attribute must match the name of a defined slot type. <text:s/>The slot type <text:span text:style-name="T329">definition files</text:span> are normally in the <text:span text:style-name="Code">hdl/cards/specs</text:span> directory in the <text:span text:style-name="T344">CDK</text:span>, which is automatically searched whenever <text:span text:style-name="T329">a platform XML</text:span> file is processed. <text:s/>Examples of slot types are:</text:p>
      <text:list xml:id="list85854080547421" text:continue-numbering="true" text:style-name="WWNum32">
        <text:list-item>
          <text:p text:style-name="List_20_Bullet"><text:span text:style-name="Code"><text:span text:style-name="T328">fmc_lpc</text:span></text:span>: <text:change text:change-id="ct140560422779344"/><text:change-start text:change-id="ct140560422779568"/><text:s/><text:change-end text:change-id="ct140560422779568"/>“low pin count” variant of the “FPGA Mezzanine Card” from VITA57<text:change text:change-id="ct140560422779792"/></text:p>
        </text:list-item>
        <text:list-item>
          <text:p text:style-name="List_20_Bullet"><text:span text:style-name="Code"><text:span text:style-name="T328">fmc_hpc</text:span></text:span>: <text:s/><text:change text:change-id="ct140560846082896"/>“high pin count” variant of the FMC cards from VITA57</text:p>
        </text:list-item>
        <text:list-item>
          <text:p text:style-name="List_20_Bullet"><text:span text:style-name="Code"><text:span text:style-name="T328">hsmc</text:span></text:span>:<text:change text:change-id="ct140560846083808"/><text:change-start text:change-id="ct140560422718880"/> <text:s/><text:change-end text:change-id="ct140560422718880"/>High Speed Mezzanine Card from <text:change-start text:change-id="ct140560422719920"/><text:span text:style-name="T483">Intel/</text:span><text:change-end text:change-id="ct140560422719920"/>Altera<text:change text:change-id="ct140560422720192"/></text:p>
        </text:list-item>
      </text:list>
      <text:p text:style-name="Body">The optional <text:span text:style-name="Code">name</text:span> attribute of the slot element may assign a name to the slot. <text:s/>If it is not present, the slot's name becomes the slot type. <text:s/><text:span text:style-name="T215">If </text:span><text:span text:style-name="Code">name</text:span><text:span text:style-name="T215"> is </text:span><text:span text:style-name="T111">unspecified</text:span><text:span text:style-name="T215"> and i</text:span>f more than one slot of the same type is present, a zero-origin ordinal is appended to the slot-type as the name. <text:s/><text:span text:style-name="T215">E</text:span>.g. if there were two slots of type <text:span text:style-name="Code">hsmc</text:span> and the<text:span text:style-name="T215">y</text:span> were not given names, their names would be <text:span text:style-name="Code">hsmc0</text:span> and <text:span text:style-name="Code">hsmc1</text:span>. <text:s/><text:span text:style-name="T41">Slot names are needed for two purposes:</text:span></text:p>
      <text:list xml:id="list85854081900025" text:continue-list="list85855121901068" text:style-name="Numbering_20_1">
        <text:list-item text:start-value="1">
          <text:p text:style-name="List_20_Number">When a card is plugged into a slot, that slot is identified by its name. <text:s/><text:span text:style-name="T41">Slot names are case </text:span><text:change-start text:change-id="ct140560845970368"/><text:span text:style-name="T108">insensitive</text:span><text:change-end text:change-id="ct140560845970368"/><text:span text:style-name="T41"> for this purpose</text:span><text:change-start text:change-id="ct140560422721520"/><text:span text:style-name="T41"> (when mentioning slot names in HDL container XML)</text:span><text:change-end text:change-id="ct140560422721520"/><text:span text:style-name="T41">.</text:span></text:p>
        </text:list-item>
        <text:list-item>
          <text:p text:style-name="P472">The default name for signals between the platform FPGA and a slot is the slot name as a prefix, followed by underscore, followed by the signal name as defined in the slot type definition file.</text:p>
        </text:list-item>
      </text:list>
      <text:p text:style-name="Body">These fully prefixed slot signal names do not appear in <text:span text:style-name="T41">source </text:span>code or XML, but they do <text:change-start text:change-id="ct140560845778176"/><text:span text:style-name="T484">usually </text:span><text:change-end text:change-id="ct140560845778176"/>correspond to the names found in a platform's constraint<text:change-start text:change-id="ct140560846234144"/><text:span text:style-name="T484">s</text:span><text:change-end text:change-id="ct140560846234144"/> file, <text:span text:style-name="T41">which is </text:span><text:change text:change-id="ct140560422720528"/><text:change-start text:change-id="ct140560845818144"/><text:span text:style-name="T41">typically</text:span><text:change-end text:change-id="ct140560845818144"/><text:span text:style-name="T41"> supplied separately </text:span><text:change-start text:change-id="ct140560695157344"/><text:span text:style-name="T41">by the board vendor and only modified for OpenCPI</text:span><text:change-end text:change-id="ct140560695157344"/><text:change-start text:change-id="ct140560421627632"/><text:span text:style-name="T41"> for other reasons</text:span><text:change-end text:change-id="ct140560421627632"/><text:change text:change-id="ct140560421627904"/><text:change-start text:change-id="ct140560421629040"/><text:span text:style-name="T41"> (e.g. not for signal name changes)</text:span><text:change-end text:change-id="ct140560421629040"/><text:span text:style-name="T41">.</text:span><text:change-start text:change-id="ct140560421630816"/><text:span text:style-name="T41"> <text:s/>I.e., the </text:span><text:change-end text:change-id="ct140560421630816"/><text:change-start text:change-id="ct140560421631872"/><text:span text:style-name="T41">signal names associated with pins of the FPGA attached to slot pins are predetermined by the vendor or board designer and not changed or redefined by the p</text:span><text:change-end text:change-id="ct140560421631872"/><text:change-start text:change-id="ct140560421632912"/><text:span text:style-name="T41">latform worker.</text:span><text:change-end text:change-id="ct140560421632912"/></text:p>
      <text:p text:style-name="P135">E.g. <text:span text:style-name="T216">for a slot signal named </text:span><text:span text:style-name="Code">PRSNT_M2C_L</text:span><text:span text:style-name="T216">, </text:span>the name of the signal from the platform FPGA to the slot, for the second of two <text:span text:style-name="Code">fmc_lpc</text:span> slots <text:span text:style-name="T41">that did not have assigned names</text:span>, would be “<text:span text:style-name="Code">fmc_lpc1_PRSNT_M2C_L</text:span>”. <text:s/><text:span text:style-name="T41">Slot names (and slot type signals) </text:span><text:span text:style-name="T108">are case sensitive</text:span><text:span text:style-name="T41"> for this purpose </text:span><text:change-start text:change-id="ct140560421627088"/><text:span text:style-name="T41">(prefixing global net names) </text:span><text:change-end text:change-id="ct140560421627088"/><text:span text:style-name="T41">since there are some tools and systems where the case of such signals matters in the constraints file.</text:span></text:p>
      <text:p text:style-name="Body">There is one other aspect to slot elements in the platform XML file: <text:s/><text:span text:style-name="T42">slot </text:span>signal mapping. <text:s/><text:change text:change-id="ct140560695157072"/><text:change-start text:change-id="ct140560421632096"/><text:span text:style-name="T484">Most</text:span><text:change-end text:change-id="ct140560421632096"/> slot signal names are based on the specification of the slot types. <text:s/><text:span text:style-name="T42">E.g., t</text:span>he FMC slot signal names are defined by VITA57. <text:s/><text:span text:style-name="T42">If a platform's constraints file (and documentation) do not use the standard names from the slot type specification, then </text:span><text:soft-page-break/><text:span text:style-name="T42">extra child elements are added to the</text:span><text:change-start text:change-id="ct140560421631040"/><text:span text:style-name="T42"> platform worker's</text:span><text:change-end text:change-id="ct140560421631040"/><text:span text:style-name="T42"> </text:span><text:span text:style-name="Code">slot</text:span><text:span text:style-name="T42"> </text:span><text:change-start text:change-id="ct140560421635536"/><text:span text:style-name="T42">XML </text:span><text:change-end text:change-id="ct140560421635536"/><text:span text:style-name="T42">element,</text:span><text:change text:change-id="ct140560421636592"/><text:change-start text:change-id="ct140560421637632"/><text:span text:style-name="T42"> to map</text:span><text:change-end text:change-id="ct140560421637632"/><text:change text:change-id="ct140560421637904"/><text:span text:style-name="T42"> the standard (e.g. VITA57) </text:span><text:change-start text:change-id="ct140560421639760"/><text:span text:style-name="T42">signal names to the signal names used by</text:span><text:change-end text:change-id="ct140560421639760"/><text:change text:change-id="ct140560421640032"/><text:change-start text:change-id="ct140560421641088"/><text:span text:style-name="T42"> </text:span><text:change-end text:change-id="ct140560421641088"/><text:span text:style-name="T42">this platform's constraints file and documentation</text:span><text:change text:change-id="ct140560421642288"/><text:span text:style-name="T42">.</text:span></text:p>
      <text:p text:style-name="P60"><text:span text:style-name="T42">As an example, the ZedBoard platform has a</text:span><text:change text:change-id="ct140560421642016"/><text:change-start text:change-id="ct140560422720752"/><text:span text:style-name="T42"> single</text:span><text:change-end text:change-id="ct140560422720752"/><text:span text:style-name="T42"> FMC LPC slot. <text:s/>It uses the VITA57 signal names for </text:span><text:span text:style-name="T119">almost</text:span><text:span text:style-name="T42"> all these signals. <text:s/>However, it changes signal names when they are differential and use the </text:span><text:span text:style-name="Code">CC</text:span><text:span text:style-name="T42"> suffix. <text:s/>Whereas VITA57 always puts the </text:span><text:span text:style-name="Code">CC</text:span><text:span text:style-name="T42"> suffix last, the ZedBoard puts the differential suffix last (i.e. </text:span><text:span text:style-name="Code">_N</text:span><text:span text:style-name="T42"> and </text:span><text:span text:style-name="Code">_P</text:span>). <text:s/><text:change text:change-id="ct140560421640816"/><text:change-start text:change-id="ct140560421641456"/><text:span text:style-name="T485">H</text:span><text:change-end text:change-id="ct140560421641456"/><text:span text:style-name="T43">ere is the </text:span><text:span text:style-name="Code"><text:span text:style-name="T153">slot</text:span></text:span><text:span text:style-name="T43"> element for the ZedBoard platform XML that forces the slot name to be upper case </text:span><text:span text:style-name="Code"><text:span text:style-name="T153">FMC</text:span></text:span><text:span text:style-name="T43">, and remaps the offending signals so OpenCPI knows how to route signals </text:span><text:change text:change-id="ct140560421648256"/><text:change-start text:change-id="ct140560421649472"/><text:span text:style-name="T163">to</text:span><text:change-end text:change-id="ct140560421649472"/><text:span text:style-name="T43"> the slot's connector </text:span><text:change text:change-id="ct140560421650336"/><text:change-start text:change-id="ct140560421651600"/><text:span text:style-name="T163">on this platform</text:span><text:change-end text:change-id="ct140560421651600"/><text:span text:style-name="T44"> that </text:span><text:span text:style-name="T137">do</text:span><text:change-start text:change-id="ct140560421654096"/><text:span text:style-name="T139">es</text:span><text:change-end text:change-id="ct140560421654096"/><text:span text:style-name="T137"> </text:span><text:span text:style-name="T138">not</text:span><text:span text:style-name="T44"> follow the VITA57 conventions</text:span><text:span text:style-name="T43">:</text:span></text:p>
      <text:p text:style-name="P365">&lt;slot name='FMC' type='fmc_lpc'&gt;<text:line-break/> <text:s/>&lt;!-- <text:span text:style-name="T42">These</text:span> signals don't <text:span text:style-name="T42">use</text:span> <text:span text:style-name="T42">VITA57</text:span> signal name<text:span text:style-name="T42">s--&gt;</text:span>→<text:line-break/> <text:s/>&lt;signal <text:span text:style-name="T55">slot=</text:span>'LA00_P_CC' platform='LA00_CC_P'/&gt;<text:line-break/> <text:s/>&lt;signal <text:span text:style-name="T55">slot=</text:span>'LA00_N_CC' platform='LA00_CC_N'/&gt;<text:line-break/> <text:s/>&lt;signal <text:span text:style-name="T55">slot=</text:span>'LA01_P_CC' platform='LA01_CC_P'/&gt;<text:line-break/> <text:s/>&lt;signal <text:span text:style-name="T55">slot=</text:span>'LA01_N_CC' platform='LA01_CC_N'/&gt;<text:line-break/> <text:s/>&lt;signal <text:span text:style-name="T55">slot=</text:span>'LA17_P_CC' platform='LA17_CC_P'/&gt;<text:line-break/> <text:s/>&lt;signal <text:span text:style-name="T55">slot=</text:span>'LA17_N_CC' platform='LA17_CC_N'/&gt;<text:line-break/> <text:s/>&lt;signal <text:span text:style-name="T55">slot=</text:span>'LA18_P_CC' platform='LA18_CC_P'/&gt;<text:line-break/> <text:s/>&lt;signal <text:span text:style-name="T55">slot=</text:span>'LA18_N_CC' platform='LA18_CC_N'/&gt;<text:line-break/> <text:s/>&lt;signal <text:span text:style-name="T55">slot=</text:span>'CLK0_M2C_N' platform='CLK0_N'/&gt;<text:line-break/> <text:s/>&lt;signal <text:span text:style-name="T55">slot=</text:span>'CLK0_M2C_P' platform='CLK0_P'/&gt;<text:line-break/> <text:s/>&lt;signal <text:span text:style-name="T55">slot=</text:span>'CLK1_M2C_N' platform='CLK1_N'/&gt;<text:line-break/> <text:s/>&lt;signal <text:span text:style-name="T55">slot=</text:span>'CLK1_M2C_P' platform='CLK1_P'/&gt;<text:line-break/> <text:s/><text:change-start text:change-id="ct140560796127008"/>&lt;!-- <text:span text:style-name="T42">These</text:span> signals <text:span text:style-name="T486">do not have connections to the platform --&gt;<text:line-break/> <text:s/></text:span><text:change-end text:change-id="ct140560796127008"/>&lt;signal <text:span text:style-name="T55">slot=</text:span>'DP0_C2M_P' platform=''/&gt;<text:line-break/> <text:s/>&lt;signal <text:span text:style-name="T55">slot=</text:span>'DP0_C2M_N' platform=''/&gt;<text:line-break/>&lt;/slot&gt;</text:p>
      <text:p text:style-name="P122"><text:span text:style-name="T162">S</text:span><text:span text:style-name="T153">ome platforms do not connect all possible slot signals to the FPGA. <text:s/>In this case the slot element maps them to an empty signal name on the platform, indicating that these slot signals cannot be used on this platform. <text:s/>In the above example, the last two slot signals mentioned (</text:span><text:span text:style-name="Code"><text:span text:style-name="T153">DP0_C2M_P/N</text:span></text:span><text:span text:style-name="T153">) are not connected to the </text:span><text:span text:style-name="T47">(Zynq) </text:span><text:span text:style-name="T153">FPGA <text:s/>on the ZedBoard platform.</text:span></text:p>
      <text:p text:style-name="P61"><text:span text:style-name="T153">Finally, when a platform does not use the slot name prefix in its signal names, a leading slash can be given in the </text:span><text:span text:style-name="Code"><text:span text:style-name="T153">platform</text:span></text:span><text:span text:style-name="T153"> attribute to indicate that no such prefix should be applied. <text:s/>E.g. a signal mapping of:</text:span></text:p>
      <text:p text:style-name="Code">&lt;signal slot='DP0_C2M_P' platform='/DP0_SLOT2_P'/&gt;</text:p>
      <text:p text:style-name="P61"><text:span text:style-name="T153">would imply that the signal name in the constraints file would be </text:span><text:span text:style-name="Code"><text:span text:style-name="T153">DP0_SLOT2_P</text:span></text:span><text:span text:style-name="T153"> rather than </text:span><text:span text:style-name="Code"><text:span text:style-name="T153">FMC_DP0_C2M_P</text:span></text:span><text:span text:style-name="T153">.</text:span><text:change text:change-id="ct140560842790960"/></text:p>
      <text:h text:style-name="P513" text:outline-level="4"><text:span text:style-name="T45">E</text:span><text:span text:style-name="T153">xamples of Platform XML Files</text:span></text:h>
      <text:p text:style-name="P163"><text:span text:style-name="T153">An example of a complete XML file for a Zynq-based HDL platform is below. <text:s/>The platform worker directly supports a control plane (using </text:span><text:span text:style-name="Code"><text:span text:style-name="T153">cpmaster</text:span></text:span><text:span text:style-name="T153">), and sets the time server's clock frequency to </text:span><text:span text:style-name="Code"><text:span text:style-name="T153">100e6</text:span></text:span><text:span text:style-name="T153">, and declares an SDP data plane (via </text:span><text:span text:style-name="Code"><text:span text:style-name="T153">sdp</text:span></text:span><text:span text:style-name="T153">) </text:span><text:span text:style-name="T159">with 2 channels</text:span><text:span text:style-name="T153">. <text:s/></text:span><text:span text:style-name="T159">It has one </text:span><text:span text:style-name="Code"><text:span text:style-name="T153">fmc_lpc</text:span></text:span><text:span text:style-name="T159"> slot and </text:span><text:span text:style-name="T160">4</text:span><text:span text:style-name="T159"> LEDs. <text:s/>No switches are declared. <text:s/></text:span><text:span text:style-name="T160">One signal (to drive external LEDs) is declared. <text:s/>No clock signals are declared since this platform worker uses on-chip clock-generator resources in the Zynq chip.</text:span></text:p>
      <text:p text:style-name="Code">&lt;HdlPlatform Language="VHDL" spec='platform-spec'&gt;<text:line-break/> <text:s/>&lt;specproperty name='platform' value='<text:span text:style-name="T399">myzynq</text:span>'/&gt;<text:line-break/> <text:s/><text:span text:style-name="T400">&lt;specproperty name='nLEDs' value='4'/&gt;</text:span><text:line-break/> <text:s/>&lt;metadata master='true'/&gt;<text:line-break/> <text:s/>&lt;timebase master='true'/&gt;<text:line-break/> <text:s/>&lt;cpmaster master='true'/&gt;<text:line-break/> <text:s/>&lt;device worker='time_server'&gt;<text:line-break/> <text:s text:c="3"/>&lt;property name='frequency' value='100e6'/&gt;<text:line-break/> <text:s/>&lt;/device&gt;<text:line-break/> <text:s/>&lt;sdp name="zynq" master='true' count='<text:span text:style-name="T400">2</text:span>'/&gt;<text:line-break/> <text:s/><text:span text:style-name="T400">&lt;slot name='FMC' type-'fmc_lpc'/&gt;<text:line-break/> <text:s/>&lt;signal name='led' width=4'/&gt;</text:span><text:line-break/><text:span text:style-name="T400">&lt;/HdlPlatform&gt;</text:span></text:p>
      <text:p text:style-name="P164"><text:span text:style-name="T153">A second example uses an interconnect that indirectly supports a control plane so no </text:span><text:span text:style-name="Code"><text:span text:style-name="T153">cpmaster</text:span></text:span><text:span text:style-name="T153"> is necessary, but signals to get clocks and raw interconnect signals are declared. <text:s/></text:span><text:span text:style-name="T161">Notice that three different clocks are taken from external inputs, and the PPS inputs and outputs are used to support the time server.</text:span><text:span text:style-name="T153">:</text:span></text:p>
      <text:p text:style-name="P376">&lt;HdlPlatform Language="VHDL" spec='platform-spec'&gt;<text:line-break/> <text:s/>&lt;specproperty name='platform' value='mypci'/&gt;<text:line-break/> <text:s/>&lt;metadata master='true'/&gt;<text:line-break/> <text:s/>&lt;timebase master='true'/&gt;<text:line-break/> <text:s/>&lt;device worker='time_server'&gt;<text:line-break/> <text:s text:c="3"/>&lt;property name='frequency' value='200e6'/&gt;<text:line-break/> <text:s/>&lt;/device&gt;<text:line-break/> <text:s/>&lt;sdp name="pcie" master='true'/&gt;<text:line-break/> <text:s/>&lt;signal input="sys0_clk" differential='true'/&gt;<text:line-break/> <text:s/>&lt;signal input='sys1_clk' differential='true'/&gt;<text:line-break/> <text:s/>&lt;signal input='pci0_clk' differential='true'/&gt;<text:line-break/> <text:s/>&lt;signal input='pci0_reset_n'/&gt;<text:line-break/> <text:s/>&lt;signal input='pcie_rx' differential='true' width='4'/&gt;<text:line-break/> <text:s/>&lt;signal output='pcie_tx' differential='true' width='4'/&gt;<text:line-break/> <text:s/>&lt;signal output='led' width='13'/&gt;<text:line-break/> <text:s/>&lt;signal input='ppsExtIn'/&gt;<text:line-break/> <text:s/>&lt;signal output='ppsOut'/&gt;<text:line-break/>&lt;/HdlPlatform&gt;</text:p>
      <text:h text:style-name="P459" text:outline-level="3"><text:bookmark-start text:name="__RefHeading___Toc13565_2939887359"/><text:span text:style-name="T394">Writing</text:span> the <text:span text:style-name="T28">P</text:span>latform <text:span text:style-name="T28">W</text:span>orker <text:span text:style-name="T394">Source Code</text:span><text:bookmark-end text:name="__RefHeading___Toc13565_2939887359"/></text:h>
      <text:p text:style-name="P63"><text:span text:style-name="T219">While</text:span> a platform worker's XML (OWD) has extra elements to describe the platform's hardware (devices<text:change text:change-id="ct140560811948048"/><text:change-start text:change-id="ct140560320093056"/>,<text:change-end text:change-id="ct140560320093056"/> slots), it is still an OWD, and thus it describes any implementation-<text:soft-page-break/>specific properties and ports of the <text:span text:style-name="T219">platform </text:span>worker. <text:s/>Being a device worker, it can also define external signals that are connected externally to pins.</text:p>
      <text:p text:style-name="P63">Thus to complete the OWD, any such ports and properties must be defined. <text:s/>The spec (OCS) for all platform workers defines certain ports and properties that all platform workers must support and implement, but platform workers can and typically do have other ports and properties that are platform-specific.</text:p>
      <text:h text:style-name="P508" text:outline-level="4">Platform Worker Properties</text:h>
      <text:p text:style-name="P136">Some required platform worker properties are dealt with entirely in the platform XML file since they just require parameter values which can be specified in the OWD.</text:p>
      <text:p text:style-name="P169">Several OCS properties are readable characteristics of the platform that may be defined as parameters with a constant value <text:span text:style-name="T406">in the OWD, </text:span>or <text:span text:style-name="T406">be declared </text:span>as volatile with a runtime-determined value. <text:s/>These include the <text:span text:style-name="Code">nSwitches</text:span>, <text:span text:style-name="Code">nLEDs</text:span> properties. <text:s/>If they are volatile, the worker must drive them by assigning values, e.g.:</text:p>
      <text:p text:style-name="Code">props_out.nSwitches &lt;= to_ulong(3);<text:line-break/>props_out.nLEDs &lt;= to_ulong(7);</text:p>
      <text:p text:style-name="P171">Otherwise, the OWD can simply <text:span text:style-name="T248">specify the value, e.g.:</text:span></text:p>
      <text:p text:style-name="P377">&lt;specproperty name='nSwitches' parameter='true' value='3'/&gt;</text:p>
      <text:p text:style-name="P169"><text:span text:style-name="T406">Some platform properties</text:span> are always volatile such as <text:span text:style-name="Code">switches</text:span><text:change-start text:change-id="ct140560842798064"/> <text:span text:style-name="T506">and </text:span><text:span text:style-name="Code">slotCardIsPresent</text:span><text:change-end text:change-id="ct140560842798064"/>, <text:span text:style-name="T405">so the platform worker drives them with:</text:span></text:p>
      <text:p text:style-name="Code"><text:span text:style-name="Code"><text:span text:style-name="T57">props_out.switches &lt;= switch_input_</text:span></text:span><text:span text:style-name="Code"><text:span text:style-name="T180">pins</text:span></text:span><text:span text:style-name="Code"><text:span text:style-name="T57">;</text:span></text:span><text:change-start text:change-id="ct140560320924224"/><text:span text:style-name="Code"><text:span text:style-name="T57"><text:line-break/></text:span></text:span><text:span text:style-name="Code"><text:span text:style-name="T191">props_out.slotCardIsPresent &lt;= (others =&gt; '0');</text:span></text:span><text:change-end text:change-id="ct140560320924224"/></text:p>
      <text:p text:style-name="P170"><text:span text:style-name="T406">Some are writable such as </text:span><text:span text:style-name="Code">LEDs</text:span>, <text:span text:style-name="T406">and are input to the worker:</text:span></text:p>
      <text:p text:style-name="Code">my_led_<text:span text:style-name="T406">pins</text:span> &lt;= props_in.leds(3 downto 0);</text:p>
      <text:p text:style-name="P64">Finally, some properties are associated with platform ports and are described below in the sections about <text:change-start text:change-id="ct140560842299776"/><text:span text:style-name="T490">each </text:span><text:change-end text:change-id="ct140560842299776"/>platform port<text:change text:change-id="ct140560846592960"/><text:change-start text:change-id="ct140560796290336"/> <text:span text:style-name="T490">type</text:span><text:change-end text:change-id="ct140560796290336"/>.</text:p>
      <text:p text:style-name="P64">Here is a typical example of VHDL code in a platform worker for its properties:</text:p>
      <text:p text:style-name="P378">props_out.switches <text:s text:c="9"/>&lt;= (others =&gt; '0');<text:line-break/>props_out.slotCardIsPresent &lt;= (0 =&gt; not fmc_prsnt,<text:line-break/> <text:s text:c="31"/>others =&gt; '0'<text:span text:style-name="T411">);<text:line-break/></text:span>props_out.UUID <text:s text:c="13"/>&lt;= metadata_in.UUID;<text:line-break/>props_out.romData <text:s text:c="10"/>&lt;= metadata_in.romData;<text:line-break/><text:span text:style-name="T411">metadata_out.clk <text:s text:c="11"/>&lt;= ctl_in.clk;<text:line-break/>metadata_out.romAddr <text:s text:c="7"/>&lt;= props_in.romAddr;<text:line-break/>metadata_out.romEn <text:s text:c="9"/>&lt;= props_in.romData_read;<text:line-break/>led(0) <text:s text:c="21"/>&lt;= props_in.leds(0);</text:span></text:p>
      <text:p text:style-name="P137"><text:span text:style-name="T248">Below</text:span> is a <text:span text:style-name="T248">summary </text:span>table with the <text:span text:style-name="T248">OCS </text:span>properties and their <text:span text:style-name="T410">accessibility</text:span>.</text:p>
      <text:p text:style-name="Table_20_Caption_20__28_before_29_"><text:soft-page-break/>Table <text:sequence text:ref-name="refTable2" text:name="Table" text:formula="ooow:Table+1" style:num-format="1">2</text:sequence>: <text:s/>Platform Worker <text:span text:style-name="T248">OCS</text:span> Propertie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32">Name</text:p>
          </table:table-cell>
          <table:table-cell table:style-name="Table6.A1" office:value-type="string">
            <text:p text:style-name="P432">Type</text:p>
          </table:table-cell>
          <table:table-cell table:style-name="Table6.A1" office:value-type="string">
            <text:p text:style-name="P432">Access</text:p>
          </table:table-cell>
          <table:table-cell table:style-name="Table6.D1" office:value-type="string">
            <text:p text:style-name="P432">Description</text:p>
          </table:table-cell>
        </table:table-row>
        <table:table-row>
          <table:table-cell table:style-name="Table6.A2" office:value-type="string">
            <text:p text:style-name="P402"><text:span text:style-name="Code"><text:span text:style-name="T181">p</text:span></text:span><text:span text:style-name="Code"><text:span text:style-name="T57">latform</text:span></text:span></text:p>
          </table:table-cell>
          <table:table-cell table:style-name="Table6.A2" office:value-type="string">
            <text:p text:style-name="P397">String</text:p>
          </table:table-cell>
          <table:table-cell table:style-name="Table6.A2" office:value-type="string">
            <text:p text:style-name="P397">Parameter</text:p>
          </table:table-cell>
          <table:table-cell table:style-name="Table6.D2" office:value-type="string">
            <text:p text:style-name="P397"><text:span text:style-name="T409">Platform name<text:line-break/></text:span>Set in OWD &lt;specproperty&gt;</text:p>
          </table:table-cell>
        </table:table-row>
        <table:table-row>
          <table:table-cell table:style-name="Table6.A2" office:value-type="string">
            <text:p text:style-name="P402"><text:span text:style-name="Code"><text:span text:style-name="T57">sdp_width</text:span></text:span></text:p>
          </table:table-cell>
          <table:table-cell table:style-name="Table6.A2" office:value-type="string">
            <text:p text:style-name="P397">U<text:span text:style-name="T408">C</text:span>har</text:p>
          </table:table-cell>
          <table:table-cell table:style-name="Table6.A2" office:value-type="string">
            <text:p text:style-name="P397">Parameter</text:p>
          </table:table-cell>
          <table:table-cell table:style-name="Table6.D2" office:value-type="string">
            <text:p text:style-name="P402"><text:span text:style-name="T182">Width in DWORDS of SDP.<text:line-break/></text:span><text:span text:style-name="T57">Set in OWD for </text:span><text:span text:style-name="Code"><text:span text:style-name="T57">sdp</text:span></text:span><text:span text:style-name="T57"> platform port</text:span></text:p>
          </table:table-cell>
        </table:table-row>
        <table:table-row>
          <table:table-cell table:style-name="Table6.A2" office:value-type="string">
            <text:p text:style-name="P389"><text:span text:style-name="Code"><text:span text:style-name="T57">UUID</text:span></text:span></text:p>
          </table:table-cell>
          <table:table-cell table:style-name="Table6.A2" office:value-type="string">
            <text:p text:style-name="P392">U<text:span text:style-name="T408">L</text:span>ong<text:line-break/>*16</text:p>
          </table:table-cell>
          <table:table-cell table:style-name="Table6.A2" office:value-type="string">
            <text:p text:style-name="P392">Readable</text:p>
          </table:table-cell>
          <table:table-cell table:style-name="Table6.D2" office:value-type="string">
            <text:p text:style-name="P388"><text:span text:style-name="T57">Unique ID of bitstream file.<text:line-break/></text:span><text:span text:style-name="T182">Connected in source code for </text:span><text:span text:style-name="Code"><text:span text:style-name="T57">metadata</text:span></text:span><text:span text:style-name="T182"> platform port.</text:span></text:p>
          </table:table-cell>
        </table:table-row>
        <table:table-row>
          <table:table-cell table:style-name="Table6.A2" office:value-type="string">
            <text:p text:style-name="P389"><text:span text:style-name="Code"><text:span text:style-name="T57">romAddr</text:span></text:span></text:p>
          </table:table-cell>
          <table:table-cell table:style-name="Table6.A2" office:value-type="string">
            <text:p text:style-name="P392">U<text:span text:style-name="T408">S</text:span>hort</text:p>
          </table:table-cell>
          <table:table-cell table:style-name="Table6.A2" office:value-type="string">
            <text:p text:style-name="P392">Writable</text:p>
          </table:table-cell>
          <table:table-cell table:style-name="Table6.D2" office:value-type="string">
            <text:p text:style-name="P390"><text:span text:style-name="T57">Address for reading bitstream metadata.<text:line-break/></text:span><text:span text:style-name="T182">Connected in source code for </text:span><text:span text:style-name="Code"><text:span text:style-name="T57">metadata</text:span></text:span><text:span text:style-name="T182"> platform port.</text:span></text:p>
          </table:table-cell>
        </table:table-row>
        <table:table-row>
          <table:table-cell table:style-name="Table6.A2" office:value-type="string">
            <text:p text:style-name="P389"><text:span text:style-name="Code"><text:span text:style-name="T57">romData</text:span></text:span></text:p>
          </table:table-cell>
          <table:table-cell table:style-name="Table6.A2" office:value-type="string">
            <text:p text:style-name="P392">ULong</text:p>
          </table:table-cell>
          <table:table-cell table:style-name="Table6.A2" office:value-type="string">
            <text:p text:style-name="P395">Volatile</text:p>
          </table:table-cell>
          <table:table-cell table:style-name="Table6.D2" office:value-type="string">
            <text:p text:style-name="P390"><text:span text:style-name="T57">Data when reading bitstream metadata<text:line-break/></text:span><text:span text:style-name="T182">Connected in source code for </text:span><text:span text:style-name="Code"><text:span text:style-name="T57">metadata</text:span></text:span><text:span text:style-name="T182"> platform port.</text:span></text:p>
          </table:table-cell>
        </table:table-row>
        <table:table-row>
          <table:table-cell table:style-name="Table6.A2" office:value-type="string">
            <text:p text:style-name="P389"><text:span text:style-name="Code"><text:span text:style-name="T57">nLEDs</text:span></text:span></text:p>
          </table:table-cell>
          <table:table-cell table:style-name="Table6.A2" office:value-type="string">
            <text:p text:style-name="P392">Ulong</text:p>
          </table:table-cell>
          <table:table-cell table:style-name="Table6.A2" office:value-type="string">
            <text:p text:style-name="P392"><text:span text:style-name="T407">Parameter/<text:line-break/></text:span>Readable</text:p>
          </table:table-cell>
          <table:table-cell table:style-name="Table6.D2" office:value-type="string">
            <text:p text:style-name="P392">How many LED indicators are present?<text:line-break/><text:span text:style-name="T408">Can be parameter </text:span><text:span text:style-name="T118">or</text:span><text:span text:style-name="T408"> readable.</text:span></text:p>
          </table:table-cell>
        </table:table-row>
        <table:table-row>
          <table:table-cell table:style-name="Table6.A2" office:value-type="string">
            <text:p text:style-name="P402"><text:span text:style-name="Code"><text:span text:style-name="T57">LEDs</text:span></text:span></text:p>
          </table:table-cell>
          <table:table-cell table:style-name="Table6.A2" office:value-type="string">
            <text:p text:style-name="P392">ULong</text:p>
          </table:table-cell>
          <table:table-cell table:style-name="Table6.A2" office:value-type="string">
            <text:p text:style-name="P392">Readable+Writable</text:p>
          </table:table-cell>
          <table:table-cell table:style-name="Table6.D2" office:value-type="string">
            <text:p text:style-name="P392">Actual LED settings, up to 32, LSB is LED 0</text:p>
          </table:table-cell>
        </table:table-row>
        <table:table-row>
          <table:table-cell table:style-name="Table6.A2" office:value-type="string">
            <text:p text:style-name="P389"><text:span text:style-name="Code"><text:span text:style-name="T57">n</text:span></text:span><text:span text:style-name="Code"><text:span text:style-name="T183">Switche</text:span></text:span><text:span text:style-name="Code"><text:span text:style-name="T57">s</text:span></text:span></text:p>
          </table:table-cell>
          <table:table-cell table:style-name="Table6.A2" office:value-type="string">
            <text:p text:style-name="P392">Ulong</text:p>
          </table:table-cell>
          <table:table-cell table:style-name="Table6.A2" office:value-type="string">
            <text:p text:style-name="P392"><text:span text:style-name="T407">Parameter/<text:line-break/></text:span>Readable</text:p>
          </table:table-cell>
          <table:table-cell table:style-name="Table6.D2" office:value-type="string">
            <text:p text:style-name="P393">How many <text:span text:style-name="T408">switches</text:span> are present?<text:line-break/><text:span text:style-name="T408">Can be parameter </text:span><text:span text:style-name="T118">or</text:span><text:span text:style-name="T408"> readable.</text:span></text:p>
          </table:table-cell>
        </table:table-row>
        <table:table-row>
          <table:table-cell table:style-name="Table6.A2" office:value-type="string">
            <text:p text:style-name="P402"><text:span text:style-name="Code"><text:span text:style-name="T183">switche</text:span></text:span><text:span text:style-name="Code"><text:span text:style-name="T57">s</text:span></text:span></text:p>
          </table:table-cell>
          <table:table-cell table:style-name="Table6.A2" office:value-type="string">
            <text:p text:style-name="P392">ULong</text:p>
          </table:table-cell>
          <table:table-cell table:style-name="Table6.A2" office:value-type="string">
            <text:p text:style-name="P398">Volatile</text:p>
          </table:table-cell>
          <table:table-cell table:style-name="Table6.D2" office:value-type="string">
            <text:p text:style-name="P392">Actual <text:span text:style-name="T408">switch</text:span> settings, up to 32, LSB is <text:span text:style-name="T408">switch</text:span> 0</text:p>
          </table:table-cell>
        </table:table-row>
        <table:table-row>
          <table:table-cell table:style-name="Table6.A2" office:value-type="string">
            <text:p text:style-name="P389"><text:span text:style-name="Code"><text:span text:style-name="T57">n</text:span></text:span><text:span text:style-name="Code"><text:span text:style-name="T183">S</text:span></text:span><text:span text:style-name="Code"><text:span text:style-name="T184">lots</text:span></text:span></text:p>
          </table:table-cell>
          <table:table-cell table:style-name="Table6.A2" office:value-type="string">
            <text:p text:style-name="P392">Ulong</text:p>
          </table:table-cell>
          <table:table-cell table:style-name="Table6.A2" office:value-type="string">
            <text:p text:style-name="P396">Parameter</text:p>
          </table:table-cell>
          <table:table-cell table:style-name="Table6.D2" office:value-type="string">
            <text:p text:style-name="P394">How many <text:span text:style-name="T409">slots</text:span> are present?<text:line-break/><text:span text:style-name="T248">Set in OWD &lt;specproperty&gt;<text:line-break/>Must match number </text:span><text:span text:style-name="Code">slot</text:span><text:span text:style-name="T248"> elements in OWD</text:span></text:p>
          </table:table-cell>
        </table:table-row>
        <table:table-row>
          <table:table-cell table:style-name="Table6.A2" office:value-type="string">
            <text:p text:style-name="P403"><text:span text:style-name="Code"><text:span text:style-name="T184">slotCardIsPresent</text:span></text:span></text:p>
          </table:table-cell>
          <table:table-cell table:style-name="Table6.A2" office:value-type="string">
            <text:p text:style-name="P399">Bool<text:line-break/>array</text:p>
          </table:table-cell>
          <table:table-cell table:style-name="Table6.A2" office:value-type="string">
            <text:p text:style-name="P398">Volatile</text:p>
          </table:table-cell>
          <table:table-cell table:style-name="Table6.D2" office:value-type="string">
            <text:p text:style-name="P400">Indicate whether card is plugged into slot</text:p>
          </table:table-cell>
        </table:table-row>
        <table:table-row>
          <table:table-cell table:style-name="Table6.A2" office:value-type="string">
            <text:p text:style-name="P405"><text:span text:style-name="Code"><text:span text:style-name="T185">s</text:span></text:span><text:span text:style-name="Code"><text:span text:style-name="T57">lotNames</text:span></text:span></text:p>
          </table:table-cell>
          <table:table-cell table:style-name="Table6.A2" office:value-type="string">
            <text:p text:style-name="P400">String</text:p>
          </table:table-cell>
          <table:table-cell table:style-name="Table6.A2" office:value-type="string">
            <text:p text:style-name="P400">Parameter</text:p>
          </table:table-cell>
          <table:table-cell table:style-name="Table6.D2" office:value-type="string">
            <text:p text:style-name="P400">Comma-separated list of slot names<text:line-break/>Set in OWD &lt;specproperty&gt;</text:p>
          </table:table-cell>
        </table:table-row>
      </table:table>
      <text:h text:style-name="Heading_20_4" text:outline-level="4">Ports of Platform Workers</text:h>
      <text:p text:style-name="P283">Platform workers have ports that are different than ports of application workers. <text:s/>They are not used for moving data to and from other workers. <text:s/>They allow the platform worker to provide required services to the rest of the HDL infrastructure. <text:s/><text:span text:style-name="T412">The platform ports were introduced in </text:span><text:a xlink:type="simple" xlink:href="#5.4.3.2.Platform Ports in a Platform XML File|outline" text:style-name="Internet_20_link" text:visited-style-name="Visited_20_Internet_20_Link"><text:span text:style-name="T412">Platform Ports in a Platform XML File</text:span></text:a><text:span text:style-name="T412">. <text:s text:c="2"/>Each has implications in the platform worker source code.</text:span></text:p>
      <text:p text:style-name="P344">The simplest platform port is the <text:span text:style-name="FirstEmphasis">metadata port</text:span>, which simply requires that the platform worker connect the signals at the <text:span text:style-name="T413">metadata </text:span>port to the properties associated with the port using this exact VHDL code:</text:p>
      <text:p text:style-name="P379"><text:soft-page-break/>props_out.UUID <text:s text:c="13"/>&lt;= metadata_in.UUID;<text:line-break/>props_out.romData <text:s text:c="10"/>&lt;= metadata_in.romData;<text:line-break/><text:span text:style-name="T411">metadata_out.clk <text:s text:c="11"/>&lt;= ctl_in.clk;<text:line-break/>metadata_out.romAddr <text:s text:c="7"/>&lt;= props_in.romAddr;<text:line-break/>metadata_out.romEn <text:s text:c="9"/>&lt;= props_in.romData_read;</text:span></text:p>
      <text:p text:style-name="P262">For the <text:span text:style-name="FirstEmphasis">timebase port</text:span>, the worker is required to provide three output signals to that port, and take one output signal from that port, e.g.:</text:p>
      <text:p text:style-name="Code">timebase_out.clk <text:s text:c="2"/>&lt;= clk;<text:line-break/>timebase_out.reset &lt;= reset;<text:line-break/>timebase_out.ppsIn &lt;= '0';<text:line-break/><text:span text:style-name="T413">my_pps_out_pin <text:s text:c="4"/>&lt;= timebase_in.pps</text:span></text:p>
      <text:p text:style-name="P262">These signals are the basis for timekeeping on the platform. <text:s/>They are a clock and associated reset, a PPS input signal and an optionally connected PPS output signal. <text:s/>The platform worker should provide the <text:change-start text:change-id="ct140560845800592"/><text:span text:style-name="T491">timebase </text:span><text:change-end text:change-id="ct140560845800592"/>clock that is best suited for timekeeping, which usually means the one with the least jitter and drift over the short term. <text:s/>On some platforms this is simply the same as the control clock, but on others there may be a clock with better performance for this purpose and the platform worker should use it.</text:p>
      <text:p text:style-name="P65"><text:span text:style-name="T49">If a platform worker is </text:span><text:span text:style-name="T48">direct</text:span><text:change text:change-id="ct140560846094624"/><text:change-start text:change-id="ct140560846223872"/><text:span text:style-name="T127">ly</text:span><text:change-end text:change-id="ct140560846223872"/><text:span text:style-name="T49"> supporting a </text:span><text:span text:style-name="FirstEmphasis">control plane master port</text:span><text:span text:style-name="T49"> (indicated by the </text:span><text:span text:style-name="Code">cpmaster</text:span><text:span text:style-name="T49"> element in the OWD), </text:span><text:change text:change-id="ct140560810688832"/><text:change-start text:change-id="ct140560804788160"/><text:span text:style-name="T49">t</text:span><text:change-end text:change-id="ct140560804788160"/>he platform worker must provide an addressable path from the controlling processors's software into the FPGA. <text:s/>This usually involves adapting a <text:change-start text:change-id="ct140560805118304"/><text:span text:style-name="T491">address </text:span><text:change-end text:change-id="ct140560805118304"/>window on an addressable bus that the FPGA is connected to, to the protocol and signals of the <text:span text:style-name="Code">cpmaster</text:span> port. <text:s/>The adaptation is normally put into its own module and then instanced in the platform worker. <text:s/><text:span text:style-name="T221">The platform worker must choose an appropriate clock and (asserted high) reset signal to serve as the platform's control clock/reset.</text:span></text:p>
      <text:p text:style-name="P172">Remember that the platform worker may provide for a control plane <text:span text:style-name="T31">indirectly</text:span> by providing an <text:span text:style-name="FirstEmphasis">interconnect port</text:span> that can serve the same purpose. <text:s/>In that case no platform worker support of a <text:span text:style-name="Code">cpmaster</text:span> port is necessary.</text:p>
      <text:p text:style-name="P65"><text:span text:style-name="T49">A</text:span> <text:span text:style-name="Code">cpmaster</text:span> example from the ZedBoard platform is where an addressable bus port in the Zynq chip, which connects the processor to the FPGA, is called the <text:span text:style-name="Code">M_AXI_GP0</text:span><text:span text:style-name="T221">. <text:s/>The Zynq </text:span><text:change-start text:change-id="ct140560810918096"/><text:span text:style-name="T128">CPU</text:span><text:change-end text:change-id="ct140560810918096"/><text:span text:style-name="T221"> is the master, and generates read and write accesses to the FPGA acting as a slave. <text:s/>In this case an adapter module was written (called </text:span><text:span text:style-name="Code">axi2cp</text:span><text:span text:style-name="T221">) to convert the protocol used by the </text:span><text:span text:style-name="Code">M_AXI_GP0</text:span><text:span text:style-name="T221"> port in the </text:span><text:change-start text:change-id="ct140560804983488"/><text:span text:style-name="T221">SoC </text:span><text:change-end text:change-id="ct140560804983488"/><text:span text:style-name="T221">hardware, to the OpenCPI control plane protocol. <text:s/>This module is instanced in the Zed platform worker and connected to the Zynq CPU on one side, and the platform worker's </text:span><text:span text:style-name="Code">cpmaster</text:span><text:span text:style-name="T221"> port on the other. <text:s/>In the Zed platform worker this adapter and its connection is shown by this code:</text:span></text:p>
      <text:p text:style-name="Code"><text:span text:style-name="T57">cp : axi2cp port map(clk <text:s text:c="4"/>=&gt; clk,<text:line-break/> <text:s text:c="20"/>reset <text:s text:c="2"/>=&gt; reset,<text:line-break/> <text:s text:c="20"/>axi_in <text:s/>=&gt; ps_</text:span><text:span text:style-name="T186">m_</text:span><text:span text:style-name="T57">axi_gp_out</text:span><text:span text:style-name="T186">(0)</text:span><text:span text:style-name="T57">,<text:line-break/> <text:s text:c="20"/>axi_out =&gt; ps_</text:span><text:span text:style-name="T186">m_</text:span><text:span text:style-name="T57">axi_gp_in</text:span><text:span text:style-name="T186">(0)</text:span><text:span text:style-name="T57">,<text:line-break/> <text:s text:c="20"/>cp_in <text:s text:c="2"/>=&gt; cp_in,<text:line-break/> <text:s text:c="20"/>cp_out <text:s/>=&gt; cp_out);</text:span></text:p>
      <text:p text:style-name="P234"><text:soft-page-break/>The signaling protocol of a <text:span text:style-name="Code">cpmaster</text:span> port is described in the <text:a xlink:type="simple" xlink:href="#5.4.5.Control Plane Master Port Protocol|outline" text:style-name="Internet_20_link" text:visited-style-name="Visited_20_Internet_20_Link"><text:span text:style-name="T50">Control Plane Master Port Protocol</text:span></text:a> section.</text:p>
      <text:p text:style-name="P66">The last platform port type, <text:span text:style-name="FirstEmphasis">system interconnect</text:span><text:change text:change-id="ct140560811534032"/><text:change-start text:change-id="ct140560810862496"/><text:span text:style-name="FirstEmphasis">,</text:span><text:change-end text:change-id="ct140560810862496"/><text:span text:style-name="T414"> is specified using the </text:span><text:span text:style-name="Code">sdp</text:span><text:span text:style-name="T50"> element in the OWD. <text:s/>The platform worker must provide a path from the </text:span><text:change text:change-id="ct140560846194992"/><text:change-start text:change-id="ct140560846223424"/><text:span text:style-name="T50">platform's</text:span><text:change-end text:change-id="ct140560846223424"/><text:span text:style-name="T50"> bus/interconnect to the </text:span><text:span text:style-name="Code">sdp</text:span><text:span text:style-name="T50"> port. <text:s/>When the interconnect used for data flow can also be used to provide control plane access, then the </text:span><text:span text:style-name="Code">cpmaster</text:span><text:span text:style-name="T50"> port described above is unnecessary. <text:s/>The key attribute needed of the system interconnect to indirectly support control plane access is that the processor on the other side of the interconnect can read and write into the FPGA with the FPGA acting as an addressable slave. <text:s/>This is common when there is only one external bus connected to the FPGA, such as PCI Express.</text:span></text:p>
      <text:p text:style-name="P263"><text:span text:style-name="T221">In the case of the Xilinx Zynq platform, there are multiple interfaces between the on-chip system interconnect and the FPGA (called PL on Zynq). <text:s/>In this case the platform worker reserves one such interface exclusively for control access (the </text:span><text:span text:style-name="Code">M_AXI_GP0</text:span><text:span text:style-name="T221"> connected to a </text:span><text:span text:style-name="Code">cpmaster</text:span><text:span text:style-name="T221"> port), and uses different interfaces for the data plane.</text:span></text:p>
      <text:p text:style-name="P67">The <text:span text:style-name="Code">sdp</text:span> ports act as bus masters, generating addressed DMA requests to the platform worker which should adapt and present those requests to the system interconnect. <text:s/>The<text:change-start text:change-id="ct140560810710432"/> <text:span text:style-name="Code">sdp</text:span><text:span text:style-name="T491"> ports</text:span><text:change-end text:change-id="ct140560810710432"/><text:change text:change-id="ct140560694975856"/> can <text:span text:style-name="T31">also</text:span> act as bus slaves, allowing <text:span text:style-name="T415">their use for control plane purposes. <text:s/>The platform worker decides whether to support the </text:span><text:span text:style-name="Code">sdp</text:span><text:span text:style-name="T415"> port as only a bus master (e.g. as it does on Zynq), or as both master or slave (as it does on PC</text:span><text:change-start text:change-id="ct140560845933728"/><text:span text:style-name="T415">I</text:span><text:change-end text:change-id="ct140560845933728"/><text:span text:style-name="T415"> Express systems).</text:span></text:p>
      <text:p text:style-name="P68">The sdp ports can be multichannel, meaning that the platform worker can provide multiple simultaneous paths between the system interconnect and the <text:change text:change-id="ct140560718514848"/><text:change-start text:change-id="ct140560811369232"/><text:span text:style-name="T491">FPGA</text:span><text:change-end text:change-id="ct140560811369232"/> data plane infrastructure to support simultaneous data flows between workers in the FPGA and workers outside the FPGA.</text:p>
      <text:p text:style-name="P235">The signaling protocol of a<text:span text:style-name="T415">n</text:span> <text:span text:style-name="Code"><text:span text:style-name="T415">sdp</text:span></text:span> port is described in the <text:a xlink:type="simple" xlink:href="#5.4.6.SDP Port Protocol|outline" text:style-name="Internet_20_link" text:visited-style-name="Visited_20_Internet_20_Link"><text:span text:style-name="T415">SDP Port Protoco</text:span></text:a> section.</text:p>
      <text:h text:style-name="P509" text:outline-level="4">Platform Worker Clocks</text:h>
      <text:p text:style-name="P313"><text:span text:style-name="T221">As seen above in the discussion of the control plane adaptation (the </text:span><text:span text:style-name="Code">cpmaster</text:span><text:span text:style-name="T221"> port), the platform worker sources the clock (and reset) used for the OpenCPI control plane on the platform. <text:s/>It also sources any clocks associated with the “data plane” where data/messages are flowing to other workers in other FPGAs or software platforms. <text:s/>In both these cases the clock and reset signals are part of the interface at these ports.</text:span></text:p>
      <text:p text:style-name="P69">A platform worker usually also sources another clock for timekeeping on the platform <text:span text:style-name="T222">(in the </text:span><text:span text:style-name="Code">timebase</text:span><text:span text:style-name="T222"> port), u</text:span>nless there will never be any need for timekeeping on the platform<text:change text:change-id="ct140560845866144"/><text:change-start text:change-id="ct140560845901312"/>.<text:change-end text:change-id="ct140560845901312"/></text:p>
      <text:p text:style-name="P70">In general these clocks <text:change text:change-id="ct140560846253280"/>already exist on the platform and are simply assigned to these additional purposes. <text:s/>I.e. the control clock may be the clock already associated with the bus between the CPU and FPGA. <text:s/>In some cases the platform worker may synthesize/generate new clocks for these purposes.</text:p>
      <text:h text:style-name="Heading_20_3" text:outline-level="3"><text:bookmark-start text:name="__RefHeading___Toc13567_2939887359"/><text:soft-page-break/>The Makefile for the Platform Worker<text:bookmark-end text:name="__RefHeading___Toc13567_2939887359"/></text:h>
      <text:p text:style-name="P71">Like any other worker, a platform worker has a worker <text:change-start text:change-id="ct140560423532384"/><text:span text:style-name="Code">Makefile</text:span><text:change-end text:change-id="ct140560423532384"/> that is used for various purposes<text:change text:change-id="ct140560846069552"/><text:change-start text:change-id="ct140560422708064"/>, <text:span text:style-name="T492">normally created by the </text:span><text:span text:style-name="Code">ocpidev</text:span><text:span text:style-name="T492"> command.</text:span><text:change-end text:change-id="ct140560422708064"/> <text:s/>Since the <text:span text:style-name="Code">HdlTarget</text:span><text:span text:style-name="T449">(</text:span><text:span text:style-name="Code">s</text:span><text:span text:style-name="T449">)</text:span> and <text:span text:style-name="Code">HdlPlatform</text:span><text:span text:style-name="T449">(</text:span><text:span text:style-name="Code">s</text:span><text:span text:style-name="T449">)</text:span> are implicit for a platform worker<text:change-start text:change-id="ct140560423561328"/> <text:span text:style-name="T492">(its name)</text:span><text:change-end text:change-id="ct140560423561328"/>, there is no need to specify either (in the file or on the command line).</text:p>
      <text:p text:style-name="P264">As with other HDL workers, the <text:span text:style-name="Code">Makefile</text:span> may reference other local source files or primitive cores and libraries from elsewhere. <text:s/>The basic contents for a platform worker's Makefile<text:change-start text:change-id="ct140560423530304"/>, <text:span text:style-name="T493">as created by </text:span><text:span text:style-name="Code">ocpidev</text:span><text:span text:style-name="T493">,</text:span><text:change-end text:change-id="ct140560423530304"/> is simply:</text:p>
      <text:p text:style-name="Code">include $(OCPI_CDK_DIR)/include/hdl/hdl-platform.mk</text:p>
      <text:p text:style-name="P72"><text:change-start text:change-id="ct140560423539072"/><text:span text:style-name="T493">The platform worker is built in its directory (in one or more target subdirectories).</text:span><text:change-end text:change-id="ct140560423539072"/><text:change text:change-id="ct140560423536672"/><text:change text:change-id="ct140560423542944"/><text:change text:change-id="ct140560423543536"/><text:change text:change-id="ct140560423541888"/><text:change-start text:change-id="ct140560423546048"/><text:span text:style-name="T493"> <text:s/>Pl</text:span><text:change-end text:change-id="ct140560423546048"/>atform configurations<text:change text:change-id="ct140560423546688"/><text:change-start text:change-id="ct140560423552272"/> <text:span text:style-name="T493">are also built</text:span><text:change-end text:change-id="ct140560423552272"/><text:change text:change-id="ct140560423550864"/> in the platform worker directory. <text:s/>In fact, when nothing else is specified, a “base” platform configuration (with no device workers) is built whenever the platform worker is built. <text:s/>To specify more platform configurations to build, specify them in the <text:span text:style-name="Code">Configurations</text:span> make variable in this <text:span text:style-name="Code">Makefile</text:span>, and for each one, write an XML file describing which devices (and any parameters for them) that should be included in the platform configuration.<text:change-start text:change-id="ct140560423574176"/> <text:s/><text:span text:style-name="T493">See the next section for a complete description of platfor</text:span><text:change-end text:change-id="ct140560423574176"/><text:change-start text:change-id="ct140560422784832"/><text:span text:style-name="T493">m configurations.</text:span><text:change-end text:change-id="ct140560422784832"/></text:p>
      <text:p text:style-name="P74">Running <text:span text:style-name="Code">make</text:span> in a platform worker directory builds the platform worker, the <text:span text:style-name="Code">base</text:span> configuration, and any other platform configurations as specified in the <text:span text:style-name="Code">Configurations</text:span> make variable.</text:p>
      <text:p text:style-name="P265"><text:span text:style-name="T450">Each</text:span> platform worker must have a make file fragment called <text:span text:style-name="Code"><text:span text:style-name="T31">&lt;platform&gt;</text:span></text:span><text:span text:style-name="Code">.mk</text:span> which defines <text:span text:style-name="Code">make</text:span> variables required for users of the platform. <text:s/>There is one variable required to be set in this file: <text:s/><text:span text:style-name="Code">HdlPart_</text:span><text:span text:style-name="Code"><text:span text:style-name="T31">&lt;platform&gt;</text:span></text:span>. <text:s/>This variable must be set to the part name of this platform. <text:s/><text:span text:style-name="T450">Also, if there is an association between this HDL platform and an associated software platform (typically for FPGA SoCs with embedded processors), the HdlRccPlatform_&lt;platform&gt; variable can be set to name the RCC software platform associated with this HDL platform. <text:s/>An example file is for the Xilinx Zynq part on the ZedBoard platform:</text:span></text:p>
      <text:p text:style-name="Code">HdlPart_zed=xc7z020-1-clg484<text:line-break/>HdlRccPlatform_zed=xilinx13_4</text:p>
      <text:p text:style-name="P73">This indicates the actual part for the platform, and also indicates that the associated software platform is the 2013.4 release of Xilinx <text:change text:change-id="ct140560423548912"/><text:change-start text:change-id="ct140560423560208"/><text:span text:style-name="T493">L</text:span><text:change-end text:change-id="ct140560423560208"/>inux.</text:p>
      <text:p text:style-name="P265">The <text:span text:style-name="Code">ExportFiles</text:span> make variable is specific to platform workers and specifies which local files in this directory must be made available to users of the platform. <text:s/>Files in this list include the jtag and flash support scripts for the platform, as well as constraints files required to build container bitstreams for the platform.</text:p>
      <text:h text:style-name="Heading_20_3" text:outline-level="3"><text:bookmark-start text:name="__RefHeading___Toc38643_1517956095"/><text:change-start text:change-id="ct140560421632560"/>Specifying Platform Configurations in XML <text:span text:style-name="T28">F</text:span>iles.<text:bookmark-end text:name="__RefHeading___Toc38643_1517956095"/></text:h>
      <text:p text:style-name="P74">For each platform configuration mentioned in the Configurations variable in the platform worker <text:span text:style-name="Code">Makefile</text:span>, there must be a corresponding <text:span text:style-name="T51">XML file</text:span>. <text:s/>This XML file has these <text:span text:style-name="T51">aspects</text:span>:</text:p>
      <text:list xml:id="list85854971295831" text:continue-list="list85854080547421" text:style-name="WWNum32">
        <text:list-item>
          <text:p text:style-name="List_20_Bullet">The top level element <text:span text:style-name="T51">is</text:span> “<text:span text:style-name="Code">HdlConfig</text:span>”.</text:p>
        </text:list-item>
        <text:list-item>
          <text:p text:style-name="List_20_Bullet"><text:soft-page-break/>A <text:span text:style-name="Code">device</text:span> child element <text:span text:style-name="T51">is present </text:span>for each device <text:span text:style-name="T51">in the configuration</text:span>.</text:p>
        </text:list-item>
      </text:list>
      <text:p text:style-name="P75">For devices <text:span text:style-name="T51">previously </text:span>defined<text:span text:style-name="T51"> </text:span>as being part of the platform (and thus mentioned in the platform worker's OWD), the device element simply has a “<text:span text:style-name="Code">name=</text:span>” attribute indicating which of the platform's devices should be included in the platform configuration.</text:p>
      <text:p text:style-name="P75">Platform configurations can also specify devices that are on cards plugged into one of the platform's slots. <text:s/>Specifying the <text:span text:style-name="Code"><text:span text:style-name="T445">card</text:span></text:span> attribute indicates which card the device is on, and implies that the card is plugged into one of the platform's slots. <text:s/>If there are multiple slots of the type that the indicated card is defined for, then a <text:span text:style-name="Code"><text:span text:style-name="T52">slot</text:span></text:span> attribute must be used to unambiguously indicate which slot the card is plugged into.</text:p>
      <text:p text:style-name="P75">Thus platform configurations can indicate a mix of devices: <text:s/>those that are part of the platform, and others that should be made available assuming a certain type of card is plugged into one of the platform's slots. <text:s/><text:span text:style-name="T53">T</text:span>he following example, <text:span text:style-name="T53">(for the ZedBoard platform), indicates that a configuration should be built that assumes a </text:span><text:span text:style-name="Code">lime-zipper-fmc</text:span><text:span text:style-name="T53"> card should be plugged into a slot on the platform, and thus device workers to support the </text:span><text:span text:style-name="Code">lime_adc</text:span><text:span text:style-name="T53"> device on that card should be included. <text:s/>There is no </text:span><text:span text:style-name="Code"><text:span text:style-name="T52">slot</text:span></text:span><text:span text:style-name="T53"> attribute included or required since the platform has only one slot.</text:span></text:p>
      <text:p text:style-name="P76">&lt;HdlConfig&gt;<text:line-break/> <text:s/>&lt;device name='lime_adc' <text:span text:style-name="T54">card</text:span><text:span text:style-name="T55">=</text:span>'lime-zipper-fmc'/&gt;<text:line-break/>&lt;/HdlConfig&gt;</text:p>
      <text:p text:style-name="P77">Device elements in this file can also set values for parameter properties of the device worker for the device, but <text:span text:style-name="T31">only those that are not already specified in the board definition</text:span> (either platform <text:span text:style-name="T494">worker</text:span> XML file or card definition XML). <text:s/>I.e. the board definition file specifies fixed aspects of the device as it exists on that board, but any other parameter properties not mentioned for the board can be configured as required in the platform configuration (or in the container). <text:s/>E.g.:</text:p>
      <text:p text:style-name="P78">&lt;HdlConfig&gt;<text:line-break/> <text:s/>&lt;device name='lime_adc' <text:span text:style-name="T54">card</text:span><text:span text:style-name="T55">=</text:span>'lime-zipper-fmc'&gt;<text:line-break/> <text:s text:c="3"/><text:span text:style-name="T56">&lt;property name='use_control_clock' value='true'/&gt;<text:line-break/> <text:s/>&lt;/device&gt;</text:span><text:line-break/>&lt;/HdlConfig&gt;</text:p>
      <text:p text:style-name="P77">The same capability exists for the platform worker itself. <text:s/>Parameter property values for the platform worker can be specified by top level property elements in this file, e.g.:</text:p>
      <text:p text:style-name="P79"><text:span text:style-name="T57">&lt;HdlConfig&gt;<text:line-break/> <text:s/></text:span><text:span text:style-name="T58">&lt;property name='ocpi_debug' value='true'/&gt;</text:span><text:span text:style-name="T57"><text:line-break/> <text:s/>&lt;device name='lime_adc' </text:span><text:span text:style-name="T59">slot=</text:span><text:span text:style-name="T57">'lime-zipper-fmc'/</text:span><text:span text:style-name="T58">&gt;</text:span><text:span text:style-name="T57"><text:line-break/>&lt;/HdlConfig&gt;</text:span></text:p>
      <text:h text:style-name="P460" text:outline-level="3"><text:bookmark-start text:name="__RefHeading___Toc18281_4003722483"/><text:change-end text:change-id="ct140560421632560"/>Control Plane Master Port Protocol<text:bookmark-end text:name="__RefHeading___Toc18281_4003722483"/></text:h>
      <text:p text:style-name="P173">This protocol is undocumented at thi<text:span text:style-name="T416">s</text:span> time.</text:p>
      <text:h text:style-name="Heading_20_3" text:outline-level="3"><text:bookmark-start text:name="__RefHeading___Toc18283_4003722483"/>SDP Port Protocol<text:bookmark-end text:name="__RefHeading___Toc18283_4003722483"/></text:h>
      <text:p text:style-name="P173">This protocol is undocumented at this time.</text:p>
      <text:h text:style-name="Heading_20_3" text:outline-level="3"><text:bookmark-start text:name="__RefHeading__17668_2116501284"/><text:change text:change-id="ct140560422765808"/><text:soft-page-break/>Testing the <text:span text:style-name="T28">B</text:span>asic <text:span text:style-name="T28">P</text:span>latform <text:span text:style-name="T28">w</text:span>ithout <text:span text:style-name="T28">D</text:span>evices<text:bookmark-end text:name="__RefHeading__17668_2116501284"/></text:h>
      <text:p text:style-name="P314"><text:span text:style-name="T51">Y</text:span>ou can build and run various tests <text:span text:style-name="T51">w</text:span>ithout supporting any of the devices on the platform. <text:s/><text:span text:style-name="T279">This can be the first chance to test the full bitstream build flow.</text:span></text:p>
      <text:p text:style-name="P316">In particular, to test the control plane support, you can test the platform with no interconnect/dataplane support by using applications like “tb_bias” which do not require interconnect support for the data plane.</text:p>
      <text:p text:style-name="P316">Data plane support can then be tested one direction at a time, using simple applications like “patternbias” or “biascapture” that only flow data in one direction between the FPGA platform and the processor.<text:change-start text:change-id="ct140560845902272"/></text:p>
      <text:p text:style-name="P354">The biascapture assembly (in h<text:span text:style-name="Code">dl/assemblies/biascapture/biascapture.xml</text:span>)<text:change-end text:change-id="ct140560845902272"/><text:change-start text:change-id="ct140560423547376"/> contains the following XML, which takes external input and captures it:</text:p>
      <text:p text:style-name="Code">&lt;HdlAssembly&gt;<text:line-break/> <text:s/>&lt;Instance Worker="bias_vhdl" connect='capture' external='in'/&gt;<text:line-break/> <text:s/>&lt;Instance Worker='capture'/&gt;<text:line-break/>&lt;/HdlAssembly&gt;</text:p>
      <text:p text:style-name="P354"><text:change-end text:change-id="ct140560423547376"/><text:change-start text:change-id="ct140560423547600"/>The file-bias-capture application (in <text:span text:style-name="Code">examples/xml/file-bias-capture.xml</text:span>) reads from a file and then uses the above assembly.<text:change-end text:change-id="ct140560423547600"/><text:change-start text:change-id="ct140560423551824"/> <text:s/>The XML is:</text:p>
      <text:p text:style-name="Code">&lt;application package='ocpi' done='file_read'&gt;<text:line-break/> <text:s/>&lt;instance component="file_read" connect="bias"/&gt;<text:line-break/> <text:s/>&lt;instance component='bias' connect="capture"/&gt;<text:line-break/> <text:s/>&lt;instance component="capture"/&gt;<text:line-break/>&lt;/applica<text:change-end text:change-id="ct140560423551824"/><text:change-start text:change-id="ct140560844975024"/><text:span text:style-name="T495">tion&gt;</text:span></text:p>
      <text:p text:style-name="P186">Testin<text:change-end text:change-id="ct140560844975024"/><text:change-start text:change-id="ct140560392418208"/>g in one direction greatly simplifies initial debugging of platform workers that are using new interconnect adapters for SDP.<text:change-end text:change-id="ct140560392418208"/></text:p>
      <text:h text:style-name="P470" text:outline-level="2"><text:bookmark-start text:name="__RefHeading__1039_1060509377"/>Device Support for <text:span text:style-name="T244">FPGA</text:span> <text:span text:style-name="T28">P</text:span>latforms<text:bookmark-end text:name="__RefHeading__1039_1060509377"/></text:h>
      <text:p text:style-name="P80"><text:span text:style-name="T60">Device support development involves the creation of</text:span><text:change text:change-id="ct140560810118896"/><text:span text:style-name="T60"> workers that enable OpenCPI to use the devices attached to an HDL platform or card. <text:s/></text:span><text:span text:style-name="T109">Device workers</text:span><text:span text:style-name="T60"> are</text:span> like "device drivers" for specific FPGA-attached hardware devices — workers that <text:span text:style-name="T60">interface with</text:span> devices using device-specific signals and I/O pins.</text:p>
      <text:p text:style-name="P81"><text:change-start text:change-id="ct140560844871728"/><text:span text:style-name="T496">In addition to a control interface and data interface(s) that an application worker would have, device workers also </text:span><text:change-end text:change-id="ct140560844871728"/><text:change text:change-id="ct140560848546384"/><text:s/>have signal connections with hardware attached to pins of the FPGA. <text:s/><text:change text:change-id="ct140560806420880"/><text:s/><text:span text:style-name="T330">For example,</text:span> a device worker <text:span text:style-name="T330">for an output device (like a DAC or a printer) </text:span>would have some signals attached to FPGA pins that are connected to the <text:span text:style-name="T61">output</text:span> device, and would also have a normal <text:span text:style-name="T330">worker input</text:span> data port that would be connected to some application worker <text:span text:style-name="T61">producing</text:span> the data.</text:p>
      <text:p text:style-name="P317">[Diagram showin<text:span text:style-name="T239">g</text:span> app worker → device worker → device.]</text:p>
      <text:p text:style-name="P247">When the device is attached to the FPGA via dedicated pins, the device is considered part of the platform. <text:s/>When the device is on an optional card plugged into a slot (which has pins connected to the FPGA), the device is considered part of the card, not the platform. <text:s/>In both case<text:span text:style-name="T330">s</text:span> the same device worker is used to access <text:span text:style-name="T61">and control </text:span>the device. <text:s/><text:span text:style-name="T375">An OpenCPI HDL device worker can be reused across platforms and cards.</text:span></text:p>
      <text:p text:style-name="P247">A simple <text:span text:style-name="T61">DA</text:span>C device worker <text:span text:style-name="T345">might</text:span> have an <text:span text:style-name="T61">X</text:span>ML descriptor <text:span text:style-name="T330">(OWD) </text:span>like this:</text:p>
      <text:p text:style-name="P82">&lt;HdlDevice Language='vhdl' spec='<text:span text:style-name="T61">dac</text:span>-spec'&gt;<text:line-break/> <text:s/>&lt;<text:change text:change-id="ct140560798790480"/><text:change-start text:change-id="ct140560805850896"/><text:span text:style-name="T497">streaminterface</text:span><text:change-end text:change-id="ct140560805850896"/> name='<text:span text:style-name="T305">in</text:span>' datawidth='<text:span text:style-name="T61">8'</text:span>/&gt;<text:line-break/> <text:s/><text:span text:style-name="T61">&lt;signal output='valid'/&gt;<text:line-break/> <text:s/>&lt;signal output='data' width='8'/&gt;<text:line-break/> <text:s/>&lt;signal </text:span><text:change text:change-id="ct140560805518848"/><text:change-start text:change-id="ct140560805704240"/><text:span text:style-name="T61">output</text:span><text:change-end text:change-id="ct140560805704240"/><text:span text:style-name="T61">='</text:span><text:change text:change-id="ct140560695735472"/><text:change-start text:change-id="ct140560798252528"/><text:span text:style-name="T61">dataclk</text:span><text:change-end text:change-id="ct140560798252528"/><text:span text:style-name="T61">'/&gt;</text:span><text:change text:change-id="ct140560378021392"/><text:change-start text:change-id="ct140560696244896"/><text:line-break/><text:change-end text:change-id="ct140560696244896"/>&lt;/HdlDevice&gt;</text:p>
      <text:p text:style-name="P284">The <text:span text:style-name="Code">HdlDevice</text:span> element is similar to the <text:span text:style-name="Code">HdlWorker</text:span> element except that i<text:span text:style-name="T345">t</text:span> allows some extra features like the “<text:span text:style-name="Code">signal</text:span>” child elements.</text:p>
      <text:p text:style-name="P83"><text:span text:style-name="T61">The </text:span><text:span text:style-name="Code">spec='dac-spec'</text:span><text:span text:style-name="T61"> attribute indicates that this device worker implements the component spec common to all DAC devices (properties and ports). <text:s/>It can add its own properties as required.</text:span></text:p>
      <text:p text:style-name="P83"><text:span text:style-name="T61">The </text:span><text:change text:change-id="ct140560848779408"/><text:change-start text:change-id="ct140560844975936"/><text:span text:style-name="Code"><text:span text:style-name="T497">streaminterface</text:span></text:span><text:change-end text:change-id="ct140560844975936"/><text:span text:style-name="T61"> element simply sets the physical data width of the input port to 8.</text:span></text:p>
      <text:p text:style-name="P83"><text:span text:style-name="T61">The </text:span><text:span text:style-name="Code">signal</text:span><text:span text:style-name="T61"> elements specify the names of device signals (HDL language “ports”) connected to the FPGA pins that are connected to a device supported by this device worker.</text:span></text:p>
      <text:p text:style-name="P284">All the details of an HdlDevice XML are mentioned below. <text:s/>An example of the device worker source code for this (simplistic, single clock domain) device worker would be:</text:p>
      <text:p text:style-name="Code">in_out.take &lt;= in_in.ready and (ready or not in_in.valid);<text:line-break/>valid <text:s text:c="6"/>&lt;= in_in.ready and in_in.valid;<text:line-break/>data <text:s text:c="7"/>&lt;= in_in.data;</text:p>
      <text:h text:style-name="P86" text:outline-level="3"><text:bookmark-start text:name="__RefHeading___Toc38645_1517956095"/><text:change-start text:change-id="ct140560689706720"/><text:soft-page-break/>A Device Worker Implements the Data Sheet<text:bookmark-end text:name="__RefHeading___Toc38645_1517956095"/></text:h>
      <text:p text:style-name="P87"><text:span text:style-name="T64">It is recommended</text:span> to <text:span text:style-name="T65">use</text:span> the <text:span text:style-name="T65">data sheet's </text:span>signal names and register names in the device worker code <text:span text:style-name="T64">(</text:span>and <text:span text:style-name="T66">its OWD)</text:span> <text:span text:style-name="T65">so they </text:span>are easily correlated to the names in the data sheet. <text:s/>This allows for easier code maintenance and system level debugging. <text:s/><text:span text:style-name="T65">E.g., a system engineer may find it especially valuable to probe and examine device-level settings when referring to the data sheet, even though they might not be HDL coders. <text:s/>When the naming conventions in the data sheet are at odds with “better” naming conventions, it may still be preferable to use them for these reasons.</text:span></text:p>
      <text:list xml:id="list85854548999965" text:continue-numbering="true" text:style-name="WWNum32">
        <text:list-item>
          <text:p text:style-name="List_20_Bullet"><text:span text:style-name="T67">Implementing all the functionality in a device may not be desirable when it is initially written for a given platform, since that platform may not use all the device's capabilities. <text:s/>W</text:span><text:span text:style-name="T31">hen a device worker</text:span><text:span text:style-name="T67"> </text:span><text:span text:style-name="T31">is insufficient </text:span><text:span text:style-name="T67">in this way for a new platform or project</text:span><text:span text:style-name="T31">, it should be enhanced in such a way that any existing uses of it will still work (backward compatibility) so that the community in fact gets the benefit of a newer more complete device worker implementation.</text:span></text:p>
        </text:list-item>
      </text:list>
      <text:p text:style-name="P88">As mentioned above, multi-function <text:span text:style-name="T68">chips</text:span> should generally be supported by multiple device workers. <text:s/>But <text:span text:style-name="T31">within</text:span> any device worker <text:span text:style-name="T68">for a function</text:span>, if there are features or modes that carry significant overhead, they should be controlled by parameter properties <text:span text:style-name="T68">(thus generics in VHDL) </text:span>so that the resources are not wasted when the feature/mode is not being used. <text:s/><text:span text:style-name="T65">This promotes re-use of the device worker.</text:span></text:p>
      <text:p text:style-name="P89">When devices have internal registers, the most common approach is to define each internal register as a property in the OWD (not in the OCS), and use the “raw property” feature of <text:span text:style-name="T68">HDL </text:span>workers to access those registers. <text:s/><text:span text:style-name="T497">This enables direct control and display of the internal configuration of the device with no programming since the </text:span><text:span text:style-name="Code">ocpirun</text:span><text:span text:style-name="T497"> and </text:span><text:span text:style-name="Code">ocpihdl</text:span><text:span text:style-name="T497"> commands can easily access this information. <text:s/>It allows a clean “hardware-to-software” handoff when the device worker implements what the datasheet describes.</text:span></text:p>
      <text:h text:style-name="P461" text:outline-level="3"><text:bookmark-start text:name="__RefHeading___Toc4826_234407367"/><text:change-end text:change-id="ct140560689706720"/>Device Component Specs and Device Worker Modularity<text:bookmark-end text:name="__RefHeading___Toc4826_234407367"/></text:h>
      <text:p text:style-name="P83"><text:span text:style-name="T61">In order to ensure that similar devices have common application-visible behavior, OpenCPI has </text:span><text:span text:style-name="T104">device </text:span><text:span text:style-name="T110">class</text:span><text:span text:style-name="T104"> specs</text:span><text:span text:style-name="T61"> that represent commonly used classes of devices. <text:s/>This is a special case of the component specification (OCS</text:span><text:change text:change-id="ct140560798433136"/><text:span text:style-name="T61">) being the basis of multiple implementations (workers) of the same functionality. <text:s/>In this device case, the “multiple implementations” are for different devices of the same class. <text:s/>Device workers for devices in the same class implement the same OCS; a device class is represented by this device class OCS.</text:span></text:p>
      <text:p text:style-name="P250">As the integration of functionality on single chips increases, it is common for a “chip” to implement multiple functions of different classes <text:span text:style-name="T331">of device (e.g. an ADC and a DAC)</text:span>. <text:s/><text:span text:style-name="T331">Generally</text:span>, this should <text:span text:style-name="T31">not</text:span> result in a single device worker for the multi-function <text:span text:style-name="T331">chip. <text:s/>Creating such a single device worker would result in </text:span>the <text:span text:style-name="T331">functions</text:span> not <text:span text:style-name="T331">being </text:span>represented to the system or to users the same as <text:span text:style-name="T331">a similar function from a </text:span>non-integrated single-purpose <text:span text:style-name="T331">chip</text:span>. <text:s/><text:span text:style-name="T331">Thus, a device worker should be developed for each class that is present on the multifunction chip.</text:span></text:p>
      <text:p text:style-name="P84">This avoids exposing the multi-function integration of a single chip <text:span text:style-name="T332">to applications </text:span>and <text:span text:style-name="T346">thus enhances</text:span> the re-use of applications. <text:s/>Furthermore, when only one function is <text:soft-page-break/>needed, a multi-function device worker <text:span text:style-name="T346">would</text:span> use FPGA resources for functions that <text:span text:style-name="T332">are</text:span> not being used. <text:s/><text:change text:change-id="ct140560376296096"/><text:change-start text:change-id="ct140560696282528"/><text:span text:style-name="T62">While it is</text:span><text:change-end text:change-id="ct140560696282528"/><text:span text:style-name="T62"> possible to develop “swiss-army-knife” device workers for multifunction chips that intend to avoid using resources for parts that are unused</text:span><text:change-start text:change-id="ct140560805845360"/><text:span text:style-name="T62">, OpenCPI recommends designs that are</text:span><text:change-end text:change-id="ct140560805845360"/><text:change text:change-id="ct140560798264768"/><text:span text:style-name="T62"> more modular, namely:</text:span></text:p>
      <text:list xml:id="list85854681871100" text:continue-numbering="true" text:style-name="WWNum32">
        <text:list-item>
          <text:p text:style-name="List_20_Bullet"><text:span text:style-name="T62">Chips</text:span> that contain multiple functions should generally be treated as multiple devices using multiple device workers <text:span text:style-name="T62">of the appropriate classes</text:span>.</text:p>
        </text:list-item>
      </text:list>
      <text:p text:style-name="P84">When a multi-function device has pins or hardware that must be shared among the functional device worker<text:span text:style-name="T306">s</text:span> (e.g. <text:span text:style-name="T62">a </text:span>common reset or SPI or clocks), a “subdevice” module can be used <text:span text:style-name="T62">for such shared logic</text:span>. <text:s/>This is discussed in a later section.</text:p>
      <text:p text:style-name="P249"><text:span text:style-name="T333">T</text:span>he first step in developing support for a new device is to identify the device <text:span text:style-name="T333">class</text:span> specs that are relevant, and determine the list of device workers that must be created. <text:s/><text:span text:style-name="T333">Each device class spec defines common properties, data ports, and implied functionality that all device workers of the class should try to implement.</text:span></text:p>
      <text:p text:style-name="P307">Some examples of classes of devices currently defined are:</text:p>
      <text:list xml:id="list85853982876669" text:continue-numbering="true" text:style-name="WWNum32">
        <text:list-item>
          <text:p text:style-name="List_20_Bullet">ADC and DACs which convert between isochronous <text:span text:style-name="T346">data and</text:span> flow-controlled data and may have scheduling and <text:change text:change-id="ct140560844840096"/><text:change-start text:change-id="ct140560798480320"/>time-stamping<text:change-end text:change-id="ct140560798480320"/> functionality.</text:p>
        </text:list-item>
        <text:list-item>
          <text:p text:style-name="List_20_Bullet">Upconverters and downconverters between IF/Baseband and RF.</text:p>
        </text:list-item>
        <text:list-item>
          <text:p text:style-name="List_20_Bullet">Clock generators</text:p>
        </text:list-item>
        <text:list-item>
          <text:p text:style-name="P548">DRAM</text:p>
        </text:list-item>
      </text:list>
      <text:h text:style-name="P462" text:outline-level="3"><text:bookmark-start text:name="__RefHeading___Toc4828_234407367"/>Device Proxies — <text:span text:style-name="T63">Software Workers that Control HDL Device Workers</text:span><text:bookmark-end text:name="__RefHeading___Toc4828_234407367"/></text:h>
      <text:p text:style-name="P85">A device proxy is a software <text:span text:style-name="T63">worker</text:span> <text:span text:style-name="T307">(RCC/C++) </text:span>that is specifically paired with a device worker in order to translate a higher level control interface for a class <text:span text:style-name="T307">of devices </text:span>into the lower level actions required on <text:span text:style-name="T63">a specific </text:span>device. <text:s/><text:span text:style-name="T63">While i</text:span>t is possible that the <text:span text:style-name="T63">HDL </text:span>device worker itself could support the required<text:span text:style-name="T63"> generic interface, for many device classes, it is more productive to split the supporting code for the device into a (software) proxy and a HDL device worker. <text:s/>When a device worker has a proxy, it is termed the “slave” of that proxy. <text:s/>Using a proxy is not always required</text:span><text:change text:change-id="ct140560809878560"/><text:change-start text:change-id="ct140560798722800"/><text:span text:style-name="T63"> </text:span><text:change-end text:change-id="ct140560798722800"/><text:change-start text:change-id="ct140560844767472"/><text:span text:style-name="T63">since the underlying (slave) device worker is always controllable directly.</text:span><text:change-end text:change-id="ct140560844767472"/></text:p>
      <text:p text:style-name="P318">The requirements for a class of devices may in fact be split into a low level part that HDL device workers typically implement, and a high level part that would usually be implemented in a proxy. <text:s/>An example might be where an ADC device worker had a low-latency gain adjustment input port that could probably not be implemented in software, as well as a high level sample rate setting that would be better implemented in a proxy.</text:p>
      <text:p text:style-name="P308">Device proxies are simple C++ <text:span text:style-name="T334">(</text:span><text:span text:style-name="T112">not C</text:span><text:span text:style-name="T334">)</text:span> RCC workers where the XML (OWD) specifies a “slave” attribute, indicating which worker is the “slave” for that proxy. <text:s/>That attribute <text:span text:style-name="T347">enables</text:span> convenient access to all the <text:span text:style-name="T334">slave</text:span> worker's properties from the proxy<text:span text:style-name="T347">'s</text:span> code.</text:p>
      <text:p text:style-name="P308">Thus there are two patterns for <text:span text:style-name="T308">implementing HDL device support in OpenCPI</text:span>:</text:p>
      <text:list xml:id="list85854705865524" text:continue-numbering="true" text:style-name="WWNum32">
        <text:list-item>
          <text:p text:style-name="List_20_Bullet"><text:span text:style-name="T31">Device-worker-only</text:span>, where the device worker implements both the device component spec as well as any required higher level properties.</text:p>
        </text:list-item>
        <text:list-item>
          <text:p text:style-name="List_20_Bullet"><text:soft-page-break/><text:span text:style-name="T31">Device-worker-and-proxy,</text:span> where the device worker implements only the device component spec, and the device proxy implements the higher level properties for the class.</text:p>
        </text:list-item>
      </text:list>
      <text:p text:style-name="P87">A common example of higher level properties for a device class is the center/tuning frequency of an RF/IF up/down converter. <text:s/>The high level property is a convenient floating point number, which typically requires setting a variety of device registers to accomplish. <text:s/>The proxy code would make the necessary translations and computations before setting the correct register values <text:span text:style-name="T347">in the HDL device worker</text:span>.</text:p>
      <text:h text:style-name="P90" text:outline-level="3"><text:bookmark-start text:name="__RefHeading___Toc4832_234407367"/><text:change text:change-id="ct140560376356496"/>Subdevice Workers<text:bookmark-end text:name="__RefHeading___Toc4832_234407367"/></text:h>
      <text:p text:style-name="P285">[Diagrams here, based on existing PPTs etc.]</text:p>
      <text:p text:style-name="P309">Writing <text:span text:style-name="T335">a </text:span>device worker to be reusable across many embedded systems is made more difficult by two facts:</text:p>
      <text:list xml:id="list85854992523379" text:continue-numbering="true" text:style-name="WWNum32">
        <text:list-item>
          <text:p text:style-name="List_20_Bullet">Multifunction devices have aspects that are shared between functions <text:span text:style-name="T335">(e.g. common reset)</text:span></text:p>
        </text:list-item>
        <text:list-item>
          <text:p text:style-name="List_20_Bullet">Controlling different devices sometimes involves sharing control/configuration buses (e.g. SPI and I2C) or other hardware.</text:p>
        </text:list-item>
      </text:list>
      <text:p text:style-name="P309">In order to preserve the modularity of distinct classes of devices, <text:span text:style-name="T309">as well as</text:span> the reusability of device workers, <text:span text:style-name="T309">OpenCPI supports a further specialization of device workers called subdevice workers.</text:span></text:p>
      <text:p text:style-name="P266">A subdevice worker implements the required sharing of low level hardware between device workers. <text:s/>It is defined to <text:span text:style-name="T140">support</text:span> some number of device workers, and is thus instantiated whenever any of its <text:span text:style-name="T31">supported</text:span> device workers <text:span text:style-name="T335">are</text:span> instantiated in a platform configuration or container. <text:s/>Subdevice workers may simply support the different device workers used on a single multi-function device, or they may support a variety of different device workers that are found on a platform. <text:s/>Thus they <text:span text:style-name="T432">are usually</text:span> very <text:span text:style-name="T31">platform-specific</text:span> or <text:span text:style-name="T31">card-specific</text:span>.</text:p>
      <text:p text:style-name="P268">New subdevice workers may be required when a device with an existing device worker is used on a new platform or card, since the sharing of hardware (e.g. an I2C bus) may <text:span text:style-name="T437">require</text:span> different <text:span text:style-name="T437">logic</text:span>. <text:s/>That may result in the existing device worker being refactored to share functions that it did not share before.</text:p>
      <text:p text:style-name="P350">There are cases where a subdevice is required to support a single device worker when some low level logic must be different for different platforms. <text:s/>This allows the device worker itself to remain portable, letting <text:span text:style-name="T438">alternative </text:span>subdevices to do platfor<text:span text:style-name="T438">m</text:span>/card-specific dirty work.</text:p>
      <text:p text:style-name="P267">Subdevice workers <text:span text:style-name="T336">typically </text:span>have no control <text:span text:style-name="T336">interface</text:span>. <text:s/>Like device workers they have signals that are attached to FPGA pins. <text:s/><text:span text:style-name="T223">These pins are usually what is “shared” between the device workers that the subdevice supports. <text:s/>It is possible that subdevices have no external signals and only exist to coordinate between several optionally present device workers.</text:span></text:p>
      <text:p text:style-name="P269">Subdevice workers also have connections to the device workers they support. <text:s/>The XML <text:span text:style-name="T336">(a minimal OWD) </text:span>for a subdevice defines:</text:p>
      <text:list xml:id="list85855444436886" text:continue-numbering="true" text:style-name="WWNum32">
        <text:list-item>
          <text:p text:style-name="List_20_Bullet"><text:soft-page-break/>The hardware FPGA pins i<text:span text:style-name="T336">t is</text:span> attached to <text:span text:style-name="T310">(via the “signals” element like all device workers)</text:span></text:p>
        </text:list-item>
        <text:list-item>
          <text:p text:style-name="List_20_Bullet">The device workers it supports</text:p>
        </text:list-item>
        <text:list-item>
          <text:p text:style-name="List_20_Bullet">How it is connected to each of the device workers it supports.</text:p>
        </text:list-item>
      </text:list>
      <text:p text:style-name="P351">Since platforms and cards declare which devices the<text:change-start text:change-id="ct140560805857248"/><text:span text:style-name="T507">y</text:span><text:change-end text:change-id="ct140560805857248"/> <text:span text:style-name="T339">have</text:span>, including subdevices, they can specify which subdevices are present. <text:s/>This allows different subdevices to be used for different platforms while leaving the device workers untouched and reused.<text:change-start text:change-id="ct140560805767872"/></text:p>
      <text:p text:style-name="P358">For help in understanding these aspects of OpenCPI, look closely at the <text:span text:style-name="Code">lime_zipper_fmc_lpc</text:span> card (<text:span text:style-name="Code">hdl/cards/specs/lime_zipper_fmc_lpc.</text:span><text:span text:style-name="Code"><text:span text:style-name="T508">xml</text:span></text:span>), and the devices that it includes. <text:s/>This card is <text:span text:style-name="T508">used</text:span> in the <text:span text:style-name="Code">zed</text:span> platform for certain configurations based on the <text:span text:style-name="Code">hdl/platforms/zed/zed_zipper_fmc</text:span><text:span text:style-name="Code"><text:span text:style-name="T509">*</text:span></text:span> <text:span text:style-name="T508">fi</text:span>les. <text:s/>To learn more about raw properties, take a look at the <text:span text:style-name="Code">si5351</text:span> device <text:span text:style-name="T509">at</text:span> <text:span text:style-name="Code">hdl/devices/si5351.hdl</text:span>. <text:s/>The many raw properties declared in the <text:s/>xml <text:span text:style-name="T509">fi</text:span>le correspond <text:s/>to <text:s/>hardware <text:s/>registers <text:s/>on <text:s/>the <text:s/>si5351 <text:s/>chip. <text:s text:c="2"/><text:span text:style-name="T509">See</text:span> <text:s/>chapter 7/page 23 (“Register Map Summary") at <text:span text:style-name="Code">https://cdn‑shop.adafruit.com/datasheets/Si5351.pdf</text:span>. <text:s/>Each raw property in the OpenCPI <text:span text:style-name="Code">si5351.xml</text:span> corresponds to a line in the datasheet table there.</text:p>
      <text:p text:style-name="P357">Finally, for a further understanding of subdevices, take a look at <text:span text:style-name="Code">lime_spi</text:span> <text:span text:style-name="T509">(in </text:span><text:span text:style-name="Code">hdl/devices/lime_spi.hdl</text:span><text:span text:style-name="T509">)</text:span>, which is a subdevice that handles raw property accesses and low level SPI functionality. <text:s/>It supports the lime tx/rx devices, which means that the lime tx/rx devices can delegate their raw property accesses to the <text:span text:style-name="Code">lime_spi</text:span> subdevice.<text:change-end text:change-id="ct140560805767872"/></text:p>
      <text:h text:style-name="Heading_20_4" text:outline-level="4">Using RawProp <text:span text:style-name="T426">Ports</text:span> with SubDevices</text:h>
      <text:p text:style-name="P91">The example below defines a subdevice with no control interface (no properties or control operations), driving two signals that are an I2C interface, and supporting a si5351 clock generator device worker via a <text:span text:style-name="Code">rawprop</text:span> worker port (defined <text:span text:style-name="T337">below</text:span>). <text:s/>It is declaring that if that device is present, it should also be present and be connected to that device worker via the <text:span text:style-name="Code">rawprop</text:span> port. <text:s/>By including this subdevice<text:change text:change-id="ct140560806281904"/><text:change-start text:change-id="ct140560809702688"/> <text:change-end text:change-id="ct140560809702688"/><text:change-start text:change-id="ct140560798559088"/><text:span text:style-name="T498">in a board description file (</text:span><text:change-end text:change-id="ct140560798559088"/><text:change text:change-id="ct140560806255216"/>in the platform<text:change-start text:change-id="ct140560844983552"/><text:span text:style-name="T498">'s</text:span><text:change-end text:change-id="ct140560844983552"/> OWD<text:change text:change-id="ct140560695391488"/><text:change-start text:change-id="ct140560695658528"/><text:span text:style-name="T498"> a card's spec file)</text:span><text:change-end text:change-id="ct140560695658528"/>, it will be associated <text:change-start text:change-id="ct140560799042176"/><text:span text:style-name="T31">on this </text:span><text:change-end text:change-id="ct140560799042176"/><text:change text:change-id="ct140560794065136"/><text:change-start text:change-id="ct140560810176864"/><text:span text:style-name="T129">board</text:span><text:change-end text:change-id="ct140560810176864"/> with the <text:span text:style-name="Code">si5351</text:span> device worker.</text:p>
      <text:p text:style-name="P363">&lt;HdlDevice language="vhdl"&gt;<text:line-break/> <text:s/>&lt;componentspec nocontrol='true'&gt;<text:line-break/> <text:s/>&lt;rawprop/&gt;<text:line-break/> <text:s/>&lt;supports worker='si5351'&gt;<text:line-break/> <text:s text:c="3"/>&lt;connect port="rawprops" to="r<text:span text:style-name="T338">aw</text:span>props"/&gt;<text:line-break/> <text:s/>&lt;/supports&gt;<text:line-break/> <text:s/>&lt;Signal Inout='sda'/&gt;<text:line-break/> <text:s/>&lt;Signal Inout='scl'/&gt;<text:line-break/>&lt;/HdlDevice&gt;</text:p>
      <text:p text:style-name="P270">The most common connection between a device worker and a subdevice that supports it is the <text:span text:style-name="Code">rawprop</text:span> connection that enables a device worker to delegate some or all of its <text:soft-page-break/>raw property accesses to the subdevice. <text:s/>The device worker declares a <text:span text:style-name="Code">rawprop</text:span> master port for this delegation, and the subdevice declares an array of one or more a <text:span text:style-name="Code">rawprop</text:span> slave ports to support device workers this way. <text:s/><text:span text:style-name="T311">This type of connection is common when there is a shared control path like SPI or I2C to access the registers of several devices' properties.</text:span></text:p>
      <text:p text:style-name="P270"><text:span text:style-name="T311">The </text:span><text:span text:style-name="Code">rawprop</text:span><text:span text:style-name="T311"> port has a bundle (VHDL record) of signals that is identical to the raw signals defined in the </text:span><text:span text:style-name="Internet_20_link"><text:span text:style-name="T311">Raw Access to Properties</text:span></text:span><text:span text:style-name="T311"> section of the </text:span><text:span text:style-name="FirstEmphasis">OpenCPI HDL Development Guide</text:span><text:span text:style-name="T311">. <text:s/>This record is called raw in both the control interface signals (</text:span><text:span text:style-name="Code">props_in.raw</text:span><text:span text:style-name="T311">, </text:span><text:span text:style-name="Code">props_out.raw</text:span><text:span text:style-name="T311">) as well as the </text:span><text:span text:style-name="Code">rawprop</text:span><text:span text:style-name="T311"> port signals (</text:span><text:span text:style-name="Code">rawprops_in.raw</text:span><text:span text:style-name="T311"> and </text:span><text:span text:style-name="Code">raw_props_out.raw</text:span><text:span text:style-name="T311">).</text:span></text:p>
      <text:p text:style-name="P271"><text:span text:style-name="T226">A</text:span> <text:span text:style-name="Code">rawprop</text:span> worker port consists of a VHDL record of signals that allow a device worker to easily delegate all of its raw property accesses to the subdevice, using this VHDL:</text:p>
      <text:p text:style-name="P364">rawprops_out.present <text:s text:c="4"/>&lt;= '1';<text:line-break/>rawprops_out.reset <text:s text:c="6"/>&lt;= ctl_in.reset;<text:line-break/>rawprops_out.raw <text:s text:c="8"/>&lt;= props_in.raw;<text:line-break/>props_out.raw <text:s text:c="11"/>&lt;= rawprops_in.raw;</text:p>
      <text:p text:style-name="P271">The <text:span text:style-name="Code">present</text:span> signal tells the subdevice that there is a connection to a <text:span text:style-name="T226">device </text:span>worker. <text:s/>The <text:span text:style-name="Code">reset</text:span> signal tells the subdevice that this <text:span text:style-name="T226">device </text:span>worker is being reset, and the <text:span text:style-name="Code">raw</text:span> subrecord is conveying the raw property signals <text:span text:style-name="T226">between</text:span> the device worker <text:span text:style-name="T226">and</text:span> the subdevice. <text:s/><text:span text:style-name="T226">In the subdevice, the </text:span><text:span text:style-name="Code">rawprop</text:span><text:span text:style-name="T226"> port may be an array port (with </text:span><text:span text:style-name="Code">count</text:span><text:span text:style-name="T226"> attribute &gt; 1) when the subdevice worker is supporting multiple device workers.</text:span></text:p>
      <text:h text:style-name="Heading_20_4" text:outline-level="4">Using DevSignal Ports with SubDevices</text:h>
      <text:p text:style-name="P272">When the <text:span text:style-name="Code">rawprop</text:span> connection is not sufficient for all of the shared functionality in the subdevice <text:span text:style-name="T429">(raw properties, presence and shared control reset)</text:span>, another type of connection is used, which is <text:span text:style-name="T338">a customized</text:span> <text:span text:style-name="T338">set</text:span> of signals. <text:s/>This is called a <text:span text:style-name="Code">devsignal</text:span> <text:span text:style-name="T425">port. <text:s/>The port is declared for both the device worker (or platform worker in some cases) and the subdevice worker using </text:span><text:span text:style-name="Code">devsignal</text:span><text:span text:style-name="T425"> element.</text:span></text:p>
      <text:p text:style-name="P273"><text:span text:style-name="T224">The </text:span><text:span text:style-name="Code">devsignal</text:span><text:span text:style-name="T224"> element declares the port and has four attributes: </text:span><text:span text:style-name="Code">name</text:span><text:span text:style-name="T426">, </text:span><text:span text:style-name="Code">master,</text:span><text:span text:style-name="T426"> </text:span><text:span text:style-name="Code">signals</text:span> <text:span text:style-name="T429">and </text:span><text:span text:style-name="Code">count</text:span><text:span text:style-name="T429">. <text:s/>The optional name attribute provides a port name, with the default being </text:span><text:span text:style-name="T428">"</text:span><text:span text:style-name="Code">dev</text:span><text:span text:style-name="Code"><text:span text:style-name="T428">"</text:span></text:span>. <text:s/><text:span text:style-name="T427">The boolean </text:span><text:span text:style-name="Code">master</text:span><text:span text:style-name="T427"> attribute defines a master/slave role for the port, which is used relative to signal directions. <text:s/>The </text:span><text:span text:style-name="Code">signals</text:span><text:span text:style-name="T427"> </text:span><text:span text:style-name="T121">attribute</text:span><text:span text:style-name="T427"> is the name of a file containing a top-level </text:span><text:span text:style-name="Code">signals</text:span><text:span text:style-name="T427"> </text:span><text:span text:style-name="T121">element</text:span><text:span text:style-name="T427"> , containing signal definitions for this port. <text:s/>The direction of the signals declared in the file are relative to the master port. <text:s/>Here is an example signals file (named </text:span><text:span text:style-name="Code">mydevsignals.xml</text:span><text:span text:style-name="T427">):</text:span></text:p>
      <text:p text:style-name="Code">&lt;signals&gt;<text:line-break/> <text:s/>&lt;signal <text:span text:style-name="T430">i</text:span>nput="DATA_CLK_P"/&gt;<text:line-break/> <text:s/>&lt;signal <text:span text:style-name="T430">i</text:span>nput="DATA_CLK_N"/&gt;<text:line-break/> <text:s/>&lt;signal output='SYNC_IN'/&gt;<text:line-break/> <text:s/>&lt;signal output='ENABLE'/&gt;<text:line-break/>&lt;/signals&gt;</text:p>
      <text:p text:style-name="P347">The master port <text:span text:style-name="T429">(usually the device worker) </text:span>would drive the <text:span text:style-name="Code">SYNC_IN</text:span> and <text:span text:style-name="Code">ENABLE</text:span> signals as outputs, and <text:span text:style-name="T429">the slave port (usually the subdevice) would receive them as inputs. <text:s/>The port declaration in the OWD of the device workers would be:</text:span></text:p>
      <text:p text:style-name="Code"><text:soft-page-break/>&lt;devsignal master='true' signals='mydevsignals'/&gt;</text:p>
      <text:p text:style-name="P348">Since the signals are common to both ports, they are in their own file, usually in the <text:span text:style-name="Code">specs</text:span> directory of the component library containing both device and subdevice workers (usually <text:span text:style-name="Code">hdl/devices/specs</text:span>). <text:s/>Since the purpose of the subdevice is normally to share/multiplex output signals among more than one device worker, the subdevice<text:span text:style-name="T430">'s</text:span> port declaration normally includes a count to indicate that the port is actually an array of identical ports. <text:s/>So the subdevice port declaration would be something like:</text:p>
      <text:p text:style-name="P381">&lt;devsignal signals='mydevsignals' <text:span text:style-name="T429">count='2'</text:span>/&gt;</text:p>
      <text:p text:style-name="P349">As with the rawprops examples above, the connection of these ports is indicated by the <text:span text:style-name="Code">supports</text:span> element <text:span text:style-name="T431">and its </text:span><text:span text:style-name="Code">connect</text:span><text:span text:style-name="T431"> child element.</text:span></text:p>
      <text:h text:style-name="P92" text:outline-level="3"><text:bookmark-start text:name="__RefHeading___Toc18285_4003722483"/><text:change-start text:change-id="ct140560421648976"/><text:span text:style-name="T511">Testing</text:span><text:change-end text:change-id="ct140560421648976"/><text:change text:change-id="ct140560421636144"/> Device Workers<text:change-start text:change-id="ct140560421663616"/> <text:span text:style-name="T511">with Emulators</text:span><text:bookmark-end text:name="__RefHeading___Toc18285_4003722483"/><text:change-end text:change-id="ct140560421663616"/></text:h>
      <text:p text:style-name="P93">A device worker may specify that it is <text:change-start text:change-id="ct140560421663840"/><text:span text:style-name="T511">actually </text:span><text:change-end text:change-id="ct140560421663840"/>a device <text:change-start text:change-id="ct140560421651088"/><text:span text:style-name="T31">emulator</text:span><text:change-end text:change-id="ct140560421651088"/> that emulates <text:change text:change-id="ct140560421664864"/><text:change-start text:change-id="ct140560421665760"/><text:span text:style-name="T511">a</text:span><text:change-end text:change-id="ct140560421665760"/> device for test purposes. <text:s/><text:change-start text:change-id="ct140560421666800"/><text:span text:style-name="T511">Thus while a normal device worker suppo</text:span><text:change-end text:change-id="ct140560421666800"/><text:change-start text:change-id="ct140560421668624"/><text:span text:style-name="T511">rts and controls a device by driving and receiving signals from the device (via FPGA pins), the emulator </text:span><text:span text:style-name="T143">acts like the device</text:span><text:change-end text:change-id="ct140560421668624"/><text:change-start text:change-id="ct140560421665536"/><text:span text:style-name="T511">. <text:s/>So if the device has a reset input pin, the normal device worker will drive that reset signal as an output of the device worker, into the actual device. <text:s/>The emulator for the device will have that reset signal as an </text:span><text:span text:style-name="T130">input</text:span><text:span text:style-name="T511"> signal.</text:span></text:p>
      <text:p text:style-name="P190">We discuss this relationship such that:</text:p>
      <text:list xml:id="list85855288801778" text:continue-numbering="true" text:style-name="WWNum32">
        <text:list-item>
          <text:p text:style-name="P549">We use “emulator” to mean “emulator worker”, which is a special type of device worker (much like a platform worker is a special type of device worker).</text:p>
        </text:list-item>
        <text:list-item>
          <text:p text:style-name="P549">The device worker supports a device, and may have an associated emulator, which is <text:span text:style-name="T142">its</text:span> emulator.</text:p>
        </text:list-item>
        <text:list-item>
          <text:p text:style-name="P549">The emulator emulates a device which has a device worker, which is <text:span text:style-name="T142">its</text:span> device worker.</text:p>
        </text:list-item>
      </text:list>
      <text:p text:style-name="P196">There is nothing about emulators that restricts them to running only in simulators, so when it is useful, they can be written to be synthesizable and executed in hardware.</text:p>
      <text:h text:style-name="P510" text:outline-level="4">Emulator Signals, Ports and Properties</text:h>
      <text:p text:style-name="P93"><text:change-end text:change-id="ct140560421665536"/><text:change text:change-id="ct140560421666288"/><text:change-start text:change-id="ct140560421669136"/><text:span text:style-name="T512">Emulator</text:span><text:change-end text:change-id="ct140560421669136"/><text:change-start text:change-id="ct140560421670016"/><text:span text:style-name="T512">s</text:span><text:change-end text:change-id="ct140560421670016"/><text:change text:change-id="ct140560421672832"/><text:change text:change-id="ct140560421669728"/><text:change-start text:change-id="ct140560421673936"/><text:span text:style-name="T512"> establish this relationship</text:span><text:change-end text:change-id="ct140560421673936"/><text:change text:change-id="ct140560421674240"/> <text:change text:change-id="ct140560421674544"/><text:change-start text:change-id="ct140560421675584"/><text:span text:style-name="T512">with</text:span><text:change-end text:change-id="ct140560421675584"/> a top level <text:span text:style-name="Code">emulate</text:span> attribute whose value is the name of the device worker for the device it emulates. <text:s/>An emulator<text:change text:change-id="ct140560421646960"/> automatically inherits the signals from <text:change text:change-id="ct140560421647264"/><text:change-start text:change-id="ct140560421680896"/><text:span text:style-name="T512">its</text:span><text:change-end text:change-id="ct140560421680896"/> device worker<text:change text:change-id="ct140560421681200"/>, with the directions reversed. <text:s/>Thus no <text:span text:style-name="Code">signal</text:span> elements need be defined<text:change text:change-id="ct140560421682256"/><text:change-start text:change-id="ct140560421683328"/> <text:span text:style-name="T513">in an emulator's OWD.</text:span><text:change-end text:change-id="ct140560421683328"/><text:change-start text:change-id="ct140560421682512"/></text:p>
      <text:p text:style-name="P189">Similarly, for non-data, <text:span text:style-name="T512">non-control</text:span> ports (usually <text:span text:style-name="Code">rawprop</text:span> or <text:span text:style-name="Code">devsignals</text:span> ports)<text:change-end text:change-id="ct140560421682512"/><text:change-start text:change-id="ct140560421684496"/>, the emulator has the same ports defined, <text:span text:style-name="T513">with the same name,</text:span> with the opposite master attribute value. <text:s/>I.e. when the device worker is a master of such a port, the emulator <text:change-end text:change-id="ct140560421684496"/><text:change-start text:change-id="ct140560421669424"/>is a slave.<text:change-end text:change-id="ct140560421669424"/><text:change-start text:change-id="ct140560421673440"/> <text:s/><text:span text:style-name="T513">The emulator has its own control port, and may have its own data ports. </text:span><text:change-end text:change-id="ct140560421673440"/><text:change-start text:change-id="ct140560421675904"/></text:p>
      <text:p text:style-name="P190">Finally, the emulator <text:span text:style-name="T513">also </text:span>inherits all the parameter and writable properties of <text:span text:style-name="T513">its </text:span>device worker<text:change-end text:change-id="ct140560421675904"/><text:change-start text:change-id="ct140560421674800"/> <text:span text:style-name="T513">so that when used, it sees the same parameter and property values that its device worker sees.</text:span><text:change-end text:change-id="ct140560421674800"/><text:change-start text:change-id="ct140560421681456"/><text:span text:style-name="T513"> <text:s/>It can then </text:span><text:change-end text:change-id="ct140560421681456"/><text:change-start text:change-id="ct140560421685424"/><text:span text:style-name="T513">emulate accordingly.</text:span><text:change-end text:change-id="ct140560421685424"/><text:change-start text:change-id="ct140560421686464"/><text:span text:style-name="T513"> <text:s/>It can have its own additional properties of course, but it</text:span><text:change-end text:change-id="ct140560421686464"/><text:change-start text:change-id="ct140560421687504"/><text:span text:style-name="T513"> cannot have parameters with multiple values. <text:s/>its build configurations are the same as its device worker's build configurations.</text:span><text:change-end text:change-id="ct140560421687504"/></text:p>
      <text:p text:style-name="P94"><text:soft-page-break/>When testing <text:change-start text:change-id="ct140560421686688"/><text:span text:style-name="T514">a device worker </text:span><text:change-end text:change-id="ct140560421686688"/>with <text:change text:change-id="ct140560421681680"/><text:change-start text:change-id="ct140560421685648"/><text:span text:style-name="T514">its</text:span><text:change-end text:change-id="ct140560421685648"/> emulator<text:change text:change-id="ct140560421687728"/> both the emulator and the device worker <text:change-start text:change-id="ct140560421688528"/><text:span text:style-name="T514">are </text:span><text:change-end text:change-id="ct140560421688528"/>instantiated<text:change text:change-id="ct140560421688752"/><text:change-start text:change-id="ct140560421689552"/>, <text:span text:style-name="T514">their signals are connected, and the non-control, non-data ports are connected between them. <text:s/>Thus they form a test unit (UUT) where each has its own control port, and each may have its own data ports.</text:span></text:p>
      <text:h text:style-name="Heading_20_4" text:outline-level="4">Emulator Worker OWD XML Files</text:h>
      <text:p text:style-name="P191"><text:change-end text:change-id="ct140560421689552"/><text:change-start text:change-id="ct140560422788880"/>An emulator's OWD references the OCS for all emulators, <text:span text:style-name="Code">emulator-spec</text:span>, using its <text:span text:style-name="Code">spec</text:span> attribute. <text:s/>It identifies its device worker using the <text:span text:style-name="Code">emulate</text:span> attribute, whose value must include the <text:span text:style-name="Code">.hdl</text:span> model suffix. <text:s/><text:span text:style-name="T515">An emulator must have a control interface so it cannot set the </text:span><text:span text:style-name="Code">nocontrol</text:span><text:span text:style-name="T515"> attribute to </text:span><text:span text:style-name="Code">true</text:span><text:span text:style-name="T515">.</text:span></text:p>
      <text:p text:style-name="P193">An example emulator OWD is:</text:p>
      <text:p text:style-name="Code">&lt;HdlDevice emulator='mydevice.hdl' spec='emulator-spec'&gt;<text:line-break/> <text:s/>&lt;property name='errorcount' volatile='true'/&gt;<text:line-break/> <text:s/>&lt;streaminterface name='tracedata' <text:span text:style-name="T516">producer='1'/&gt;<text:line-break/>&lt;/HdlDevice&gt;</text:span></text:p>
      <text:p text:style-name="P194">This OWD says that the emulator will have a volatile property <text:span text:style-name="Code">errorcount</text:span><text:span text:style-name="T517"> </text:span>to report the number of errors encountered while observing its device worker's behavior. <text:s/>This property is in addition to all its device worker's parameters and writable properties <text:span text:style-name="T517">that are automatically inherited.</text:span></text:p>
      <text:p text:style-name="P192"><text:span text:style-name="T517">The </text:span><text:span text:style-name="Code">streaminterface</text:span><text:span text:style-name="T516"> element is directly introducing a data output port even though there is no such port in the OCS, since emulators are not required to have such ports. <text:s/></text:span></text:p>
      <text:p text:style-name="P195"><text:span text:style-name="T518">T</text:span>he “results” of running the emulator <text:span text:style-name="T518">would be</text:span> the <text:span text:style-name="Code">errorcount</text:span> property<text:span text:style-name="T518">'s value</text:span> and the data produced at its <text:span text:style-name="Code">tracedata</text:span> output port.</text:p>
      <text:p text:style-name="P196">An emulator OWD has these restrictions when compared to a normal device worker:</text:p>
      <text:list xml:id="list85854022628818" text:continue-numbering="true" text:style-name="WWNum32">
        <text:list-item>
          <text:p text:style-name="P550">It must implement/reference the <text:span text:style-name="Code">emulator-spec</text:span> (via <text:span text:style-name="Code">spec</text:span> attribute)</text:p>
        </text:list-item>
        <text:list-item>
          <text:p text:style-name="P550">It must reference its device worker via the <text:span text:style-name="Code">emulate</text:span> attribute</text:p>
        </text:list-item>
        <text:list-item>
          <text:p text:style-name="P550">It cannot have any property whose name conflicts with any parameter or writable property of its device worker.</text:p>
        </text:list-item>
        <text:list-item>
          <text:p text:style-name="P551">It cannot have any data port whose name conflicts with any of its device worker's ports.</text:p>
        </text:list-item>
        <text:list-item>
          <text:p text:style-name="P550">It cannot have any signals (it will inherit its device worker's signals)</text:p>
        </text:list-item>
      </text:list>
      <text:h text:style-name="P95" text:outline-level="4"><text:change-end text:change-id="ct140560422788880"/><text:change text:change-id="ct140560422789104"/><text:change-start text:change-id="ct140560422726112"/>Using an Emulator for Device Worker Unit Testing</text:h>
      <text:p text:style-name="P196"><text:change-end text:change-id="ct140560422726112"/><text:change-start text:change-id="ct140560422738656"/>The OpenCPI unit test framework described in the <text:span text:style-name="FirstEmphasis">OpenCPI Component Development</text:span> document also applies to testing device workers. <text:s/>When a test directory is defined for a device worker (using the <text:span text:style-name="Code">ocpidev create test</text:span> command), OpenCPI expects to find an emulator worker in the same component library and will instan<text:span text:style-name="T519">tiate</text:span> <text:span text:style-name="T519">and connect </text:span>it next to the device worker in all test assemblies.</text:p>
      <text:p text:style-name="P197">All the testing then proceeds the same as testing application workers with these additions:</text:p>
      <text:list xml:id="list85855126219339" text:continue-numbering="true" text:style-name="WWNum32">
        <text:list-item>
          <text:p text:style-name="List_20_Bullet"><text:soft-page-break/>The final values for the emulator's own properties is also available to verification scripts.</text:p>
        </text:list-item>
        <text:list-item>
          <text:p text:style-name="List_20_Bullet">Data input ports o<text:span text:style-name="T520">f</text:span> the emulator must be supplied with data with input files or generator scripts.</text:p>
        </text:list-item>
        <text:list-item>
          <text:p text:style-name="List_20_Bullet">Data output ports on the emulator will captured and available to verification scripts.</text:p>
        </text:list-item>
      </text:list>
      <text:p text:style-name="P197"><text:change-end text:change-id="ct140560422738656"/><text:change-start text:change-id="ct140560422738880"/>Essentially the UUT becomes the combination of a device worker and its emulator.</text:p>
      <text:p text:style-name="P197">If the emulator is written to be synthesizable, <text:span text:style-name="T520">test execution</text:span> can include hardware platforms as well as simulator platforms.</text:p>
      <text:p text:style-name="P129"><text:change-end text:change-id="ct140560422738880"/>n the container as “floating” devices <text:span text:style-name="T423">(devices which have not been declared as existing on the platform).</text:span><text:change-start text:change-id="ct140560846264416"/></text:p>
      <text:h text:style-name="Heading_20_4" text:outline-level="4">Using an <text:span text:style-name="T520">E</text:span>mulator in <text:span text:style-name="T520">C</text:span>ontainers without the <text:span text:style-name="T520">U</text:span>nit <text:span text:style-name="T520">T</text:span>est <text:span text:style-name="T520">F</text:span>ramework.<text:change-end text:change-id="ct140560846264416"/></text:h>
      <text:p text:style-name="P198"><text:change-start text:change-id="ct140560846264928"/>When a more complex testing configuration is needed beyond the “one device worker with its emulator” scenario describe above, it can be done by instantiating device workers and emulators directly in a container using the “floating device” feature.</text:p>
      <text:p text:style-name="P198">Floating devices are simply those that are not really part of the platform being targeted (usually simulators in this case), but are devices instantiated and connected directly to their emulators. <text:s/>This allows for test configurations that combine device workers, subdevice workers, and emulators in various ways.</text:p>
      <text:p text:style-name="P175"><text:change-end text:change-id="ct140560846264928"/>An example container XML file that uses emulators is:</text:p>
      <text:p text:style-name="Code">&lt;HdlContainer platform='isim'&gt;<text:line-break/> <text:s text:c="2"/>&lt;device worker='lime_spi_em' floating='1'/&gt;<text:line-break/> <text:s text:c="2"/>&lt;device worker='lime_spi' floating='1'/&gt;<text:line-break/> <text:s text:c="2"/>&lt;device worker='lime_tx' floating='1'/&gt;<text:line-break/> <text:s text:c="2"/>&lt;device worker='lime_tx_em' floating='1'/&gt;<text:line-break/>&lt;/HdlContainer&gt;</text:p>
      <text:p text:style-name="P175">This example instantiates two device workers (lime_spi and lime_tx) as well as their emulators. <text:s/>The emulators are automatically wired up with the device workers then are emulating. <text:s/>They all use the <text:span text:style-name="Code">floating</text:span> attribute since they are not defined as existing on the <text:span text:style-name="Code">isim</text:span> platform.</text:p>
      <text:p text:style-name="P176">[Preliminary feature with limited support]</text:p>
      <text:h text:style-name="Heading_20_3" text:outline-level="3"><text:bookmark-start text:name="__RefHeading___Toc4834_234407367"/>Higher-level <text:span text:style-name="T313">Endpoint Proxies</text:span> <text:span text:style-name="T28">Suitable for Applications</text:span><text:bookmark-end text:name="__RefHeading___Toc4834_234407367"/></text:h>
      <text:p text:style-name="P327">[Preliminary feature with no specific support]</text:p>
      <text:p text:style-name="P310">As discussed above, we use <text:span text:style-name="T133">device proxies </text:span>to normalize the behavior of a class of devices. <text:s/>The granularity of such classes is sometimes below the level appropriate for applications, <text:span text:style-name="T313">but is optimal for sharing, reuse, and rapid enablement of new platforms.</text:span></text:p>
      <text:p text:style-name="P311">An example <text:span text:style-name="T313">of fine granularity </text:span>is a clock generator chip. <text:s/>There are many such chips, and device workers <text:span text:style-name="T340">are</text:span> written for them. <text:s/><text:span text:style-name="T340">T</text:span>hey should all act the same, in terms of how they are set up and programmed, <text:span text:style-name="T340">usually using a device proxy</text:span>. <text:s/>When users or <text:soft-page-break/>applications want access to a clock generator device, they should be able to use it the same way as any other clock generator device.</text:p>
      <text:p text:style-name="P311">However, clock generator chips are also frequently used to drive other devices to a specific clock (e.g. sampling) frequency, and there may be some specific relationship on a given platform or card between specific clock generator chips and the devices they provide clocking too.</text:p>
      <text:p text:style-name="P311">So, in addition to device proxies that are defined for the granularity of individual devices, <text:s/>that have device workers, OpenCPI <text:span text:style-name="T312">also defines specifications for some higher level proxies called </text:span><text:span text:style-name="T135">Endpoint Proxies,</text:span><text:span text:style-name="T312"> for presenting a collection of devices to applications as something to connect and configure within the application. <text:s/>The purpose of higher level Endpoint Proxies is to remove all device specifics from applications, rather than simply normalize the behavior of a device to its class. <text:s/>Applications and users want to see standard, portable interfaces for endpoints (e.g. sources and sinks of radio data). <text:s/>Endpoint proxies make that possible.</text:span></text:p>
      <text:p text:style-name="P96">Endpoint proxies are simply proxies that typically have multiple slaves, which themselves are probably device proxies, or in some cases device workers.</text:p>
      <text:p text:style-name="P257">As with subdevices at the bottom of the OpenCPI “device support” stack, endpoint proxies are at the top of the “device support” stack, appropriate for use by applications. But both may <text:span text:style-name="T340">internally </text:span>be somewhat platform specific. <text:s/>Both exist to “leave the device workers alone” so that they are reusable across platforms <text:span text:style-name="T314">and cards.</text:span></text:p>
      <text:p text:style-name="P319">[Insert diagram for “stack”]</text:p>
      <text:p text:style-name="P96">Applications use endpoint proxies by instantiating a component of an endpoint proxy spec. <text:s/>A good example of a class of endpoint proxies is a “radio front end” (as defined by the RedHawk system <text:span text:style-name="T69">or GNU Radio</text:span>), or a “transceiver subsystem” as defined in the Wireless Innovation Forum, or the “RF Chain” as defined in the JTRS MHAL specification. <text:s/><text:span text:style-name="T69">Since OpenCPI is not </text:span><text:change-start text:change-id="ct140560846250624"/><text:span text:style-name="T69">a </text:span><text:change-end text:change-id="ct140560846250624"/><text:span text:style-name="T69">software radio </text:span><text:change text:change-id="ct140560846251536"/><text:change-start text:change-id="ct140560811296800"/><text:span text:style-name="T69">framework</text:span><text:change-end text:change-id="ct140560811296800"/><text:span text:style-name="T69"> as such, an endpoint proxy can represent any application-level subsystem or source or sink of data.</text:span></text:p>
      <text:h text:style-name="P463" text:outline-level="3"><text:bookmark-start text:name="__RefHeading__17670_2116501284"/>XML Metadata for Device Workers/Subdevices/DeviceProxies/EndpointProxies<text:bookmark-end text:name="__RefHeading__17670_2116501284"/></text:h>
      <text:p text:style-name="P274">The <text:span text:style-name="T432">three</text:span> types of workers that relate to device support in OpenCPI <text:span text:style-name="T225">are</text:span>:</text:p>
      <text:list xml:id="list85854728009216" text:continue-numbering="true" text:style-name="WWNum32">
        <text:list-item>
          <text:p text:style-name="List_20_Bullet">Device Workers</text:p>
        </text:list-item>
        <text:list-item>
          <text:p text:style-name="List_20_Bullet">Device Proxies</text:p>
        </text:list-item>
        <text:list-item>
          <text:p text:style-name="List_20_Bullet">Subdevices</text:p>
        </text:list-item>
      </text:list>
      <text:p text:style-name="P274">All these are workers <text:span text:style-name="T242">and </text:span>share the XML structure of workers via the OWD for ports and properties.</text:p>
      <text:p text:style-name="P274">Device workers use the normal <text:span text:style-name="T315">top-level </text:span><text:span text:style-name="Code">spec</text:span> attribute to identify the class of the device. <text:s/>Device workers and subdevice workers use the <text:span text:style-name="Code">HdlDevice</text:span> top level XML tag, have <text:span text:style-name="Code">signal</text:span> elements for hardware signals, and may have <text:span text:style-name="Code">rawprop</text:span> and <text:span text:style-name="Code">devsignal</text:span> ports to connect device <text:span text:style-name="T432">workers</text:span> <text:span text:style-name="T225">to</text:span> subdevice <text:span text:style-name="T432">workers</text:span>. <text:s/><text:span text:style-name="T225">If a device worker uses a subdevice worker, it may in fact have no </text:span><text:span text:style-name="Code">signal</text:span><text:span text:style-name="T225"> elements.</text:span></text:p>
      <text:p text:style-name="P274"><text:soft-page-break/>Subdevice workers have <text:span text:style-name="Code">supports</text:span> child elements describing which device workers they support and how they are connected to them.</text:p>
      <text:p text:style-name="P275">Device proxies have a top-level <text:span text:style-name="Code">slave</text:span> attribute identifying which worker they are a proxy for. <text:s/>The name should include the authoring model suffix, such as:</text:p>
      <text:p text:style-name="Code"><text:span text:style-name="T225">slave='</text:span>adc-chip123.hdl<text:span text:style-name="T225">'</text:span></text:p>
      <text:p text:style-name="P274"><text:span text:style-name="T431">The </text:span><text:span text:style-name="Code">signal</text:span><text:span text:style-name="T431"> elements in the OWD for devices and subdevices are as described above for platform workers in </text:span><text:a xlink:type="simple" xlink:href="#5.4.1.Signal Declaration XML Elements for Devices, Platforms, Slots and Cards|outline" text:style-name="Internet_20_link" text:visited-style-name="Visited_20_Internet_20_Link"><text:span text:style-name="T431">Signal Declaration XML Elements</text:span></text:a><text:span text:style-name="T431">.</text:span></text:p>
      <text:h text:style-name="Heading_20_4" text:outline-level="4">RawProp XML <text:span text:style-name="T28">E</text:span>lements for <text:span text:style-name="T28">D</text:span>evice <text:span text:style-name="T28">W</text:span>orkers and <text:span text:style-name="T28">S</text:span>ubdevice <text:span text:style-name="T28">W</text:span>orkers</text:h>
      <text:p text:style-name="P278">The <text:span text:style-name="Code">rawprop</text:span> child element identifies a port of the worker that extends the raw property signals from a device worker to a subdevice worker. <text:s/><text:span text:style-name="T433">It may be an array port. <text:s/></text:span>Its attributes <text:span text:style-name="T226">(all optional) </text:span>are:</text:p>
      <text:p text:style-name="IndentHang"><text:span text:style-name="T133">Name</text:span> — <text:span text:style-name="T434">The name of the port</text:span> <text:s/>(default <text:span text:style-name="T226">is</text:span> <text:span text:style-name="Code">rawprops</text:span>)</text:p>
      <text:p text:style-name="IndentHang"><text:span text:style-name="FirstEmphasis"><text:span text:style-name="T227">Optional</text:span></text:span><text:span text:style-name="T228"> — </text:span><text:span text:style-name="T235">I</text:span><text:span text:style-name="T228">ndicates</text:span> <text:span text:style-name="T226">if</text:span> a connection to this port is <text:span text:style-name="T226">not </text:span>required <text:span text:style-name="T226">(default </text:span><text:span text:style-name="Code">false</text:span><text:span text:style-name="T226">). <text:s/>Normally true on subdevices supporting multiple optional devices.</text:span></text:p>
      <text:p text:style-name="IndentHang"><text:span text:style-name="T133">Count</text:span><text:span text:style-name="T228"> — </text:span><text:s/><text:span text:style-name="T434">I</text:span>ndicates <text:span text:style-name="T434">if &gt; 1 that </text:span>this is an array of raw property ports <text:span text:style-name="T226">(default is </text:span><text:span text:style-name="Code">1</text:span><text:span text:style-name="T226">). <text:s/>Normally only specified on a subdevice supporting multiple devices.</text:span></text:p>
      <text:p text:style-name="IndentHang"><text:span text:style-name="T133">Master</text:span><text:span text:style-name="T238"> —</text:span> <text:span text:style-name="T435">Boolean I</text:span>ndicat<text:span text:style-name="T435">ing</text:span> who generates addresses for raw accesses <text:span text:style-name="T434">(usually the device worker sets it </text:span><text:span text:style-name="Code">true</text:span><text:span text:style-name="T434">).</text:span></text:p>
      <text:p text:style-name="P442">The port is an array port if <text:span text:style-name="Code">count</text:span> is specified greater than 1 or if the <text:span text:style-name="Code">count</text:span> attribute value is an expression based on parameter values.</text:p>
      <text:p text:style-name="Table_20_Caption_20__28_before_29_"/>
      <text:h text:style-name="Heading_20_4" text:outline-level="4">DevSignal XML <text:span text:style-name="T28">E</text:span>lements for <text:span text:style-name="T28">D</text:span>evice <text:span text:style-name="T28">W</text:span>orkers and <text:span text:style-name="T28">S</text:span>ubdevice <text:span text:style-name="T28">W</text:span>orkers</text:h>
      <text:p text:style-name="P279">This XML element represents a custom signal bundle that is connected between device workers and subdevices. <text:s/>It has <text:span text:style-name="T436">these</text:span> attributes:</text:p>
      <text:p text:style-name="IndentHang"><text:span text:style-name="T133">Name</text:span><text:span text:style-name="T228"> — </text:span>the name of the port (the default is <text:span text:style-name="Code">dev</text:span><text:span text:style-name="T436">)</text:span>.</text:p>
      <text:p text:style-name="IndentHang"><text:span text:style-name="T133">Optional</text:span><text:span text:style-name="T228"> — </text:span>whether this port must be connected or not.</text:p>
      <text:p text:style-name="IndentHang"><text:span text:style-name="FirstEmphasis"><text:span text:style-name="T227">Count</text:span></text:span><text:span text:style-name="T228"> — indicates</text:span> an array of similar ports with the same signals <text:span text:style-name="T436">(when &gt; 1)</text:span></text:p>
      <text:p text:style-name="IndentHang"><text:span text:style-name="T133">Signals</text:span><text:span text:style-name="T228"> — </text:span>indicates a file containing a top level <text:span text:style-name="Code">signals</text:span> element consisting of <text:span text:style-name="Code">signal</text:span> child elements. <text:s/><text:span text:style-name="T436">The .xml suffix is not required in the attribute.</text:span></text:p>
      <text:p text:style-name="P279">The file indicated by the <text:span text:style-name="Code">signals</text:span> attribute enumerates the signals in the bundle, <text:span text:style-name="T240">similar to the </text:span><text:span text:style-name="Code">signal</text:span><text:span text:style-name="T240"> elements in a device worker's OWD.</text:span></text:p>
      <text:h text:style-name="P512" text:outline-level="4">The Supports XML <text:span text:style-name="T28">E</text:span>lement for <text:span text:style-name="T241">S</text:span>ubdevices.</text:h>
      <text:p text:style-name="P280">Subdevices indicate which device workers they support by using <text:span text:style-name="Code">supports</text:span> XML elements. <text:s/><text:span text:style-name="T439">T</text:span>o indicate how they are connected to a device worker they support, they specify <text:span text:style-name="Code">connect</text:span> child elements within the <text:span text:style-name="Code">supports</text:span> elements, e.g.:</text:p>
      <text:p text:style-name="Code"><text:soft-page-break/><text:s text:c="2"/>&lt;supports worker='lime_dac'&gt;<text:line-break/> <text:s text:c="3"/>&lt;connect port=<text:span text:style-name="T439">'</text:span>rawprops<text:span text:style-name="T439">'</text:span> to=<text:span text:style-name="T439">'</text:span>r<text:span text:style-name="T439">aw</text:span>props<text:span text:style-name="T439">'</text:span> index='1'/&gt;<text:line-break/> <text:s text:c="3"/>&lt;connect port=<text:span text:style-name="T439">'</text:span>dev<text:span text:style-name="T439">'</text:span> to='dev' index='1'/&gt;<text:line-break/> <text:s/>&lt;/supports&gt;<text:line-break/> <text:s/>&lt;supports worker='lime_adc'&gt;<text:line-break/> <text:s text:c="3"/>&lt;connect port=<text:span text:style-name="T439">'</text:span>rawprops<text:span text:style-name="T439">'</text:span> to=<text:span text:style-name="T439">'</text:span>r<text:span text:style-name="T439">aw</text:span>props<text:span text:style-name="T439">'</text:span> index='0'/&gt;<text:line-break/> <text:s text:c="3"/>&lt;connect port=<text:span text:style-name="T439">'</text:span>dev<text:span text:style-name="T439">'</text:span> to='dev' index='0'/&gt;<text:line-break/> <text:s/>&lt;/supports&gt;</text:p>
      <text:p text:style-name="P281">The <text:span text:style-name="T243">attributes of</text:span> the <text:span text:style-name="Code">supports</text:span> element <text:span text:style-name="T243">are:</text:span></text:p>
      <text:p text:style-name="IndentHang"><text:span text:style-name="T133">worker</text:span><text:span text:style-name="T228"> — </text:span><text:s/><text:span text:style-name="T440">the</text:span> name <text:span text:style-name="T440">of </text:span><text:s/>the device worker it supports</text:p>
      <text:p text:style-name="IndentHang"><text:span text:style-name="T133">index</text:span><text:span text:style-name="T228"> —</text:span><text:span text:style-name="T133"> </text:span>identifies which device of that type <text:span text:style-name="T441">(on the platform or card) </text:span>is being supported <text:span text:style-name="T243">by the subdevice via this </text:span><text:span text:style-name="Code">supports</text:span><text:span text:style-name="T243"> element</text:span></text:p>
      <text:p text:style-name="Body">The attributes of the “connect” child element of the “supports” element are:</text:p>
      <text:p text:style-name="IndentHang"><text:span text:style-name="T133">port</text:span><text:span text:style-name="T228"> — </text:span>the port on th<text:span text:style-name="T441">is</text:span> subdevice that should be connected</text:p>
      <text:p text:style-name="IndentHang"><text:span text:style-name="T133">to</text:span><text:span text:style-name="T228"> — </text:span>the port on the supported device worker that should be connected</text:p>
      <text:p text:style-name="IndentHang"><text:span text:style-name="T133">index</text:span><text:span text:style-name="T228"> — </text:span>index into the subdevice's port array (when its count attribute is &gt; 1).</text:p>
      <text:p text:style-name="P282">It is possible that different instances of the same device on a platform or card are supported by entirely different subdevices <text:span text:style-name="T441">or by a single subdevice.</text:span></text:p>
      <text:h text:style-name="P464" text:outline-level="3"><text:bookmark-start text:name="__RefHeading___Toc4836_234407367"/>Associating Device Workers and Subdevice <text:span text:style-name="T241">W</text:span>orkers with Platform<text:span text:style-name="T241">s </text:span>and Cards.<text:bookmark-end text:name="__RefHeading___Toc4836_234407367"/></text:h>
      <text:p text:style-name="P282">Both device workers and subdevice workers are enumerated in the XML description of a platform or card using the <text:span text:style-name="Code">device</text:span> child element and the <text:span text:style-name="Code">worker</text:span> attribute. <text:s/>This declares the existence of the device on the platform or card <text:span text:style-name="T240">as well as</text:span> the device worker that is used. <text:s/><text:span text:style-name="T316">The order of these elements defines the ordinals of the devices when multiple instances of the same device are present.</text:span></text:p>
      <text:p text:style-name="P282">The presence of subdevice workers in this declared list makes them available to support any devices that are used in a platform configuration or container. <text:s/>When a device is used (instantiated based on the platform configuration XML or the container XML), any subdevices that exist on the platform that support the device will <text:span text:style-name="T316">also </text:span>be <text:span text:style-name="T316">instanced and connected</text:span>.</text:p>
      <text:h text:style-name="Heading_20_3" text:outline-level="3"><text:bookmark-start text:name="__RefHeading___Toc18287_4003722483"/>Summary of Worker Types for <text:span text:style-name="T424">Supporting HDL </text:span>Device<text:span text:style-name="T424">s</text:span><text:bookmark-end text:name="__RefHeading___Toc18287_4003722483"/></text:h>
      <text:p text:style-name="P346"><text:span text:style-name="FirstEmphasis">Device Workers</text:span> directly control and attach to physical devices, as “device drivers”, and generally implement the data sheet for the device, providing access and visibility to the device's native registers and capabilities.</text:p>
      <text:p text:style-name="P346"><text:span text:style-name="FirstEmphasis">Subdevice Workers</text:span> enable multiple device workers to share some underlying hardware, like shared resets, shared SPI or I2C busses. <text:s/><text:span text:style-name="T442">They also allow workers to stay portable when low level modules differ by platform or card.</text:span></text:p>
      <text:p text:style-name="P346"><text:span text:style-name="FirstEmphasis">Proxy Workers</text:span> (for device workers) provide a higher level and more generic interface to make the device look more like others in its class, providing more user and software friendly access and visibility to the devices capabilities.</text:p>
      <text:p text:style-name="P346"><text:soft-page-break/><text:span text:style-name="FirstEmphasis">Emulator workers</text:span> are used to test device workers by providing the mirror image of the device worker's external signals <text:span text:style-name="T442">s</text:span>o they can emulate the device in simulation.</text:p>
      <text:p text:style-name="P346"/>
      <text:h text:style-name="Heading_20_2" text:outline-level="2"><text:bookmark-start text:name="__RefHeading___Toc18289_4003722483"/>Defining Cards Containing Devices that Plug into Slots of Platforms<text:bookmark-end text:name="__RefHeading___Toc18289_4003722483"/></text:h>
      <text:p text:style-name="P165"><text:span text:style-name="T401">A card is specified in a card definition XML file initially created using the </text:span><text:span text:style-name="Code">ocpidev create card </text:span><text:span text:style-name="Code"><text:span text:style-name="T401">&lt;</text:span></text:span><text:span text:style-name="Code"><text:span text:style-name="T117">cardname</text:span></text:span><text:span text:style-name="Code"><text:span text:style-name="T401">&gt;</text:span></text:span> <text:span text:style-name="T401">command, which creates the file </text:span><text:span text:style-name="Code"><text:span text:style-name="T31">&lt;cardname&gt;</text:span></text:span><text:span text:style-name="Code">.xml</text:span><text:span text:style-name="T401"> file in the </text:span><text:span text:style-name="Code">hdl/cards/specs</text:span><text:span text:style-name="T401"> directory. <text:s/>This file has a top-level </text:span><text:span text:style-name="Code">card</text:span><text:span text:style-name="T401"> XML element with a required </text:span><text:span text:style-name="Code">type</text:span><text:span text:style-name="T401"> attribute, and contains </text:span><text:span text:style-name="Code">device</text:span><text:span text:style-name="T401"> elements.</text:span></text:p>
      <text:p text:style-name="P166">The <text:span text:style-name="Code">type</text:span> attribute is the slot type and must match the name of a defined slot type.</text:p>
      <text:p text:style-name="P167">The <text:span text:style-name="Code">device</text:span> elements <text:span text:style-name="T402">declare device instances on the card, and act the same as </text:span><text:span text:style-name="Code">device</text:span><text:span text:style-name="T402"> elements in platform XML files except for one thing. <text:s/>In both platform XML and card XML files the </text:span><text:span text:style-name="Code">signal</text:span><text:span text:style-name="T402"> child elements of </text:span><text:span text:style-name="Code">device</text:span><text:span text:style-name="T402"> elements indicate a mapping between device worker signals and platform or card-level signals. <text:s/>Whereas the signal mapping on platforms use the </text:span><text:span text:style-name="Code">platform</text:span><text:span text:style-name="T402"> attribute for the platform/card-level signal name, in card definition files, the </text:span><text:span text:style-name="Code"><text:span text:style-name="T403">card</text:span></text:span><text:span text:style-name="T402"> attribute is used. <text:s/>This makes it clear that in the case of cards, you are mapping a device worker's signal to a card signal.</text:span></text:p>
      <text:p text:style-name="P168">Card signal names are derived from the slot type's signals. <text:s/>Thus each device instance is essentially wired to slot pins.</text:p>
      <text:p text:style-name="P168">Here is example of a simple card definition file <text:span text:style-name="T404">with one device. <text:s/>It has one required parameter property setting (</text:span><text:span text:style-name="Code">use_ctl_clk</text:span><text:span text:style-name="T404">), one device signal that is not available on the card (</text:span><text:span text:style-name="Code">tx_clk</text:span><text:span text:style-name="T404">) and some other signals mapped to card signals that are derived from the slot type: </text:span></text:p>
      <text:p text:style-name="P387"><text:span text:style-name="T176">&lt;card type='fmc_lpc'/&gt;<text:line-break/> <text:s/></text:span><text:span text:style-name="T57">&lt;device worker='lime_</text:span><text:span text:style-name="T176">da</text:span><text:span text:style-name="T57">c'&gt;<text:line-break/> <text:s text:c="3"/>&lt;property name='use_ctl_clk' value='</text:span><text:span text:style-name="T179">true</text:span><text:span text:style-name="T57">'/&gt;<text:line-break/></text:span><text:span text:style-name="T176"> <text:s text:c="3"/>&lt;Signal name="tx_clk" <text:s text:c="3"/></text:span><text:span text:style-name="T170">slot=</text:span><text:span text:style-name="T176">''/&gt;<text:line-break/> <text:s text:c="3"/>&lt;Signal name='tx_clk_in' </text:span><text:span text:style-name="T170">slot=</text:span><text:span text:style-name="T176">'LA04_N'/&gt;<text:line-break/> <text:s text:c="3"/>&lt;Signal name="tx_iq_sel" </text:span><text:span text:style-name="T170">slot=</text:span><text:span text:style-name="T176">'LA29_N'/&gt;<text:line-break/> <text:s text:c="3"/>&lt;Signal name="txd(0)" <text:s text:c="3"/></text:span><text:span text:style-name="T170">slot=</text:span><text:span text:style-name="T176">'LA25_N'/&gt;<text:line-break/> <text:s text:c="3"/>&lt;Signal name="txd(1)" <text:s text:c="3"/></text:span><text:span text:style-name="T170">slot=</text:span><text:span text:style-name="T176">'LA25_P'/&gt;<text:line-break/> <text:s text:c="3"/>&lt;Signal name="txd(2)" <text:s text:c="3"/></text:span><text:span text:style-name="T170">slot=</text:span><text:span text:style-name="T176">'LA22_N'/&gt;<text:line-break/> <text:s text:c="3"/>&lt;Signal name="txd(3)" <text:s text:c="3"/></text:span><text:span text:style-name="T170">slot=</text:span><text:span text:style-name="T176">'LA22_P'/&gt;<text:line-break/> <text:s text:c="3"/>&lt;Signal name="txd(4)" <text:s text:c="3"/></text:span><text:span text:style-name="T170">slot=</text:span><text:span text:style-name="T176">'LA20_N'/&gt;<text:line-break/> <text:s text:c="3"/>&lt;Signal name="txd(5)" <text:s text:c="3"/></text:span><text:span text:style-name="T170">slot=</text:span><text:span text:style-name="T176">'LA20_P'/&gt;<text:line-break/> <text:s text:c="3"/>&lt;Signal name="txd(6)" <text:s text:c="3"/></text:span><text:span text:style-name="T170">slot=</text:span><text:span text:style-name="T176">'LA16_N'/&gt;<text:line-break/> <text:s text:c="3"/>&lt;Signal name="txd(7)" <text:s text:c="3"/></text:span><text:span text:style-name="T170">slot=</text:span><text:span text:style-name="T176">'LA16_P'/&gt;<text:line-break/> <text:s text:c="3"/>&lt;Signal name="txd(8)" <text:s text:c="3"/></text:span><text:span text:style-name="T170">slot=</text:span><text:span text:style-name="T176">'LA12_N'/&gt;<text:line-break/> <text:s text:c="3"/>&lt;Signal name="txd(9)" <text:s text:c="3"/></text:span><text:span text:style-name="T170">slot=</text:span><text:span text:style-name="T176">'LA12_P'/&gt;<text:line-break/> <text:s text:c="3"/>&lt;Signal name="txd(10)" <text:s text:c="2"/></text:span><text:span text:style-name="T170">slot=</text:span><text:span text:style-name="T176">'LA08_N'/&gt;<text:line-break/> <text:s text:c="3"/>&lt;Signal name="txd(11)" <text:s text:c="2"/></text:span><text:span text:style-name="T170">slot=</text:span><text:span text:style-name="T176">'LA08_P'/&gt;<text:line-break/></text:span><text:span text:style-name="T57"> <text:s/>&lt;/device&gt;<text:line-break/></text:span><text:span text:style-name="T176">&lt;/card&gt;</text:span></text:p>
      <text:h text:style-name="P607" text:outline-level="1"><text:bookmark-start text:name="__RefHeading__1049_1060509377"/><text:bookmark-end text:name="_Toc57540730"/>Glossary<text:bookmark-end text:name="__RefHeading__1049_1060509377"/></text:h>
      <text:p text:style-name="P430"><text:span text:style-name="T249">Application</text:span> – In this context of Component-Based Development (CBD), an application is a composition or assembly of components that as a whole perform some useful function. <text:s/>The term “application” can also be an adjective to distinguish functions or code from “infrastructure” to support the execution of component-based application. <text:s/>I.e. software/gateware is either “application” or “infrastructure”.</text:p>
      <text:p text:style-name="P429"><text:span text:style-name="T249">Configuration Properties</text:span> – Named scalar values of a worker that may be read or written by control software.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hey may include hardware resource such registers, memory, and state.</text:p>
      <text:p text:style-name="P430"><text:span text:style-name="T249">Control Operations </text:span>– A fixed set of control operations that every worker has. <text:span text:style-name="T245">The control aspect is a common control model that allows all workers to be managed without having to customize the management infrastructure software for each worker, while the aforementioned configuration properties are used to specialize components.</text:span></text:p>
      <text:p text:style-name="P430"><text:span text:style-name="T249">Infrastructure</text:span> – Software/gateware is either application of or infrastructure.</text:p>
      <text:p text:style-name="P430"><text:span text:style-name="T249">Worker</text:span> – <text:span text:style-name="T245">A concrete implementation (and possibly runtime instance) of a component, written according to an authoring model</text:span>.</text:p>
      <text:p text:style-name="Body"><text:span text:style-name="T250">Authoring</text:span><text:span text:style-name="T252"> Model</text:span><text:span text:style-name="T443"> – </text:span><text:span text:style-name="T246">A set of metadata and language rules and interfaces for writing a </text:span></text:p>
      <text:p text:style-name="P177">[Incompl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paragraph-properties fo:margin-top="0.0201in" fo:margin-bottom="0.0201in" loext:contextual-spacing="false" style:writing-mode="lr-tb"/>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3348ab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span text:style-name="MT1">OpenCPI Platform Development<text:tab/></text:span><text:tab/>Page <text:page-number text:select-page="current">4</text:page-number> of <text:page-count>6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459</meta:editing-cycles>
    <meta:creation-date>2014-12-13T12:37:04.602691000</meta:creation-date>
    <meta:editing-duration>P54DT13H35M32S</meta:editing-duration>
    <meta:generator>LibreOffice/5.3.0.3$MacOSX_X86_64 LibreOffice_project/7074905676c47b82bbcfbea1aeefc84afe1c50e1</meta:generator>
    <meta:initial-creator>James Kulp</meta:initial-creator>
    <dc:date>2017-07-28T08:58:52.449151000</dc:date>
    <dc:creator>James Kulp</dc:creator>
    <meta:document-statistic meta:table-count="5" meta:image-count="0" meta:object-count="0" meta:page-count="64" meta:paragraph-count="948" meta:word-count="21068" meta:character-count="137218" meta:non-whitespace-character-count="116048"/>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